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531cm"/>
    </style:style>
    <style:style style:name="co11" style:family="table-column">
      <style:table-column-properties fo:break-before="auto" style:column-width="2.3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6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cell-protect="protected formula-hidden" style:print-content="true"/>
    </style:style>
    <style:style style:name="ce5" style:family="table-cell" style:parent-style-name="Default" style:data-style-name="N106">
      <style:table-cell-properties fo:background-color="#2a6099" style:cell-protect="protected formula-hidden" style:print-content="true" fo:border="none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</style:style>
    <style:style style:name="ce7" style:family="table-cell" style:parent-style-name="Default" style:data-style-name="N0">
      <style:table-cell-properties fo:background-color="#800080" style:cell-protect="protected formula-hidden" style:print-content="true"/>
    </style:style>
    <style:style style:name="ce8" style:family="table-cell" style:parent-style-name="Default" style:data-style-name="N1">
      <style:table-cell-properties fo:background-color="#800080" style:cell-protect="protected formula-hidden" style:print-content="true"/>
    </style:style>
    <style:style style:name="ce9" style:family="table-cell" style:parent-style-name="Default">
      <style:table-cell-properties style:cell-protect="protected formula-hidden" style:print-content="true"/>
      <style:text-properties fo:color="#b3cac7"/>
    </style:style>
    <style:style style:name="ce10" style:family="table-cell" style:parent-style-name="Default">
      <style:table-cell-properties fo:background-color="#800080" style:cell-protect="protected formula-hidden" style:print-content="true"/>
    </style:style>
    <style:style style:name="ce11" style:family="table-cell" style:parent-style-name="Default" style:data-style-name="N110">
      <style:table-cell-properties fo:background-color="#b4c7dc" style:cell-protect="protected formula-hidden" style:print-content="true"/>
    </style:style>
    <style:style style:name="ce12" style:family="table-cell" style:parent-style-name="Default" style:data-style-name="N108">
      <style:table-cell-properties fo:background-color="#ffe994" style:cell-protect="protected formula-hidden" style:print-content="true"/>
      <style:map style:condition="is-true-formula([.B$13])" style:apply-style-name="VCO" style:base-cell-address="'Int frequency planner'.B3"/>
    </style:style>
    <style:style style:name="ce13" style:family="table-cell" style:parent-style-name="Default" style:data-style-name="N112">
      <style:table-cell-properties fo:background-color="#ffcbcb" style:cell-protect="protected formula-hidden" style:print-content="true"/>
      <style:map style:condition="is-true-formula([.B$13])" style:apply-style-name="Navnløs1" style:base-cell-address="'Int frequency planner'.B5"/>
    </style:style>
    <style:style style:name="ce14" style:family="table-cell" style:parent-style-name="Default" style:data-style-name="N1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fo:color="#dee7e5"/>
    </style:style>
    <style:style style:name="ce15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12">
      <style:table-cell-properties fo:background-color="#ffe994" style:cell-protect="protected formula-hidden" style:print-content="true"/>
      <style:map style:condition="is-true-formula([.$J16])" style:apply-style-name="VCO" style:base-cell-address="'Int frequency planner'.C16"/>
    </style:style>
    <style:style style:name="ce17" style:family="table-cell" style:parent-style-name="Default">
      <style:text-properties fo:color="#b3cac7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</style:style>
    <style:style style:name="ce19" style:family="table-cell" style:parent-style-name="Default" style:data-style-name="N112">
      <style:table-cell-properties fo:background-color="#ffcbcb" style:cell-protect="protected formula-hidden" style:print-content="true"/>
      <style:map style:condition="is-true-formula([.$J16])" style:apply-style-name="Navnløs10" style:base-cell-address="'Int frequency planner'.D16"/>
    </style:style>
    <style:style style:name="ce20" style:family="table-cell" style:parent-style-name="Default" style:data-style-name="N112">
      <style:table-cell-properties style:cell-protect="protected formula-hidden" style:print-content="true"/>
    </style:style>
    <style:style style:name="ce21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fo:color="#81aca6"/>
    </style:style>
    <style:style style:name="ce22" style:family="table-cell" style:parent-style-name="Default" style:data-style-name="N1">
      <style:table-cell-properties style:cell-protect="protected formula-hidden" style:print-content="true" style:text-align-source="fix" style:repeat-content="false" style:rotation-angle="90" style:vertical-align="middle"/>
      <style:paragraph-properties fo:text-align="center"/>
      <style:text-properties fo:color="#b3cac7"/>
    </style:style>
    <style:style style:name="ce23" style:family="table-cell" style:parent-style-name="Default" style:data-style-name="N1">
      <style:table-cell-properties style:cell-protect="protected formula-hidden" style:print-content="true" style:text-align-source="fix" style:repeat-content="false" style:rotation-angle="90" style:vertical-align="middle"/>
      <style:paragraph-properties fo:text-align="center" fo:margin-left="0cm"/>
      <style:text-properties fo:color="#b3cac7"/>
    </style:style>
    <style:style style:name="ce24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end" fo:margin-left="0cm"/>
    </style:style>
    <style:style style:name="ce26" style:family="table-cell" style:parent-style-name="Default" style:data-style-name="N100">
      <style:table-cell-properties fo:background-color="#800080" style:cell-protect="protected formula-hidden" style:print-content="true" style:text-align-source="fix" style:repeat-content="false"/>
      <style:paragraph-properties fo:text-align="center" fo:margin-left="0cm"/>
      <style:text-properties style:use-window-font-color="true"/>
    </style:style>
    <style:style style:name="ce27" style:family="table-cell" style:parent-style-name="Default">
      <style:table-cell-properties fo:background-color="#ffdbb6" style:cell-protect="protected formula-hidden" style:print-content="true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cell-protect="protected formula-hidden" style:print-content="true" fo:border-left="0.002cm solid #000000" fo:border-right="none" fo:border-top="0.002cm solid #000000"/>
    </style:style>
    <style:style style:name="ce29" style:family="table-cell" style:parent-style-name="Default">
      <style:table-cell-properties fo:border-bottom="none" style:cell-protect="protected formula-hidden" style:print-content="true" fo:border-left="0.002cm solid #000000" fo:border-right="none" fo:border-top="none"/>
    </style:style>
    <style:style style:name="ce30" style:family="table-cell" style:parent-style-name="Default">
      <style:table-cell-properties fo:border-bottom="0.002cm solid #000000" style:cell-protect="protected formula-hidden" style:print-content="true" fo:border-left="0.002cm solid #000000" fo:border-right="none" fo:border-top="none"/>
    </style:style>
    <style:style style:name="ce31" style:family="table-cell" style:parent-style-name="Default" style:data-style-name="N106">
      <style:table-cell-properties style:cell-protect="protected formula-hidden" style:print-content="true"/>
    </style:style>
    <style:style style:name="ce32" style:family="table-cell" style:parent-style-name="Default" style:data-style-name="N106">
      <style:table-cell-properties style:cell-protect="protected formula-hidden" style:print-content="true" style:text-align-source="fix" style:repeat-content="false" style:vertical-align="middle"/>
      <style:paragraph-properties fo:text-align="end" fo:margin-left="0cm"/>
    </style:style>
    <style:style style:name="ce33" style:family="table-cell" style:parent-style-name="Default" style:data-style-name="N106">
      <style:table-cell-properties style:cell-protect="none" style:print-content="true" style:text-align-source="fix" style:repeat-content="false" fo:border="0.083cm double #ff0000" style:border-line-width="0.026cm 0.004cm 0.053cm" style:vertical-align="middle"/>
      <style:paragraph-properties fo:text-align="end" fo:margin-left="0cm"/>
    </style:style>
    <style:style style:name="ce34" style:family="table-cell" style:parent-style-name="Default" style:data-style-name="N106">
      <style:table-cell-properties fo:background-color="#2a6099" style:cell-protect="none" style:print-content="true" fo:border="0.083cm double #ff0000" style:border-line-width="0.026cm 0.004cm 0.053cm"/>
      <style:text-properties fo:color="#ffffff"/>
    </style:style>
    <style:style style:name="ce35" style:family="table-cell" style:parent-style-name="Default">
      <style:table-cell-properties style:cell-protect="none" style:print-content="true" style:text-align-source="fix" style:repeat-content="false" fo:border="0.083cm double #ff0000" style:border-line-width="0.026cm 0.004cm 0.053cm" style:vertical-align="middle"/>
      <style:paragraph-properties fo:text-align="center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</style:style>
    <style:style style:name="ce37" style:family="table-cell" style:parent-style-name="Default" style:data-style-name="N12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">
      <style:table-cell-properties style:cell-protect="protected formula-hidden" style:print-content="true" style:text-align-source="fix" style:repeat-content="false" style:vertical-align="middle"/>
      <style:paragraph-properties fo:text-align="end" fo:margin-left="0cm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order-bottom="none" style:cell-protect="protected formula-hidden" style:print-content="true" style:text-align-source="fix" style:repeat-content="false" fo:border-left="none" fo:border-right="none" fo:border-top="0.002cm solid #000000" style:vertical-align="middle"/>
      <style:paragraph-properties fo:text-align="start" fo:margin-left="0cm"/>
    </style:style>
    <style:style style:name="ce41" style:family="table-cell" style:parent-style-name="Default">
      <style:table-cell-properties fo:background-color="#800080" style:cell-protect="protected formula-hidden" style:print-content="true" style:text-align-source="fix" style:repeat-content="false" style:rotation-angle="90" style:vertical-align="middle"/>
      <style:paragraph-properties fo:text-align="center"/>
    </style:style>
    <style:style style:name="ce4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cm"/>
    </style:style>
    <style:style style:name="ce43" style:family="table-cell" style:parent-style-name="Default">
      <style:table-cell-properties fo:border-bottom="0.002cm solid #000000" style:cell-protect="protected formula-hidden" style:print-content="true" fo:border-left="none" fo:border-right="none" fo:border-top="none"/>
    </style:style>
    <style:style style:name="ce44" style:family="table-cell" style:parent-style-name="Default" style:data-style-name="N106">
      <style:table-cell-properties style:cell-protect="protected formula-hidden" style:print-content="true" style:text-align-source="fix" style:repeat-content="false"/>
      <style:paragraph-properties fo:text-align="end" fo:margin-left="0cm"/>
    </style:style>
    <style:style style:name="ce45" style:family="table-cell" style:parent-style-name="Default" style:data-style-name="N2">
      <style:table-cell-properties style:cell-protect="none" style:print-content="true"/>
    </style:style>
    <style:style style:name="ce46" style:family="table-cell" style:parent-style-name="Default" style:data-style-name="N2">
      <style:table-cell-properties fo:background-color="#2a6099" style:cell-protect="none" style:print-content="true" fo:border="0.083cm double #ff0000" style:border-line-width="0.026cm 0.004cm 0.053cm"/>
      <style:text-properties fo:color="#ffffff"/>
    </style:style>
    <style:style style:name="ce47" style:family="table-cell" style:parent-style-name="Default">
      <style:table-cell-properties fo:background-color="#2a6099" style:cell-protect="none" style:print-content="true" fo:border="0.083cm double #ff0000" style:border-line-width="0.026cm 0.004cm 0.053cm"/>
      <style:text-properties fo:color="#ffffff"/>
    </style:style>
    <style:style style:name="ce48" style:family="table-cell" style:parent-style-name="Default">
      <style:table-cell-properties style:cell-protect="none" style:print-content="true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 style:data-style-name="N125">
      <style:table-cell-properties fo:background-color="#ff0000" style:cell-protect="protected formula-hidden" style:print-content="true" style:text-align-source="fix" style:repeat-content="false" fo:border="0.002cm solid #000000"/>
      <style:paragraph-properties fo:text-align="end" fo:margin-left="0cm"/>
      <style:text-properties fo:font-weight="normal" style:font-weight-asian="normal" style:font-weight-complex="normal"/>
      <style:map style:condition="cell-content()&lt;=0" style:apply-style-name="Navnløs1" style:base-cell-address="'Int frequency planner'.M24"/>
    </style:style>
    <style:style style:name="ce51" style:family="table-cell" style:parent-style-name="Default" style:data-style-name="N125">
      <style:table-cell-properties fo:background-color="#ff0000" style:cell-protect="protected formula-hidden" style:print-content="true" style:text-align-source="fix" style:repeat-content="false" fo:border="0.002cm solid #000000" style:vertical-align="middle"/>
      <style:paragraph-properties fo:text-align="end" fo:margin-left="0cm"/>
      <style:text-properties fo:font-weight="normal" style:font-weight-asian="normal" style:font-weight-complex="normal"/>
      <style:map style:condition="cell-content()&lt;=0" style:apply-style-name="Navnløs1" style:base-cell-address="'Int frequency planner'.M24"/>
    </style:style>
    <style:style style:name="ce52" style:family="table-cell" style:parent-style-name="Default">
      <style:table-cell-properties fo:border-bottom="none" style:cell-protect="protected formula-hidden" style:print-content="true" fo:border-left="none" fo:border-right="none" fo:border-top="0.002cm solid #000000"/>
    </style:style>
    <style:style style:name="ce53" style:family="table-cell" style:parent-style-name="Default">
      <style:table-cell-properties fo:background-color="#800080" style:cell-protect="protected formula-hidden" style:print-content="true"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background-color="#b3cac7" style:cell-protect="protected formula-hidden" style:print-content="true"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fo:background-color="#b3cac7" style:cell-protect="protected formula-hidden" style:print-content="true" style:text-align-source="fix" style:repeat-content="false" style:rotation-angle="90" style:vertical-align="middle"/>
      <style:paragraph-properties fo:text-align="center"/>
    </style:style>
    <style:style style:name="ce57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25">
      <style:table-cell-properties fo:background-color="#ff0000" style:cell-protect="protected formula-hidden" style:print-content="true" style:text-align-source="fix" style:repeat-content="false" fo:border="0.002cm solid #000000"/>
      <style:paragraph-properties fo:text-align="end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cell-protect="protected formula-hidden" style:print-content="true" style:text-align-source="fix" style:repeat-content="false" style:rotation-angle="90" style:vertical-align="middle"/>
      <style:paragraph-properties fo:text-align="center"/>
    </style:style>
    <style:style style:name="ce60" style:family="table-cell" style:parent-style-name="Default" style:data-style-name="N2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 style:data-style-name="N111">
      <style:table-cell-properties fo:background-color="#bbe33d" style:cell-protect="protected formula-hidden" style:print-content="true" style:text-align-source="fix" style:repeat-content="false" fo:border="0.002cm solid #000000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62" style:family="table-cell" style:parent-style-name="Default">
      <style:table-cell-properties fo:background-color="#ff0000" style:cell-protect="protected formula-hidden" style:print-content="true" style:text-align-source="fix" style:repeat-content="false" style:vertical-align="middle"/>
      <style:paragraph-properties fo:text-align="center"/>
      <style:text-properties fo:font-weight="bold" style:font-weight-asian="bold" style:font-weight-complex="bold"/>
      <style:map style:condition="is-true-formula([.Q29])" style:apply-style-name="Navnløs1" style:base-cell-address="'Int frequency planner'.O18"/>
    </style:style>
    <style:style style:name="ce63" style:family="table-cell" style:parent-style-name="Default" style:data-style-name="N126">
      <style:table-cell-properties style:cell-protect="protected formula-hidden" style:print-content="true" style:text-align-source="fix" style:repeat-content="false" fo:background-color="transparent" fo:border="0.002cm solid #000000"/>
      <style:paragraph-properties fo:text-align="end" fo:margin-left="0cm"/>
      <style:text-properties fo:color="#b3cac7" fo:font-weight="bold" style:font-weight-asian="bold" style:font-weight-complex="bold"/>
    </style:style>
    <style:style style:name="ce64" style:family="table-cell" style:parent-style-name="Default" style:data-style-name="N126">
      <style:table-cell-properties style:cell-protect="protected formula-hidden" style:print-content="true" style:text-align-source="fix" style:repeat-content="false" fo:background-color="transparent" fo:border="0.002cm solid #000000" style:vertical-align="middle"/>
      <style:paragraph-properties fo:text-align="end" fo:margin-left="0cm"/>
      <style:text-properties fo:color="#b3cac7"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800080" style:cell-protect="protected formula-hidden" style:print-content="tru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67" style:family="table-cell" style:parent-style-name="Default">
      <style:table-cell-properties fo:border-bottom="none" style:cell-protect="protected formula-hidden" style:print-content="tru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68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cm"/>
      <style:text-properties fo:color="#b3cac7"/>
    </style:style>
    <style:style style:name="ce69" style:family="table-cell" style:parent-style-name="Default" style:data-style-name="N2">
      <style:table-cell-properties style:cell-protect="protected formula-hidden" style:print-content="true" style:text-align-source="fix" style:repeat-content="false" style:vertical-align="middle"/>
      <style:paragraph-properties fo:text-align="center"/>
    </style:style>
    <style:style style:name="ce70" style:family="table-cell" style:parent-style-name="Default" style:data-style-name="N106">
      <style:table-cell-properties fo:background-color="#bbe33d" style:cell-protect="protected formula-hidden" style:print-content="true" style:text-align-source="fix" style:repeat-content="false" style:vertical-align="middle"/>
      <style:paragraph-properties fo:text-align="end" fo:margin-left="0cm"/>
    </style:style>
    <style:style style:name="ce71" style:family="table-cell" style:parent-style-name="Default" style:data-style-name="N1">
      <style:table-cell-properties style:cell-protect="protected formula-hidden" style:print-content="true"/>
      <style:text-properties fo:color="#b3cac7"/>
    </style:style>
    <style:style style:name="ce72" style:family="table-cell" style:parent-style-name="Default">
      <style:table-cell-properties fo:border-bottom="none" style:cell-protect="protected formula-hidden" style:print-content="true" fo:border-left="none" fo:border-right="0.002cm solid #000000" fo:border-top="0.002cm solid #000000"/>
    </style:style>
    <style:style style:name="ce73" style:family="table-cell" style:parent-style-name="Default">
      <style:table-cell-properties fo:border-bottom="none" style:cell-protect="protected formula-hidden" style:print-content="true" fo:border-left="none" fo:border-right="0.002cm solid #000000" fo:border-top="none"/>
    </style:style>
    <style:style style:name="ce74" style:family="table-cell" style:parent-style-name="Default">
      <style:table-cell-properties fo:border-bottom="0.002cm solid #000000" style:cell-protect="protected formula-hidden" style:print-content="true" fo:border-left="none" fo:border-right="0.002cm solid #000000" fo:border-top="none"/>
    </style:style>
    <style:style style:name="ce75" style:family="table-cell" style:parent-style-name="Default">
      <style:table-cell-properties fo:background-color="#bbe33d" style:cell-protect="protected formula-hidden" style:print-content="true" style:text-align-source="fix" style:repeat-content="false"/>
      <style:paragraph-properties fo:text-align="end" fo:margin-left="0cm"/>
    </style:style>
    <style:style style:name="ce76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ffbf00" style:cell-protect="protected formula-hidden" style:print-content="true" style:text-align-source="fix" style:repeat-content="false" style:vertical-align="middle"/>
      <style:paragraph-properties fo:text-align="center"/>
      <style:text-properties style:use-window-font-color="true"/>
    </style:style>
    <style:style style:name="ce78" style:family="table-cell" style:parent-style-name="Default">
      <style:table-cell-properties fo:background-color="#800080" style:cell-protect="protected formula-hidden" style:print-content="true" fo:border="0.002cm solid #000000"/>
    </style:style>
    <style:style style:name="ce79" style:family="table-cell" style:parent-style-name="Default" style:data-style-name="N0">
      <style:table-cell-properties style:cell-protect="protected formula-hidden" style:print-content="true" fo:background-color="transparent" fo:border="0.002cm solid #000000"/>
      <style:text-properties fo:color="#666666"/>
      <style:map style:condition="is-true-formula(AND([.$B14]&lt;[.$C$12];[.$C14]&gt;[.$C$12]))" style:apply-style-name="Navnløs12" style:base-cell-address="'Freq planner'.A14"/>
    </style:style>
    <style:style style:name="ce80" style:family="table-cell" style:parent-style-name="Default" style:data-style-name="N111">
      <style:table-cell-properties style:cell-protect="protected formula-hidden" style:print-content="true"/>
    </style:style>
    <style:style style:name="ce81" style:family="table-cell" style:parent-style-name="Default" style:data-style-name="N111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800080" style:cell-protect="protected formula-hidden" style:print-content="true" style:text-align-source="fix" style:repeat-content="false" fo:border="0.002cm solid #000000"/>
      <style:paragraph-properties fo:text-align="center" fo:margin-left="0cm"/>
    </style:style>
    <style:style style:name="ce83" style:family="table-cell" style:parent-style-name="Default" style:data-style-name="N111">
      <style:table-cell-properties style:cell-protect="protected formula-hidden" style:print-content="true" fo:background-color="transparent" fo:border="0.002cm solid #000000"/>
      <style:text-properties fo:color="#666666" fo:font-weight="normal" style:font-weight-asian="normal" style:font-weight-complex="normal"/>
      <style:map style:condition="is-true-formula(AND([.$B14]&lt;[.$C$12];[.$C14]&gt;[.$C$12]))" style:apply-style-name="Navnløs12" style:base-cell-address="'Freq planner'.A14"/>
    </style:style>
    <style:style style:name="ce84" style:family="table-cell" style:parent-style-name="Default" style:data-style-name="N111">
      <style:table-cell-properties style:cell-protect="formula-hidden" style:print-content="true" fo:border="0.083cm double #ff0000" style:border-line-width="0.026cm 0.004cm 0.053cm"/>
    </style:style>
    <style:style style:name="ce85" style:family="table-cell" style:parent-style-name="Default" style:data-style-name="N115">
      <style:table-cell-properties style:cell-protect="protected formula-hidden" style:print-content="true" fo:background-color="transparent"/>
      <style:map style:condition="is-true-formula([.$H3])" style:apply-style-name="Navnløs1" style:base-cell-address="'Freq planner'.D3"/>
    </style:style>
    <style:style style:name="ce86" style:family="table-cell" style:parent-style-name="Default" style:data-style-name="N1">
      <style:table-cell-properties style:cell-protect="protected formula-hidden" style:print-content="true" fo:background-color="transparent" fo:border="0.002cm solid #000000"/>
      <style:text-properties fo:color="#666666" fo:font-weight="normal" style:font-weight-asian="normal" style:font-weight-complex="normal"/>
      <style:map style:condition="is-true-formula(AND([.$B14]&lt;[.$C$12];[.$C14]&gt;[.$C$12]))" style:apply-style-name="Navnløs12" style:base-cell-address="'Freq planner'.A14"/>
    </style:style>
    <style:style style:name="ce87" style:family="table-cell" style:parent-style-name="Default" style:data-style-name="N106">
      <style:table-cell-properties fo:background-color="#ff0000" style:cell-protect="protected formula-hidden" style:print-content="true"/>
      <style:map style:condition="cell-content()&lt;0" style:apply-style-name="Navnløs1" style:base-cell-address="'Freq planner'.F4"/>
    </style:style>
    <style:style style:name="ce88" style:family="table-cell" style:parent-style-name="Default">
      <style:table-cell-properties fo:background-color="#800080" style:cell-protect="protected formula-hidden" style:print-content="true" style:text-align-source="fix" style:repeat-content="false" fo:border="0.002cm solid #000000" style:vertical-align="middle"/>
      <style:paragraph-properties fo:text-align="center"/>
    </style:style>
    <style:style style:name="ce89" style:family="table-cell" style:parent-style-name="Default" style:data-style-name="N132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666666" fo:font-weight="normal" style:font-weight-asian="normal" style:font-weight-complex="normal"/>
      <style:map style:condition="is-true-formula(AND([.$B14]&lt;[.$C$12];[.$C14]&gt;[.$C$12]))" style:apply-style-name="Navnløs12" style:base-cell-address="'Freq planner'.A14"/>
    </style:style>
    <style:style style:name="ce90" style:family="table-cell" style:parent-style-name="Default" style:data-style-name="N132">
      <style:table-cell-properties style:cell-protect="protected" style:print-content="true" style:text-align-source="fix" style:repeat-content="false" fo:background-color="transparent" fo:border="0.002cm solid #000000"/>
      <style:paragraph-properties fo:text-align="center" fo:margin-left="0cm"/>
      <style:text-properties fo:color="#666666" fo:font-weight="normal" style:font-weight-asian="normal" style:font-weight-complex="normal"/>
      <style:map style:condition="is-true-formula(AND([.$B14]&lt;[.$C$12];[.$C14]&gt;[.$C$12]))" style:apply-style-name="Navnløs12" style:base-cell-address="'Freq planner'.A14"/>
    </style:style>
    <style:style style:name="ce91" style:family="table-cell" style:parent-style-name="Default">
      <style:table-cell-properties style:cell-protect="protected formula-hidden" style:print-content="true" fo:background-color="transparent" fo:border="0.002cm solid #000000"/>
      <style:text-properties fo:color="#666666" fo:font-weight="normal" style:font-weight-asian="normal" style:font-weight-complex="normal"/>
      <style:map style:condition="is-true-formula(AND([.$B14]&lt;[.$C$12];[.$C14]&gt;[.$C$12]))" style:apply-style-name="Navnløs12" style:base-cell-address="'Freq planner'.A14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ff0000" fo:font-size="28pt" style:font-size-asian="28pt" style:font-size-complex="28pt"/>
    </style:style>
  </office:automatic-styles>
  <office:body>
    <office:spreadsheet>
      <table:calculation-settings table:automatic-find-labels="false" table:use-regular-expressions="false"/>
      <table:table table:name="Int frequency planner" table:style-name="ta1">
        <office:forms form:automatic-focus="false" form:apply-design-mode="false"/>
        <table:table-column table:style-name="co4" table:number-columns-repeated="17" table:default-cell-style-name="ce6"/>
        <table:table-column table:style-name="co5" table:default-cell-style-name="ce6"/>
        <table:table-column table:style-name="co3" table:number-columns-repeated="46" table:default-cell-style-name="ce6"/>
        <table:table-row table:style-name="ro1">
          <table:table-cell table:style-name="ce3" office:value-type="string">
            <text:p>Ring table </text:p>
          </table:table-cell>
          <table:table-cell table:style-name="ce10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table:number-columns-repeated="47"/>
        </table:table-row>
        <table:table-row table:style-name="ro1">
          <table:table-cell table:style-name="ce4" office:value-type="string">
            <text:p>Ref:</text:p>
          </table:table-cell>
          <table:table-cell table:style-name="ce11" table:formula="of:=((16+[.B$1])*8)" office:value-type="float" office:value="128">
            <text:p>x128</text:p>
          </table:table-cell>
          <table:table-cell table:style-name="ce11" table:formula="of:=((16+[.C$1])*8)" office:value-type="float" office:value="136">
            <text:p>x136</text:p>
          </table:table-cell>
          <table:table-cell table:style-name="ce11" table:formula="of:=((16+[.D$1])*8)" office:value-type="float" office:value="144">
            <text:p>x144</text:p>
          </table:table-cell>
          <table:table-cell table:style-name="ce11" table:formula="of:=((16+[.E$1])*8)" office:value-type="float" office:value="152">
            <text:p>x152</text:p>
          </table:table-cell>
          <table:table-cell table:style-name="ce11" table:formula="of:=((16+[.F$1])*8)" office:value-type="float" office:value="160">
            <text:p>x160</text:p>
          </table:table-cell>
          <table:table-cell table:style-name="ce11" table:formula="of:=((16+[.G$1])*8)" office:value-type="float" office:value="168">
            <text:p>x168</text:p>
          </table:table-cell>
          <table:table-cell table:style-name="ce11" table:formula="of:=((16+[.H$1])*8)" office:value-type="float" office:value="176">
            <text:p>x176</text:p>
          </table:table-cell>
          <table:table-cell table:style-name="ce11" table:formula="of:=((16+[.I$1])*8)" office:value-type="float" office:value="184">
            <text:p>x184</text:p>
          </table:table-cell>
          <table:table-cell table:style-name="ce11" table:formula="of:=((16+[.J$1])*8)" office:value-type="float" office:value="192">
            <text:p>x192</text:p>
          </table:table-cell>
          <table:table-cell table:style-name="ce11" table:formula="of:=((16+[.K$1])*8)" office:value-type="float" office:value="200">
            <text:p>x200</text:p>
          </table:table-cell>
          <table:table-cell table:style-name="ce11" table:formula="of:=((16+[.L$1])*8)" office:value-type="float" office:value="208">
            <text:p>x208</text:p>
          </table:table-cell>
          <table:table-cell table:style-name="ce11" table:formula="of:=((16+[.M$1])*8)" office:value-type="float" office:value="216">
            <text:p>x216</text:p>
          </table:table-cell>
          <table:table-cell table:style-name="ce11" table:formula="of:=((16+[.N$1])*8)" office:value-type="float" office:value="224">
            <text:p>x224</text:p>
          </table:table-cell>
          <table:table-cell table:style-name="ce11" table:formula="of:=((16+[.O$1])*8)" office:value-type="float" office:value="232">
            <text:p>x232</text:p>
          </table:table-cell>
          <table:table-cell table:style-name="ce11" table:formula="of:=((16+[.P$1])*8)" office:value-type="float" office:value="240">
            <text:p>x240</text:p>
          </table:table-cell>
          <table:table-cell table:style-name="ce11" table:formula="of:=((16+[.Q$1])*8)" office:value-type="float" office:value="248">
            <text:p>x248</text:p>
          </table:table-cell>
          <table:table-cell table:number-columns-repeated="47"/>
        </table:table-row>
        <table:table-row table:style-name="ro1">
          <table:table-cell table:style-name="ce5" table:formula="of:=IF([.L15]&gt;24;[.L15]/2;[.L15])" office:value-type="float" office:value="14.4">
            <text:p>14,40 MHz</text:p>
          </table:table-cell>
          <table:table-cell table:style-name="ce12" table:formula="of:=[.B2]*[.$A$3]" office:value-type="float" office:value="1843.2">
            <text:p>1843M</text:p>
          </table:table-cell>
          <table:table-cell table:style-name="ce12" table:formula="of:=[.C2]*[.$A$3]" office:value-type="float" office:value="1958.4">
            <text:p>1958M</text:p>
          </table:table-cell>
          <table:table-cell table:style-name="ce12" table:formula="of:=[.D2]*[.$A$3]" office:value-type="float" office:value="2073.6">
            <text:p>2074M</text:p>
          </table:table-cell>
          <table:table-cell table:style-name="ce12" table:formula="of:=[.E2]*[.$A$3]" office:value-type="float" office:value="2188.8">
            <text:p>2189M</text:p>
          </table:table-cell>
          <table:table-cell table:style-name="ce12" table:formula="of:=[.F2]*[.$A$3]" office:value-type="float" office:value="2304">
            <text:p>2304M</text:p>
          </table:table-cell>
          <table:table-cell table:style-name="ce12" table:formula="of:=[.G2]*[.$A$3]" office:value-type="float" office:value="2419.2">
            <text:p>2419M</text:p>
          </table:table-cell>
          <table:table-cell table:style-name="ce12" table:formula="of:=[.H2]*[.$A$3]" office:value-type="float" office:value="2534.4">
            <text:p>2534M</text:p>
          </table:table-cell>
          <table:table-cell table:style-name="ce12" table:formula="of:=[.I2]*[.$A$3]" office:value-type="float" office:value="2649.6">
            <text:p>2650M</text:p>
          </table:table-cell>
          <table:table-cell table:style-name="ce12" table:formula="of:=[.J2]*[.$A$3]" office:value-type="float" office:value="2764.8">
            <text:p>2765M</text:p>
          </table:table-cell>
          <table:table-cell table:style-name="ce12" table:formula="of:=[.K2]*[.$A$3]" office:value-type="float" office:value="2880">
            <text:p>2880M</text:p>
          </table:table-cell>
          <table:table-cell table:style-name="ce12" table:formula="of:=[.L2]*[.$A$3]" office:value-type="float" office:value="2995.2">
            <text:p>2995M</text:p>
          </table:table-cell>
          <table:table-cell table:style-name="ce12" table:formula="of:=[.M2]*[.$A$3]" office:value-type="float" office:value="3110.4">
            <text:p>3110M</text:p>
          </table:table-cell>
          <table:table-cell table:style-name="ce12" table:formula="of:=[.N2]*[.$A$3]" office:value-type="float" office:value="3225.6">
            <text:p>3226M</text:p>
          </table:table-cell>
          <table:table-cell table:style-name="ce12" table:formula="of:=[.O2]*[.$A$3]" office:value-type="float" office:value="3340.8">
            <text:p>3341M</text:p>
          </table:table-cell>
          <table:table-cell table:style-name="ce12" table:formula="of:=[.P2]*[.$A$3]" office:value-type="float" office:value="3456">
            <text:p>3456M</text:p>
          </table:table-cell>
          <table:table-cell table:style-name="ce12" table:formula="of:=[.Q2]*[.$A$3]" office:value-type="float" office:value="3571.2">
            <text:p>3571M</text:p>
          </table:table-cell>
          <table:table-cell table:number-columns-repeated="47"/>
        </table:table-row>
        <table:table-row table:style-name="ro1">
          <table:table-cell/>
          <table:table-cell table:style-name="ce4" table:number-columns-repeated="16"/>
          <table:table-cell table:number-columns-repeated="47"/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13" table:formula="of:=[.B$3]/[.$A5]" office:value-type="float" office:value="460.8">
            <text:p>460,8M</text:p>
          </table:table-cell>
          <table:table-cell table:style-name="ce13" table:formula="of:=[.C$3]/[.$A5]" office:value-type="float" office:value="489.6">
            <text:p>489,6M</text:p>
          </table:table-cell>
          <table:table-cell table:style-name="ce13" table:formula="of:=[.D$3]/[.$A5]" office:value-type="float" office:value="518.4">
            <text:p>518,4M</text:p>
          </table:table-cell>
          <table:table-cell table:style-name="ce13" table:formula="of:=[.E$3]/[.$A5]" office:value-type="float" office:value="547.2">
            <text:p>547,2M</text:p>
          </table:table-cell>
          <table:table-cell table:style-name="ce13" table:formula="of:=[.F$3]/[.$A5]" office:value-type="float" office:value="576">
            <text:p>576,0M</text:p>
          </table:table-cell>
          <table:table-cell table:style-name="ce13" table:formula="of:=[.G$3]/[.$A5]" office:value-type="float" office:value="604.8">
            <text:p>604,8M</text:p>
          </table:table-cell>
          <table:table-cell table:style-name="ce13" table:formula="of:=[.H$3]/[.$A5]" office:value-type="float" office:value="633.6">
            <text:p>633,6M</text:p>
          </table:table-cell>
          <table:table-cell table:style-name="ce13" table:formula="of:=[.I$3]/[.$A5]" office:value-type="float" office:value="662.4">
            <text:p>662,4M</text:p>
          </table:table-cell>
          <table:table-cell table:style-name="ce13" table:formula="of:=[.J$3]/[.$A5]" office:value-type="float" office:value="691.2">
            <text:p>691,2M</text:p>
          </table:table-cell>
          <table:table-cell table:style-name="ce13" table:formula="of:=[.K$3]/[.$A5]" office:value-type="float" office:value="720">
            <text:p>720,0M</text:p>
          </table:table-cell>
          <table:table-cell table:style-name="ce13" table:formula="of:=[.L$3]/[.$A5]" office:value-type="float" office:value="748.8">
            <text:p>748,8M</text:p>
          </table:table-cell>
          <table:table-cell table:style-name="ce13" table:formula="of:=[.M$3]/[.$A5]" office:value-type="float" office:value="777.6">
            <text:p>777,6M</text:p>
          </table:table-cell>
          <table:table-cell table:style-name="ce13" table:formula="of:=[.N$3]/[.$A5]" office:value-type="float" office:value="806.4">
            <text:p>806,4M</text:p>
          </table:table-cell>
          <table:table-cell table:style-name="ce13" table:formula="of:=[.O$3]/[.$A5]" office:value-type="float" office:value="835.2">
            <text:p>835,2M</text:p>
          </table:table-cell>
          <table:table-cell table:style-name="ce13" table:formula="of:=[.P$3]/[.$A5]" office:value-type="float" office:value="864">
            <text:p>864,0M</text:p>
          </table:table-cell>
          <table:table-cell table:style-name="ce13" table:formula="of:=[.Q$3]/[.$A5]" office:value-type="float" office:value="892.8">
            <text:p>892,8M</text:p>
          </table:table-cell>
          <table:table-cell table:number-columns-repeated="47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13" table:formula="of:=[.B$3]/[.$A6]" office:value-type="float" office:value="307.2">
            <text:p>307,2M</text:p>
          </table:table-cell>
          <table:table-cell table:style-name="ce13" table:formula="of:=[.C$3]/[.$A6]" office:value-type="float" office:value="326.4">
            <text:p>326,4M</text:p>
          </table:table-cell>
          <table:table-cell table:style-name="ce13" table:formula="of:=[.D$3]/[.$A6]" office:value-type="float" office:value="345.6">
            <text:p>345,6M</text:p>
          </table:table-cell>
          <table:table-cell table:style-name="ce13" table:formula="of:=[.E$3]/[.$A6]" office:value-type="float" office:value="364.8">
            <text:p>364,8M</text:p>
          </table:table-cell>
          <table:table-cell table:style-name="ce13" table:formula="of:=[.F$3]/[.$A6]" office:value-type="float" office:value="384">
            <text:p>384,0M</text:p>
          </table:table-cell>
          <table:table-cell table:style-name="ce13" table:formula="of:=[.G$3]/[.$A6]" office:value-type="float" office:value="403.2">
            <text:p>403,2M</text:p>
          </table:table-cell>
          <table:table-cell table:style-name="ce13" table:formula="of:=[.H$3]/[.$A6]" office:value-type="float" office:value="422.4">
            <text:p>422,4M</text:p>
          </table:table-cell>
          <table:table-cell table:style-name="ce13" table:formula="of:=[.I$3]/[.$A6]" office:value-type="float" office:value="441.6">
            <text:p>441,6M</text:p>
          </table:table-cell>
          <table:table-cell table:style-name="ce13" table:formula="of:=[.J$3]/[.$A6]" office:value-type="float" office:value="460.8">
            <text:p>460,8M</text:p>
          </table:table-cell>
          <table:table-cell table:style-name="ce13" table:formula="of:=[.K$3]/[.$A6]" office:value-type="float" office:value="480">
            <text:p>480,0M</text:p>
          </table:table-cell>
          <table:table-cell table:style-name="ce13" table:formula="of:=[.L$3]/[.$A6]" office:value-type="float" office:value="499.2">
            <text:p>499,2M</text:p>
          </table:table-cell>
          <table:table-cell table:style-name="ce13" table:formula="of:=[.M$3]/[.$A6]" office:value-type="float" office:value="518.4">
            <text:p>518,4M</text:p>
          </table:table-cell>
          <table:table-cell table:style-name="ce13" table:formula="of:=[.N$3]/[.$A6]" office:value-type="float" office:value="537.6">
            <text:p>537,6M</text:p>
          </table:table-cell>
          <table:table-cell table:style-name="ce13" table:formula="of:=[.O$3]/[.$A6]" office:value-type="float" office:value="556.8">
            <text:p>556,8M</text:p>
          </table:table-cell>
          <table:table-cell table:style-name="ce13" table:formula="of:=[.P$3]/[.$A6]" office:value-type="float" office:value="576">
            <text:p>576,0M</text:p>
          </table:table-cell>
          <table:table-cell table:style-name="ce13" table:formula="of:=[.Q$3]/[.$A6]" office:value-type="float" office:value="595.2">
            <text:p>595,2M</text:p>
          </table:table-cell>
          <table:table-cell table:number-columns-repeated="47"/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13" table:formula="of:=[.B$3]/[.$A7]" office:value-type="float" office:value="230.4">
            <text:p>230,4M</text:p>
          </table:table-cell>
          <table:table-cell table:style-name="ce13" table:formula="of:=[.C$3]/[.$A7]" office:value-type="float" office:value="244.8">
            <text:p>244,8M</text:p>
          </table:table-cell>
          <table:table-cell table:style-name="ce13" table:formula="of:=[.D$3]/[.$A7]" office:value-type="float" office:value="259.2">
            <text:p>259,2M</text:p>
          </table:table-cell>
          <table:table-cell table:style-name="ce13" table:formula="of:=[.E$3]/[.$A7]" office:value-type="float" office:value="273.6">
            <text:p>273,6M</text:p>
          </table:table-cell>
          <table:table-cell table:style-name="ce13" table:formula="of:=[.F$3]/[.$A7]" office:value-type="float" office:value="288">
            <text:p>288,0M</text:p>
          </table:table-cell>
          <table:table-cell table:style-name="ce13" table:formula="of:=[.G$3]/[.$A7]" office:value-type="float" office:value="302.4">
            <text:p>302,4M</text:p>
          </table:table-cell>
          <table:table-cell table:style-name="ce13" table:formula="of:=[.H$3]/[.$A7]" office:value-type="float" office:value="316.8">
            <text:p>316,8M</text:p>
          </table:table-cell>
          <table:table-cell table:style-name="ce13" table:formula="of:=[.I$3]/[.$A7]" office:value-type="float" office:value="331.2">
            <text:p>331,2M</text:p>
          </table:table-cell>
          <table:table-cell table:style-name="ce13" table:formula="of:=[.J$3]/[.$A7]" office:value-type="float" office:value="345.6">
            <text:p>345,6M</text:p>
          </table:table-cell>
          <table:table-cell table:style-name="ce13" table:formula="of:=[.K$3]/[.$A7]" office:value-type="float" office:value="360">
            <text:p>360,0M</text:p>
          </table:table-cell>
          <table:table-cell table:style-name="ce13" table:formula="of:=[.L$3]/[.$A7]" office:value-type="float" office:value="374.4">
            <text:p>374,4M</text:p>
          </table:table-cell>
          <table:table-cell table:style-name="ce13" table:formula="of:=[.M$3]/[.$A7]" office:value-type="float" office:value="388.8">
            <text:p>388,8M</text:p>
          </table:table-cell>
          <table:table-cell table:style-name="ce13" table:formula="of:=[.N$3]/[.$A7]" office:value-type="float" office:value="403.2">
            <text:p>403,2M</text:p>
          </table:table-cell>
          <table:table-cell table:style-name="ce13" table:formula="of:=[.O$3]/[.$A7]" office:value-type="float" office:value="417.6">
            <text:p>417,6M</text:p>
          </table:table-cell>
          <table:table-cell table:style-name="ce13" table:formula="of:=[.P$3]/[.$A7]" office:value-type="float" office:value="432">
            <text:p>432,0M</text:p>
          </table:table-cell>
          <table:table-cell table:style-name="ce13" table:formula="of:=[.Q$3]/[.$A7]" office:value-type="float" office:value="446.4">
            <text:p>446,4M</text:p>
          </table:table-cell>
          <table:table-cell table:number-columns-repeated="47"/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ce13" table:formula="of:=[.B$3]/[.$A8]" office:value-type="float" office:value="153.6">
            <text:p>153,6M</text:p>
          </table:table-cell>
          <table:table-cell table:style-name="ce13" table:formula="of:=[.C$3]/[.$A8]" office:value-type="float" office:value="163.2">
            <text:p>163,2M</text:p>
          </table:table-cell>
          <table:table-cell table:style-name="ce13" table:formula="of:=[.D$3]/[.$A8]" office:value-type="float" office:value="172.8">
            <text:p>172,8M</text:p>
          </table:table-cell>
          <table:table-cell table:style-name="ce13" table:formula="of:=[.E$3]/[.$A8]" office:value-type="float" office:value="182.4">
            <text:p>182,4M</text:p>
          </table:table-cell>
          <table:table-cell table:style-name="ce13" table:formula="of:=[.F$3]/[.$A8]" office:value-type="float" office:value="192">
            <text:p>192,0M</text:p>
          </table:table-cell>
          <table:table-cell table:style-name="ce13" table:formula="of:=[.G$3]/[.$A8]" office:value-type="float" office:value="201.6">
            <text:p>201,6M</text:p>
          </table:table-cell>
          <table:table-cell table:style-name="ce13" table:formula="of:=[.H$3]/[.$A8]" office:value-type="float" office:value="211.2">
            <text:p>211,2M</text:p>
          </table:table-cell>
          <table:table-cell table:style-name="ce13" table:formula="of:=[.I$3]/[.$A8]" office:value-type="float" office:value="220.8">
            <text:p>220,8M</text:p>
          </table:table-cell>
          <table:table-cell table:style-name="ce13" table:formula="of:=[.J$3]/[.$A8]" office:value-type="float" office:value="230.4">
            <text:p>230,4M</text:p>
          </table:table-cell>
          <table:table-cell table:style-name="ce13" table:formula="of:=[.K$3]/[.$A8]" office:value-type="float" office:value="240">
            <text:p>240,0M</text:p>
          </table:table-cell>
          <table:table-cell table:style-name="ce13" table:formula="of:=[.L$3]/[.$A8]" office:value-type="float" office:value="249.6">
            <text:p>249,6M</text:p>
          </table:table-cell>
          <table:table-cell table:style-name="ce13" table:formula="of:=[.M$3]/[.$A8]" office:value-type="float" office:value="259.2">
            <text:p>259,2M</text:p>
          </table:table-cell>
          <table:table-cell table:style-name="ce13" table:formula="of:=[.N$3]/[.$A8]" office:value-type="float" office:value="268.8">
            <text:p>268,8M</text:p>
          </table:table-cell>
          <table:table-cell table:style-name="ce13" table:formula="of:=[.O$3]/[.$A8]" office:value-type="float" office:value="278.4">
            <text:p>278,4M</text:p>
          </table:table-cell>
          <table:table-cell table:style-name="ce13" table:formula="of:=[.P$3]/[.$A8]" office:value-type="float" office:value="288">
            <text:p>288,0M</text:p>
          </table:table-cell>
          <table:table-cell table:style-name="ce13" table:formula="of:=[.Q$3]/[.$A8]" office:value-type="float" office:value="297.6">
            <text:p>297,6M</text:p>
          </table:table-cell>
          <table:table-cell table:number-columns-repeated="47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13" table:formula="of:=[.B$3]/[.$A9]" office:value-type="float" office:value="115.2">
            <text:p>115,2M</text:p>
          </table:table-cell>
          <table:table-cell table:style-name="ce13" table:formula="of:=[.C$3]/[.$A9]" office:value-type="float" office:value="122.4">
            <text:p>122,4M</text:p>
          </table:table-cell>
          <table:table-cell table:style-name="ce13" table:formula="of:=[.D$3]/[.$A9]" office:value-type="float" office:value="129.6">
            <text:p>129,6M</text:p>
          </table:table-cell>
          <table:table-cell table:style-name="ce13" table:formula="of:=[.E$3]/[.$A9]" office:value-type="float" office:value="136.8">
            <text:p>136,8M</text:p>
          </table:table-cell>
          <table:table-cell table:style-name="ce13" table:formula="of:=[.F$3]/[.$A9]" office:value-type="float" office:value="144">
            <text:p>144,0M</text:p>
          </table:table-cell>
          <table:table-cell table:style-name="ce13" table:formula="of:=[.G$3]/[.$A9]" office:value-type="float" office:value="151.2">
            <text:p>151,2M</text:p>
          </table:table-cell>
          <table:table-cell table:style-name="ce13" table:formula="of:=[.H$3]/[.$A9]" office:value-type="float" office:value="158.4">
            <text:p>158,4M</text:p>
          </table:table-cell>
          <table:table-cell table:style-name="ce13" table:formula="of:=[.I$3]/[.$A9]" office:value-type="float" office:value="165.6">
            <text:p>165,6M</text:p>
          </table:table-cell>
          <table:table-cell table:style-name="ce13" table:formula="of:=[.J$3]/[.$A9]" office:value-type="float" office:value="172.8">
            <text:p>172,8M</text:p>
          </table:table-cell>
          <table:table-cell table:style-name="ce13" table:formula="of:=[.K$3]/[.$A9]" office:value-type="float" office:value="180">
            <text:p>180,0M</text:p>
          </table:table-cell>
          <table:table-cell table:style-name="ce13" table:formula="of:=[.L$3]/[.$A9]" office:value-type="float" office:value="187.2">
            <text:p>187,2M</text:p>
          </table:table-cell>
          <table:table-cell table:style-name="ce13" table:formula="of:=[.M$3]/[.$A9]" office:value-type="float" office:value="194.4">
            <text:p>194,4M</text:p>
          </table:table-cell>
          <table:table-cell table:style-name="ce13" table:formula="of:=[.N$3]/[.$A9]" office:value-type="float" office:value="201.6">
            <text:p>201,6M</text:p>
          </table:table-cell>
          <table:table-cell table:style-name="ce13" table:formula="of:=[.O$3]/[.$A9]" office:value-type="float" office:value="208.8">
            <text:p>208,8M</text:p>
          </table:table-cell>
          <table:table-cell table:style-name="ce13" table:formula="of:=[.P$3]/[.$A9]" office:value-type="float" office:value="216">
            <text:p>216,0M</text:p>
          </table:table-cell>
          <table:table-cell table:style-name="ce13" table:formula="of:=[.Q$3]/[.$A9]" office:value-type="float" office:value="223.2">
            <text:p>223,2M</text:p>
          </table:table-cell>
          <table:table-cell table:number-columns-repeated="47"/>
        </table:table-row>
        <table:table-row table:style-name="ro1">
          <table:table-cell table:style-name="ce7" office:value-type="float" office:value="24">
            <text:p>24</text:p>
          </table:table-cell>
          <table:table-cell table:style-name="ce13" table:formula="of:=[.B$3]/[.$A10]" office:value-type="float" office:value="76.8">
            <text:p>76,8M</text:p>
          </table:table-cell>
          <table:table-cell table:style-name="ce13" table:formula="of:=[.C$3]/[.$A10]" office:value-type="float" office:value="81.6">
            <text:p>81,6M</text:p>
          </table:table-cell>
          <table:table-cell table:style-name="ce13" table:formula="of:=[.D$3]/[.$A10]" office:value-type="float" office:value="86.4">
            <text:p>86,4M</text:p>
          </table:table-cell>
          <table:table-cell table:style-name="ce13" table:formula="of:=[.E$3]/[.$A10]" office:value-type="float" office:value="91.2">
            <text:p>91,2M</text:p>
          </table:table-cell>
          <table:table-cell table:style-name="ce13" table:formula="of:=[.F$3]/[.$A10]" office:value-type="float" office:value="96">
            <text:p>96,0M</text:p>
          </table:table-cell>
          <table:table-cell table:style-name="ce13" table:formula="of:=[.G$3]/[.$A10]" office:value-type="float" office:value="100.8">
            <text:p>100,8M</text:p>
          </table:table-cell>
          <table:table-cell table:style-name="ce13" table:formula="of:=[.H$3]/[.$A10]" office:value-type="float" office:value="105.6">
            <text:p>105,6M</text:p>
          </table:table-cell>
          <table:table-cell table:style-name="ce13" table:formula="of:=[.I$3]/[.$A10]" office:value-type="float" office:value="110.4">
            <text:p>110,4M</text:p>
          </table:table-cell>
          <table:table-cell table:style-name="ce13" table:formula="of:=[.J$3]/[.$A10]" office:value-type="float" office:value="115.2">
            <text:p>115,2M</text:p>
          </table:table-cell>
          <table:table-cell table:style-name="ce13" table:formula="of:=[.K$3]/[.$A10]" office:value-type="float" office:value="120">
            <text:p>120,0M</text:p>
          </table:table-cell>
          <table:table-cell table:style-name="ce13" table:formula="of:=[.L$3]/[.$A10]" office:value-type="float" office:value="124.8">
            <text:p>124,8M</text:p>
          </table:table-cell>
          <table:table-cell table:style-name="ce13" table:formula="of:=[.M$3]/[.$A10]" office:value-type="float" office:value="129.6">
            <text:p>129,6M</text:p>
          </table:table-cell>
          <table:table-cell table:style-name="ce13" table:formula="of:=[.N$3]/[.$A10]" office:value-type="float" office:value="134.4">
            <text:p>134,4M</text:p>
          </table:table-cell>
          <table:table-cell table:style-name="ce13" table:formula="of:=[.O$3]/[.$A10]" office:value-type="float" office:value="139.2">
            <text:p>139,2M</text:p>
          </table:table-cell>
          <table:table-cell table:style-name="ce13" table:formula="of:=[.P$3]/[.$A10]" office:value-type="float" office:value="144">
            <text:p>144,0M</text:p>
          </table:table-cell>
          <table:table-cell table:style-name="ce13" table:formula="of:=[.Q$3]/[.$A10]" office:value-type="float" office:value="148.8">
            <text:p>148,8M</text:p>
          </table:table-cell>
          <table:table-cell table:number-columns-repeated="47"/>
        </table:table-row>
        <table:table-row table:style-name="ro1">
          <table:table-cell table:style-name="ce7" office:value-type="float" office:value="32">
            <text:p>32</text:p>
          </table:table-cell>
          <table:table-cell table:style-name="ce13" table:formula="of:=[.B$3]/[.$A11]" office:value-type="float" office:value="57.6">
            <text:p>57,6M</text:p>
          </table:table-cell>
          <table:table-cell table:style-name="ce13" table:formula="of:=[.C$3]/[.$A11]" office:value-type="float" office:value="61.2">
            <text:p>61,2M</text:p>
          </table:table-cell>
          <table:table-cell table:style-name="ce13" table:formula="of:=[.D$3]/[.$A11]" office:value-type="float" office:value="64.8">
            <text:p>64,8M</text:p>
          </table:table-cell>
          <table:table-cell table:style-name="ce13" table:formula="of:=[.E$3]/[.$A11]" office:value-type="float" office:value="68.4">
            <text:p>68,4M</text:p>
          </table:table-cell>
          <table:table-cell table:style-name="ce13" table:formula="of:=[.F$3]/[.$A11]" office:value-type="float" office:value="72">
            <text:p>72,0M</text:p>
          </table:table-cell>
          <table:table-cell table:style-name="ce13" table:formula="of:=[.G$3]/[.$A11]" office:value-type="float" office:value="75.6">
            <text:p>75,6M</text:p>
          </table:table-cell>
          <table:table-cell table:style-name="ce13" table:formula="of:=[.H$3]/[.$A11]" office:value-type="float" office:value="79.2">
            <text:p>79,2M</text:p>
          </table:table-cell>
          <table:table-cell table:style-name="ce13" table:formula="of:=[.I$3]/[.$A11]" office:value-type="float" office:value="82.8">
            <text:p>82,8M</text:p>
          </table:table-cell>
          <table:table-cell table:style-name="ce13" table:formula="of:=[.J$3]/[.$A11]" office:value-type="float" office:value="86.4">
            <text:p>86,4M</text:p>
          </table:table-cell>
          <table:table-cell table:style-name="ce13" table:formula="of:=[.K$3]/[.$A11]" office:value-type="float" office:value="90">
            <text:p>90,0M</text:p>
          </table:table-cell>
          <table:table-cell table:style-name="ce13" table:formula="of:=[.L$3]/[.$A11]" office:value-type="float" office:value="93.6">
            <text:p>93,6M</text:p>
          </table:table-cell>
          <table:table-cell table:style-name="ce13" table:formula="of:=[.M$3]/[.$A11]" office:value-type="float" office:value="97.2">
            <text:p>97,2M</text:p>
          </table:table-cell>
          <table:table-cell table:style-name="ce13" table:formula="of:=[.N$3]/[.$A11]" office:value-type="float" office:value="100.8">
            <text:p>100,8M</text:p>
          </table:table-cell>
          <table:table-cell table:style-name="ce13" table:formula="of:=[.O$3]/[.$A11]" office:value-type="float" office:value="104.4">
            <text:p>104,4M</text:p>
          </table:table-cell>
          <table:table-cell table:style-name="ce13" table:formula="of:=[.P$3]/[.$A11]" office:value-type="float" office:value="108">
            <text:p>108,0M</text:p>
          </table:table-cell>
          <table:table-cell table:style-name="ce13" table:formula="of:=[.Q$3]/[.$A11]" office:value-type="float" office:value="111.6">
            <text:p>111,6M</text:p>
          </table:table-cell>
          <table:table-cell table:number-columns-repeated="47"/>
        </table:table-row>
        <table:table-row table:style-name="ro1">
          <table:table-cell table:style-name="ce7" office:value-type="float" office:value="48">
            <text:p>48</text:p>
          </table:table-cell>
          <table:table-cell table:style-name="ce13" table:formula="of:=[.B$3]/[.$A12]" office:value-type="float" office:value="38.4">
            <text:p>38,4M</text:p>
          </table:table-cell>
          <table:table-cell table:style-name="ce13" table:formula="of:=[.C$3]/[.$A12]" office:value-type="float" office:value="40.8">
            <text:p>40,8M</text:p>
          </table:table-cell>
          <table:table-cell table:style-name="ce13" table:formula="of:=[.D$3]/[.$A12]" office:value-type="float" office:value="43.2">
            <text:p>43,2M</text:p>
          </table:table-cell>
          <table:table-cell table:style-name="ce13" table:formula="of:=[.E$3]/[.$A12]" office:value-type="float" office:value="45.6">
            <text:p>45,6M</text:p>
          </table:table-cell>
          <table:table-cell table:style-name="ce13" table:formula="of:=[.F$3]/[.$A12]" office:value-type="float" office:value="48">
            <text:p>48,0M</text:p>
          </table:table-cell>
          <table:table-cell table:style-name="ce13" table:formula="of:=[.G$3]/[.$A12]" office:value-type="float" office:value="50.4">
            <text:p>50,4M</text:p>
          </table:table-cell>
          <table:table-cell table:style-name="ce13" table:formula="of:=[.H$3]/[.$A12]" office:value-type="float" office:value="52.8">
            <text:p>52,8M</text:p>
          </table:table-cell>
          <table:table-cell table:style-name="ce13" table:formula="of:=[.I$3]/[.$A12]" office:value-type="float" office:value="55.2">
            <text:p>55,2M</text:p>
          </table:table-cell>
          <table:table-cell table:style-name="ce13" table:formula="of:=[.J$3]/[.$A12]" office:value-type="float" office:value="57.6">
            <text:p>57,6M</text:p>
          </table:table-cell>
          <table:table-cell table:style-name="ce13" table:formula="of:=[.K$3]/[.$A12]" office:value-type="float" office:value="60">
            <text:p>60,0M</text:p>
          </table:table-cell>
          <table:table-cell table:style-name="ce13" table:formula="of:=[.L$3]/[.$A12]" office:value-type="float" office:value="62.4">
            <text:p>62,4M</text:p>
          </table:table-cell>
          <table:table-cell table:style-name="ce13" table:formula="of:=[.M$3]/[.$A12]" office:value-type="float" office:value="64.8">
            <text:p>64,8M</text:p>
          </table:table-cell>
          <table:table-cell table:style-name="ce13" table:formula="of:=[.N$3]/[.$A12]" office:value-type="float" office:value="67.2">
            <text:p>67,2M</text:p>
          </table:table-cell>
          <table:table-cell table:style-name="ce13" table:formula="of:=[.O$3]/[.$A12]" office:value-type="float" office:value="69.6">
            <text:p>69,6M</text:p>
          </table:table-cell>
          <table:table-cell table:style-name="ce13" table:formula="of:=[.P$3]/[.$A12]" office:value-type="float" office:value="72">
            <text:p>72,0M</text:p>
          </table:table-cell>
          <table:table-cell table:style-name="ce13" table:formula="of:=[.Q$3]/[.$A12]" office:value-type="float" office:value="74.4">
            <text:p>74,4M</text:p>
          </table:table-cell>
          <table:table-cell table:number-columns-repeated="47"/>
        </table:table-row>
        <table:table-row table:style-name="ro1">
          <table:table-cell office:value-type="string">
            <text:p>OK?</text:p>
          </table:table-cell>
          <table:table-cell table:style-name="ce14" table:formula="of:=AND([.$L$19]&lt;=[.B$3];[.$L$20]&gt;=[.B$3])" office:value-type="float" office:value="0">
            <text:p>0</text:p>
          </table:table-cell>
          <table:table-cell table:style-name="ce14" table:formula="of:=AND([.$L$19]&lt;=[.C$3];[.$L$20]&gt;=[.C$3])" office:value-type="float" office:value="0">
            <text:p>0</text:p>
          </table:table-cell>
          <table:table-cell table:style-name="ce14" table:formula="of:=AND([.$L$19]&lt;=[.D$3];[.$L$20]&gt;=[.D$3])" office:value-type="float" office:value="0">
            <text:p>0</text:p>
          </table:table-cell>
          <table:table-cell table:style-name="ce14" table:formula="of:=AND([.$L$19]&lt;=[.E$3];[.$L$20]&gt;=[.E$3])" office:value-type="float" office:value="0">
            <text:p>0</text:p>
          </table:table-cell>
          <table:table-cell table:style-name="ce14" table:formula="of:=AND([.$L$19]&lt;=[.F$3];[.$L$20]&gt;=[.F$3])" office:value-type="float" office:value="0">
            <text:p>0</text:p>
          </table:table-cell>
          <table:table-cell table:style-name="ce14" table:formula="of:=AND([.$L$19]&lt;=[.G$3];[.$L$20]&gt;=[.G$3])" office:value-type="float" office:value="0">
            <text:p>0</text:p>
          </table:table-cell>
          <table:table-cell table:style-name="ce14" table:formula="of:=AND([.$L$19]&lt;=[.H$3];[.$L$20]&gt;=[.H$3])" office:value-type="float" office:value="0">
            <text:p>0</text:p>
          </table:table-cell>
          <table:table-cell table:style-name="ce14" table:formula="of:=AND([.$L$19]&lt;=[.I$3];[.$L$20]&gt;=[.I$3])" office:value-type="float" office:value="0">
            <text:p>0</text:p>
          </table:table-cell>
          <table:table-cell table:style-name="ce14" table:formula="of:=AND([.$L$19]&lt;=[.J$3];[.$L$20]&gt;=[.J$3])" office:value-type="float" office:value="0">
            <text:p>0</text:p>
          </table:table-cell>
          <table:table-cell table:style-name="ce14" table:formula="of:=AND([.$L$19]&lt;=[.K$3];[.$L$20]&gt;=[.K$3])" office:value-type="float" office:value="1">
            <text:p>1</text:p>
          </table:table-cell>
          <table:table-cell table:style-name="ce14" table:formula="of:=AND([.$L$19]&lt;=[.L$3];[.$L$20]&gt;=[.L$3])" office:value-type="float" office:value="1">
            <text:p>1</text:p>
          </table:table-cell>
          <table:table-cell table:style-name="ce14" table:formula="of:=AND([.$L$19]&lt;=[.M$3];[.$L$20]&gt;=[.M$3])" office:value-type="float" office:value="1">
            <text:p>1</text:p>
          </table:table-cell>
          <table:table-cell table:style-name="ce14" table:formula="of:=AND([.$L$19]&lt;=[.N$3];[.$L$20]&gt;=[.N$3])" office:value-type="float" office:value="1">
            <text:p>1</text:p>
          </table:table-cell>
          <table:table-cell table:style-name="ce14" table:formula="of:=AND([.$L$19]&lt;=[.O$3];[.$L$20]&gt;=[.O$3])" office:value-type="float" office:value="1">
            <text:p>1</text:p>
          </table:table-cell>
          <table:table-cell table:style-name="ce14" table:formula="of:=AND([.$L$19]&lt;=[.P$3];[.$L$20]&gt;=[.P$3])" office:value-type="float" office:value="1">
            <text:p>1</text:p>
          </table:table-cell>
          <table:table-cell table:style-name="ce14" table:formula="of:=AND([.$L$19]&lt;=[.Q$3];[.$L$20]&gt;=[.Q$3])" office:value-type="float" office:value="0">
            <text:p>0</text:p>
          </table:table-cell>
          <table:table-cell table:number-columns-repeated="47"/>
        </table:table-row>
        <table:table-row table:style-name="ro1">
          <table:table-cell table:number-columns-repeated="11"/>
          <table:table-cell table:style-name="ce4" table:number-columns-repeated="6"/>
          <table:table-cell table:number-columns-repeated="47"/>
        </table:table-row>
        <table:table-row table:style-name="ro1">
          <table:table-cell table:style-name="ce3" office:value-type="string">
            <text:p>VCO table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VC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64">
            <text:p>64</text:p>
          </table:table-cell>
          <table:table-cell table:style-name="ce21" office:value-type="string">
            <text:p>OK?</text:p>
          </table:table-cell>
          <table:table-cell table:style-name="ce24" office:value-type="string">
            <text:p>Ref</text:p>
          </table:table-cell>
          <table:table-cell table:style-name="ce33" office:value-type="float" office:value="28.8" table:number-columns-spanned="2" table:number-rows-spanned="1">
            <text:p>28,80 MHz</text:p>
          </table:table-cell>
          <table:covered-table-cell table:style-name="ce45"/>
          <table:table-cell table:style-name="ce15" table:formula="of:=IF([.J271];&quot;ref low&quot;;IF([.A3]&gt;24;&quot;ref high&quot;;IF([.J273];&quot;ref ok&quot;;&quot;ref bad&quot;)))" office:value-type="string" office:string-value="ref ok">
            <text:p>ref ok</text:p>
          </table:table-cell>
          <table:table-cell table:style-name="ce60" office:value-type="string" table:number-columns-spanned="2" table:number-rows-spanned="1">
            <text:p>Int LO</text:p>
          </table:table-cell>
          <table:covered-table-cell table:style-name="ce15"/>
          <table:table-cell table:style-name="ce69" office:value-type="string" table:number-columns-spanned="2" table:number-rows-spanned="1">
            <text:p>Fraq LO</text:p>
          </table:table-cell>
          <table:covered-table-cell/>
          <table:table-cell table:number-columns-repeated="46"/>
        </table:table-row>
        <table:table-row table:style-name="ro1">
          <table:table-cell table:style-name="ce8" office:value-type="float" office:value="0">
            <text:p>0</text:p>
          </table:table-cell>
          <table:table-cell table:style-name="ce11" table:formula="of:=([.$A16]+13)*2" office:value-type="float" office:value="26">
            <text:p>x26</text:p>
          </table:table-cell>
          <table:table-cell table:style-name="ce16" table:formula="of:=[.$A$3]*[.$B16]" office:value-type="float" office:value="374.4">
            <text:p>374,4M</text:p>
          </table:table-cell>
          <table:table-cell table:style-name="ce19" table:formula="of:=IF([.$J16];[.$C16]/[.D$15];&quot;&quot;)">
            <text:p/>
          </table:table-cell>
          <table:table-cell table:style-name="ce19" table:formula="of:=IF([.$J16];[.$C16]/[.E$15];&quot;&quot;)">
            <text:p/>
          </table:table-cell>
          <table:table-cell table:style-name="ce19" table:formula="of:=IF([.$J16];[.$C16]/[.F$15];&quot;&quot;)">
            <text:p/>
          </table:table-cell>
          <table:table-cell table:style-name="ce19" table:formula="of:=IF([.$J16];[.$C16]/[.G$15];&quot;&quot;)">
            <text:p/>
          </table:table-cell>
          <table:table-cell table:style-name="ce19" table:formula="of:=IF([.$J16];[.$C16]/[.H$15];&quot;&quot;)">
            <text:p/>
          </table:table-cell>
          <table:table-cell table:style-name="ce19" table:formula="of:=IF([.$J16];[.$C16]/[.I$15];&quot;&quot;)">
            <text:p/>
          </table:table-cell>
          <table:table-cell table:style-name="ce22" table:formula="of:=AND([.$C16]&gt;=[.$L$16];[.$C16]&lt;=[.$L$17])" office:value-type="float" office:value="0">
            <text:p>0</text:p>
          </table:table-cell>
          <table:table-cell table:style-name="ce24" office:value-type="string">
            <text:p>VCO Min</text:p>
          </table:table-cell>
          <table:table-cell table:style-name="ce34" office:value-type="float" office:value="1770" table:number-columns-spanned="2" table:number-rows-spanned="1">
            <text:p>1770,00 MHz</text:p>
          </table:table-cell>
          <table:covered-table-cell table:style-name="ce46"/>
          <table:table-cell table:style-name="ce4" office:value-type="string">
            <text:p>Lower limit:</text:p>
          </table:table-cell>
          <table:table-cell table:style-name="ce61" table:formula="of:=[.$K$273]" office:value-type="float" office:value="27.9" table:number-columns-spanned="2" table:number-rows-spanned="1">
            <text:p>27,9000 MHz</text:p>
          </table:table-cell>
          <table:covered-table-cell table:style-name="ce61"/>
          <table:table-cell table:style-name="ce70" table:formula="of:=[.K275]" office:value-type="float" office:value="27.675" table:number-columns-spanned="2" table:number-rows-spanned="1">
            <text:p>27,68 MHz</text:p>
          </table:table-cell>
          <table:covered-table-cell table:style-name="ce75"/>
          <table:table-cell table:number-columns-repeated="46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1" table:formula="of:=([.$A17]+13)*2" office:value-type="float" office:value="28">
            <text:p>x28</text:p>
          </table:table-cell>
          <table:table-cell table:style-name="ce16" table:formula="of:=[.$A$3]*[.$B17]" office:value-type="float" office:value="403.2">
            <text:p>403,2M</text:p>
          </table:table-cell>
          <table:table-cell table:style-name="ce19" table:formula="of:=IF([.$J17];[.$C17]/[.D$15];&quot;&quot;)">
            <text:p/>
          </table:table-cell>
          <table:table-cell table:style-name="ce19" table:formula="of:=IF([.$J17];[.$C17]/[.E$15];&quot;&quot;)">
            <text:p/>
          </table:table-cell>
          <table:table-cell table:style-name="ce19" table:formula="of:=IF([.$J17];[.$C17]/[.F$15];&quot;&quot;)">
            <text:p/>
          </table:table-cell>
          <table:table-cell table:style-name="ce19" table:formula="of:=IF([.$J17];[.$C17]/[.G$15];&quot;&quot;)">
            <text:p/>
          </table:table-cell>
          <table:table-cell table:style-name="ce19" table:formula="of:=IF([.$J17];[.$C17]/[.H$15];&quot;&quot;)">
            <text:p/>
          </table:table-cell>
          <table:table-cell table:style-name="ce19" table:formula="of:=IF([.$J17];[.$C17]/[.I$15];&quot;&quot;)">
            <text:p/>
          </table:table-cell>
          <table:table-cell table:style-name="ce22" table:formula="of:=AND([.$C17]&gt;=[.$L$16];[.$C17]&lt;=[.$L$17])" office:value-type="float" office:value="0">
            <text:p>0</text:p>
          </table:table-cell>
          <table:table-cell table:style-name="ce24" office:value-type="string">
            <text:p>VCO Max</text:p>
          </table:table-cell>
          <table:table-cell table:style-name="ce34" office:value-type="float" office:value="3700" table:number-columns-spanned="2" table:number-rows-spanned="1">
            <text:p>3700,00 MHz</text:p>
          </table:table-cell>
          <table:covered-table-cell table:style-name="ce47"/>
          <table:table-cell office:value-type="string">
            <text:p>Upper limit:</text:p>
          </table:table-cell>
          <table:table-cell table:style-name="ce61" table:formula="of:=[.$K$274]" office:value-type="float" office:value="1843.2" table:number-columns-spanned="2" table:number-rows-spanned="1">
            <text:p>1843,2000 MHz</text:p>
          </table:table-cell>
          <table:covered-table-cell table:style-name="ce61"/>
          <table:table-cell table:style-name="ce70" table:formula="of:=[.K276]" office:value-type="float" office:value="1850" table:number-columns-spanned="2" table:number-rows-spanned="1">
            <text:p>1850,00 MHz</text:p>
          </table:table-cell>
          <table:covered-table-cell table:style-name="ce75"/>
          <table:table-cell table:number-columns-repeated="46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11" table:formula="of:=([.$A18]+13)*2" office:value-type="float" office:value="30">
            <text:p>x30</text:p>
          </table:table-cell>
          <table:table-cell table:style-name="ce16" table:formula="of:=[.$A$3]*[.$B18]" office:value-type="float" office:value="432">
            <text:p>432,0M</text:p>
          </table:table-cell>
          <table:table-cell table:style-name="ce19" table:formula="of:=IF([.$J18];[.$C18]/[.D$15];&quot;&quot;)">
            <text:p/>
          </table:table-cell>
          <table:table-cell table:style-name="ce19" table:formula="of:=IF([.$J18];[.$C18]/[.E$15];&quot;&quot;)">
            <text:p/>
          </table:table-cell>
          <table:table-cell table:style-name="ce19" table:formula="of:=IF([.$J18];[.$C18]/[.F$15];&quot;&quot;)">
            <text:p/>
          </table:table-cell>
          <table:table-cell table:style-name="ce19" table:formula="of:=IF([.$J18];[.$C18]/[.G$15];&quot;&quot;)">
            <text:p/>
          </table:table-cell>
          <table:table-cell table:style-name="ce19" table:formula="of:=IF([.$J18];[.$C18]/[.H$15];&quot;&quot;)">
            <text:p/>
          </table:table-cell>
          <table:table-cell table:style-name="ce19" table:formula="of:=IF([.$J18];[.$C18]/[.I$15];&quot;&quot;)">
            <text:p/>
          </table:table-cell>
          <table:table-cell table:style-name="ce22" table:formula="of:=AND([.$C18]&gt;=[.$L$16];[.$C18]&lt;=[.$L$17])" office:value-type="float" office:value="0">
            <text:p>0</text:p>
          </table:table-cell>
          <table:table-cell table:style-name="ce24" office:value-type="string">
            <text:p>IF BW</text:p>
          </table:table-cell>
          <table:table-cell table:style-name="ce35" table:number-columns-spanned="2" table:number-rows-spanned="1"/>
          <table:covered-table-cell table:style-name="ce48"/>
          <table:table-cell office:value-type="string">
            <text:p>Quality:</text:p>
          </table:table-cell>
          <table:table-cell table:style-name="ce62" table:formula="of:=IF([.$Q$29];&quot;Good&quot;;&quot;Junk&quot;)" office:value-type="string" office:string-value="Good" table:number-columns-spanned="2" table:number-rows-spanned="1">
            <text:p>Good</text:p>
          </table:table-cell>
          <table:covered-table-cell/>
          <table:table-cell table:style-name="ce65" table:formula="of:=IF([.$R$29];&quot;Good&quot;;&quot;Junk&quot;)" office:value-type="string" office:string-value="Good" table:number-columns-spanned="2" table:number-rows-spanned="1">
            <text:p>Good</text:p>
          </table:table-cell>
          <table:covered-table-cell/>
          <table:table-cell table:number-columns-repeated="46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1" table:formula="of:=([.$A19]+13)*2" office:value-type="float" office:value="32">
            <text:p>x32</text:p>
          </table:table-cell>
          <table:table-cell table:style-name="ce16" table:formula="of:=[.$A$3]*[.$B19]" office:value-type="float" office:value="460.8">
            <text:p>460,8M</text:p>
          </table:table-cell>
          <table:table-cell table:style-name="ce19" table:formula="of:=IF([.$J19];[.$C19]/[.D$15];&quot;&quot;)">
            <text:p/>
          </table:table-cell>
          <table:table-cell table:style-name="ce19" table:formula="of:=IF([.$J19];[.$C19]/[.E$15];&quot;&quot;)">
            <text:p/>
          </table:table-cell>
          <table:table-cell table:style-name="ce19" table:formula="of:=IF([.$J19];[.$C19]/[.F$15];&quot;&quot;)">
            <text:p/>
          </table:table-cell>
          <table:table-cell table:style-name="ce19" table:formula="of:=IF([.$J19];[.$C19]/[.G$15];&quot;&quot;)">
            <text:p/>
          </table:table-cell>
          <table:table-cell table:style-name="ce19" table:formula="of:=IF([.$J19];[.$C19]/[.H$15];&quot;&quot;)">
            <text:p/>
          </table:table-cell>
          <table:table-cell table:style-name="ce19" table:formula="of:=IF([.$J19];[.$C19]/[.I$15];&quot;&quot;)">
            <text:p/>
          </table:table-cell>
          <table:table-cell table:style-name="ce22" table:formula="of:=AND([.$C19]&gt;=[.$L$16];[.$C19]&lt;=[.$L$17])" office:value-type="float" office:value="0">
            <text:p>0</text:p>
          </table:table-cell>
          <table:table-cell table:style-name="ce18" office:value-type="string">
            <text:p>Ring Min</text:p>
          </table:table-cell>
          <table:table-cell table:style-name="ce34" office:value-type="float" office:value="2880" table:number-columns-spanned="2" table:number-rows-spanned="1">
            <text:p>2880,00 MHz</text:p>
          </table:table-cell>
          <table:covered-table-cell table:style-name="ce47"/>
          <table:table-cell table:number-columns-repeated="3"/>
          <table:table-cell table:style-name="Default"/>
          <table:table-cell table:number-columns-repeated="47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11" table:formula="of:=([.$A20]+13)*2" office:value-type="float" office:value="34">
            <text:p>x34</text:p>
          </table:table-cell>
          <table:table-cell table:style-name="ce16" table:formula="of:=[.$A$3]*[.$B20]" office:value-type="float" office:value="489.6">
            <text:p>489,6M</text:p>
          </table:table-cell>
          <table:table-cell table:style-name="ce19" table:formula="of:=IF([.$J20];[.$C20]/[.D$15];&quot;&quot;)">
            <text:p/>
          </table:table-cell>
          <table:table-cell table:style-name="ce19" table:formula="of:=IF([.$J20];[.$C20]/[.E$15];&quot;&quot;)">
            <text:p/>
          </table:table-cell>
          <table:table-cell table:style-name="ce19" table:formula="of:=IF([.$J20];[.$C20]/[.F$15];&quot;&quot;)">
            <text:p/>
          </table:table-cell>
          <table:table-cell table:style-name="ce19" table:formula="of:=IF([.$J20];[.$C20]/[.G$15];&quot;&quot;)">
            <text:p/>
          </table:table-cell>
          <table:table-cell table:style-name="ce19" table:formula="of:=IF([.$J20];[.$C20]/[.H$15];&quot;&quot;)">
            <text:p/>
          </table:table-cell>
          <table:table-cell table:style-name="ce19" table:formula="of:=IF([.$J20];[.$C20]/[.I$15];&quot;&quot;)">
            <text:p/>
          </table:table-cell>
          <table:table-cell table:style-name="ce22" table:formula="of:=AND([.$C20]&gt;=[.$L$16];[.$C20]&lt;=[.$L$17])" office:value-type="float" office:value="0">
            <text:p>0</text:p>
          </table:table-cell>
          <table:table-cell table:style-name="ce18" office:value-type="string">
            <text:p>Ring Max</text:p>
          </table:table-cell>
          <table:table-cell table:style-name="ce34" office:value-type="float" office:value="3456" table:number-columns-spanned="2" table:number-rows-spanned="1">
            <text:p>3456,00 MHz</text:p>
          </table:table-cell>
          <table:covered-table-cell table:style-name="ce47"/>
          <table:table-cell table:number-columns-repeated="3"/>
          <table:table-cell table:style-name="Default"/>
          <table:table-cell table:number-columns-repeated="47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11" table:formula="of:=([.$A21]+13)*2" office:value-type="float" office:value="36">
            <text:p>x36</text:p>
          </table:table-cell>
          <table:table-cell table:style-name="ce16" table:formula="of:=[.$A$3]*[.$B21]" office:value-type="float" office:value="518.4">
            <text:p>518,4M</text:p>
          </table:table-cell>
          <table:table-cell table:style-name="ce19" table:formula="of:=IF([.$J21];[.$C21]/[.D$15];&quot;&quot;)">
            <text:p/>
          </table:table-cell>
          <table:table-cell table:style-name="ce19" table:formula="of:=IF([.$J21];[.$C21]/[.E$15];&quot;&quot;)">
            <text:p/>
          </table:table-cell>
          <table:table-cell table:style-name="ce19" table:formula="of:=IF([.$J21];[.$C21]/[.F$15];&quot;&quot;)">
            <text:p/>
          </table:table-cell>
          <table:table-cell table:style-name="ce19" table:formula="of:=IF([.$J21];[.$C21]/[.G$15];&quot;&quot;)">
            <text:p/>
          </table:table-cell>
          <table:table-cell table:style-name="ce19" table:formula="of:=IF([.$J21];[.$C21]/[.H$15];&quot;&quot;)">
            <text:p/>
          </table:table-cell>
          <table:table-cell table:style-name="ce19" table:formula="of:=IF([.$J21];[.$C21]/[.I$15];&quot;&quot;)">
            <text:p/>
          </table:table-cell>
          <table:table-cell table:style-name="ce22" table:formula="of:=AND([.$C21]&gt;=[.$L$16];[.$C21]&lt;=[.$L$17])" office:value-type="float" office:value="0">
            <text:p>0</text:p>
          </table:table-cell>
          <table:table-cell table:number-columns-repeated="3"/>
          <table:table-cell office:value-type="string">
            <text:p>Quality:</text:p>
          </table:table-cell>
          <table:table-cell table:style-name="ce55" office:value-type="string" table:number-columns-spanned="2" table:number-rows-spanned="1">
            <text:p>Not implemented</text:p>
          </table:table-cell>
          <table:covered-table-cell/>
          <table:table-cell table:style-name="Default"/>
          <table:table-cell table:number-columns-repeated="47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11" table:formula="of:=([.$A22]+13)*2" office:value-type="float" office:value="38">
            <text:p>x38</text:p>
          </table:table-cell>
          <table:table-cell table:style-name="ce16" table:formula="of:=[.$A$3]*[.$B22]" office:value-type="float" office:value="547.2">
            <text:p>547,2M</text:p>
          </table:table-cell>
          <table:table-cell table:style-name="ce19" table:formula="of:=IF([.$J22];[.$C22]/[.D$15];&quot;&quot;)">
            <text:p/>
          </table:table-cell>
          <table:table-cell table:style-name="ce19" table:formula="of:=IF([.$J22];[.$C22]/[.E$15];&quot;&quot;)">
            <text:p/>
          </table:table-cell>
          <table:table-cell table:style-name="ce19" table:formula="of:=IF([.$J22];[.$C22]/[.F$15];&quot;&quot;)">
            <text:p/>
          </table:table-cell>
          <table:table-cell table:style-name="ce19" table:formula="of:=IF([.$J22];[.$C22]/[.G$15];&quot;&quot;)">
            <text:p/>
          </table:table-cell>
          <table:table-cell table:style-name="ce19" table:formula="of:=IF([.$J22];[.$C22]/[.H$15];&quot;&quot;)">
            <text:p/>
          </table:table-cell>
          <table:table-cell table:style-name="ce19" table:formula="of:=IF([.$J22];[.$C22]/[.I$15];&quot;&quot;)">
            <text:p/>
          </table:table-cell>
          <table:table-cell table:style-name="ce22" table:formula="of:=AND([.$C22]&gt;=[.$L$16];[.$C22]&lt;=[.$L$17])" office:value-type="float" office:value="0">
            <text:p>0</text:p>
          </table:table-cell>
          <table:table-cell table:style-name="Default" table:number-columns-repeated="7"/>
          <table:table-cell table:number-columns-repeated="47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11" table:formula="of:=([.$A23]+13)*2" office:value-type="float" office:value="40">
            <text:p>x40</text:p>
          </table:table-cell>
          <table:table-cell table:style-name="ce16" table:formula="of:=[.$A$3]*[.$B23]" office:value-type="float" office:value="576">
            <text:p>576,0M</text:p>
          </table:table-cell>
          <table:table-cell table:style-name="ce19" table:formula="of:=IF([.$J23];[.$C23]/[.D$15];&quot;&quot;)">
            <text:p/>
          </table:table-cell>
          <table:table-cell table:style-name="ce19" table:formula="of:=IF([.$J23];[.$C23]/[.E$15];&quot;&quot;)">
            <text:p/>
          </table:table-cell>
          <table:table-cell table:style-name="ce19" table:formula="of:=IF([.$J23];[.$C23]/[.F$15];&quot;&quot;)">
            <text:p/>
          </table:table-cell>
          <table:table-cell table:style-name="ce19" table:formula="of:=IF([.$J23];[.$C23]/[.G$15];&quot;&quot;)">
            <text:p/>
          </table:table-cell>
          <table:table-cell table:style-name="ce19" table:formula="of:=IF([.$J23];[.$C23]/[.H$15];&quot;&quot;)">
            <text:p/>
          </table:table-cell>
          <table:table-cell table:style-name="ce19" table:formula="of:=IF([.$J23];[.$C23]/[.I$15];&quot;&quot;)">
            <text:p/>
          </table:table-cell>
          <table:table-cell table:style-name="ce22" table:formula="of:=AND([.$C23]&gt;=[.$L$16];[.$C23]&lt;=[.$L$17])" office:value-type="float" office:value="0">
            <text:p>0</text:p>
          </table:table-cell>
          <table:table-cell table:style-name="ce25" office:value-type="string" table:number-columns-spanned="2" table:number-rows-spanned="1">
            <text:p>Frequency gap:</text:p>
          </table:table-cell>
          <table:covered-table-cell table:style-name="ce36"/>
          <table:table-cell table:style-name="ce49" office:value-type="string" table:number-columns-spanned="4" table:number-rows-spanned="1">
            <text:p>Gap size: <text:s text:c="2"/>|| Must be negative for no hole ||</text:p>
          </table:table-cell>
          <table:covered-table-cell table:style-name="ce57"/>
          <table:covered-table-cell table:style-name="Default"/>
          <table:covered-table-cell/>
          <table:table-cell table:number-columns-repeated="48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11" table:formula="of:=([.$A24]+13)*2" office:value-type="float" office:value="42">
            <text:p>x42</text:p>
          </table:table-cell>
          <table:table-cell table:style-name="ce16" table:formula="of:=[.$A$3]*[.$B24]" office:value-type="float" office:value="604.8">
            <text:p>604,8M</text:p>
          </table:table-cell>
          <table:table-cell table:style-name="ce19" table:formula="of:=IF([.$J24];[.$C24]/[.D$15];&quot;&quot;)">
            <text:p/>
          </table:table-cell>
          <table:table-cell table:style-name="ce19" table:formula="of:=IF([.$J24];[.$C24]/[.E$15];&quot;&quot;)">
            <text:p/>
          </table:table-cell>
          <table:table-cell table:style-name="ce19" table:formula="of:=IF([.$J24];[.$C24]/[.F$15];&quot;&quot;)">
            <text:p/>
          </table:table-cell>
          <table:table-cell table:style-name="ce19" table:formula="of:=IF([.$J24];[.$C24]/[.G$15];&quot;&quot;)">
            <text:p/>
          </table:table-cell>
          <table:table-cell table:style-name="ce19" table:formula="of:=IF([.$J24];[.$C24]/[.H$15];&quot;&quot;)">
            <text:p/>
          </table:table-cell>
          <table:table-cell table:style-name="ce19" table:formula="of:=IF([.$J24];[.$C24]/[.I$15];&quot;&quot;)">
            <text:p/>
          </table:table-cell>
          <table:table-cell table:style-name="ce22" table:formula="of:=AND([.$C24]&gt;=[.$L$16];[.$C24]&lt;=[.$L$17])" office:value-type="float" office:value="0">
            <text:p>0</text:p>
          </table:table-cell>
          <table:table-cell table:style-name="ce26" office:value-type="string">
            <text:p>/2 to /4</text:p>
          </table:table-cell>
          <table:table-cell table:style-name="ce37" table:formula="of:=[.D273]" office:value-type="float" office:value="892.8">
            <text:p>@ <text:s/>~893M</text:p>
          </table:table-cell>
          <table:table-cell table:style-name="ce50" table:formula="of:=[.D273]-[.E274]" office:value-type="float" office:value="-28.8" table:number-columns-spanned="2" table:number-rows-spanned="1">
            <text:p>Int -28,8000 MHz</text:p>
          </table:table-cell>
          <table:covered-table-cell table:style-name="ce58"/>
          <table:table-cell table:style-name="ce63" table:formula="of:=[.D275]-[.E276]" office:value-type="float" office:value="-39.4" table:number-columns-spanned="2" table:number-rows-spanned="1">
            <text:p>Fraq -39,4 MHz</text:p>
          </table:table-cell>
          <table:covered-table-cell table:style-name="ce68"/>
          <table:table-cell table:style-name="ce71" table:formula="of:=[.M24]&lt;=0" office:value-type="float" office:value="1">
            <text:p>1</text:p>
          </table:table-cell>
          <table:table-cell table:style-name="ce71" table:formula="of:=[.O24]&lt;0"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11" table:formula="of:=([.$A25]+13)*2" office:value-type="float" office:value="44">
            <text:p>x44</text:p>
          </table:table-cell>
          <table:table-cell table:style-name="ce16" table:formula="of:=[.$A$3]*[.$B25]" office:value-type="float" office:value="633.6">
            <text:p>633,6M</text:p>
          </table:table-cell>
          <table:table-cell table:style-name="ce19" table:formula="of:=IF([.$J25];[.$C25]/[.D$15];&quot;&quot;)">
            <text:p/>
          </table:table-cell>
          <table:table-cell table:style-name="ce19" table:formula="of:=IF([.$J25];[.$C25]/[.E$15];&quot;&quot;)">
            <text:p/>
          </table:table-cell>
          <table:table-cell table:style-name="ce19" table:formula="of:=IF([.$J25];[.$C25]/[.F$15];&quot;&quot;)">
            <text:p/>
          </table:table-cell>
          <table:table-cell table:style-name="ce19" table:formula="of:=IF([.$J25];[.$C25]/[.G$15];&quot;&quot;)">
            <text:p/>
          </table:table-cell>
          <table:table-cell table:style-name="ce19" table:formula="of:=IF([.$J25];[.$C25]/[.H$15];&quot;&quot;)">
            <text:p/>
          </table:table-cell>
          <table:table-cell table:style-name="ce19" table:formula="of:=IF([.$J25];[.$C25]/[.I$15];&quot;&quot;)">
            <text:p/>
          </table:table-cell>
          <table:table-cell table:style-name="ce22" table:formula="of:=AND([.$C25]&gt;=[.$L$16];[.$C25]&lt;=[.$L$17])" office:value-type="float" office:value="0">
            <text:p>0</text:p>
          </table:table-cell>
          <table:table-cell table:style-name="ce26" office:value-type="string">
            <text:p>/4 to /8</text:p>
          </table:table-cell>
          <table:table-cell table:style-name="ce37" table:formula="of:=[.E273]" office:value-type="float" office:value="446.4">
            <text:p>@ <text:s/>~446M</text:p>
          </table:table-cell>
          <table:table-cell table:style-name="ce51" table:formula="of:=[.E273]-[.F274]" office:value-type="float" office:value="-14.4" table:number-columns-spanned="2" table:number-rows-spanned="1">
            <text:p>Int -14,4000 MHz</text:p>
          </table:table-cell>
          <table:covered-table-cell table:style-name="ce58"/>
          <table:table-cell table:style-name="ce64" table:formula="of:=[.E275]-[.F276]" office:value-type="float" office:value="-19.7" table:number-columns-spanned="2" table:number-rows-spanned="1">
            <text:p>Fraq -19,7 MHz</text:p>
          </table:table-cell>
          <table:covered-table-cell table:style-name="ce68"/>
          <table:table-cell table:style-name="ce71" table:formula="of:=[.M25]&lt;=0" office:value-type="float" office:value="1">
            <text:p>1</text:p>
          </table:table-cell>
          <table:table-cell table:style-name="ce71" table:formula="of:=[.O25]&lt;0"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11" table:formula="of:=([.$A26]+13)*2" office:value-type="float" office:value="46">
            <text:p>x46</text:p>
          </table:table-cell>
          <table:table-cell table:style-name="ce16" table:formula="of:=[.$A$3]*[.$B26]" office:value-type="float" office:value="662.4">
            <text:p>662,4M</text:p>
          </table:table-cell>
          <table:table-cell table:style-name="ce19" table:formula="of:=IF([.$J26];[.$C26]/[.D$15];&quot;&quot;)">
            <text:p/>
          </table:table-cell>
          <table:table-cell table:style-name="ce19" table:formula="of:=IF([.$J26];[.$C26]/[.E$15];&quot;&quot;)">
            <text:p/>
          </table:table-cell>
          <table:table-cell table:style-name="ce19" table:formula="of:=IF([.$J26];[.$C26]/[.F$15];&quot;&quot;)">
            <text:p/>
          </table:table-cell>
          <table:table-cell table:style-name="ce19" table:formula="of:=IF([.$J26];[.$C26]/[.G$15];&quot;&quot;)">
            <text:p/>
          </table:table-cell>
          <table:table-cell table:style-name="ce19" table:formula="of:=IF([.$J26];[.$C26]/[.H$15];&quot;&quot;)">
            <text:p/>
          </table:table-cell>
          <table:table-cell table:style-name="ce19" table:formula="of:=IF([.$J26];[.$C26]/[.I$15];&quot;&quot;)">
            <text:p/>
          </table:table-cell>
          <table:table-cell table:style-name="ce22" table:formula="of:=AND([.$C26]&gt;=[.$L$16];[.$C26]&lt;=[.$L$17])" office:value-type="float" office:value="0">
            <text:p>0</text:p>
          </table:table-cell>
          <table:table-cell table:style-name="ce26" office:value-type="string">
            <text:p><text:s/>/8 to /16</text:p>
          </table:table-cell>
          <table:table-cell table:style-name="ce37" table:formula="of:=[.F273]" office:value-type="float" office:value="223.2">
            <text:p>@ <text:s/>~223M</text:p>
          </table:table-cell>
          <table:table-cell table:style-name="ce51" table:formula="of:=[.F273]-[.G274]" office:value-type="float" office:value="-7.19999999999999" table:number-columns-spanned="2" table:number-rows-spanned="1">
            <text:p>Int -07,2000 MHz</text:p>
          </table:table-cell>
          <table:covered-table-cell table:style-name="ce58"/>
          <table:table-cell table:style-name="ce64" table:formula="of:=[.F275]-[.G276]" office:value-type="float" office:value="-9.84999999999999" table:number-columns-spanned="2" table:number-rows-spanned="1">
            <text:p>Fraq -9,9 MHz</text:p>
          </table:table-cell>
          <table:covered-table-cell table:style-name="ce68"/>
          <table:table-cell table:style-name="ce71" table:formula="of:=[.M26]&lt;=0" office:value-type="float" office:value="1">
            <text:p>1</text:p>
          </table:table-cell>
          <table:table-cell table:style-name="ce71" table:formula="of:=[.O26]&lt;0"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style-name="ce8" office:value-type="float" office:value="11">
            <text:p>11</text:p>
          </table:table-cell>
          <table:table-cell table:style-name="ce11" table:formula="of:=([.$A27]+13)*2" office:value-type="float" office:value="48">
            <text:p>x48</text:p>
          </table:table-cell>
          <table:table-cell table:style-name="ce16" table:formula="of:=[.$A$3]*[.$B27]" office:value-type="float" office:value="691.2">
            <text:p>691,2M</text:p>
          </table:table-cell>
          <table:table-cell table:style-name="ce19" table:formula="of:=IF([.$J27];[.$C27]/[.D$15];&quot;&quot;)">
            <text:p/>
          </table:table-cell>
          <table:table-cell table:style-name="ce19" table:formula="of:=IF([.$J27];[.$C27]/[.E$15];&quot;&quot;)">
            <text:p/>
          </table:table-cell>
          <table:table-cell table:style-name="ce19" table:formula="of:=IF([.$J27];[.$C27]/[.F$15];&quot;&quot;)">
            <text:p/>
          </table:table-cell>
          <table:table-cell table:style-name="ce19" table:formula="of:=IF([.$J27];[.$C27]/[.G$15];&quot;&quot;)">
            <text:p/>
          </table:table-cell>
          <table:table-cell table:style-name="ce19" table:formula="of:=IF([.$J27];[.$C27]/[.H$15];&quot;&quot;)">
            <text:p/>
          </table:table-cell>
          <table:table-cell table:style-name="ce19" table:formula="of:=IF([.$J27];[.$C27]/[.I$15];&quot;&quot;)">
            <text:p/>
          </table:table-cell>
          <table:table-cell table:style-name="ce22" table:formula="of:=AND([.$C27]&gt;=[.$L$16];[.$C27]&lt;=[.$L$17])" office:value-type="float" office:value="0">
            <text:p>0</text:p>
          </table:table-cell>
          <table:table-cell table:style-name="ce26" office:value-type="string">
            <text:p>/16 to /32</text:p>
          </table:table-cell>
          <table:table-cell table:style-name="ce37" table:formula="of:=[.G273]" office:value-type="float" office:value="111.6">
            <text:p>@ <text:s/>~112M</text:p>
          </table:table-cell>
          <table:table-cell table:style-name="ce51" table:formula="of:=[.G273]-[.H274]" office:value-type="float" office:value="-3.59999999999999" table:number-columns-spanned="2" table:number-rows-spanned="1">
            <text:p>Int -03,6000 MHz</text:p>
          </table:table-cell>
          <table:covered-table-cell table:style-name="ce58"/>
          <table:table-cell table:style-name="ce64" table:formula="of:=[.G275]-[.H276]" office:value-type="float" office:value="-4.925" table:number-columns-spanned="2" table:number-rows-spanned="1">
            <text:p>Fraq -4,9 MHz</text:p>
          </table:table-cell>
          <table:covered-table-cell table:style-name="ce68"/>
          <table:table-cell table:style-name="ce71" table:formula="of:=[.M27]&lt;=0" office:value-type="float" office:value="1">
            <text:p>1</text:p>
          </table:table-cell>
          <table:table-cell table:style-name="ce71" table:formula="of:=[.O27]&lt;0"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11" table:formula="of:=([.$A28]+13)*2" office:value-type="float" office:value="50">
            <text:p>x50</text:p>
          </table:table-cell>
          <table:table-cell table:style-name="ce16" table:formula="of:=[.$A$3]*[.$B28]" office:value-type="float" office:value="720">
            <text:p>720,0M</text:p>
          </table:table-cell>
          <table:table-cell table:style-name="ce19" table:formula="of:=IF([.$J28];[.$C28]/[.D$15];&quot;&quot;)">
            <text:p/>
          </table:table-cell>
          <table:table-cell table:style-name="ce19" table:formula="of:=IF([.$J28];[.$C28]/[.E$15];&quot;&quot;)">
            <text:p/>
          </table:table-cell>
          <table:table-cell table:style-name="ce19" table:formula="of:=IF([.$J28];[.$C28]/[.F$15];&quot;&quot;)">
            <text:p/>
          </table:table-cell>
          <table:table-cell table:style-name="ce19" table:formula="of:=IF([.$J28];[.$C28]/[.G$15];&quot;&quot;)">
            <text:p/>
          </table:table-cell>
          <table:table-cell table:style-name="ce19" table:formula="of:=IF([.$J28];[.$C28]/[.H$15];&quot;&quot;)">
            <text:p/>
          </table:table-cell>
          <table:table-cell table:style-name="ce19" table:formula="of:=IF([.$J28];[.$C28]/[.I$15];&quot;&quot;)">
            <text:p/>
          </table:table-cell>
          <table:table-cell table:style-name="ce22" table:formula="of:=AND([.$C28]&gt;=[.$L$16];[.$C28]&lt;=[.$L$17])" office:value-type="float" office:value="0">
            <text:p>0</text:p>
          </table:table-cell>
          <table:table-cell table:style-name="ce26" office:value-type="string">
            <text:p>/32 to /64</text:p>
          </table:table-cell>
          <table:table-cell table:style-name="ce37" table:formula="of:=[.H273]" office:value-type="float" office:value="55.8">
            <text:p>@ <text:s/>~56M</text:p>
          </table:table-cell>
          <table:table-cell table:style-name="ce51" table:formula="of:=[.H273]-[.I274]" office:value-type="float" office:value="-1.8" table:number-columns-spanned="2" table:number-rows-spanned="1">
            <text:p>Int -01,8000 MHz</text:p>
          </table:table-cell>
          <table:covered-table-cell table:style-name="ce58"/>
          <table:table-cell table:style-name="ce64" table:formula="of:=[.H275]-[.I276]" office:value-type="float" office:value="-2.4625" table:number-columns-spanned="2" table:number-rows-spanned="1">
            <text:p>Fraq -2,5 MHz</text:p>
          </table:table-cell>
          <table:covered-table-cell table:style-name="ce68"/>
          <table:table-cell table:style-name="ce71" table:formula="of:=[.M28]&lt;=0" office:value-type="float" office:value="1">
            <text:p>1</text:p>
          </table:table-cell>
          <table:table-cell table:style-name="ce71" table:formula="of:=[.O28]&lt;0"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11" table:formula="of:=([.$A29]+13)*2" office:value-type="float" office:value="52">
            <text:p>x52</text:p>
          </table:table-cell>
          <table:table-cell table:style-name="ce16" table:formula="of:=[.$A$3]*[.$B29]" office:value-type="float" office:value="748.8">
            <text:p>748,8M</text:p>
          </table:table-cell>
          <table:table-cell table:style-name="ce19" table:formula="of:=IF([.$J29];[.$C29]/[.D$15];&quot;&quot;)">
            <text:p/>
          </table:table-cell>
          <table:table-cell table:style-name="ce19" table:formula="of:=IF([.$J29];[.$C29]/[.E$15];&quot;&quot;)">
            <text:p/>
          </table:table-cell>
          <table:table-cell table:style-name="ce19" table:formula="of:=IF([.$J29];[.$C29]/[.F$15];&quot;&quot;)">
            <text:p/>
          </table:table-cell>
          <table:table-cell table:style-name="ce19" table:formula="of:=IF([.$J29];[.$C29]/[.G$15];&quot;&quot;)">
            <text:p/>
          </table:table-cell>
          <table:table-cell table:style-name="ce19" table:formula="of:=IF([.$J29];[.$C29]/[.H$15];&quot;&quot;)">
            <text:p/>
          </table:table-cell>
          <table:table-cell table:style-name="ce19" table:formula="of:=IF([.$J29];[.$C29]/[.I$15];&quot;&quot;)">
            <text:p/>
          </table:table-cell>
          <table:table-cell table:style-name="ce22" table:formula="of:=AND([.$C29]&gt;=[.$L$16];[.$C29]&lt;=[.$L$17])" office:value-type="float" office:value="0">
            <text:p>0</text:p>
          </table:table-cell>
          <table:table-cell table:style-name="ce25" office:value-type="string" table:number-columns-spanned="2" table:number-rows-spanned="1">
            <text:p>Gaps present:</text:p>
          </table:table-cell>
          <table:covered-table-cell table:style-name="ce38"/>
          <table:table-cell table:style-name="ce65" table:formula="of:=IF([.Q29];&quot;No&quot;;&quot;Yes&quot;)" office:value-type="string" office:string-value="No" table:number-columns-spanned="2" table:number-rows-spanned="1">
            <text:p>No</text:p>
          </table:table-cell>
          <table:covered-table-cell table:style-name="Default"/>
          <table:table-cell table:style-name="ce65" table:number-columns-spanned="2" table:number-rows-spanned="1"/>
          <table:covered-table-cell table:style-name="Default"/>
          <table:table-cell table:style-name="ce71" table:formula="of:=AND([.Q24:.Q28];[.$J273])" office:value-type="float" office:value="1">
            <text:p>1</text:p>
          </table:table-cell>
          <table:table-cell table:style-name="ce71" table:formula="of:=AND([.R24:.R28];[.$J273])"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11" table:formula="of:=([.$A30]+13)*2" office:value-type="float" office:value="54">
            <text:p>x54</text:p>
          </table:table-cell>
          <table:table-cell table:style-name="ce16" table:formula="of:=[.$A$3]*[.$B30]" office:value-type="float" office:value="777.6">
            <text:p>777,6M</text:p>
          </table:table-cell>
          <table:table-cell table:style-name="ce19" table:formula="of:=IF([.$J30];[.$C30]/[.D$15];&quot;&quot;)">
            <text:p/>
          </table:table-cell>
          <table:table-cell table:style-name="ce19" table:formula="of:=IF([.$J30];[.$C30]/[.E$15];&quot;&quot;)">
            <text:p/>
          </table:table-cell>
          <table:table-cell table:style-name="ce19" table:formula="of:=IF([.$J30];[.$C30]/[.F$15];&quot;&quot;)">
            <text:p/>
          </table:table-cell>
          <table:table-cell table:style-name="ce19" table:formula="of:=IF([.$J30];[.$C30]/[.G$15];&quot;&quot;)">
            <text:p/>
          </table:table-cell>
          <table:table-cell table:style-name="ce19" table:formula="of:=IF([.$J30];[.$C30]/[.H$15];&quot;&quot;)">
            <text:p/>
          </table:table-cell>
          <table:table-cell table:style-name="ce19" table:formula="of:=IF([.$J30];[.$C30]/[.I$15];&quot;&quot;)">
            <text:p/>
          </table:table-cell>
          <table:table-cell table:style-name="ce22" table:formula="of:=AND([.$C30]&gt;=[.$L$16];[.$C30]&lt;=[.$L$17])" office:value-type="float" office:value="0">
            <text:p>0</text:p>
          </table:table-cell>
          <table:table-cell table:style-name="Default" table:number-columns-repeated="7"/>
          <table:table-cell table:number-columns-repeated="47"/>
        </table:table-row>
        <table:table-row table:style-name="ro1">
          <table:table-cell table:style-name="ce8" office:value-type="float" office:value="15">
            <text:p>15</text:p>
          </table:table-cell>
          <table:table-cell table:style-name="ce11" table:formula="of:=([.$A31]+13)*2" office:value-type="float" office:value="56">
            <text:p>x56</text:p>
          </table:table-cell>
          <table:table-cell table:style-name="ce16" table:formula="of:=[.$A$3]*[.$B31]" office:value-type="float" office:value="806.4">
            <text:p>806,4M</text:p>
          </table:table-cell>
          <table:table-cell table:style-name="ce19" table:formula="of:=IF([.$J31];[.$C31]/[.D$15];&quot;&quot;)">
            <text:p/>
          </table:table-cell>
          <table:table-cell table:style-name="ce19" table:formula="of:=IF([.$J31];[.$C31]/[.E$15];&quot;&quot;)">
            <text:p/>
          </table:table-cell>
          <table:table-cell table:style-name="ce19" table:formula="of:=IF([.$J31];[.$C31]/[.F$15];&quot;&quot;)">
            <text:p/>
          </table:table-cell>
          <table:table-cell table:style-name="ce19" table:formula="of:=IF([.$J31];[.$C31]/[.G$15];&quot;&quot;)">
            <text:p/>
          </table:table-cell>
          <table:table-cell table:style-name="ce19" table:formula="of:=IF([.$J31];[.$C31]/[.H$15];&quot;&quot;)">
            <text:p/>
          </table:table-cell>
          <table:table-cell table:style-name="ce19" table:formula="of:=IF([.$J31];[.$C31]/[.I$15];&quot;&quot;)">
            <text:p/>
          </table:table-cell>
          <table:table-cell table:style-name="ce22" table:formula="of:=AND([.$C31]&gt;=[.$L$16];[.$C31]&lt;=[.$L$17])" office:value-type="float" office:value="0">
            <text:p>0</text:p>
          </table:table-cell>
          <table:table-cell table:style-name="Default" table:number-columns-repeated="7"/>
          <table:table-cell table:number-columns-repeated="47"/>
        </table:table-row>
        <table:table-row table:style-name="ro1">
          <table:table-cell table:style-name="ce8" office:value-type="float" office:value="16">
            <text:p>16</text:p>
          </table:table-cell>
          <table:table-cell table:style-name="ce11" table:formula="of:=([.$A32]+13)*2" office:value-type="float" office:value="58">
            <text:p>x58</text:p>
          </table:table-cell>
          <table:table-cell table:style-name="ce16" table:formula="of:=[.$A$3]*[.$B32]" office:value-type="float" office:value="835.2">
            <text:p>835,2M</text:p>
          </table:table-cell>
          <table:table-cell table:style-name="ce19" table:formula="of:=IF([.$J32];[.$C32]/[.D$15];&quot;&quot;)">
            <text:p/>
          </table:table-cell>
          <table:table-cell table:style-name="ce19" table:formula="of:=IF([.$J32];[.$C32]/[.E$15];&quot;&quot;)">
            <text:p/>
          </table:table-cell>
          <table:table-cell table:style-name="ce19" table:formula="of:=IF([.$J32];[.$C32]/[.F$15];&quot;&quot;)">
            <text:p/>
          </table:table-cell>
          <table:table-cell table:style-name="ce19" table:formula="of:=IF([.$J32];[.$C32]/[.G$15];&quot;&quot;)">
            <text:p/>
          </table:table-cell>
          <table:table-cell table:style-name="ce19" table:formula="of:=IF([.$J32];[.$C32]/[.H$15];&quot;&quot;)">
            <text:p/>
          </table:table-cell>
          <table:table-cell table:style-name="ce19" table:formula="of:=IF([.$J32];[.$C32]/[.I$15];&quot;&quot;)">
            <text:p/>
          </table:table-cell>
          <table:table-cell table:style-name="ce22" table:formula="of:=AND([.$C32]&gt;=[.$L$16];[.$C32]&lt;=[.$L$17])" office:value-type="float" office:value="0">
            <text:p>0</text:p>
          </table:table-cell>
          <table:table-cell table:style-name="Default" table:number-columns-repeated="7"/>
          <table:table-cell table:number-columns-repeated="47"/>
        </table:table-row>
        <table:table-row table:style-name="ro1">
          <table:table-cell table:style-name="ce8" office:value-type="float" office:value="17">
            <text:p>17</text:p>
          </table:table-cell>
          <table:table-cell table:style-name="ce11" table:formula="of:=([.$A33]+13)*2" office:value-type="float" office:value="60">
            <text:p>x60</text:p>
          </table:table-cell>
          <table:table-cell table:style-name="ce16" table:formula="of:=[.$A$3]*[.$B33]" office:value-type="float" office:value="864">
            <text:p>864,0M</text:p>
          </table:table-cell>
          <table:table-cell table:style-name="ce19" table:formula="of:=IF([.$J33];[.$C33]/[.D$15];&quot;&quot;)">
            <text:p/>
          </table:table-cell>
          <table:table-cell table:style-name="ce19" table:formula="of:=IF([.$J33];[.$C33]/[.E$15];&quot;&quot;)">
            <text:p/>
          </table:table-cell>
          <table:table-cell table:style-name="ce19" table:formula="of:=IF([.$J33];[.$C33]/[.F$15];&quot;&quot;)">
            <text:p/>
          </table:table-cell>
          <table:table-cell table:style-name="ce19" table:formula="of:=IF([.$J33];[.$C33]/[.G$15];&quot;&quot;)">
            <text:p/>
          </table:table-cell>
          <table:table-cell table:style-name="ce19" table:formula="of:=IF([.$J33];[.$C33]/[.H$15];&quot;&quot;)">
            <text:p/>
          </table:table-cell>
          <table:table-cell table:style-name="ce19" table:formula="of:=IF([.$J33];[.$C33]/[.I$15];&quot;&quot;)">
            <text:p/>
          </table:table-cell>
          <table:table-cell table:style-name="ce22" table:formula="of:=AND([.$C33]&gt;=[.$L$16];[.$C33]&lt;=[.$L$17])" office:value-type="float" office:value="0">
            <text:p>0</text:p>
          </table:table-cell>
          <table:table-cell table:style-name="Default" table:number-columns-repeated="7"/>
          <table:table-cell table:number-columns-repeated="47"/>
        </table:table-row>
        <table:table-row table:style-name="ro1">
          <table:table-cell table:style-name="ce8" office:value-type="float" office:value="18">
            <text:p>18</text:p>
          </table:table-cell>
          <table:table-cell table:style-name="ce11" table:formula="of:=([.$A34]+13)*2" office:value-type="float" office:value="62">
            <text:p>x62</text:p>
          </table:table-cell>
          <table:table-cell table:style-name="ce16" table:formula="of:=[.$A$3]*[.$B34]" office:value-type="float" office:value="892.8">
            <text:p>892,8M</text:p>
          </table:table-cell>
          <table:table-cell table:style-name="ce19" table:formula="of:=IF([.$J34];[.$C34]/[.D$15];&quot;&quot;)">
            <text:p/>
          </table:table-cell>
          <table:table-cell table:style-name="ce19" table:formula="of:=IF([.$J34];[.$C34]/[.E$15];&quot;&quot;)">
            <text:p/>
          </table:table-cell>
          <table:table-cell table:style-name="ce19" table:formula="of:=IF([.$J34];[.$C34]/[.F$15];&quot;&quot;)">
            <text:p/>
          </table:table-cell>
          <table:table-cell table:style-name="ce19" table:formula="of:=IF([.$J34];[.$C34]/[.G$15];&quot;&quot;)">
            <text:p/>
          </table:table-cell>
          <table:table-cell table:style-name="ce19" table:formula="of:=IF([.$J34];[.$C34]/[.H$15];&quot;&quot;)">
            <text:p/>
          </table:table-cell>
          <table:table-cell table:style-name="ce19" table:formula="of:=IF([.$J34];[.$C34]/[.I$15];&quot;&quot;)">
            <text:p/>
          </table:table-cell>
          <table:table-cell table:style-name="ce22" table:formula="of:=AND([.$C34]&gt;=[.$L$16];[.$C34]&lt;=[.$L$17])" office:value-type="float" office:value="0">
            <text:p>0</text:p>
          </table:table-cell>
          <table:table-cell table:style-name="Default" table:number-columns-repeated="7"/>
          <table:table-cell table:number-columns-repeated="47"/>
        </table:table-row>
        <table:table-row table:style-name="ro1">
          <table:table-cell table:style-name="ce8" office:value-type="float" office:value="19">
            <text:p>19</text:p>
          </table:table-cell>
          <table:table-cell table:style-name="ce11" table:formula="of:=([.$A35]+13)*2" office:value-type="float" office:value="64">
            <text:p>x64</text:p>
          </table:table-cell>
          <table:table-cell table:style-name="ce16" table:formula="of:=[.$A$3]*[.$B35]" office:value-type="float" office:value="921.6">
            <text:p>921,6M</text:p>
          </table:table-cell>
          <table:table-cell table:style-name="ce19" table:formula="of:=IF([.$J35];[.$C35]/[.D$15];&quot;&quot;)">
            <text:p/>
          </table:table-cell>
          <table:table-cell table:style-name="ce19" table:formula="of:=IF([.$J35];[.$C35]/[.E$15];&quot;&quot;)">
            <text:p/>
          </table:table-cell>
          <table:table-cell table:style-name="ce19" table:formula="of:=IF([.$J35];[.$C35]/[.F$15];&quot;&quot;)">
            <text:p/>
          </table:table-cell>
          <table:table-cell table:style-name="ce19" table:formula="of:=IF([.$J35];[.$C35]/[.G$15];&quot;&quot;)">
            <text:p/>
          </table:table-cell>
          <table:table-cell table:style-name="ce19" table:formula="of:=IF([.$J35];[.$C35]/[.H$15];&quot;&quot;)">
            <text:p/>
          </table:table-cell>
          <table:table-cell table:style-name="ce19" table:formula="of:=IF([.$J35];[.$C35]/[.I$15];&quot;&quot;)">
            <text:p/>
          </table:table-cell>
          <table:table-cell table:style-name="ce22" table:formula="of:=AND([.$C35]&gt;=[.$L$16];[.$C35]&lt;=[.$L$17])" office:value-type="float" office:value="0">
            <text:p>0</text:p>
          </table:table-cell>
          <table:table-cell table:style-name="Default" table:number-columns-repeated="7"/>
          <table:table-cell table:number-columns-repeated="47"/>
        </table:table-row>
        <table:table-row table:style-name="ro1">
          <table:table-cell table:style-name="ce8" office:value-type="float" office:value="20">
            <text:p>20</text:p>
          </table:table-cell>
          <table:table-cell table:style-name="ce11" table:formula="of:=([.$A36]+13)*2" office:value-type="float" office:value="66">
            <text:p>x66</text:p>
          </table:table-cell>
          <table:table-cell table:style-name="ce16" table:formula="of:=[.$A$3]*[.$B36]" office:value-type="float" office:value="950.4">
            <text:p>950,4M</text:p>
          </table:table-cell>
          <table:table-cell table:style-name="ce19" table:formula="of:=IF([.$J36];[.$C36]/[.D$15];&quot;&quot;)">
            <text:p/>
          </table:table-cell>
          <table:table-cell table:style-name="ce19" table:formula="of:=IF([.$J36];[.$C36]/[.E$15];&quot;&quot;)">
            <text:p/>
          </table:table-cell>
          <table:table-cell table:style-name="ce19" table:formula="of:=IF([.$J36];[.$C36]/[.F$15];&quot;&quot;)">
            <text:p/>
          </table:table-cell>
          <table:table-cell table:style-name="ce19" table:formula="of:=IF([.$J36];[.$C36]/[.G$15];&quot;&quot;)">
            <text:p/>
          </table:table-cell>
          <table:table-cell table:style-name="ce19" table:formula="of:=IF([.$J36];[.$C36]/[.H$15];&quot;&quot;)">
            <text:p/>
          </table:table-cell>
          <table:table-cell table:style-name="ce19" table:formula="of:=IF([.$J36];[.$C36]/[.I$15];&quot;&quot;)">
            <text:p/>
          </table:table-cell>
          <table:table-cell table:style-name="ce22" table:formula="of:=AND([.$C36]&gt;=[.$L$16];[.$C36]&lt;=[.$L$17])" office:value-type="float" office:value="0">
            <text:p>0</text:p>
          </table:table-cell>
          <table:table-cell table:style-name="Default" table:number-columns-repeated="7"/>
          <table:table-cell table:number-columns-repeated="47"/>
        </table:table-row>
        <table:table-row table:style-name="ro1">
          <table:table-cell table:style-name="ce8" office:value-type="float" office:value="21">
            <text:p>21</text:p>
          </table:table-cell>
          <table:table-cell table:style-name="ce11" table:formula="of:=([.$A37]+13)*2" office:value-type="float" office:value="68">
            <text:p>x68</text:p>
          </table:table-cell>
          <table:table-cell table:style-name="ce16" table:formula="of:=[.$A$3]*[.$B37]" office:value-type="float" office:value="979.2">
            <text:p>979,2M</text:p>
          </table:table-cell>
          <table:table-cell table:style-name="ce19" table:formula="of:=IF([.$J37];[.$C37]/[.D$15];&quot;&quot;)">
            <text:p/>
          </table:table-cell>
          <table:table-cell table:style-name="ce19" table:formula="of:=IF([.$J37];[.$C37]/[.E$15];&quot;&quot;)">
            <text:p/>
          </table:table-cell>
          <table:table-cell table:style-name="ce19" table:formula="of:=IF([.$J37];[.$C37]/[.F$15];&quot;&quot;)">
            <text:p/>
          </table:table-cell>
          <table:table-cell table:style-name="ce19" table:formula="of:=IF([.$J37];[.$C37]/[.G$15];&quot;&quot;)">
            <text:p/>
          </table:table-cell>
          <table:table-cell table:style-name="ce19" table:formula="of:=IF([.$J37];[.$C37]/[.H$15];&quot;&quot;)">
            <text:p/>
          </table:table-cell>
          <table:table-cell table:style-name="ce19" table:formula="of:=IF([.$J37];[.$C37]/[.I$15];&quot;&quot;)">
            <text:p/>
          </table:table-cell>
          <table:table-cell table:style-name="ce22" table:formula="of:=AND([.$C37]&gt;=[.$L$16];[.$C37]&lt;=[.$L$17])" office:value-type="float" office:value="0">
            <text:p>0</text:p>
          </table:table-cell>
          <table:table-cell table:style-name="Default" table:number-columns-repeated="7"/>
          <table:table-cell table:number-columns-repeated="47"/>
        </table:table-row>
        <table:table-row table:style-name="ro1">
          <table:table-cell table:style-name="ce8" office:value-type="float" office:value="22">
            <text:p>22</text:p>
          </table:table-cell>
          <table:table-cell table:style-name="ce11" table:formula="of:=([.$A38]+13)*2" office:value-type="float" office:value="70">
            <text:p>x70</text:p>
          </table:table-cell>
          <table:table-cell table:style-name="ce16" table:formula="of:=[.$A$3]*[.$B38]" office:value-type="float" office:value="1008">
            <text:p>1008,0M</text:p>
          </table:table-cell>
          <table:table-cell table:style-name="ce19" table:formula="of:=IF([.$J38];[.$C38]/[.D$15];&quot;&quot;)">
            <text:p/>
          </table:table-cell>
          <table:table-cell table:style-name="ce19" table:formula="of:=IF([.$J38];[.$C38]/[.E$15];&quot;&quot;)">
            <text:p/>
          </table:table-cell>
          <table:table-cell table:style-name="ce19" table:formula="of:=IF([.$J38];[.$C38]/[.F$15];&quot;&quot;)">
            <text:p/>
          </table:table-cell>
          <table:table-cell table:style-name="ce19" table:formula="of:=IF([.$J38];[.$C38]/[.G$15];&quot;&quot;)">
            <text:p/>
          </table:table-cell>
          <table:table-cell table:style-name="ce19" table:formula="of:=IF([.$J38];[.$C38]/[.H$15];&quot;&quot;)">
            <text:p/>
          </table:table-cell>
          <table:table-cell table:style-name="ce19" table:formula="of:=IF([.$J38];[.$C38]/[.I$15];&quot;&quot;)">
            <text:p/>
          </table:table-cell>
          <table:table-cell table:style-name="ce22" table:formula="of:=AND([.$C38]&gt;=[.$L$16];[.$C38]&lt;=[.$L$17])" office:value-type="float" office:value="0">
            <text:p>0</text:p>
          </table:table-cell>
          <table:table-cell table:style-name="Default" table:number-columns-repeated="7"/>
          <table:table-cell table:number-columns-repeated="47"/>
        </table:table-row>
        <table:table-row table:style-name="ro1">
          <table:table-cell table:style-name="ce8" office:value-type="float" office:value="23">
            <text:p>23</text:p>
          </table:table-cell>
          <table:table-cell table:style-name="ce11" table:formula="of:=([.$A39]+13)*2" office:value-type="float" office:value="72">
            <text:p>x72</text:p>
          </table:table-cell>
          <table:table-cell table:style-name="ce16" table:formula="of:=[.$A$3]*[.$B39]" office:value-type="float" office:value="1036.8">
            <text:p>1036,8M</text:p>
          </table:table-cell>
          <table:table-cell table:style-name="ce19" table:formula="of:=IF([.$J39];[.$C39]/[.D$15];&quot;&quot;)">
            <text:p/>
          </table:table-cell>
          <table:table-cell table:style-name="ce19" table:formula="of:=IF([.$J39];[.$C39]/[.E$15];&quot;&quot;)">
            <text:p/>
          </table:table-cell>
          <table:table-cell table:style-name="ce19" table:formula="of:=IF([.$J39];[.$C39]/[.F$15];&quot;&quot;)">
            <text:p/>
          </table:table-cell>
          <table:table-cell table:style-name="ce19" table:formula="of:=IF([.$J39];[.$C39]/[.G$15];&quot;&quot;)">
            <text:p/>
          </table:table-cell>
          <table:table-cell table:style-name="ce19" table:formula="of:=IF([.$J39];[.$C39]/[.H$15];&quot;&quot;)">
            <text:p/>
          </table:table-cell>
          <table:table-cell table:style-name="ce19" table:formula="of:=IF([.$J39];[.$C39]/[.I$15];&quot;&quot;)">
            <text:p/>
          </table:table-cell>
          <table:table-cell table:style-name="ce22" table:formula="of:=AND([.$C39]&gt;=[.$L$16];[.$C39]&lt;=[.$L$17])" office:value-type="float" office:value="0">
            <text:p>0</text:p>
          </table:table-cell>
          <table:table-cell table:style-name="Default" table:number-columns-repeated="7"/>
          <table:table-cell table:number-columns-repeated="47"/>
        </table:table-row>
        <table:table-row table:style-name="ro1">
          <table:table-cell table:style-name="ce8" office:value-type="float" office:value="24">
            <text:p>24</text:p>
          </table:table-cell>
          <table:table-cell table:style-name="ce11" table:formula="of:=([.$A40]+13)*2" office:value-type="float" office:value="74">
            <text:p>x74</text:p>
          </table:table-cell>
          <table:table-cell table:style-name="ce16" table:formula="of:=[.$A$3]*[.$B40]" office:value-type="float" office:value="1065.6">
            <text:p>1065,6M</text:p>
          </table:table-cell>
          <table:table-cell table:style-name="ce19" table:formula="of:=IF([.$J40];[.$C40]/[.D$15];&quot;&quot;)">
            <text:p/>
          </table:table-cell>
          <table:table-cell table:style-name="ce19" table:formula="of:=IF([.$J40];[.$C40]/[.E$15];&quot;&quot;)">
            <text:p/>
          </table:table-cell>
          <table:table-cell table:style-name="ce19" table:formula="of:=IF([.$J40];[.$C40]/[.F$15];&quot;&quot;)">
            <text:p/>
          </table:table-cell>
          <table:table-cell table:style-name="ce19" table:formula="of:=IF([.$J40];[.$C40]/[.G$15];&quot;&quot;)">
            <text:p/>
          </table:table-cell>
          <table:table-cell table:style-name="ce19" table:formula="of:=IF([.$J40];[.$C40]/[.H$15];&quot;&quot;)">
            <text:p/>
          </table:table-cell>
          <table:table-cell table:style-name="ce19" table:formula="of:=IF([.$J40];[.$C40]/[.I$15];&quot;&quot;)">
            <text:p/>
          </table:table-cell>
          <table:table-cell table:style-name="ce22" table:formula="of:=AND([.$C40]&gt;=[.$L$16];[.$C40]&lt;=[.$L$17])" office:value-type="float" office:value="0">
            <text:p>0</text:p>
          </table:table-cell>
          <table:table-cell table:style-name="Default" table:number-columns-repeated="7"/>
          <table:table-cell table:number-columns-repeated="47"/>
        </table:table-row>
        <table:table-row table:style-name="ro1">
          <table:table-cell table:style-name="ce8" office:value-type="float" office:value="25">
            <text:p>25</text:p>
          </table:table-cell>
          <table:table-cell table:style-name="ce11" table:formula="of:=([.$A41]+13)*2" office:value-type="float" office:value="76">
            <text:p>x76</text:p>
          </table:table-cell>
          <table:table-cell table:style-name="ce16" table:formula="of:=[.$A$3]*[.$B41]" office:value-type="float" office:value="1094.4">
            <text:p>1094,4M</text:p>
          </table:table-cell>
          <table:table-cell table:style-name="ce19" table:formula="of:=IF([.$J41];[.$C41]/[.D$15];&quot;&quot;)">
            <text:p/>
          </table:table-cell>
          <table:table-cell table:style-name="ce19" table:formula="of:=IF([.$J41];[.$C41]/[.E$15];&quot;&quot;)">
            <text:p/>
          </table:table-cell>
          <table:table-cell table:style-name="ce19" table:formula="of:=IF([.$J41];[.$C41]/[.F$15];&quot;&quot;)">
            <text:p/>
          </table:table-cell>
          <table:table-cell table:style-name="ce19" table:formula="of:=IF([.$J41];[.$C41]/[.G$15];&quot;&quot;)">
            <text:p/>
          </table:table-cell>
          <table:table-cell table:style-name="ce19" table:formula="of:=IF([.$J41];[.$C41]/[.H$15];&quot;&quot;)">
            <text:p/>
          </table:table-cell>
          <table:table-cell table:style-name="ce19" table:formula="of:=IF([.$J41];[.$C41]/[.I$15];&quot;&quot;)">
            <text:p/>
          </table:table-cell>
          <table:table-cell table:style-name="ce22" table:formula="of:=AND([.$C41]&gt;=[.$L$16];[.$C41]&lt;=[.$L$17])" office:value-type="float" office:value="0">
            <text:p>0</text:p>
          </table:table-cell>
          <table:table-cell table:style-name="Default" table:number-columns-repeated="7"/>
          <table:table-cell table:number-columns-repeated="47"/>
        </table:table-row>
        <table:table-row table:style-name="ro1">
          <table:table-cell table:style-name="ce8" office:value-type="float" office:value="26">
            <text:p>26</text:p>
          </table:table-cell>
          <table:table-cell table:style-name="ce11" table:formula="of:=([.$A42]+13)*2" office:value-type="float" office:value="78">
            <text:p>x78</text:p>
          </table:table-cell>
          <table:table-cell table:style-name="ce16" table:formula="of:=[.$A$3]*[.$B42]" office:value-type="float" office:value="1123.2">
            <text:p>1123,2M</text:p>
          </table:table-cell>
          <table:table-cell table:style-name="ce19" table:formula="of:=IF([.$J42];[.$C42]/[.D$15];&quot;&quot;)">
            <text:p/>
          </table:table-cell>
          <table:table-cell table:style-name="ce19" table:formula="of:=IF([.$J42];[.$C42]/[.E$15];&quot;&quot;)">
            <text:p/>
          </table:table-cell>
          <table:table-cell table:style-name="ce19" table:formula="of:=IF([.$J42];[.$C42]/[.F$15];&quot;&quot;)">
            <text:p/>
          </table:table-cell>
          <table:table-cell table:style-name="ce19" table:formula="of:=IF([.$J42];[.$C42]/[.G$15];&quot;&quot;)">
            <text:p/>
          </table:table-cell>
          <table:table-cell table:style-name="ce19" table:formula="of:=IF([.$J42];[.$C42]/[.H$15];&quot;&quot;)">
            <text:p/>
          </table:table-cell>
          <table:table-cell table:style-name="ce19" table:formula="of:=IF([.$J42];[.$C42]/[.I$15];&quot;&quot;)">
            <text:p/>
          </table:table-cell>
          <table:table-cell table:style-name="ce22" table:formula="of:=AND([.$C42]&gt;=[.$L$16];[.$C42]&lt;=[.$L$17])" office:value-type="float" office:value="0">
            <text:p>0</text:p>
          </table:table-cell>
          <table:table-cell table:style-name="ce27" office:value-type="string" table:number-columns-spanned="7" table:number-rows-spanned="1">
            <text:p>Table layout</text:p>
          </table:table-cell>
          <table:covered-table-cell table:number-columns-repeated="6" table:style-name="ce39"/>
          <table:table-cell table:number-columns-repeated="47"/>
        </table:table-row>
        <table:table-row table:style-name="ro1">
          <table:table-cell table:style-name="ce8" office:value-type="float" office:value="27">
            <text:p>27</text:p>
          </table:table-cell>
          <table:table-cell table:style-name="ce11" table:formula="of:=([.$A43]+13)*2" office:value-type="float" office:value="80">
            <text:p>x80</text:p>
          </table:table-cell>
          <table:table-cell table:style-name="ce16" table:formula="of:=[.$A$3]*[.$B43]" office:value-type="float" office:value="1152">
            <text:p>1152,0M</text:p>
          </table:table-cell>
          <table:table-cell table:style-name="ce19" table:formula="of:=IF([.$J43];[.$C43]/[.D$15];&quot;&quot;)">
            <text:p/>
          </table:table-cell>
          <table:table-cell table:style-name="ce19" table:formula="of:=IF([.$J43];[.$C43]/[.E$15];&quot;&quot;)">
            <text:p/>
          </table:table-cell>
          <table:table-cell table:style-name="ce19" table:formula="of:=IF([.$J43];[.$C43]/[.F$15];&quot;&quot;)">
            <text:p/>
          </table:table-cell>
          <table:table-cell table:style-name="ce19" table:formula="of:=IF([.$J43];[.$C43]/[.G$15];&quot;&quot;)">
            <text:p/>
          </table:table-cell>
          <table:table-cell table:style-name="ce19" table:formula="of:=IF([.$J43];[.$C43]/[.H$15];&quot;&quot;)">
            <text:p/>
          </table:table-cell>
          <table:table-cell table:style-name="ce19" table:formula="of:=IF([.$J43];[.$C43]/[.I$15];&quot;&quot;)">
            <text:p/>
          </table:table-cell>
          <table:table-cell table:style-name="ce22" table:formula="of:=AND([.$C43]&gt;=[.$L$16];[.$C43]&lt;=[.$L$17])" office:value-type="float" office:value="0">
            <text:p>0</text:p>
          </table:table-cell>
          <table:table-cell table:style-name="ce28"/>
          <table:table-cell table:style-name="ce40" office:value-type="string" table:number-columns-spanned="4" table:number-rows-spanned="1">
            <text:p>Ring occilator settings:</text:p>
          </table:table-cell>
          <table:covered-table-cell table:number-columns-repeated="3" table:style-name="ce52"/>
          <table:table-cell table:style-name="ce52"/>
          <table:table-cell table:style-name="ce72"/>
          <table:table-cell table:number-columns-repeated="47"/>
        </table:table-row>
        <table:table-row table:style-name="ro1">
          <table:table-cell table:style-name="ce8" office:value-type="float" office:value="28">
            <text:p>28</text:p>
          </table:table-cell>
          <table:table-cell table:style-name="ce11" table:formula="of:=([.$A44]+13)*2" office:value-type="float" office:value="82">
            <text:p>x82</text:p>
          </table:table-cell>
          <table:table-cell table:style-name="ce16" table:formula="of:=[.$A$3]*[.$B44]" office:value-type="float" office:value="1180.8">
            <text:p>1180,8M</text:p>
          </table:table-cell>
          <table:table-cell table:style-name="ce19" table:formula="of:=IF([.$J44];[.$C44]/[.D$15];&quot;&quot;)">
            <text:p/>
          </table:table-cell>
          <table:table-cell table:style-name="ce19" table:formula="of:=IF([.$J44];[.$C44]/[.E$15];&quot;&quot;)">
            <text:p/>
          </table:table-cell>
          <table:table-cell table:style-name="ce19" table:formula="of:=IF([.$J44];[.$C44]/[.F$15];&quot;&quot;)">
            <text:p/>
          </table:table-cell>
          <table:table-cell table:style-name="ce19" table:formula="of:=IF([.$J44];[.$C44]/[.G$15];&quot;&quot;)">
            <text:p/>
          </table:table-cell>
          <table:table-cell table:style-name="ce19" table:formula="of:=IF([.$J44];[.$C44]/[.H$15];&quot;&quot;)">
            <text:p/>
          </table:table-cell>
          <table:table-cell table:style-name="ce19" table:formula="of:=IF([.$J44];[.$C44]/[.I$15];&quot;&quot;)">
            <text:p/>
          </table:table-cell>
          <table:table-cell table:style-name="ce22" table:formula="of:=AND([.$C44]&gt;=[.$L$16];[.$C44]&lt;=[.$L$17])" office:value-type="float" office:value="0">
            <text:p>0</text:p>
          </table:table-cell>
          <table:table-cell table:style-name="ce29"/>
          <table:table-cell/>
          <table:table-cell table:style-name="ce53" office:value-type="string" table:number-columns-spanned="3" table:number-rows-spanned="1">
            <text:p>N setting (4 bit)</text:p>
          </table:table-cell>
          <table:covered-table-cell table:number-columns-repeated="2"/>
          <table:table-cell/>
          <table:table-cell table:style-name="ce73"/>
          <table:table-cell table:number-columns-repeated="47"/>
        </table:table-row>
        <table:table-row table:style-name="ro1">
          <table:table-cell table:style-name="ce8" office:value-type="float" office:value="29">
            <text:p>29</text:p>
          </table:table-cell>
          <table:table-cell table:style-name="ce11" table:formula="of:=([.$A45]+13)*2" office:value-type="float" office:value="84">
            <text:p>x84</text:p>
          </table:table-cell>
          <table:table-cell table:style-name="ce16" table:formula="of:=[.$A$3]*[.$B45]" office:value-type="float" office:value="1209.6">
            <text:p>1209,6M</text:p>
          </table:table-cell>
          <table:table-cell table:style-name="ce19" table:formula="of:=IF([.$J45];[.$C45]/[.D$15];&quot;&quot;)">
            <text:p/>
          </table:table-cell>
          <table:table-cell table:style-name="ce19" table:formula="of:=IF([.$J45];[.$C45]/[.E$15];&quot;&quot;)">
            <text:p/>
          </table:table-cell>
          <table:table-cell table:style-name="ce19" table:formula="of:=IF([.$J45];[.$C45]/[.F$15];&quot;&quot;)">
            <text:p/>
          </table:table-cell>
          <table:table-cell table:style-name="ce19" table:formula="of:=IF([.$J45];[.$C45]/[.G$15];&quot;&quot;)">
            <text:p/>
          </table:table-cell>
          <table:table-cell table:style-name="ce19" table:formula="of:=IF([.$J45];[.$C45]/[.H$15];&quot;&quot;)">
            <text:p/>
          </table:table-cell>
          <table:table-cell table:style-name="ce19" table:formula="of:=IF([.$J45];[.$C45]/[.I$15];&quot;&quot;)">
            <text:p/>
          </table:table-cell>
          <table:table-cell table:style-name="ce22" table:formula="of:=AND([.$C45]&gt;=[.$L$16];[.$C45]&lt;=[.$L$17])" office:value-type="float" office:value="0">
            <text:p>0</text:p>
          </table:table-cell>
          <table:table-cell table:style-name="ce29"/>
          <table:table-cell/>
          <table:table-cell table:style-name="ce54" office:value-type="string" table:number-columns-spanned="3" table:number-rows-spanned="1">
            <text:p>Actual N ratio</text:p>
          </table:table-cell>
          <table:covered-table-cell table:number-columns-repeated="2"/>
          <table:table-cell/>
          <table:table-cell table:style-name="ce73"/>
          <table:table-cell table:number-columns-repeated="47"/>
        </table:table-row>
        <table:table-row table:style-name="ro1">
          <table:table-cell table:style-name="ce8" office:value-type="float" office:value="30">
            <text:p>30</text:p>
          </table:table-cell>
          <table:table-cell table:style-name="ce11" table:formula="of:=([.$A46]+13)*2" office:value-type="float" office:value="86">
            <text:p>x86</text:p>
          </table:table-cell>
          <table:table-cell table:style-name="ce16" table:formula="of:=[.$A$3]*[.$B46]" office:value-type="float" office:value="1238.4">
            <text:p>1238,4M</text:p>
          </table:table-cell>
          <table:table-cell table:style-name="ce19" table:formula="of:=IF([.$J46];[.$C46]/[.D$15];&quot;&quot;)">
            <text:p/>
          </table:table-cell>
          <table:table-cell table:style-name="ce19" table:formula="of:=IF([.$J46];[.$C46]/[.E$15];&quot;&quot;)">
            <text:p/>
          </table:table-cell>
          <table:table-cell table:style-name="ce19" table:formula="of:=IF([.$J46];[.$C46]/[.F$15];&quot;&quot;)">
            <text:p/>
          </table:table-cell>
          <table:table-cell table:style-name="ce19" table:formula="of:=IF([.$J46];[.$C46]/[.G$15];&quot;&quot;)">
            <text:p/>
          </table:table-cell>
          <table:table-cell table:style-name="ce19" table:formula="of:=IF([.$J46];[.$C46]/[.H$15];&quot;&quot;)">
            <text:p/>
          </table:table-cell>
          <table:table-cell table:style-name="ce19" table:formula="of:=IF([.$J46];[.$C46]/[.I$15];&quot;&quot;)">
            <text:p/>
          </table:table-cell>
          <table:table-cell table:style-name="ce22" table:formula="of:=AND([.$C46]&gt;=[.$L$16];[.$C46]&lt;=[.$L$17])" office:value-type="float" office:value="0">
            <text:p>0</text:p>
          </table:table-cell>
          <table:table-cell table:style-name="ce29"/>
          <table:table-cell/>
          <table:table-cell table:style-name="ce49" office:value-type="string" table:number-columns-spanned="3" table:number-rows-spanned="1">
            <text:p>Osc frequency</text:p>
          </table:table-cell>
          <table:covered-table-cell table:number-columns-repeated="2"/>
          <table:table-cell/>
          <table:table-cell table:style-name="ce73"/>
          <table:table-cell table:number-columns-repeated="47"/>
        </table:table-row>
        <table:table-row table:style-name="ro1">
          <table:table-cell table:style-name="ce8" office:value-type="float" office:value="31">
            <text:p>31</text:p>
          </table:table-cell>
          <table:table-cell table:style-name="ce11" table:formula="of:=([.$A47]+13)*2" office:value-type="float" office:value="88">
            <text:p>x88</text:p>
          </table:table-cell>
          <table:table-cell table:style-name="ce16" table:formula="of:=[.$A$3]*[.$B47]" office:value-type="float" office:value="1267.2">
            <text:p>1267,2M</text:p>
          </table:table-cell>
          <table:table-cell table:style-name="ce19" table:formula="of:=IF([.$J47];[.$C47]/[.D$15];&quot;&quot;)">
            <text:p/>
          </table:table-cell>
          <table:table-cell table:style-name="ce19" table:formula="of:=IF([.$J47];[.$C47]/[.E$15];&quot;&quot;)">
            <text:p/>
          </table:table-cell>
          <table:table-cell table:style-name="ce19" table:formula="of:=IF([.$J47];[.$C47]/[.F$15];&quot;&quot;)">
            <text:p/>
          </table:table-cell>
          <table:table-cell table:style-name="ce19" table:formula="of:=IF([.$J47];[.$C47]/[.G$15];&quot;&quot;)">
            <text:p/>
          </table:table-cell>
          <table:table-cell table:style-name="ce19" table:formula="of:=IF([.$J47];[.$C47]/[.H$15];&quot;&quot;)">
            <text:p/>
          </table:table-cell>
          <table:table-cell table:style-name="ce19" table:formula="of:=IF([.$J47];[.$C47]/[.I$15];&quot;&quot;)">
            <text:p/>
          </table:table-cell>
          <table:table-cell table:style-name="ce22" table:formula="of:=AND([.$C47]&gt;=[.$L$16];[.$C47]&lt;=[.$L$17])" office:value-type="float" office:value="0">
            <text:p>0</text:p>
          </table:table-cell>
          <table:table-cell table:style-name="ce29"/>
          <table:table-cell table:style-name="ce41" office:value-type="string" table:number-columns-spanned="1" table:number-rows-spanned="3">
            <text:p>Div</text:p>
          </table:table-cell>
          <table:table-cell table:style-name="ce55" office:value-type="string" table:number-columns-spanned="3" table:number-rows-spanned="3">
            <text:p>Frequency set</text:p>
          </table:table-cell>
          <table:covered-table-cell table:number-columns-repeated="2"/>
          <table:table-cell/>
          <table:table-cell table:style-name="ce73"/>
          <table:table-cell table:number-columns-repeated="47"/>
        </table:table-row>
        <table:table-row table:style-name="ro1">
          <table:table-cell table:style-name="ce8" office:value-type="float" office:value="32">
            <text:p>32</text:p>
          </table:table-cell>
          <table:table-cell table:style-name="ce11" table:formula="of:=([.$A48]+13)*2" office:value-type="float" office:value="90">
            <text:p>x90</text:p>
          </table:table-cell>
          <table:table-cell table:style-name="ce16" table:formula="of:=[.$A$3]*[.$B48]" office:value-type="float" office:value="1296">
            <text:p>1296,0M</text:p>
          </table:table-cell>
          <table:table-cell table:style-name="ce19" table:formula="of:=IF([.$J48];[.$C48]/[.D$15];&quot;&quot;)">
            <text:p/>
          </table:table-cell>
          <table:table-cell table:style-name="ce19" table:formula="of:=IF([.$J48];[.$C48]/[.E$15];&quot;&quot;)">
            <text:p/>
          </table:table-cell>
          <table:table-cell table:style-name="ce19" table:formula="of:=IF([.$J48];[.$C48]/[.F$15];&quot;&quot;)">
            <text:p/>
          </table:table-cell>
          <table:table-cell table:style-name="ce19" table:formula="of:=IF([.$J48];[.$C48]/[.G$15];&quot;&quot;)">
            <text:p/>
          </table:table-cell>
          <table:table-cell table:style-name="ce19" table:formula="of:=IF([.$J48];[.$C48]/[.H$15];&quot;&quot;)">
            <text:p/>
          </table:table-cell>
          <table:table-cell table:style-name="ce19" table:formula="of:=IF([.$J48];[.$C48]/[.I$15];&quot;&quot;)">
            <text:p/>
          </table:table-cell>
          <table:table-cell table:style-name="ce22" table:formula="of:=AND([.$C48]&gt;=[.$L$16];[.$C48]&lt;=[.$L$17])" office:value-type="float" office:value="0">
            <text:p>0</text:p>
          </table:table-cell>
          <table:table-cell table:style-name="ce29"/>
          <table:covered-table-cell table:number-columns-repeated="4"/>
          <table:table-cell/>
          <table:table-cell table:style-name="ce73"/>
          <table:table-cell table:number-columns-repeated="47"/>
        </table:table-row>
        <table:table-row table:style-name="ro1">
          <table:table-cell table:style-name="ce8" office:value-type="float" office:value="33">
            <text:p>33</text:p>
          </table:table-cell>
          <table:table-cell table:style-name="ce11" table:formula="of:=([.$A49]+13)*2" office:value-type="float" office:value="92">
            <text:p>x92</text:p>
          </table:table-cell>
          <table:table-cell table:style-name="ce16" table:formula="of:=[.$A$3]*[.$B49]" office:value-type="float" office:value="1324.8">
            <text:p>1324,8M</text:p>
          </table:table-cell>
          <table:table-cell table:style-name="ce19" table:formula="of:=IF([.$J49];[.$C49]/[.D$15];&quot;&quot;)">
            <text:p/>
          </table:table-cell>
          <table:table-cell table:style-name="ce19" table:formula="of:=IF([.$J49];[.$C49]/[.E$15];&quot;&quot;)">
            <text:p/>
          </table:table-cell>
          <table:table-cell table:style-name="ce19" table:formula="of:=IF([.$J49];[.$C49]/[.F$15];&quot;&quot;)">
            <text:p/>
          </table:table-cell>
          <table:table-cell table:style-name="ce19" table:formula="of:=IF([.$J49];[.$C49]/[.G$15];&quot;&quot;)">
            <text:p/>
          </table:table-cell>
          <table:table-cell table:style-name="ce19" table:formula="of:=IF([.$J49];[.$C49]/[.H$15];&quot;&quot;)">
            <text:p/>
          </table:table-cell>
          <table:table-cell table:style-name="ce19" table:formula="of:=IF([.$J49];[.$C49]/[.I$15];&quot;&quot;)">
            <text:p/>
          </table:table-cell>
          <table:table-cell table:style-name="ce22" table:formula="of:=AND([.$C49]&gt;=[.$L$16];[.$C49]&lt;=[.$L$17])" office:value-type="float" office:value="0">
            <text:p>0</text:p>
          </table:table-cell>
          <table:table-cell table:style-name="ce29"/>
          <table:covered-table-cell table:number-columns-repeated="4"/>
          <table:table-cell/>
          <table:table-cell table:style-name="ce73"/>
          <table:table-cell table:number-columns-repeated="47"/>
        </table:table-row>
        <table:table-row table:style-name="ro1">
          <table:table-cell table:style-name="ce8" office:value-type="float" office:value="34">
            <text:p>34</text:p>
          </table:table-cell>
          <table:table-cell table:style-name="ce11" table:formula="of:=([.$A50]+13)*2" office:value-type="float" office:value="94">
            <text:p>x94</text:p>
          </table:table-cell>
          <table:table-cell table:style-name="ce16" table:formula="of:=[.$A$3]*[.$B50]" office:value-type="float" office:value="1353.6">
            <text:p>1353,6M</text:p>
          </table:table-cell>
          <table:table-cell table:style-name="ce19" table:formula="of:=IF([.$J50];[.$C50]/[.D$15];&quot;&quot;)">
            <text:p/>
          </table:table-cell>
          <table:table-cell table:style-name="ce19" table:formula="of:=IF([.$J50];[.$C50]/[.E$15];&quot;&quot;)">
            <text:p/>
          </table:table-cell>
          <table:table-cell table:style-name="ce19" table:formula="of:=IF([.$J50];[.$C50]/[.F$15];&quot;&quot;)">
            <text:p/>
          </table:table-cell>
          <table:table-cell table:style-name="ce19" table:formula="of:=IF([.$J50];[.$C50]/[.G$15];&quot;&quot;)">
            <text:p/>
          </table:table-cell>
          <table:table-cell table:style-name="ce19" table:formula="of:=IF([.$J50];[.$C50]/[.H$15];&quot;&quot;)">
            <text:p/>
          </table:table-cell>
          <table:table-cell table:style-name="ce19" table:formula="of:=IF([.$J50];[.$C50]/[.I$15];&quot;&quot;)">
            <text:p/>
          </table:table-cell>
          <table:table-cell table:style-name="ce22" table:formula="of:=AND([.$C50]&gt;=[.$L$16];[.$C50]&lt;=[.$L$17])" office:value-type="float" office:value="0">
            <text:p>0</text:p>
          </table:table-cell>
          <table:table-cell table:style-name="ce29"/>
          <table:table-cell table:number-columns-repeated="5"/>
          <table:table-cell table:style-name="ce73"/>
          <table:table-cell table:number-columns-repeated="47"/>
        </table:table-row>
        <table:table-row table:style-name="ro1">
          <table:table-cell table:style-name="ce8" office:value-type="float" office:value="35">
            <text:p>35</text:p>
          </table:table-cell>
          <table:table-cell table:style-name="ce11" table:formula="of:=([.$A51]+13)*2" office:value-type="float" office:value="96">
            <text:p>x96</text:p>
          </table:table-cell>
          <table:table-cell table:style-name="ce16" table:formula="of:=[.$A$3]*[.$B51]" office:value-type="float" office:value="1382.4">
            <text:p>1382,4M</text:p>
          </table:table-cell>
          <table:table-cell table:style-name="ce19" table:formula="of:=IF([.$J51];[.$C51]/[.D$15];&quot;&quot;)">
            <text:p/>
          </table:table-cell>
          <table:table-cell table:style-name="ce19" table:formula="of:=IF([.$J51];[.$C51]/[.E$15];&quot;&quot;)">
            <text:p/>
          </table:table-cell>
          <table:table-cell table:style-name="ce19" table:formula="of:=IF([.$J51];[.$C51]/[.F$15];&quot;&quot;)">
            <text:p/>
          </table:table-cell>
          <table:table-cell table:style-name="ce19" table:formula="of:=IF([.$J51];[.$C51]/[.G$15];&quot;&quot;)">
            <text:p/>
          </table:table-cell>
          <table:table-cell table:style-name="ce19" table:formula="of:=IF([.$J51];[.$C51]/[.H$15];&quot;&quot;)">
            <text:p/>
          </table:table-cell>
          <table:table-cell table:style-name="ce19" table:formula="of:=IF([.$J51];[.$C51]/[.I$15];&quot;&quot;)">
            <text:p/>
          </table:table-cell>
          <table:table-cell table:style-name="ce22" table:formula="of:=AND([.$C51]&gt;=[.$L$16];[.$C51]&lt;=[.$L$17])" office:value-type="float" office:value="0">
            <text:p>0</text:p>
          </table:table-cell>
          <table:table-cell table:style-name="ce29"/>
          <table:table-cell table:number-columns-repeated="5"/>
          <table:table-cell table:style-name="ce73"/>
          <table:table-cell table:number-columns-repeated="47"/>
        </table:table-row>
        <table:table-row table:style-name="ro1">
          <table:table-cell table:style-name="ce8" office:value-type="float" office:value="36">
            <text:p>36</text:p>
          </table:table-cell>
          <table:table-cell table:style-name="ce11" table:formula="of:=([.$A52]+13)*2" office:value-type="float" office:value="98">
            <text:p>x98</text:p>
          </table:table-cell>
          <table:table-cell table:style-name="ce16" table:formula="of:=[.$A$3]*[.$B52]" office:value-type="float" office:value="1411.2">
            <text:p>1411,2M</text:p>
          </table:table-cell>
          <table:table-cell table:style-name="ce19" table:formula="of:=IF([.$J52];[.$C52]/[.D$15];&quot;&quot;)">
            <text:p/>
          </table:table-cell>
          <table:table-cell table:style-name="ce19" table:formula="of:=IF([.$J52];[.$C52]/[.E$15];&quot;&quot;)">
            <text:p/>
          </table:table-cell>
          <table:table-cell table:style-name="ce19" table:formula="of:=IF([.$J52];[.$C52]/[.F$15];&quot;&quot;)">
            <text:p/>
          </table:table-cell>
          <table:table-cell table:style-name="ce19" table:formula="of:=IF([.$J52];[.$C52]/[.G$15];&quot;&quot;)">
            <text:p/>
          </table:table-cell>
          <table:table-cell table:style-name="ce19" table:formula="of:=IF([.$J52];[.$C52]/[.H$15];&quot;&quot;)">
            <text:p/>
          </table:table-cell>
          <table:table-cell table:style-name="ce19" table:formula="of:=IF([.$J52];[.$C52]/[.I$15];&quot;&quot;)">
            <text:p/>
          </table:table-cell>
          <table:table-cell table:style-name="ce22" table:formula="of:=AND([.$C52]&gt;=[.$L$16];[.$C52]&lt;=[.$L$17])" office:value-type="float" office:value="0">
            <text:p>0</text:p>
          </table:table-cell>
          <table:table-cell table:style-name="ce29"/>
          <table:table-cell table:style-name="ce42" office:value-type="string" table:number-columns-spanned="4" table:number-rows-spanned="1">
            <text:p>VCO/PLL settings:</text:p>
          </table:table-cell>
          <table:covered-table-cell table:number-columns-repeated="3"/>
          <table:table-cell/>
          <table:table-cell table:style-name="ce73"/>
          <table:table-cell table:number-columns-repeated="47"/>
        </table:table-row>
        <table:table-row table:style-name="ro1">
          <table:table-cell table:style-name="ce8" office:value-type="float" office:value="37">
            <text:p>37</text:p>
          </table:table-cell>
          <table:table-cell table:style-name="ce11" table:formula="of:=([.$A53]+13)*2" office:value-type="float" office:value="100">
            <text:p>x100</text:p>
          </table:table-cell>
          <table:table-cell table:style-name="ce16" table:formula="of:=[.$A$3]*[.$B53]" office:value-type="float" office:value="1440">
            <text:p>1440,0M</text:p>
          </table:table-cell>
          <table:table-cell table:style-name="ce19" table:formula="of:=IF([.$J53];[.$C53]/[.D$15];&quot;&quot;)">
            <text:p/>
          </table:table-cell>
          <table:table-cell table:style-name="ce19" table:formula="of:=IF([.$J53];[.$C53]/[.E$15];&quot;&quot;)">
            <text:p/>
          </table:table-cell>
          <table:table-cell table:style-name="ce19" table:formula="of:=IF([.$J53];[.$C53]/[.F$15];&quot;&quot;)">
            <text:p/>
          </table:table-cell>
          <table:table-cell table:style-name="ce19" table:formula="of:=IF([.$J53];[.$C53]/[.G$15];&quot;&quot;)">
            <text:p/>
          </table:table-cell>
          <table:table-cell table:style-name="ce19" table:formula="of:=IF([.$J53];[.$C53]/[.H$15];&quot;&quot;)">
            <text:p/>
          </table:table-cell>
          <table:table-cell table:style-name="ce19" table:formula="of:=IF([.$J53];[.$C53]/[.I$15];&quot;&quot;)">
            <text:p/>
          </table:table-cell>
          <table:table-cell table:style-name="ce22" table:formula="of:=AND([.$C53]&gt;=[.$L$16];[.$C53]&lt;=[.$L$17])" office:value-type="float" office:value="0">
            <text:p>0</text:p>
          </table:table-cell>
          <table:table-cell table:style-name="ce29"/>
          <table:table-cell table:number-columns-repeated="3"/>
          <table:table-cell table:style-name="ce66" office:value-type="string" table:number-columns-spanned="3" table:number-rows-spanned="1">
            <text:p>Div ratio</text:p>
          </table:table-cell>
          <table:covered-table-cell/>
          <table:covered-table-cell table:style-name="ce73"/>
          <table:table-cell table:number-columns-repeated="47"/>
        </table:table-row>
        <table:table-row table:style-name="ro1">
          <table:table-cell table:style-name="ce8" office:value-type="float" office:value="38">
            <text:p>38</text:p>
          </table:table-cell>
          <table:table-cell table:style-name="ce11" table:formula="of:=([.$A54]+13)*2" office:value-type="float" office:value="102">
            <text:p>x102</text:p>
          </table:table-cell>
          <table:table-cell table:style-name="ce16" table:formula="of:=[.$A$3]*[.$B54]" office:value-type="float" office:value="1468.8">
            <text:p>1468,8M</text:p>
          </table:table-cell>
          <table:table-cell table:style-name="ce19" table:formula="of:=IF([.$J54];[.$C54]/[.D$15];&quot;&quot;)">
            <text:p/>
          </table:table-cell>
          <table:table-cell table:style-name="ce19" table:formula="of:=IF([.$J54];[.$C54]/[.E$15];&quot;&quot;)">
            <text:p/>
          </table:table-cell>
          <table:table-cell table:style-name="ce19" table:formula="of:=IF([.$J54];[.$C54]/[.F$15];&quot;&quot;)">
            <text:p/>
          </table:table-cell>
          <table:table-cell table:style-name="ce19" table:formula="of:=IF([.$J54];[.$C54]/[.G$15];&quot;&quot;)">
            <text:p/>
          </table:table-cell>
          <table:table-cell table:style-name="ce19" table:formula="of:=IF([.$J54];[.$C54]/[.H$15];&quot;&quot;)">
            <text:p/>
          </table:table-cell>
          <table:table-cell table:style-name="ce19" table:formula="of:=IF([.$J54];[.$C54]/[.I$15];&quot;&quot;)">
            <text:p/>
          </table:table-cell>
          <table:table-cell table:style-name="ce22" table:formula="of:=AND([.$C54]&gt;=[.$L$16];[.$C54]&lt;=[.$L$17])" office:value-type="float" office:value="0">
            <text:p>0</text:p>
          </table:table-cell>
          <table:table-cell table:style-name="ce29"/>
          <table:table-cell table:style-name="ce41" office:value-type="string" table:number-columns-spanned="1" table:number-rows-spanned="8">
            <text:p>N setting</text:p>
            <text:p>8 bit</text:p>
          </table:table-cell>
          <table:table-cell table:style-name="ce56" office:value-type="string" table:number-columns-spanned="1" table:number-rows-spanned="8">
            <text:p>Actual N ratio</text:p>
          </table:table-cell>
          <table:table-cell table:style-name="ce59" office:value-type="string" table:number-columns-spanned="1" table:number-rows-spanned="8">
            <text:p>VCO Frequency</text:p>
            <text:p>Red/Green</text:p>
          </table:table-cell>
          <table:table-cell table:style-name="ce67" office:value-type="string" table:number-columns-spanned="3" table:number-rows-spanned="8">
            <text:p>Frequency set</text:p>
          </table:table-cell>
          <table:covered-table-cell/>
          <table:covered-table-cell table:style-name="ce73"/>
          <table:table-cell table:number-columns-repeated="47"/>
        </table:table-row>
        <table:table-row table:style-name="ro1">
          <table:table-cell table:style-name="ce8" office:value-type="float" office:value="39">
            <text:p>39</text:p>
          </table:table-cell>
          <table:table-cell table:style-name="ce11" table:formula="of:=([.$A55]+13)*2" office:value-type="float" office:value="104">
            <text:p>x104</text:p>
          </table:table-cell>
          <table:table-cell table:style-name="ce16" table:formula="of:=[.$A$3]*[.$B55]" office:value-type="float" office:value="1497.6">
            <text:p>1497,6M</text:p>
          </table:table-cell>
          <table:table-cell table:style-name="ce19" table:formula="of:=IF([.$J55];[.$C55]/[.D$15];&quot;&quot;)">
            <text:p/>
          </table:table-cell>
          <table:table-cell table:style-name="ce19" table:formula="of:=IF([.$J55];[.$C55]/[.E$15];&quot;&quot;)">
            <text:p/>
          </table:table-cell>
          <table:table-cell table:style-name="ce19" table:formula="of:=IF([.$J55];[.$C55]/[.F$15];&quot;&quot;)">
            <text:p/>
          </table:table-cell>
          <table:table-cell table:style-name="ce19" table:formula="of:=IF([.$J55];[.$C55]/[.G$15];&quot;&quot;)">
            <text:p/>
          </table:table-cell>
          <table:table-cell table:style-name="ce19" table:formula="of:=IF([.$J55];[.$C55]/[.H$15];&quot;&quot;)">
            <text:p/>
          </table:table-cell>
          <table:table-cell table:style-name="ce19" table:formula="of:=IF([.$J55];[.$C55]/[.I$15];&quot;&quot;)">
            <text:p/>
          </table:table-cell>
          <table:table-cell table:style-name="ce22" table:formula="of:=AND([.$C55]&gt;=[.$L$16];[.$C55]&lt;=[.$L$17])" office:value-type="float" office:value="0">
            <text:p>0</text:p>
          </table:table-cell>
          <table:table-cell table:style-name="ce29"/>
          <table:covered-table-cell table:number-columns-repeated="5"/>
          <table:covered-table-cell table:style-name="ce73"/>
          <table:table-cell table:number-columns-repeated="47"/>
        </table:table-row>
        <table:table-row table:style-name="ro1">
          <table:table-cell table:style-name="ce8" office:value-type="float" office:value="40">
            <text:p>40</text:p>
          </table:table-cell>
          <table:table-cell table:style-name="ce11" table:formula="of:=([.$A56]+13)*2" office:value-type="float" office:value="106">
            <text:p>x106</text:p>
          </table:table-cell>
          <table:table-cell table:style-name="ce16" table:formula="of:=[.$A$3]*[.$B56]" office:value-type="float" office:value="1526.4">
            <text:p>1526,4M</text:p>
          </table:table-cell>
          <table:table-cell table:style-name="ce19" table:formula="of:=IF([.$J56];[.$C56]/[.D$15];&quot;&quot;)">
            <text:p/>
          </table:table-cell>
          <table:table-cell table:style-name="ce19" table:formula="of:=IF([.$J56];[.$C56]/[.E$15];&quot;&quot;)">
            <text:p/>
          </table:table-cell>
          <table:table-cell table:style-name="ce19" table:formula="of:=IF([.$J56];[.$C56]/[.F$15];&quot;&quot;)">
            <text:p/>
          </table:table-cell>
          <table:table-cell table:style-name="ce19" table:formula="of:=IF([.$J56];[.$C56]/[.G$15];&quot;&quot;)">
            <text:p/>
          </table:table-cell>
          <table:table-cell table:style-name="ce19" table:formula="of:=IF([.$J56];[.$C56]/[.H$15];&quot;&quot;)">
            <text:p/>
          </table:table-cell>
          <table:table-cell table:style-name="ce19" table:formula="of:=IF([.$J56];[.$C56]/[.I$15];&quot;&quot;)">
            <text:p/>
          </table:table-cell>
          <table:table-cell table:style-name="ce22" table:formula="of:=AND([.$C56]&gt;=[.$L$16];[.$C56]&lt;=[.$L$17])" office:value-type="float" office:value="0">
            <text:p>0</text:p>
          </table:table-cell>
          <table:table-cell table:style-name="ce29"/>
          <table:covered-table-cell table:number-columns-repeated="5"/>
          <table:covered-table-cell table:style-name="ce73"/>
          <table:table-cell table:number-columns-repeated="47"/>
        </table:table-row>
        <table:table-row table:style-name="ro1">
          <table:table-cell table:style-name="ce8" office:value-type="float" office:value="41">
            <text:p>41</text:p>
          </table:table-cell>
          <table:table-cell table:style-name="ce11" table:formula="of:=([.$A57]+13)*2" office:value-type="float" office:value="108">
            <text:p>x108</text:p>
          </table:table-cell>
          <table:table-cell table:style-name="ce16" table:formula="of:=[.$A$3]*[.$B57]" office:value-type="float" office:value="1555.2">
            <text:p>1555,2M</text:p>
          </table:table-cell>
          <table:table-cell table:style-name="ce19" table:formula="of:=IF([.$J57];[.$C57]/[.D$15];&quot;&quot;)">
            <text:p/>
          </table:table-cell>
          <table:table-cell table:style-name="ce19" table:formula="of:=IF([.$J57];[.$C57]/[.E$15];&quot;&quot;)">
            <text:p/>
          </table:table-cell>
          <table:table-cell table:style-name="ce19" table:formula="of:=IF([.$J57];[.$C57]/[.F$15];&quot;&quot;)">
            <text:p/>
          </table:table-cell>
          <table:table-cell table:style-name="ce19" table:formula="of:=IF([.$J57];[.$C57]/[.G$15];&quot;&quot;)">
            <text:p/>
          </table:table-cell>
          <table:table-cell table:style-name="ce19" table:formula="of:=IF([.$J57];[.$C57]/[.H$15];&quot;&quot;)">
            <text:p/>
          </table:table-cell>
          <table:table-cell table:style-name="ce19" table:formula="of:=IF([.$J57];[.$C57]/[.I$15];&quot;&quot;)">
            <text:p/>
          </table:table-cell>
          <table:table-cell table:style-name="ce22" table:formula="of:=AND([.$C57]&gt;=[.$L$16];[.$C57]&lt;=[.$L$17])" office:value-type="float" office:value="0">
            <text:p>0</text:p>
          </table:table-cell>
          <table:table-cell table:style-name="ce29"/>
          <table:covered-table-cell table:number-columns-repeated="5"/>
          <table:covered-table-cell table:style-name="ce73"/>
          <table:table-cell table:number-columns-repeated="47"/>
        </table:table-row>
        <table:table-row table:style-name="ro1">
          <table:table-cell table:style-name="ce8" office:value-type="float" office:value="42">
            <text:p>42</text:p>
          </table:table-cell>
          <table:table-cell table:style-name="ce11" table:formula="of:=([.$A58]+13)*2" office:value-type="float" office:value="110">
            <text:p>x110</text:p>
          </table:table-cell>
          <table:table-cell table:style-name="ce16" table:formula="of:=[.$A$3]*[.$B58]" office:value-type="float" office:value="1584">
            <text:p>1584,0M</text:p>
          </table:table-cell>
          <table:table-cell table:style-name="ce19" table:formula="of:=IF([.$J58];[.$C58]/[.D$15];&quot;&quot;)">
            <text:p/>
          </table:table-cell>
          <table:table-cell table:style-name="ce19" table:formula="of:=IF([.$J58];[.$C58]/[.E$15];&quot;&quot;)">
            <text:p/>
          </table:table-cell>
          <table:table-cell table:style-name="ce19" table:formula="of:=IF([.$J58];[.$C58]/[.F$15];&quot;&quot;)">
            <text:p/>
          </table:table-cell>
          <table:table-cell table:style-name="ce19" table:formula="of:=IF([.$J58];[.$C58]/[.G$15];&quot;&quot;)">
            <text:p/>
          </table:table-cell>
          <table:table-cell table:style-name="ce19" table:formula="of:=IF([.$J58];[.$C58]/[.H$15];&quot;&quot;)">
            <text:p/>
          </table:table-cell>
          <table:table-cell table:style-name="ce19" table:formula="of:=IF([.$J58];[.$C58]/[.I$15];&quot;&quot;)">
            <text:p/>
          </table:table-cell>
          <table:table-cell table:style-name="ce22" table:formula="of:=AND([.$C58]&gt;=[.$L$16];[.$C58]&lt;=[.$L$17])" office:value-type="float" office:value="0">
            <text:p>0</text:p>
          </table:table-cell>
          <table:table-cell table:style-name="ce29"/>
          <table:covered-table-cell table:number-columns-repeated="5"/>
          <table:covered-table-cell table:style-name="ce73"/>
          <table:table-cell table:number-columns-repeated="47"/>
        </table:table-row>
        <table:table-row table:style-name="ro1">
          <table:table-cell table:style-name="ce8" office:value-type="float" office:value="43">
            <text:p>43</text:p>
          </table:table-cell>
          <table:table-cell table:style-name="ce11" table:formula="of:=([.$A59]+13)*2" office:value-type="float" office:value="112">
            <text:p>x112</text:p>
          </table:table-cell>
          <table:table-cell table:style-name="ce16" table:formula="of:=[.$A$3]*[.$B59]" office:value-type="float" office:value="1612.8">
            <text:p>1612,8M</text:p>
          </table:table-cell>
          <table:table-cell table:style-name="ce19" table:formula="of:=IF([.$J59];[.$C59]/[.D$15];&quot;&quot;)">
            <text:p/>
          </table:table-cell>
          <table:table-cell table:style-name="ce19" table:formula="of:=IF([.$J59];[.$C59]/[.E$15];&quot;&quot;)">
            <text:p/>
          </table:table-cell>
          <table:table-cell table:style-name="ce19" table:formula="of:=IF([.$J59];[.$C59]/[.F$15];&quot;&quot;)">
            <text:p/>
          </table:table-cell>
          <table:table-cell table:style-name="ce19" table:formula="of:=IF([.$J59];[.$C59]/[.G$15];&quot;&quot;)">
            <text:p/>
          </table:table-cell>
          <table:table-cell table:style-name="ce19" table:formula="of:=IF([.$J59];[.$C59]/[.H$15];&quot;&quot;)">
            <text:p/>
          </table:table-cell>
          <table:table-cell table:style-name="ce19" table:formula="of:=IF([.$J59];[.$C59]/[.I$15];&quot;&quot;)">
            <text:p/>
          </table:table-cell>
          <table:table-cell table:style-name="ce22" table:formula="of:=AND([.$C59]&gt;=[.$L$16];[.$C59]&lt;=[.$L$17])" office:value-type="float" office:value="0">
            <text:p>0</text:p>
          </table:table-cell>
          <table:table-cell table:style-name="ce29"/>
          <table:covered-table-cell table:number-columns-repeated="5"/>
          <table:covered-table-cell table:style-name="ce73"/>
          <table:table-cell table:number-columns-repeated="47"/>
        </table:table-row>
        <table:table-row table:style-name="ro1">
          <table:table-cell table:style-name="ce8" office:value-type="float" office:value="44">
            <text:p>44</text:p>
          </table:table-cell>
          <table:table-cell table:style-name="ce11" table:formula="of:=([.$A60]+13)*2" office:value-type="float" office:value="114">
            <text:p>x114</text:p>
          </table:table-cell>
          <table:table-cell table:style-name="ce16" table:formula="of:=[.$A$3]*[.$B60]" office:value-type="float" office:value="1641.6">
            <text:p>1641,6M</text:p>
          </table:table-cell>
          <table:table-cell table:style-name="ce19" table:formula="of:=IF([.$J60];[.$C60]/[.D$15];&quot;&quot;)">
            <text:p/>
          </table:table-cell>
          <table:table-cell table:style-name="ce19" table:formula="of:=IF([.$J60];[.$C60]/[.E$15];&quot;&quot;)">
            <text:p/>
          </table:table-cell>
          <table:table-cell table:style-name="ce19" table:formula="of:=IF([.$J60];[.$C60]/[.F$15];&quot;&quot;)">
            <text:p/>
          </table:table-cell>
          <table:table-cell table:style-name="ce19" table:formula="of:=IF([.$J60];[.$C60]/[.G$15];&quot;&quot;)">
            <text:p/>
          </table:table-cell>
          <table:table-cell table:style-name="ce19" table:formula="of:=IF([.$J60];[.$C60]/[.H$15];&quot;&quot;)">
            <text:p/>
          </table:table-cell>
          <table:table-cell table:style-name="ce19" table:formula="of:=IF([.$J60];[.$C60]/[.I$15];&quot;&quot;)">
            <text:p/>
          </table:table-cell>
          <table:table-cell table:style-name="ce22" table:formula="of:=AND([.$C60]&gt;=[.$L$16];[.$C60]&lt;=[.$L$17])" office:value-type="float" office:value="0">
            <text:p>0</text:p>
          </table:table-cell>
          <table:table-cell table:style-name="ce29"/>
          <table:covered-table-cell table:number-columns-repeated="5"/>
          <table:covered-table-cell table:style-name="ce73"/>
          <table:table-cell table:number-columns-repeated="47"/>
        </table:table-row>
        <table:table-row table:style-name="ro1">
          <table:table-cell table:style-name="ce8" office:value-type="float" office:value="45">
            <text:p>45</text:p>
          </table:table-cell>
          <table:table-cell table:style-name="ce11" table:formula="of:=([.$A61]+13)*2" office:value-type="float" office:value="116">
            <text:p>x116</text:p>
          </table:table-cell>
          <table:table-cell table:style-name="ce16" table:formula="of:=[.$A$3]*[.$B61]" office:value-type="float" office:value="1670.4">
            <text:p>1670,4M</text:p>
          </table:table-cell>
          <table:table-cell table:style-name="ce19" table:formula="of:=IF([.$J61];[.$C61]/[.D$15];&quot;&quot;)">
            <text:p/>
          </table:table-cell>
          <table:table-cell table:style-name="ce19" table:formula="of:=IF([.$J61];[.$C61]/[.E$15];&quot;&quot;)">
            <text:p/>
          </table:table-cell>
          <table:table-cell table:style-name="ce19" table:formula="of:=IF([.$J61];[.$C61]/[.F$15];&quot;&quot;)">
            <text:p/>
          </table:table-cell>
          <table:table-cell table:style-name="ce19" table:formula="of:=IF([.$J61];[.$C61]/[.G$15];&quot;&quot;)">
            <text:p/>
          </table:table-cell>
          <table:table-cell table:style-name="ce19" table:formula="of:=IF([.$J61];[.$C61]/[.H$15];&quot;&quot;)">
            <text:p/>
          </table:table-cell>
          <table:table-cell table:style-name="ce19" table:formula="of:=IF([.$J61];[.$C61]/[.I$15];&quot;&quot;)">
            <text:p/>
          </table:table-cell>
          <table:table-cell table:style-name="ce22" table:formula="of:=AND([.$C61]&gt;=[.$L$16];[.$C61]&lt;=[.$L$17])" office:value-type="float" office:value="0">
            <text:p>0</text:p>
          </table:table-cell>
          <table:table-cell table:style-name="ce29"/>
          <table:covered-table-cell table:number-columns-repeated="5"/>
          <table:covered-table-cell table:style-name="ce73"/>
          <table:table-cell table:number-columns-repeated="47"/>
        </table:table-row>
        <table:table-row table:style-name="ro1">
          <table:table-cell table:style-name="ce8" office:value-type="float" office:value="46">
            <text:p>46</text:p>
          </table:table-cell>
          <table:table-cell table:style-name="ce11" table:formula="of:=([.$A62]+13)*2" office:value-type="float" office:value="118">
            <text:p>x118</text:p>
          </table:table-cell>
          <table:table-cell table:style-name="ce16" table:formula="of:=[.$A$3]*[.$B62]" office:value-type="float" office:value="1699.2">
            <text:p>1699,2M</text:p>
          </table:table-cell>
          <table:table-cell table:style-name="ce19" table:formula="of:=IF([.$J62];[.$C62]/[.D$15];&quot;&quot;)">
            <text:p/>
          </table:table-cell>
          <table:table-cell table:style-name="ce19" table:formula="of:=IF([.$J62];[.$C62]/[.E$15];&quot;&quot;)">
            <text:p/>
          </table:table-cell>
          <table:table-cell table:style-name="ce19" table:formula="of:=IF([.$J62];[.$C62]/[.F$15];&quot;&quot;)">
            <text:p/>
          </table:table-cell>
          <table:table-cell table:style-name="ce19" table:formula="of:=IF([.$J62];[.$C62]/[.G$15];&quot;&quot;)">
            <text:p/>
          </table:table-cell>
          <table:table-cell table:style-name="ce19" table:formula="of:=IF([.$J62];[.$C62]/[.H$15];&quot;&quot;)">
            <text:p/>
          </table:table-cell>
          <table:table-cell table:style-name="ce19" table:formula="of:=IF([.$J62];[.$C62]/[.I$15];&quot;&quot;)">
            <text:p/>
          </table:table-cell>
          <table:table-cell table:style-name="ce22" table:formula="of:=AND([.$C62]&gt;=[.$L$16];[.$C62]&lt;=[.$L$17])" office:value-type="float" office:value="0">
            <text:p>0</text:p>
          </table:table-cell>
          <table:table-cell table:style-name="ce30"/>
          <table:table-cell table:style-name="ce43" table:number-columns-repeated="5"/>
          <table:table-cell table:style-name="ce74"/>
          <table:table-cell table:number-columns-repeated="47"/>
        </table:table-row>
        <table:table-row table:style-name="ro1">
          <table:table-cell table:style-name="ce8" office:value-type="float" office:value="47">
            <text:p>47</text:p>
          </table:table-cell>
          <table:table-cell table:style-name="ce11" table:formula="of:=([.$A63]+13)*2" office:value-type="float" office:value="120">
            <text:p>x120</text:p>
          </table:table-cell>
          <table:table-cell table:style-name="ce16" table:formula="of:=[.$A$3]*[.$B63]" office:value-type="float" office:value="1728">
            <text:p>1728,0M</text:p>
          </table:table-cell>
          <table:table-cell table:style-name="ce19" table:formula="of:=IF([.$J63];[.$C63]/[.D$15];&quot;&quot;)">
            <text:p/>
          </table:table-cell>
          <table:table-cell table:style-name="ce19" table:formula="of:=IF([.$J63];[.$C63]/[.E$15];&quot;&quot;)">
            <text:p/>
          </table:table-cell>
          <table:table-cell table:style-name="ce19" table:formula="of:=IF([.$J63];[.$C63]/[.F$15];&quot;&quot;)">
            <text:p/>
          </table:table-cell>
          <table:table-cell table:style-name="ce19" table:formula="of:=IF([.$J63];[.$C63]/[.G$15];&quot;&quot;)">
            <text:p/>
          </table:table-cell>
          <table:table-cell table:style-name="ce19" table:formula="of:=IF([.$J63];[.$C63]/[.H$15];&quot;&quot;)">
            <text:p/>
          </table:table-cell>
          <table:table-cell table:style-name="ce19" table:formula="of:=IF([.$J63];[.$C63]/[.I$15];&quot;&quot;)">
            <text:p/>
          </table:table-cell>
          <table:table-cell table:style-name="ce22" table:formula="of:=AND([.$C63]&gt;=[.$L$16];[.$C63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48">
            <text:p>48</text:p>
          </table:table-cell>
          <table:table-cell table:style-name="ce11" table:formula="of:=([.$A64]+13)*2" office:value-type="float" office:value="122">
            <text:p>x122</text:p>
          </table:table-cell>
          <table:table-cell table:style-name="ce16" table:formula="of:=[.$A$3]*[.$B64]" office:value-type="float" office:value="1756.8">
            <text:p>1756,8M</text:p>
          </table:table-cell>
          <table:table-cell table:style-name="ce19" table:formula="of:=IF([.$J64];[.$C64]/[.D$15];&quot;&quot;)">
            <text:p/>
          </table:table-cell>
          <table:table-cell table:style-name="ce19" table:formula="of:=IF([.$J64];[.$C64]/[.E$15];&quot;&quot;)">
            <text:p/>
          </table:table-cell>
          <table:table-cell table:style-name="ce19" table:formula="of:=IF([.$J64];[.$C64]/[.F$15];&quot;&quot;)">
            <text:p/>
          </table:table-cell>
          <table:table-cell table:style-name="ce19" table:formula="of:=IF([.$J64];[.$C64]/[.G$15];&quot;&quot;)">
            <text:p/>
          </table:table-cell>
          <table:table-cell table:style-name="ce19" table:formula="of:=IF([.$J64];[.$C64]/[.H$15];&quot;&quot;)">
            <text:p/>
          </table:table-cell>
          <table:table-cell table:style-name="ce19" table:formula="of:=IF([.$J64];[.$C64]/[.I$15];&quot;&quot;)">
            <text:p/>
          </table:table-cell>
          <table:table-cell table:style-name="ce22" table:formula="of:=AND([.$C64]&gt;=[.$L$16];[.$C64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49">
            <text:p>49</text:p>
          </table:table-cell>
          <table:table-cell table:style-name="ce11" table:formula="of:=([.$A65]+13)*2" office:value-type="float" office:value="124">
            <text:p>x124</text:p>
          </table:table-cell>
          <table:table-cell table:style-name="ce16" table:formula="of:=[.$A$3]*[.$B65]" office:value-type="float" office:value="1785.6">
            <text:p>1785,6M</text:p>
          </table:table-cell>
          <table:table-cell table:style-name="ce19" table:formula="of:=IF([.$J65];[.$C65]/[.D$15];&quot;&quot;)" office:value-type="float" office:value="892.8">
            <text:p>892,8M</text:p>
          </table:table-cell>
          <table:table-cell table:style-name="ce19" table:formula="of:=IF([.$J65];[.$C65]/[.E$15];&quot;&quot;)" office:value-type="float" office:value="446.4">
            <text:p>446,4M</text:p>
          </table:table-cell>
          <table:table-cell table:style-name="ce19" table:formula="of:=IF([.$J65];[.$C65]/[.F$15];&quot;&quot;)" office:value-type="float" office:value="223.2">
            <text:p>223,2M</text:p>
          </table:table-cell>
          <table:table-cell table:style-name="ce19" table:formula="of:=IF([.$J65];[.$C65]/[.G$15];&quot;&quot;)" office:value-type="float" office:value="111.6">
            <text:p>111,6M</text:p>
          </table:table-cell>
          <table:table-cell table:style-name="ce19" table:formula="of:=IF([.$J65];[.$C65]/[.H$15];&quot;&quot;)" office:value-type="float" office:value="55.8">
            <text:p>55,8M</text:p>
          </table:table-cell>
          <table:table-cell table:style-name="ce19" table:formula="of:=IF([.$J65];[.$C65]/[.I$15];&quot;&quot;)" office:value-type="float" office:value="27.9">
            <text:p>27,9M</text:p>
          </table:table-cell>
          <table:table-cell table:style-name="ce22" table:formula="of:=AND([.$C65]&gt;=[.$L$16];[.$C65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50">
            <text:p>50</text:p>
          </table:table-cell>
          <table:table-cell table:style-name="ce11" table:formula="of:=([.$A66]+13)*2" office:value-type="float" office:value="126">
            <text:p>x126</text:p>
          </table:table-cell>
          <table:table-cell table:style-name="ce16" table:formula="of:=[.$A$3]*[.$B66]" office:value-type="float" office:value="1814.4">
            <text:p>1814,4M</text:p>
          </table:table-cell>
          <table:table-cell table:style-name="ce19" table:formula="of:=IF([.$J66];[.$C66]/[.D$15];&quot;&quot;)" office:value-type="float" office:value="907.2">
            <text:p>907,2M</text:p>
          </table:table-cell>
          <table:table-cell table:style-name="ce19" table:formula="of:=IF([.$J66];[.$C66]/[.E$15];&quot;&quot;)" office:value-type="float" office:value="453.6">
            <text:p>453,6M</text:p>
          </table:table-cell>
          <table:table-cell table:style-name="ce19" table:formula="of:=IF([.$J66];[.$C66]/[.F$15];&quot;&quot;)" office:value-type="float" office:value="226.8">
            <text:p>226,8M</text:p>
          </table:table-cell>
          <table:table-cell table:style-name="ce19" table:formula="of:=IF([.$J66];[.$C66]/[.G$15];&quot;&quot;)" office:value-type="float" office:value="113.4">
            <text:p>113,4M</text:p>
          </table:table-cell>
          <table:table-cell table:style-name="ce19" table:formula="of:=IF([.$J66];[.$C66]/[.H$15];&quot;&quot;)" office:value-type="float" office:value="56.7">
            <text:p>56,7M</text:p>
          </table:table-cell>
          <table:table-cell table:style-name="ce19" table:formula="of:=IF([.$J66];[.$C66]/[.I$15];&quot;&quot;)" office:value-type="float" office:value="28.35">
            <text:p>28,4M</text:p>
          </table:table-cell>
          <table:table-cell table:style-name="ce22" table:formula="of:=AND([.$C66]&gt;=[.$L$16];[.$C66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51">
            <text:p>51</text:p>
          </table:table-cell>
          <table:table-cell table:style-name="ce11" table:formula="of:=([.$A67]+13)*2" office:value-type="float" office:value="128">
            <text:p>x128</text:p>
          </table:table-cell>
          <table:table-cell table:style-name="ce16" table:formula="of:=[.$A$3]*[.$B67]" office:value-type="float" office:value="1843.2">
            <text:p>1843,2M</text:p>
          </table:table-cell>
          <table:table-cell table:style-name="ce19" table:formula="of:=IF([.$J67];[.$C67]/[.D$15];&quot;&quot;)" office:value-type="float" office:value="921.6">
            <text:p>921,6M</text:p>
          </table:table-cell>
          <table:table-cell table:style-name="ce19" table:formula="of:=IF([.$J67];[.$C67]/[.E$15];&quot;&quot;)" office:value-type="float" office:value="460.8">
            <text:p>460,8M</text:p>
          </table:table-cell>
          <table:table-cell table:style-name="ce19" table:formula="of:=IF([.$J67];[.$C67]/[.F$15];&quot;&quot;)" office:value-type="float" office:value="230.4">
            <text:p>230,4M</text:p>
          </table:table-cell>
          <table:table-cell table:style-name="ce19" table:formula="of:=IF([.$J67];[.$C67]/[.G$15];&quot;&quot;)" office:value-type="float" office:value="115.2">
            <text:p>115,2M</text:p>
          </table:table-cell>
          <table:table-cell table:style-name="ce19" table:formula="of:=IF([.$J67];[.$C67]/[.H$15];&quot;&quot;)" office:value-type="float" office:value="57.6">
            <text:p>57,6M</text:p>
          </table:table-cell>
          <table:table-cell table:style-name="ce19" table:formula="of:=IF([.$J67];[.$C67]/[.I$15];&quot;&quot;)" office:value-type="float" office:value="28.8">
            <text:p>28,8M</text:p>
          </table:table-cell>
          <table:table-cell table:style-name="ce22" table:formula="of:=AND([.$C67]&gt;=[.$L$16];[.$C67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52">
            <text:p>52</text:p>
          </table:table-cell>
          <table:table-cell table:style-name="ce11" table:formula="of:=([.$A68]+13)*2" office:value-type="float" office:value="130">
            <text:p>x130</text:p>
          </table:table-cell>
          <table:table-cell table:style-name="ce16" table:formula="of:=[.$A$3]*[.$B68]" office:value-type="float" office:value="1872">
            <text:p>1872,0M</text:p>
          </table:table-cell>
          <table:table-cell table:style-name="ce19" table:formula="of:=IF([.$J68];[.$C68]/[.D$15];&quot;&quot;)" office:value-type="float" office:value="936">
            <text:p>936,0M</text:p>
          </table:table-cell>
          <table:table-cell table:style-name="ce19" table:formula="of:=IF([.$J68];[.$C68]/[.E$15];&quot;&quot;)" office:value-type="float" office:value="468">
            <text:p>468,0M</text:p>
          </table:table-cell>
          <table:table-cell table:style-name="ce19" table:formula="of:=IF([.$J68];[.$C68]/[.F$15];&quot;&quot;)" office:value-type="float" office:value="234">
            <text:p>234,0M</text:p>
          </table:table-cell>
          <table:table-cell table:style-name="ce19" table:formula="of:=IF([.$J68];[.$C68]/[.G$15];&quot;&quot;)" office:value-type="float" office:value="117">
            <text:p>117,0M</text:p>
          </table:table-cell>
          <table:table-cell table:style-name="ce19" table:formula="of:=IF([.$J68];[.$C68]/[.H$15];&quot;&quot;)" office:value-type="float" office:value="58.5">
            <text:p>58,5M</text:p>
          </table:table-cell>
          <table:table-cell table:style-name="ce19" table:formula="of:=IF([.$J68];[.$C68]/[.I$15];&quot;&quot;)" office:value-type="float" office:value="29.25">
            <text:p>29,3M</text:p>
          </table:table-cell>
          <table:table-cell table:style-name="ce22" table:formula="of:=AND([.$C68]&gt;=[.$L$16];[.$C68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53">
            <text:p>53</text:p>
          </table:table-cell>
          <table:table-cell table:style-name="ce11" table:formula="of:=([.$A69]+13)*2" office:value-type="float" office:value="132">
            <text:p>x132</text:p>
          </table:table-cell>
          <table:table-cell table:style-name="ce16" table:formula="of:=[.$A$3]*[.$B69]" office:value-type="float" office:value="1900.8">
            <text:p>1900,8M</text:p>
          </table:table-cell>
          <table:table-cell table:style-name="ce19" table:formula="of:=IF([.$J69];[.$C69]/[.D$15];&quot;&quot;)" office:value-type="float" office:value="950.4">
            <text:p>950,4M</text:p>
          </table:table-cell>
          <table:table-cell table:style-name="ce19" table:formula="of:=IF([.$J69];[.$C69]/[.E$15];&quot;&quot;)" office:value-type="float" office:value="475.2">
            <text:p>475,2M</text:p>
          </table:table-cell>
          <table:table-cell table:style-name="ce19" table:formula="of:=IF([.$J69];[.$C69]/[.F$15];&quot;&quot;)" office:value-type="float" office:value="237.6">
            <text:p>237,6M</text:p>
          </table:table-cell>
          <table:table-cell table:style-name="ce19" table:formula="of:=IF([.$J69];[.$C69]/[.G$15];&quot;&quot;)" office:value-type="float" office:value="118.8">
            <text:p>118,8M</text:p>
          </table:table-cell>
          <table:table-cell table:style-name="ce19" table:formula="of:=IF([.$J69];[.$C69]/[.H$15];&quot;&quot;)" office:value-type="float" office:value="59.4">
            <text:p>59,4M</text:p>
          </table:table-cell>
          <table:table-cell table:style-name="ce19" table:formula="of:=IF([.$J69];[.$C69]/[.I$15];&quot;&quot;)" office:value-type="float" office:value="29.7">
            <text:p>29,7M</text:p>
          </table:table-cell>
          <table:table-cell table:style-name="ce22" table:formula="of:=AND([.$C69]&gt;=[.$L$16];[.$C69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54">
            <text:p>54</text:p>
          </table:table-cell>
          <table:table-cell table:style-name="ce11" table:formula="of:=([.$A70]+13)*2" office:value-type="float" office:value="134">
            <text:p>x134</text:p>
          </table:table-cell>
          <table:table-cell table:style-name="ce16" table:formula="of:=[.$A$3]*[.$B70]" office:value-type="float" office:value="1929.6">
            <text:p>1929,6M</text:p>
          </table:table-cell>
          <table:table-cell table:style-name="ce19" table:formula="of:=IF([.$J70];[.$C70]/[.D$15];&quot;&quot;)" office:value-type="float" office:value="964.8">
            <text:p>964,8M</text:p>
          </table:table-cell>
          <table:table-cell table:style-name="ce19" table:formula="of:=IF([.$J70];[.$C70]/[.E$15];&quot;&quot;)" office:value-type="float" office:value="482.4">
            <text:p>482,4M</text:p>
          </table:table-cell>
          <table:table-cell table:style-name="ce19" table:formula="of:=IF([.$J70];[.$C70]/[.F$15];&quot;&quot;)" office:value-type="float" office:value="241.2">
            <text:p>241,2M</text:p>
          </table:table-cell>
          <table:table-cell table:style-name="ce19" table:formula="of:=IF([.$J70];[.$C70]/[.G$15];&quot;&quot;)" office:value-type="float" office:value="120.6">
            <text:p>120,6M</text:p>
          </table:table-cell>
          <table:table-cell table:style-name="ce19" table:formula="of:=IF([.$J70];[.$C70]/[.H$15];&quot;&quot;)" office:value-type="float" office:value="60.3">
            <text:p>60,3M</text:p>
          </table:table-cell>
          <table:table-cell table:style-name="ce19" table:formula="of:=IF([.$J70];[.$C70]/[.I$15];&quot;&quot;)" office:value-type="float" office:value="30.15">
            <text:p>30,2M</text:p>
          </table:table-cell>
          <table:table-cell table:style-name="ce22" table:formula="of:=AND([.$C70]&gt;=[.$L$16];[.$C70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55">
            <text:p>55</text:p>
          </table:table-cell>
          <table:table-cell table:style-name="ce11" table:formula="of:=([.$A71]+13)*2" office:value-type="float" office:value="136">
            <text:p>x136</text:p>
          </table:table-cell>
          <table:table-cell table:style-name="ce16" table:formula="of:=[.$A$3]*[.$B71]" office:value-type="float" office:value="1958.4">
            <text:p>1958,4M</text:p>
          </table:table-cell>
          <table:table-cell table:style-name="ce19" table:formula="of:=IF([.$J71];[.$C71]/[.D$15];&quot;&quot;)" office:value-type="float" office:value="979.2">
            <text:p>979,2M</text:p>
          </table:table-cell>
          <table:table-cell table:style-name="ce19" table:formula="of:=IF([.$J71];[.$C71]/[.E$15];&quot;&quot;)" office:value-type="float" office:value="489.6">
            <text:p>489,6M</text:p>
          </table:table-cell>
          <table:table-cell table:style-name="ce19" table:formula="of:=IF([.$J71];[.$C71]/[.F$15];&quot;&quot;)" office:value-type="float" office:value="244.8">
            <text:p>244,8M</text:p>
          </table:table-cell>
          <table:table-cell table:style-name="ce19" table:formula="of:=IF([.$J71];[.$C71]/[.G$15];&quot;&quot;)" office:value-type="float" office:value="122.4">
            <text:p>122,4M</text:p>
          </table:table-cell>
          <table:table-cell table:style-name="ce19" table:formula="of:=IF([.$J71];[.$C71]/[.H$15];&quot;&quot;)" office:value-type="float" office:value="61.2">
            <text:p>61,2M</text:p>
          </table:table-cell>
          <table:table-cell table:style-name="ce19" table:formula="of:=IF([.$J71];[.$C71]/[.I$15];&quot;&quot;)" office:value-type="float" office:value="30.6">
            <text:p>30,6M</text:p>
          </table:table-cell>
          <table:table-cell table:style-name="ce22" table:formula="of:=AND([.$C71]&gt;=[.$L$16];[.$C71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56">
            <text:p>56</text:p>
          </table:table-cell>
          <table:table-cell table:style-name="ce11" table:formula="of:=([.$A72]+13)*2" office:value-type="float" office:value="138">
            <text:p>x138</text:p>
          </table:table-cell>
          <table:table-cell table:style-name="ce16" table:formula="of:=[.$A$3]*[.$B72]" office:value-type="float" office:value="1987.2">
            <text:p>1987,2M</text:p>
          </table:table-cell>
          <table:table-cell table:style-name="ce19" table:formula="of:=IF([.$J72];[.$C72]/[.D$15];&quot;&quot;)" office:value-type="float" office:value="993.6">
            <text:p>993,6M</text:p>
          </table:table-cell>
          <table:table-cell table:style-name="ce19" table:formula="of:=IF([.$J72];[.$C72]/[.E$15];&quot;&quot;)" office:value-type="float" office:value="496.8">
            <text:p>496,8M</text:p>
          </table:table-cell>
          <table:table-cell table:style-name="ce19" table:formula="of:=IF([.$J72];[.$C72]/[.F$15];&quot;&quot;)" office:value-type="float" office:value="248.4">
            <text:p>248,4M</text:p>
          </table:table-cell>
          <table:table-cell table:style-name="ce19" table:formula="of:=IF([.$J72];[.$C72]/[.G$15];&quot;&quot;)" office:value-type="float" office:value="124.2">
            <text:p>124,2M</text:p>
          </table:table-cell>
          <table:table-cell table:style-name="ce19" table:formula="of:=IF([.$J72];[.$C72]/[.H$15];&quot;&quot;)" office:value-type="float" office:value="62.1">
            <text:p>62,1M</text:p>
          </table:table-cell>
          <table:table-cell table:style-name="ce19" table:formula="of:=IF([.$J72];[.$C72]/[.I$15];&quot;&quot;)" office:value-type="float" office:value="31.05">
            <text:p>31,1M</text:p>
          </table:table-cell>
          <table:table-cell table:style-name="ce22" table:formula="of:=AND([.$C72]&gt;=[.$L$16];[.$C72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57">
            <text:p>57</text:p>
          </table:table-cell>
          <table:table-cell table:style-name="ce11" table:formula="of:=([.$A73]+13)*2" office:value-type="float" office:value="140">
            <text:p>x140</text:p>
          </table:table-cell>
          <table:table-cell table:style-name="ce16" table:formula="of:=[.$A$3]*[.$B73]" office:value-type="float" office:value="2016">
            <text:p>2016,0M</text:p>
          </table:table-cell>
          <table:table-cell table:style-name="ce19" table:formula="of:=IF([.$J73];[.$C73]/[.D$15];&quot;&quot;)" office:value-type="float" office:value="1008">
            <text:p>1008,0M</text:p>
          </table:table-cell>
          <table:table-cell table:style-name="ce19" table:formula="of:=IF([.$J73];[.$C73]/[.E$15];&quot;&quot;)" office:value-type="float" office:value="504">
            <text:p>504,0M</text:p>
          </table:table-cell>
          <table:table-cell table:style-name="ce19" table:formula="of:=IF([.$J73];[.$C73]/[.F$15];&quot;&quot;)" office:value-type="float" office:value="252">
            <text:p>252,0M</text:p>
          </table:table-cell>
          <table:table-cell table:style-name="ce19" table:formula="of:=IF([.$J73];[.$C73]/[.G$15];&quot;&quot;)" office:value-type="float" office:value="126">
            <text:p>126,0M</text:p>
          </table:table-cell>
          <table:table-cell table:style-name="ce19" table:formula="of:=IF([.$J73];[.$C73]/[.H$15];&quot;&quot;)" office:value-type="float" office:value="63">
            <text:p>63,0M</text:p>
          </table:table-cell>
          <table:table-cell table:style-name="ce19" table:formula="of:=IF([.$J73];[.$C73]/[.I$15];&quot;&quot;)" office:value-type="float" office:value="31.5">
            <text:p>31,5M</text:p>
          </table:table-cell>
          <table:table-cell table:style-name="ce22" table:formula="of:=AND([.$C73]&gt;=[.$L$16];[.$C73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58">
            <text:p>58</text:p>
          </table:table-cell>
          <table:table-cell table:style-name="ce11" table:formula="of:=([.$A74]+13)*2" office:value-type="float" office:value="142">
            <text:p>x142</text:p>
          </table:table-cell>
          <table:table-cell table:style-name="ce16" table:formula="of:=[.$A$3]*[.$B74]" office:value-type="float" office:value="2044.8">
            <text:p>2044,8M</text:p>
          </table:table-cell>
          <table:table-cell table:style-name="ce19" table:formula="of:=IF([.$J74];[.$C74]/[.D$15];&quot;&quot;)" office:value-type="float" office:value="1022.4">
            <text:p>1022,4M</text:p>
          </table:table-cell>
          <table:table-cell table:style-name="ce19" table:formula="of:=IF([.$J74];[.$C74]/[.E$15];&quot;&quot;)" office:value-type="float" office:value="511.2">
            <text:p>511,2M</text:p>
          </table:table-cell>
          <table:table-cell table:style-name="ce19" table:formula="of:=IF([.$J74];[.$C74]/[.F$15];&quot;&quot;)" office:value-type="float" office:value="255.6">
            <text:p>255,6M</text:p>
          </table:table-cell>
          <table:table-cell table:style-name="ce19" table:formula="of:=IF([.$J74];[.$C74]/[.G$15];&quot;&quot;)" office:value-type="float" office:value="127.8">
            <text:p>127,8M</text:p>
          </table:table-cell>
          <table:table-cell table:style-name="ce19" table:formula="of:=IF([.$J74];[.$C74]/[.H$15];&quot;&quot;)" office:value-type="float" office:value="63.9">
            <text:p>63,9M</text:p>
          </table:table-cell>
          <table:table-cell table:style-name="ce19" table:formula="of:=IF([.$J74];[.$C74]/[.I$15];&quot;&quot;)" office:value-type="float" office:value="31.95">
            <text:p>32,0M</text:p>
          </table:table-cell>
          <table:table-cell table:style-name="ce22" table:formula="of:=AND([.$C74]&gt;=[.$L$16];[.$C74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59">
            <text:p>59</text:p>
          </table:table-cell>
          <table:table-cell table:style-name="ce11" table:formula="of:=([.$A75]+13)*2" office:value-type="float" office:value="144">
            <text:p>x144</text:p>
          </table:table-cell>
          <table:table-cell table:style-name="ce16" table:formula="of:=[.$A$3]*[.$B75]" office:value-type="float" office:value="2073.6">
            <text:p>2073,6M</text:p>
          </table:table-cell>
          <table:table-cell table:style-name="ce19" table:formula="of:=IF([.$J75];[.$C75]/[.D$15];&quot;&quot;)" office:value-type="float" office:value="1036.8">
            <text:p>1036,8M</text:p>
          </table:table-cell>
          <table:table-cell table:style-name="ce19" table:formula="of:=IF([.$J75];[.$C75]/[.E$15];&quot;&quot;)" office:value-type="float" office:value="518.4">
            <text:p>518,4M</text:p>
          </table:table-cell>
          <table:table-cell table:style-name="ce19" table:formula="of:=IF([.$J75];[.$C75]/[.F$15];&quot;&quot;)" office:value-type="float" office:value="259.2">
            <text:p>259,2M</text:p>
          </table:table-cell>
          <table:table-cell table:style-name="ce19" table:formula="of:=IF([.$J75];[.$C75]/[.G$15];&quot;&quot;)" office:value-type="float" office:value="129.6">
            <text:p>129,6M</text:p>
          </table:table-cell>
          <table:table-cell table:style-name="ce19" table:formula="of:=IF([.$J75];[.$C75]/[.H$15];&quot;&quot;)" office:value-type="float" office:value="64.8">
            <text:p>64,8M</text:p>
          </table:table-cell>
          <table:table-cell table:style-name="ce19" table:formula="of:=IF([.$J75];[.$C75]/[.I$15];&quot;&quot;)" office:value-type="float" office:value="32.4">
            <text:p>32,4M</text:p>
          </table:table-cell>
          <table:table-cell table:style-name="ce22" table:formula="of:=AND([.$C75]&gt;=[.$L$16];[.$C75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60">
            <text:p>60</text:p>
          </table:table-cell>
          <table:table-cell table:style-name="ce11" table:formula="of:=([.$A76]+13)*2" office:value-type="float" office:value="146">
            <text:p>x146</text:p>
          </table:table-cell>
          <table:table-cell table:style-name="ce16" table:formula="of:=[.$A$3]*[.$B76]" office:value-type="float" office:value="2102.4">
            <text:p>2102,4M</text:p>
          </table:table-cell>
          <table:table-cell table:style-name="ce19" table:formula="of:=IF([.$J76];[.$C76]/[.D$15];&quot;&quot;)" office:value-type="float" office:value="1051.2">
            <text:p>1051,2M</text:p>
          </table:table-cell>
          <table:table-cell table:style-name="ce19" table:formula="of:=IF([.$J76];[.$C76]/[.E$15];&quot;&quot;)" office:value-type="float" office:value="525.6">
            <text:p>525,6M</text:p>
          </table:table-cell>
          <table:table-cell table:style-name="ce19" table:formula="of:=IF([.$J76];[.$C76]/[.F$15];&quot;&quot;)" office:value-type="float" office:value="262.8">
            <text:p>262,8M</text:p>
          </table:table-cell>
          <table:table-cell table:style-name="ce19" table:formula="of:=IF([.$J76];[.$C76]/[.G$15];&quot;&quot;)" office:value-type="float" office:value="131.4">
            <text:p>131,4M</text:p>
          </table:table-cell>
          <table:table-cell table:style-name="ce19" table:formula="of:=IF([.$J76];[.$C76]/[.H$15];&quot;&quot;)" office:value-type="float" office:value="65.7">
            <text:p>65,7M</text:p>
          </table:table-cell>
          <table:table-cell table:style-name="ce19" table:formula="of:=IF([.$J76];[.$C76]/[.I$15];&quot;&quot;)" office:value-type="float" office:value="32.85">
            <text:p>32,9M</text:p>
          </table:table-cell>
          <table:table-cell table:style-name="ce22" table:formula="of:=AND([.$C76]&gt;=[.$L$16];[.$C76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61">
            <text:p>61</text:p>
          </table:table-cell>
          <table:table-cell table:style-name="ce11" table:formula="of:=([.$A77]+13)*2" office:value-type="float" office:value="148">
            <text:p>x148</text:p>
          </table:table-cell>
          <table:table-cell table:style-name="ce16" table:formula="of:=[.$A$3]*[.$B77]" office:value-type="float" office:value="2131.2">
            <text:p>2131,2M</text:p>
          </table:table-cell>
          <table:table-cell table:style-name="ce19" table:formula="of:=IF([.$J77];[.$C77]/[.D$15];&quot;&quot;)" office:value-type="float" office:value="1065.6">
            <text:p>1065,6M</text:p>
          </table:table-cell>
          <table:table-cell table:style-name="ce19" table:formula="of:=IF([.$J77];[.$C77]/[.E$15];&quot;&quot;)" office:value-type="float" office:value="532.8">
            <text:p>532,8M</text:p>
          </table:table-cell>
          <table:table-cell table:style-name="ce19" table:formula="of:=IF([.$J77];[.$C77]/[.F$15];&quot;&quot;)" office:value-type="float" office:value="266.4">
            <text:p>266,4M</text:p>
          </table:table-cell>
          <table:table-cell table:style-name="ce19" table:formula="of:=IF([.$J77];[.$C77]/[.G$15];&quot;&quot;)" office:value-type="float" office:value="133.2">
            <text:p>133,2M</text:p>
          </table:table-cell>
          <table:table-cell table:style-name="ce19" table:formula="of:=IF([.$J77];[.$C77]/[.H$15];&quot;&quot;)" office:value-type="float" office:value="66.6">
            <text:p>66,6M</text:p>
          </table:table-cell>
          <table:table-cell table:style-name="ce19" table:formula="of:=IF([.$J77];[.$C77]/[.I$15];&quot;&quot;)" office:value-type="float" office:value="33.3">
            <text:p>33,3M</text:p>
          </table:table-cell>
          <table:table-cell table:style-name="ce22" table:formula="of:=AND([.$C77]&gt;=[.$L$16];[.$C77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62">
            <text:p>62</text:p>
          </table:table-cell>
          <table:table-cell table:style-name="ce11" table:formula="of:=([.$A78]+13)*2" office:value-type="float" office:value="150">
            <text:p>x150</text:p>
          </table:table-cell>
          <table:table-cell table:style-name="ce16" table:formula="of:=[.$A$3]*[.$B78]" office:value-type="float" office:value="2160">
            <text:p>2160,0M</text:p>
          </table:table-cell>
          <table:table-cell table:style-name="ce19" table:formula="of:=IF([.$J78];[.$C78]/[.D$15];&quot;&quot;)" office:value-type="float" office:value="1080">
            <text:p>1080,0M</text:p>
          </table:table-cell>
          <table:table-cell table:style-name="ce19" table:formula="of:=IF([.$J78];[.$C78]/[.E$15];&quot;&quot;)" office:value-type="float" office:value="540">
            <text:p>540,0M</text:p>
          </table:table-cell>
          <table:table-cell table:style-name="ce19" table:formula="of:=IF([.$J78];[.$C78]/[.F$15];&quot;&quot;)" office:value-type="float" office:value="270">
            <text:p>270,0M</text:p>
          </table:table-cell>
          <table:table-cell table:style-name="ce19" table:formula="of:=IF([.$J78];[.$C78]/[.G$15];&quot;&quot;)" office:value-type="float" office:value="135">
            <text:p>135,0M</text:p>
          </table:table-cell>
          <table:table-cell table:style-name="ce19" table:formula="of:=IF([.$J78];[.$C78]/[.H$15];&quot;&quot;)" office:value-type="float" office:value="67.5">
            <text:p>67,5M</text:p>
          </table:table-cell>
          <table:table-cell table:style-name="ce19" table:formula="of:=IF([.$J78];[.$C78]/[.I$15];&quot;&quot;)" office:value-type="float" office:value="33.75">
            <text:p>33,8M</text:p>
          </table:table-cell>
          <table:table-cell table:style-name="ce22" table:formula="of:=AND([.$C78]&gt;=[.$L$16];[.$C78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63">
            <text:p>63</text:p>
          </table:table-cell>
          <table:table-cell table:style-name="ce11" table:formula="of:=([.$A79]+13)*2" office:value-type="float" office:value="152">
            <text:p>x152</text:p>
          </table:table-cell>
          <table:table-cell table:style-name="ce16" table:formula="of:=[.$A$3]*[.$B79]" office:value-type="float" office:value="2188.8">
            <text:p>2188,8M</text:p>
          </table:table-cell>
          <table:table-cell table:style-name="ce19" table:formula="of:=IF([.$J79];[.$C79]/[.D$15];&quot;&quot;)" office:value-type="float" office:value="1094.4">
            <text:p>1094,4M</text:p>
          </table:table-cell>
          <table:table-cell table:style-name="ce19" table:formula="of:=IF([.$J79];[.$C79]/[.E$15];&quot;&quot;)" office:value-type="float" office:value="547.2">
            <text:p>547,2M</text:p>
          </table:table-cell>
          <table:table-cell table:style-name="ce19" table:formula="of:=IF([.$J79];[.$C79]/[.F$15];&quot;&quot;)" office:value-type="float" office:value="273.6">
            <text:p>273,6M</text:p>
          </table:table-cell>
          <table:table-cell table:style-name="ce19" table:formula="of:=IF([.$J79];[.$C79]/[.G$15];&quot;&quot;)" office:value-type="float" office:value="136.8">
            <text:p>136,8M</text:p>
          </table:table-cell>
          <table:table-cell table:style-name="ce19" table:formula="of:=IF([.$J79];[.$C79]/[.H$15];&quot;&quot;)" office:value-type="float" office:value="68.4">
            <text:p>68,4M</text:p>
          </table:table-cell>
          <table:table-cell table:style-name="ce19" table:formula="of:=IF([.$J79];[.$C79]/[.I$15];&quot;&quot;)" office:value-type="float" office:value="34.2">
            <text:p>34,2M</text:p>
          </table:table-cell>
          <table:table-cell table:style-name="ce22" table:formula="of:=AND([.$C79]&gt;=[.$L$16];[.$C79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64">
            <text:p>64</text:p>
          </table:table-cell>
          <table:table-cell table:style-name="ce11" table:formula="of:=([.$A80]+13)*2" office:value-type="float" office:value="154">
            <text:p>x154</text:p>
          </table:table-cell>
          <table:table-cell table:style-name="ce16" table:formula="of:=[.$A$3]*[.$B80]" office:value-type="float" office:value="2217.6">
            <text:p>2217,6M</text:p>
          </table:table-cell>
          <table:table-cell table:style-name="ce19" table:formula="of:=IF([.$J80];[.$C80]/[.D$15];&quot;&quot;)" office:value-type="float" office:value="1108.8">
            <text:p>1108,8M</text:p>
          </table:table-cell>
          <table:table-cell table:style-name="ce19" table:formula="of:=IF([.$J80];[.$C80]/[.E$15];&quot;&quot;)" office:value-type="float" office:value="554.4">
            <text:p>554,4M</text:p>
          </table:table-cell>
          <table:table-cell table:style-name="ce19" table:formula="of:=IF([.$J80];[.$C80]/[.F$15];&quot;&quot;)" office:value-type="float" office:value="277.2">
            <text:p>277,2M</text:p>
          </table:table-cell>
          <table:table-cell table:style-name="ce19" table:formula="of:=IF([.$J80];[.$C80]/[.G$15];&quot;&quot;)" office:value-type="float" office:value="138.6">
            <text:p>138,6M</text:p>
          </table:table-cell>
          <table:table-cell table:style-name="ce19" table:formula="of:=IF([.$J80];[.$C80]/[.H$15];&quot;&quot;)" office:value-type="float" office:value="69.3">
            <text:p>69,3M</text:p>
          </table:table-cell>
          <table:table-cell table:style-name="ce19" table:formula="of:=IF([.$J80];[.$C80]/[.I$15];&quot;&quot;)" office:value-type="float" office:value="34.65">
            <text:p>34,7M</text:p>
          </table:table-cell>
          <table:table-cell table:style-name="ce22" table:formula="of:=AND([.$C80]&gt;=[.$L$16];[.$C80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65">
            <text:p>65</text:p>
          </table:table-cell>
          <table:table-cell table:style-name="ce11" table:formula="of:=([.$A81]+13)*2" office:value-type="float" office:value="156">
            <text:p>x156</text:p>
          </table:table-cell>
          <table:table-cell table:style-name="ce16" table:formula="of:=[.$A$3]*[.$B81]" office:value-type="float" office:value="2246.4">
            <text:p>2246,4M</text:p>
          </table:table-cell>
          <table:table-cell table:style-name="ce19" table:formula="of:=IF([.$J81];[.$C81]/[.D$15];&quot;&quot;)" office:value-type="float" office:value="1123.2">
            <text:p>1123,2M</text:p>
          </table:table-cell>
          <table:table-cell table:style-name="ce19" table:formula="of:=IF([.$J81];[.$C81]/[.E$15];&quot;&quot;)" office:value-type="float" office:value="561.6">
            <text:p>561,6M</text:p>
          </table:table-cell>
          <table:table-cell table:style-name="ce19" table:formula="of:=IF([.$J81];[.$C81]/[.F$15];&quot;&quot;)" office:value-type="float" office:value="280.8">
            <text:p>280,8M</text:p>
          </table:table-cell>
          <table:table-cell table:style-name="ce19" table:formula="of:=IF([.$J81];[.$C81]/[.G$15];&quot;&quot;)" office:value-type="float" office:value="140.4">
            <text:p>140,4M</text:p>
          </table:table-cell>
          <table:table-cell table:style-name="ce19" table:formula="of:=IF([.$J81];[.$C81]/[.H$15];&quot;&quot;)" office:value-type="float" office:value="70.2">
            <text:p>70,2M</text:p>
          </table:table-cell>
          <table:table-cell table:style-name="ce19" table:formula="of:=IF([.$J81];[.$C81]/[.I$15];&quot;&quot;)" office:value-type="float" office:value="35.1">
            <text:p>35,1M</text:p>
          </table:table-cell>
          <table:table-cell table:style-name="ce22" table:formula="of:=AND([.$C81]&gt;=[.$L$16];[.$C81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66">
            <text:p>66</text:p>
          </table:table-cell>
          <table:table-cell table:style-name="ce11" table:formula="of:=([.$A82]+13)*2" office:value-type="float" office:value="158">
            <text:p>x158</text:p>
          </table:table-cell>
          <table:table-cell table:style-name="ce16" table:formula="of:=[.$A$3]*[.$B82]" office:value-type="float" office:value="2275.2">
            <text:p>2275,2M</text:p>
          </table:table-cell>
          <table:table-cell table:style-name="ce19" table:formula="of:=IF([.$J82];[.$C82]/[.D$15];&quot;&quot;)" office:value-type="float" office:value="1137.6">
            <text:p>1137,6M</text:p>
          </table:table-cell>
          <table:table-cell table:style-name="ce19" table:formula="of:=IF([.$J82];[.$C82]/[.E$15];&quot;&quot;)" office:value-type="float" office:value="568.8">
            <text:p>568,8M</text:p>
          </table:table-cell>
          <table:table-cell table:style-name="ce19" table:formula="of:=IF([.$J82];[.$C82]/[.F$15];&quot;&quot;)" office:value-type="float" office:value="284.4">
            <text:p>284,4M</text:p>
          </table:table-cell>
          <table:table-cell table:style-name="ce19" table:formula="of:=IF([.$J82];[.$C82]/[.G$15];&quot;&quot;)" office:value-type="float" office:value="142.2">
            <text:p>142,2M</text:p>
          </table:table-cell>
          <table:table-cell table:style-name="ce19" table:formula="of:=IF([.$J82];[.$C82]/[.H$15];&quot;&quot;)" office:value-type="float" office:value="71.1">
            <text:p>71,1M</text:p>
          </table:table-cell>
          <table:table-cell table:style-name="ce19" table:formula="of:=IF([.$J82];[.$C82]/[.I$15];&quot;&quot;)" office:value-type="float" office:value="35.55">
            <text:p>35,6M</text:p>
          </table:table-cell>
          <table:table-cell table:style-name="ce22" table:formula="of:=AND([.$C82]&gt;=[.$L$16];[.$C82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67">
            <text:p>67</text:p>
          </table:table-cell>
          <table:table-cell table:style-name="ce11" table:formula="of:=([.$A83]+13)*2" office:value-type="float" office:value="160">
            <text:p>x160</text:p>
          </table:table-cell>
          <table:table-cell table:style-name="ce16" table:formula="of:=[.$A$3]*[.$B83]" office:value-type="float" office:value="2304">
            <text:p>2304,0M</text:p>
          </table:table-cell>
          <table:table-cell table:style-name="ce19" table:formula="of:=IF([.$J83];[.$C83]/[.D$15];&quot;&quot;)" office:value-type="float" office:value="1152">
            <text:p>1152,0M</text:p>
          </table:table-cell>
          <table:table-cell table:style-name="ce19" table:formula="of:=IF([.$J83];[.$C83]/[.E$15];&quot;&quot;)" office:value-type="float" office:value="576">
            <text:p>576,0M</text:p>
          </table:table-cell>
          <table:table-cell table:style-name="ce19" table:formula="of:=IF([.$J83];[.$C83]/[.F$15];&quot;&quot;)" office:value-type="float" office:value="288">
            <text:p>288,0M</text:p>
          </table:table-cell>
          <table:table-cell table:style-name="ce19" table:formula="of:=IF([.$J83];[.$C83]/[.G$15];&quot;&quot;)" office:value-type="float" office:value="144">
            <text:p>144,0M</text:p>
          </table:table-cell>
          <table:table-cell table:style-name="ce19" table:formula="of:=IF([.$J83];[.$C83]/[.H$15];&quot;&quot;)" office:value-type="float" office:value="72">
            <text:p>72,0M</text:p>
          </table:table-cell>
          <table:table-cell table:style-name="ce19" table:formula="of:=IF([.$J83];[.$C83]/[.I$15];&quot;&quot;)" office:value-type="float" office:value="36">
            <text:p>36,0M</text:p>
          </table:table-cell>
          <table:table-cell table:style-name="ce22" table:formula="of:=AND([.$C83]&gt;=[.$L$16];[.$C83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68">
            <text:p>68</text:p>
          </table:table-cell>
          <table:table-cell table:style-name="ce11" table:formula="of:=([.$A84]+13)*2" office:value-type="float" office:value="162">
            <text:p>x162</text:p>
          </table:table-cell>
          <table:table-cell table:style-name="ce16" table:formula="of:=[.$A$3]*[.$B84]" office:value-type="float" office:value="2332.8">
            <text:p>2332,8M</text:p>
          </table:table-cell>
          <table:table-cell table:style-name="ce19" table:formula="of:=IF([.$J84];[.$C84]/[.D$15];&quot;&quot;)" office:value-type="float" office:value="1166.4">
            <text:p>1166,4M</text:p>
          </table:table-cell>
          <table:table-cell table:style-name="ce19" table:formula="of:=IF([.$J84];[.$C84]/[.E$15];&quot;&quot;)" office:value-type="float" office:value="583.2">
            <text:p>583,2M</text:p>
          </table:table-cell>
          <table:table-cell table:style-name="ce19" table:formula="of:=IF([.$J84];[.$C84]/[.F$15];&quot;&quot;)" office:value-type="float" office:value="291.6">
            <text:p>291,6M</text:p>
          </table:table-cell>
          <table:table-cell table:style-name="ce19" table:formula="of:=IF([.$J84];[.$C84]/[.G$15];&quot;&quot;)" office:value-type="float" office:value="145.8">
            <text:p>145,8M</text:p>
          </table:table-cell>
          <table:table-cell table:style-name="ce19" table:formula="of:=IF([.$J84];[.$C84]/[.H$15];&quot;&quot;)" office:value-type="float" office:value="72.9">
            <text:p>72,9M</text:p>
          </table:table-cell>
          <table:table-cell table:style-name="ce19" table:formula="of:=IF([.$J84];[.$C84]/[.I$15];&quot;&quot;)" office:value-type="float" office:value="36.45">
            <text:p>36,5M</text:p>
          </table:table-cell>
          <table:table-cell table:style-name="ce22" table:formula="of:=AND([.$C84]&gt;=[.$L$16];[.$C84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69">
            <text:p>69</text:p>
          </table:table-cell>
          <table:table-cell table:style-name="ce11" table:formula="of:=([.$A85]+13)*2" office:value-type="float" office:value="164">
            <text:p>x164</text:p>
          </table:table-cell>
          <table:table-cell table:style-name="ce16" table:formula="of:=[.$A$3]*[.$B85]" office:value-type="float" office:value="2361.6">
            <text:p>2361,6M</text:p>
          </table:table-cell>
          <table:table-cell table:style-name="ce19" table:formula="of:=IF([.$J85];[.$C85]/[.D$15];&quot;&quot;)" office:value-type="float" office:value="1180.8">
            <text:p>1180,8M</text:p>
          </table:table-cell>
          <table:table-cell table:style-name="ce19" table:formula="of:=IF([.$J85];[.$C85]/[.E$15];&quot;&quot;)" office:value-type="float" office:value="590.4">
            <text:p>590,4M</text:p>
          </table:table-cell>
          <table:table-cell table:style-name="ce19" table:formula="of:=IF([.$J85];[.$C85]/[.F$15];&quot;&quot;)" office:value-type="float" office:value="295.2">
            <text:p>295,2M</text:p>
          </table:table-cell>
          <table:table-cell table:style-name="ce19" table:formula="of:=IF([.$J85];[.$C85]/[.G$15];&quot;&quot;)" office:value-type="float" office:value="147.6">
            <text:p>147,6M</text:p>
          </table:table-cell>
          <table:table-cell table:style-name="ce19" table:formula="of:=IF([.$J85];[.$C85]/[.H$15];&quot;&quot;)" office:value-type="float" office:value="73.8">
            <text:p>73,8M</text:p>
          </table:table-cell>
          <table:table-cell table:style-name="ce19" table:formula="of:=IF([.$J85];[.$C85]/[.I$15];&quot;&quot;)" office:value-type="float" office:value="36.9">
            <text:p>36,9M</text:p>
          </table:table-cell>
          <table:table-cell table:style-name="ce22" table:formula="of:=AND([.$C85]&gt;=[.$L$16];[.$C85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70">
            <text:p>70</text:p>
          </table:table-cell>
          <table:table-cell table:style-name="ce11" table:formula="of:=([.$A86]+13)*2" office:value-type="float" office:value="166">
            <text:p>x166</text:p>
          </table:table-cell>
          <table:table-cell table:style-name="ce16" table:formula="of:=[.$A$3]*[.$B86]" office:value-type="float" office:value="2390.4">
            <text:p>2390,4M</text:p>
          </table:table-cell>
          <table:table-cell table:style-name="ce19" table:formula="of:=IF([.$J86];[.$C86]/[.D$15];&quot;&quot;)" office:value-type="float" office:value="1195.2">
            <text:p>1195,2M</text:p>
          </table:table-cell>
          <table:table-cell table:style-name="ce19" table:formula="of:=IF([.$J86];[.$C86]/[.E$15];&quot;&quot;)" office:value-type="float" office:value="597.6">
            <text:p>597,6M</text:p>
          </table:table-cell>
          <table:table-cell table:style-name="ce19" table:formula="of:=IF([.$J86];[.$C86]/[.F$15];&quot;&quot;)" office:value-type="float" office:value="298.8">
            <text:p>298,8M</text:p>
          </table:table-cell>
          <table:table-cell table:style-name="ce19" table:formula="of:=IF([.$J86];[.$C86]/[.G$15];&quot;&quot;)" office:value-type="float" office:value="149.4">
            <text:p>149,4M</text:p>
          </table:table-cell>
          <table:table-cell table:style-name="ce19" table:formula="of:=IF([.$J86];[.$C86]/[.H$15];&quot;&quot;)" office:value-type="float" office:value="74.7">
            <text:p>74,7M</text:p>
          </table:table-cell>
          <table:table-cell table:style-name="ce19" table:formula="of:=IF([.$J86];[.$C86]/[.I$15];&quot;&quot;)" office:value-type="float" office:value="37.35">
            <text:p>37,4M</text:p>
          </table:table-cell>
          <table:table-cell table:style-name="ce22" table:formula="of:=AND([.$C86]&gt;=[.$L$16];[.$C86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71">
            <text:p>71</text:p>
          </table:table-cell>
          <table:table-cell table:style-name="ce11" table:formula="of:=([.$A87]+13)*2" office:value-type="float" office:value="168">
            <text:p>x168</text:p>
          </table:table-cell>
          <table:table-cell table:style-name="ce16" table:formula="of:=[.$A$3]*[.$B87]" office:value-type="float" office:value="2419.2">
            <text:p>2419,2M</text:p>
          </table:table-cell>
          <table:table-cell table:style-name="ce19" table:formula="of:=IF([.$J87];[.$C87]/[.D$15];&quot;&quot;)" office:value-type="float" office:value="1209.6">
            <text:p>1209,6M</text:p>
          </table:table-cell>
          <table:table-cell table:style-name="ce19" table:formula="of:=IF([.$J87];[.$C87]/[.E$15];&quot;&quot;)" office:value-type="float" office:value="604.8">
            <text:p>604,8M</text:p>
          </table:table-cell>
          <table:table-cell table:style-name="ce19" table:formula="of:=IF([.$J87];[.$C87]/[.F$15];&quot;&quot;)" office:value-type="float" office:value="302.4">
            <text:p>302,4M</text:p>
          </table:table-cell>
          <table:table-cell table:style-name="ce19" table:formula="of:=IF([.$J87];[.$C87]/[.G$15];&quot;&quot;)" office:value-type="float" office:value="151.2">
            <text:p>151,2M</text:p>
          </table:table-cell>
          <table:table-cell table:style-name="ce19" table:formula="of:=IF([.$J87];[.$C87]/[.H$15];&quot;&quot;)" office:value-type="float" office:value="75.6">
            <text:p>75,6M</text:p>
          </table:table-cell>
          <table:table-cell table:style-name="ce19" table:formula="of:=IF([.$J87];[.$C87]/[.I$15];&quot;&quot;)" office:value-type="float" office:value="37.8">
            <text:p>37,8M</text:p>
          </table:table-cell>
          <table:table-cell table:style-name="ce22" table:formula="of:=AND([.$C87]&gt;=[.$L$16];[.$C87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72">
            <text:p>72</text:p>
          </table:table-cell>
          <table:table-cell table:style-name="ce11" table:formula="of:=([.$A88]+13)*2" office:value-type="float" office:value="170">
            <text:p>x170</text:p>
          </table:table-cell>
          <table:table-cell table:style-name="ce16" table:formula="of:=[.$A$3]*[.$B88]" office:value-type="float" office:value="2448">
            <text:p>2448,0M</text:p>
          </table:table-cell>
          <table:table-cell table:style-name="ce19" table:formula="of:=IF([.$J88];[.$C88]/[.D$15];&quot;&quot;)" office:value-type="float" office:value="1224">
            <text:p>1224,0M</text:p>
          </table:table-cell>
          <table:table-cell table:style-name="ce19" table:formula="of:=IF([.$J88];[.$C88]/[.E$15];&quot;&quot;)" office:value-type="float" office:value="612">
            <text:p>612,0M</text:p>
          </table:table-cell>
          <table:table-cell table:style-name="ce19" table:formula="of:=IF([.$J88];[.$C88]/[.F$15];&quot;&quot;)" office:value-type="float" office:value="306">
            <text:p>306,0M</text:p>
          </table:table-cell>
          <table:table-cell table:style-name="ce19" table:formula="of:=IF([.$J88];[.$C88]/[.G$15];&quot;&quot;)" office:value-type="float" office:value="153">
            <text:p>153,0M</text:p>
          </table:table-cell>
          <table:table-cell table:style-name="ce19" table:formula="of:=IF([.$J88];[.$C88]/[.H$15];&quot;&quot;)" office:value-type="float" office:value="76.5">
            <text:p>76,5M</text:p>
          </table:table-cell>
          <table:table-cell table:style-name="ce19" table:formula="of:=IF([.$J88];[.$C88]/[.I$15];&quot;&quot;)" office:value-type="float" office:value="38.25">
            <text:p>38,3M</text:p>
          </table:table-cell>
          <table:table-cell table:style-name="ce22" table:formula="of:=AND([.$C88]&gt;=[.$L$16];[.$C88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73">
            <text:p>73</text:p>
          </table:table-cell>
          <table:table-cell table:style-name="ce11" table:formula="of:=([.$A89]+13)*2" office:value-type="float" office:value="172">
            <text:p>x172</text:p>
          </table:table-cell>
          <table:table-cell table:style-name="ce16" table:formula="of:=[.$A$3]*[.$B89]" office:value-type="float" office:value="2476.8">
            <text:p>2476,8M</text:p>
          </table:table-cell>
          <table:table-cell table:style-name="ce19" table:formula="of:=IF([.$J89];[.$C89]/[.D$15];&quot;&quot;)" office:value-type="float" office:value="1238.4">
            <text:p>1238,4M</text:p>
          </table:table-cell>
          <table:table-cell table:style-name="ce19" table:formula="of:=IF([.$J89];[.$C89]/[.E$15];&quot;&quot;)" office:value-type="float" office:value="619.2">
            <text:p>619,2M</text:p>
          </table:table-cell>
          <table:table-cell table:style-name="ce19" table:formula="of:=IF([.$J89];[.$C89]/[.F$15];&quot;&quot;)" office:value-type="float" office:value="309.6">
            <text:p>309,6M</text:p>
          </table:table-cell>
          <table:table-cell table:style-name="ce19" table:formula="of:=IF([.$J89];[.$C89]/[.G$15];&quot;&quot;)" office:value-type="float" office:value="154.8">
            <text:p>154,8M</text:p>
          </table:table-cell>
          <table:table-cell table:style-name="ce19" table:formula="of:=IF([.$J89];[.$C89]/[.H$15];&quot;&quot;)" office:value-type="float" office:value="77.4">
            <text:p>77,4M</text:p>
          </table:table-cell>
          <table:table-cell table:style-name="ce19" table:formula="of:=IF([.$J89];[.$C89]/[.I$15];&quot;&quot;)" office:value-type="float" office:value="38.7">
            <text:p>38,7M</text:p>
          </table:table-cell>
          <table:table-cell table:style-name="ce22" table:formula="of:=AND([.$C89]&gt;=[.$L$16];[.$C89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74">
            <text:p>74</text:p>
          </table:table-cell>
          <table:table-cell table:style-name="ce11" table:formula="of:=([.$A90]+13)*2" office:value-type="float" office:value="174">
            <text:p>x174</text:p>
          </table:table-cell>
          <table:table-cell table:style-name="ce16" table:formula="of:=[.$A$3]*[.$B90]" office:value-type="float" office:value="2505.6">
            <text:p>2505,6M</text:p>
          </table:table-cell>
          <table:table-cell table:style-name="ce19" table:formula="of:=IF([.$J90];[.$C90]/[.D$15];&quot;&quot;)" office:value-type="float" office:value="1252.8">
            <text:p>1252,8M</text:p>
          </table:table-cell>
          <table:table-cell table:style-name="ce19" table:formula="of:=IF([.$J90];[.$C90]/[.E$15];&quot;&quot;)" office:value-type="float" office:value="626.4">
            <text:p>626,4M</text:p>
          </table:table-cell>
          <table:table-cell table:style-name="ce19" table:formula="of:=IF([.$J90];[.$C90]/[.F$15];&quot;&quot;)" office:value-type="float" office:value="313.2">
            <text:p>313,2M</text:p>
          </table:table-cell>
          <table:table-cell table:style-name="ce19" table:formula="of:=IF([.$J90];[.$C90]/[.G$15];&quot;&quot;)" office:value-type="float" office:value="156.6">
            <text:p>156,6M</text:p>
          </table:table-cell>
          <table:table-cell table:style-name="ce19" table:formula="of:=IF([.$J90];[.$C90]/[.H$15];&quot;&quot;)" office:value-type="float" office:value="78.3">
            <text:p>78,3M</text:p>
          </table:table-cell>
          <table:table-cell table:style-name="ce19" table:formula="of:=IF([.$J90];[.$C90]/[.I$15];&quot;&quot;)" office:value-type="float" office:value="39.15">
            <text:p>39,2M</text:p>
          </table:table-cell>
          <table:table-cell table:style-name="ce22" table:formula="of:=AND([.$C90]&gt;=[.$L$16];[.$C90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75">
            <text:p>75</text:p>
          </table:table-cell>
          <table:table-cell table:style-name="ce11" table:formula="of:=([.$A91]+13)*2" office:value-type="float" office:value="176">
            <text:p>x176</text:p>
          </table:table-cell>
          <table:table-cell table:style-name="ce16" table:formula="of:=[.$A$3]*[.$B91]" office:value-type="float" office:value="2534.4">
            <text:p>2534,4M</text:p>
          </table:table-cell>
          <table:table-cell table:style-name="ce19" table:formula="of:=IF([.$J91];[.$C91]/[.D$15];&quot;&quot;)" office:value-type="float" office:value="1267.2">
            <text:p>1267,2M</text:p>
          </table:table-cell>
          <table:table-cell table:style-name="ce19" table:formula="of:=IF([.$J91];[.$C91]/[.E$15];&quot;&quot;)" office:value-type="float" office:value="633.6">
            <text:p>633,6M</text:p>
          </table:table-cell>
          <table:table-cell table:style-name="ce19" table:formula="of:=IF([.$J91];[.$C91]/[.F$15];&quot;&quot;)" office:value-type="float" office:value="316.8">
            <text:p>316,8M</text:p>
          </table:table-cell>
          <table:table-cell table:style-name="ce19" table:formula="of:=IF([.$J91];[.$C91]/[.G$15];&quot;&quot;)" office:value-type="float" office:value="158.4">
            <text:p>158,4M</text:p>
          </table:table-cell>
          <table:table-cell table:style-name="ce19" table:formula="of:=IF([.$J91];[.$C91]/[.H$15];&quot;&quot;)" office:value-type="float" office:value="79.2">
            <text:p>79,2M</text:p>
          </table:table-cell>
          <table:table-cell table:style-name="ce19" table:formula="of:=IF([.$J91];[.$C91]/[.I$15];&quot;&quot;)" office:value-type="float" office:value="39.6">
            <text:p>39,6M</text:p>
          </table:table-cell>
          <table:table-cell table:style-name="ce22" table:formula="of:=AND([.$C91]&gt;=[.$L$16];[.$C91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76">
            <text:p>76</text:p>
          </table:table-cell>
          <table:table-cell table:style-name="ce11" table:formula="of:=([.$A92]+13)*2" office:value-type="float" office:value="178">
            <text:p>x178</text:p>
          </table:table-cell>
          <table:table-cell table:style-name="ce16" table:formula="of:=[.$A$3]*[.$B92]" office:value-type="float" office:value="2563.2">
            <text:p>2563,2M</text:p>
          </table:table-cell>
          <table:table-cell table:style-name="ce19" table:formula="of:=IF([.$J92];[.$C92]/[.D$15];&quot;&quot;)" office:value-type="float" office:value="1281.6">
            <text:p>1281,6M</text:p>
          </table:table-cell>
          <table:table-cell table:style-name="ce19" table:formula="of:=IF([.$J92];[.$C92]/[.E$15];&quot;&quot;)" office:value-type="float" office:value="640.8">
            <text:p>640,8M</text:p>
          </table:table-cell>
          <table:table-cell table:style-name="ce19" table:formula="of:=IF([.$J92];[.$C92]/[.F$15];&quot;&quot;)" office:value-type="float" office:value="320.4">
            <text:p>320,4M</text:p>
          </table:table-cell>
          <table:table-cell table:style-name="ce19" table:formula="of:=IF([.$J92];[.$C92]/[.G$15];&quot;&quot;)" office:value-type="float" office:value="160.2">
            <text:p>160,2M</text:p>
          </table:table-cell>
          <table:table-cell table:style-name="ce19" table:formula="of:=IF([.$J92];[.$C92]/[.H$15];&quot;&quot;)" office:value-type="float" office:value="80.1">
            <text:p>80,1M</text:p>
          </table:table-cell>
          <table:table-cell table:style-name="ce19" table:formula="of:=IF([.$J92];[.$C92]/[.I$15];&quot;&quot;)" office:value-type="float" office:value="40.05">
            <text:p>40,1M</text:p>
          </table:table-cell>
          <table:table-cell table:style-name="ce22" table:formula="of:=AND([.$C92]&gt;=[.$L$16];[.$C92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77">
            <text:p>77</text:p>
          </table:table-cell>
          <table:table-cell table:style-name="ce11" table:formula="of:=([.$A93]+13)*2" office:value-type="float" office:value="180">
            <text:p>x180</text:p>
          </table:table-cell>
          <table:table-cell table:style-name="ce16" table:formula="of:=[.$A$3]*[.$B93]" office:value-type="float" office:value="2592">
            <text:p>2592,0M</text:p>
          </table:table-cell>
          <table:table-cell table:style-name="ce19" table:formula="of:=IF([.$J93];[.$C93]/[.D$15];&quot;&quot;)" office:value-type="float" office:value="1296">
            <text:p>1296,0M</text:p>
          </table:table-cell>
          <table:table-cell table:style-name="ce19" table:formula="of:=IF([.$J93];[.$C93]/[.E$15];&quot;&quot;)" office:value-type="float" office:value="648">
            <text:p>648,0M</text:p>
          </table:table-cell>
          <table:table-cell table:style-name="ce19" table:formula="of:=IF([.$J93];[.$C93]/[.F$15];&quot;&quot;)" office:value-type="float" office:value="324">
            <text:p>324,0M</text:p>
          </table:table-cell>
          <table:table-cell table:style-name="ce19" table:formula="of:=IF([.$J93];[.$C93]/[.G$15];&quot;&quot;)" office:value-type="float" office:value="162">
            <text:p>162,0M</text:p>
          </table:table-cell>
          <table:table-cell table:style-name="ce19" table:formula="of:=IF([.$J93];[.$C93]/[.H$15];&quot;&quot;)" office:value-type="float" office:value="81">
            <text:p>81,0M</text:p>
          </table:table-cell>
          <table:table-cell table:style-name="ce19" table:formula="of:=IF([.$J93];[.$C93]/[.I$15];&quot;&quot;)" office:value-type="float" office:value="40.5">
            <text:p>40,5M</text:p>
          </table:table-cell>
          <table:table-cell table:style-name="ce22" table:formula="of:=AND([.$C93]&gt;=[.$L$16];[.$C93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78">
            <text:p>78</text:p>
          </table:table-cell>
          <table:table-cell table:style-name="ce11" table:formula="of:=([.$A94]+13)*2" office:value-type="float" office:value="182">
            <text:p>x182</text:p>
          </table:table-cell>
          <table:table-cell table:style-name="ce16" table:formula="of:=[.$A$3]*[.$B94]" office:value-type="float" office:value="2620.8">
            <text:p>2620,8M</text:p>
          </table:table-cell>
          <table:table-cell table:style-name="ce19" table:formula="of:=IF([.$J94];[.$C94]/[.D$15];&quot;&quot;)" office:value-type="float" office:value="1310.4">
            <text:p>1310,4M</text:p>
          </table:table-cell>
          <table:table-cell table:style-name="ce19" table:formula="of:=IF([.$J94];[.$C94]/[.E$15];&quot;&quot;)" office:value-type="float" office:value="655.2">
            <text:p>655,2M</text:p>
          </table:table-cell>
          <table:table-cell table:style-name="ce19" table:formula="of:=IF([.$J94];[.$C94]/[.F$15];&quot;&quot;)" office:value-type="float" office:value="327.6">
            <text:p>327,6M</text:p>
          </table:table-cell>
          <table:table-cell table:style-name="ce19" table:formula="of:=IF([.$J94];[.$C94]/[.G$15];&quot;&quot;)" office:value-type="float" office:value="163.8">
            <text:p>163,8M</text:p>
          </table:table-cell>
          <table:table-cell table:style-name="ce19" table:formula="of:=IF([.$J94];[.$C94]/[.H$15];&quot;&quot;)" office:value-type="float" office:value="81.9">
            <text:p>81,9M</text:p>
          </table:table-cell>
          <table:table-cell table:style-name="ce19" table:formula="of:=IF([.$J94];[.$C94]/[.I$15];&quot;&quot;)" office:value-type="float" office:value="40.95">
            <text:p>41,0M</text:p>
          </table:table-cell>
          <table:table-cell table:style-name="ce22" table:formula="of:=AND([.$C94]&gt;=[.$L$16];[.$C94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79">
            <text:p>79</text:p>
          </table:table-cell>
          <table:table-cell table:style-name="ce11" table:formula="of:=([.$A95]+13)*2" office:value-type="float" office:value="184">
            <text:p>x184</text:p>
          </table:table-cell>
          <table:table-cell table:style-name="ce16" table:formula="of:=[.$A$3]*[.$B95]" office:value-type="float" office:value="2649.6">
            <text:p>2649,6M</text:p>
          </table:table-cell>
          <table:table-cell table:style-name="ce19" table:formula="of:=IF([.$J95];[.$C95]/[.D$15];&quot;&quot;)" office:value-type="float" office:value="1324.8">
            <text:p>1324,8M</text:p>
          </table:table-cell>
          <table:table-cell table:style-name="ce19" table:formula="of:=IF([.$J95];[.$C95]/[.E$15];&quot;&quot;)" office:value-type="float" office:value="662.4">
            <text:p>662,4M</text:p>
          </table:table-cell>
          <table:table-cell table:style-name="ce19" table:formula="of:=IF([.$J95];[.$C95]/[.F$15];&quot;&quot;)" office:value-type="float" office:value="331.2">
            <text:p>331,2M</text:p>
          </table:table-cell>
          <table:table-cell table:style-name="ce19" table:formula="of:=IF([.$J95];[.$C95]/[.G$15];&quot;&quot;)" office:value-type="float" office:value="165.6">
            <text:p>165,6M</text:p>
          </table:table-cell>
          <table:table-cell table:style-name="ce19" table:formula="of:=IF([.$J95];[.$C95]/[.H$15];&quot;&quot;)" office:value-type="float" office:value="82.8">
            <text:p>82,8M</text:p>
          </table:table-cell>
          <table:table-cell table:style-name="ce19" table:formula="of:=IF([.$J95];[.$C95]/[.I$15];&quot;&quot;)" office:value-type="float" office:value="41.4">
            <text:p>41,4M</text:p>
          </table:table-cell>
          <table:table-cell table:style-name="ce22" table:formula="of:=AND([.$C95]&gt;=[.$L$16];[.$C95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80">
            <text:p>80</text:p>
          </table:table-cell>
          <table:table-cell table:style-name="ce11" table:formula="of:=([.$A96]+13)*2" office:value-type="float" office:value="186">
            <text:p>x186</text:p>
          </table:table-cell>
          <table:table-cell table:style-name="ce16" table:formula="of:=[.$A$3]*[.$B96]" office:value-type="float" office:value="2678.4">
            <text:p>2678,4M</text:p>
          </table:table-cell>
          <table:table-cell table:style-name="ce19" table:formula="of:=IF([.$J96];[.$C96]/[.D$15];&quot;&quot;)" office:value-type="float" office:value="1339.2">
            <text:p>1339,2M</text:p>
          </table:table-cell>
          <table:table-cell table:style-name="ce19" table:formula="of:=IF([.$J96];[.$C96]/[.E$15];&quot;&quot;)" office:value-type="float" office:value="669.6">
            <text:p>669,6M</text:p>
          </table:table-cell>
          <table:table-cell table:style-name="ce19" table:formula="of:=IF([.$J96];[.$C96]/[.F$15];&quot;&quot;)" office:value-type="float" office:value="334.8">
            <text:p>334,8M</text:p>
          </table:table-cell>
          <table:table-cell table:style-name="ce19" table:formula="of:=IF([.$J96];[.$C96]/[.G$15];&quot;&quot;)" office:value-type="float" office:value="167.4">
            <text:p>167,4M</text:p>
          </table:table-cell>
          <table:table-cell table:style-name="ce19" table:formula="of:=IF([.$J96];[.$C96]/[.H$15];&quot;&quot;)" office:value-type="float" office:value="83.7">
            <text:p>83,7M</text:p>
          </table:table-cell>
          <table:table-cell table:style-name="ce19" table:formula="of:=IF([.$J96];[.$C96]/[.I$15];&quot;&quot;)" office:value-type="float" office:value="41.85">
            <text:p>41,9M</text:p>
          </table:table-cell>
          <table:table-cell table:style-name="ce22" table:formula="of:=AND([.$C96]&gt;=[.$L$16];[.$C96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81">
            <text:p>81</text:p>
          </table:table-cell>
          <table:table-cell table:style-name="ce11" table:formula="of:=([.$A97]+13)*2" office:value-type="float" office:value="188">
            <text:p>x188</text:p>
          </table:table-cell>
          <table:table-cell table:style-name="ce16" table:formula="of:=[.$A$3]*[.$B97]" office:value-type="float" office:value="2707.2">
            <text:p>2707,2M</text:p>
          </table:table-cell>
          <table:table-cell table:style-name="ce19" table:formula="of:=IF([.$J97];[.$C97]/[.D$15];&quot;&quot;)" office:value-type="float" office:value="1353.6">
            <text:p>1353,6M</text:p>
          </table:table-cell>
          <table:table-cell table:style-name="ce19" table:formula="of:=IF([.$J97];[.$C97]/[.E$15];&quot;&quot;)" office:value-type="float" office:value="676.8">
            <text:p>676,8M</text:p>
          </table:table-cell>
          <table:table-cell table:style-name="ce19" table:formula="of:=IF([.$J97];[.$C97]/[.F$15];&quot;&quot;)" office:value-type="float" office:value="338.4">
            <text:p>338,4M</text:p>
          </table:table-cell>
          <table:table-cell table:style-name="ce19" table:formula="of:=IF([.$J97];[.$C97]/[.G$15];&quot;&quot;)" office:value-type="float" office:value="169.2">
            <text:p>169,2M</text:p>
          </table:table-cell>
          <table:table-cell table:style-name="ce19" table:formula="of:=IF([.$J97];[.$C97]/[.H$15];&quot;&quot;)" office:value-type="float" office:value="84.6">
            <text:p>84,6M</text:p>
          </table:table-cell>
          <table:table-cell table:style-name="ce19" table:formula="of:=IF([.$J97];[.$C97]/[.I$15];&quot;&quot;)" office:value-type="float" office:value="42.3">
            <text:p>42,3M</text:p>
          </table:table-cell>
          <table:table-cell table:style-name="ce22" table:formula="of:=AND([.$C97]&gt;=[.$L$16];[.$C97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82">
            <text:p>82</text:p>
          </table:table-cell>
          <table:table-cell table:style-name="ce11" table:formula="of:=([.$A98]+13)*2" office:value-type="float" office:value="190">
            <text:p>x190</text:p>
          </table:table-cell>
          <table:table-cell table:style-name="ce16" table:formula="of:=[.$A$3]*[.$B98]" office:value-type="float" office:value="2736">
            <text:p>2736,0M</text:p>
          </table:table-cell>
          <table:table-cell table:style-name="ce19" table:formula="of:=IF([.$J98];[.$C98]/[.D$15];&quot;&quot;)" office:value-type="float" office:value="1368">
            <text:p>1368,0M</text:p>
          </table:table-cell>
          <table:table-cell table:style-name="ce19" table:formula="of:=IF([.$J98];[.$C98]/[.E$15];&quot;&quot;)" office:value-type="float" office:value="684">
            <text:p>684,0M</text:p>
          </table:table-cell>
          <table:table-cell table:style-name="ce19" table:formula="of:=IF([.$J98];[.$C98]/[.F$15];&quot;&quot;)" office:value-type="float" office:value="342">
            <text:p>342,0M</text:p>
          </table:table-cell>
          <table:table-cell table:style-name="ce19" table:formula="of:=IF([.$J98];[.$C98]/[.G$15];&quot;&quot;)" office:value-type="float" office:value="171">
            <text:p>171,0M</text:p>
          </table:table-cell>
          <table:table-cell table:style-name="ce19" table:formula="of:=IF([.$J98];[.$C98]/[.H$15];&quot;&quot;)" office:value-type="float" office:value="85.5">
            <text:p>85,5M</text:p>
          </table:table-cell>
          <table:table-cell table:style-name="ce19" table:formula="of:=IF([.$J98];[.$C98]/[.I$15];&quot;&quot;)" office:value-type="float" office:value="42.75">
            <text:p>42,8M</text:p>
          </table:table-cell>
          <table:table-cell table:style-name="ce22" table:formula="of:=AND([.$C98]&gt;=[.$L$16];[.$C98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83">
            <text:p>83</text:p>
          </table:table-cell>
          <table:table-cell table:style-name="ce11" table:formula="of:=([.$A99]+13)*2" office:value-type="float" office:value="192">
            <text:p>x192</text:p>
          </table:table-cell>
          <table:table-cell table:style-name="ce16" table:formula="of:=[.$A$3]*[.$B99]" office:value-type="float" office:value="2764.8">
            <text:p>2764,8M</text:p>
          </table:table-cell>
          <table:table-cell table:style-name="ce19" table:formula="of:=IF([.$J99];[.$C99]/[.D$15];&quot;&quot;)" office:value-type="float" office:value="1382.4">
            <text:p>1382,4M</text:p>
          </table:table-cell>
          <table:table-cell table:style-name="ce19" table:formula="of:=IF([.$J99];[.$C99]/[.E$15];&quot;&quot;)" office:value-type="float" office:value="691.2">
            <text:p>691,2M</text:p>
          </table:table-cell>
          <table:table-cell table:style-name="ce19" table:formula="of:=IF([.$J99];[.$C99]/[.F$15];&quot;&quot;)" office:value-type="float" office:value="345.6">
            <text:p>345,6M</text:p>
          </table:table-cell>
          <table:table-cell table:style-name="ce19" table:formula="of:=IF([.$J99];[.$C99]/[.G$15];&quot;&quot;)" office:value-type="float" office:value="172.8">
            <text:p>172,8M</text:p>
          </table:table-cell>
          <table:table-cell table:style-name="ce19" table:formula="of:=IF([.$J99];[.$C99]/[.H$15];&quot;&quot;)" office:value-type="float" office:value="86.4">
            <text:p>86,4M</text:p>
          </table:table-cell>
          <table:table-cell table:style-name="ce19" table:formula="of:=IF([.$J99];[.$C99]/[.I$15];&quot;&quot;)" office:value-type="float" office:value="43.2">
            <text:p>43,2M</text:p>
          </table:table-cell>
          <table:table-cell table:style-name="ce22" table:formula="of:=AND([.$C99]&gt;=[.$L$16];[.$C99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84">
            <text:p>84</text:p>
          </table:table-cell>
          <table:table-cell table:style-name="ce11" table:formula="of:=([.$A100]+13)*2" office:value-type="float" office:value="194">
            <text:p>x194</text:p>
          </table:table-cell>
          <table:table-cell table:style-name="ce16" table:formula="of:=[.$A$3]*[.$B100]" office:value-type="float" office:value="2793.6">
            <text:p>2793,6M</text:p>
          </table:table-cell>
          <table:table-cell table:style-name="ce19" table:formula="of:=IF([.$J100];[.$C100]/[.D$15];&quot;&quot;)" office:value-type="float" office:value="1396.8">
            <text:p>1396,8M</text:p>
          </table:table-cell>
          <table:table-cell table:style-name="ce19" table:formula="of:=IF([.$J100];[.$C100]/[.E$15];&quot;&quot;)" office:value-type="float" office:value="698.4">
            <text:p>698,4M</text:p>
          </table:table-cell>
          <table:table-cell table:style-name="ce19" table:formula="of:=IF([.$J100];[.$C100]/[.F$15];&quot;&quot;)" office:value-type="float" office:value="349.2">
            <text:p>349,2M</text:p>
          </table:table-cell>
          <table:table-cell table:style-name="ce19" table:formula="of:=IF([.$J100];[.$C100]/[.G$15];&quot;&quot;)" office:value-type="float" office:value="174.6">
            <text:p>174,6M</text:p>
          </table:table-cell>
          <table:table-cell table:style-name="ce19" table:formula="of:=IF([.$J100];[.$C100]/[.H$15];&quot;&quot;)" office:value-type="float" office:value="87.3">
            <text:p>87,3M</text:p>
          </table:table-cell>
          <table:table-cell table:style-name="ce19" table:formula="of:=IF([.$J100];[.$C100]/[.I$15];&quot;&quot;)" office:value-type="float" office:value="43.65">
            <text:p>43,7M</text:p>
          </table:table-cell>
          <table:table-cell table:style-name="ce22" table:formula="of:=AND([.$C100]&gt;=[.$L$16];[.$C100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85">
            <text:p>85</text:p>
          </table:table-cell>
          <table:table-cell table:style-name="ce11" table:formula="of:=([.$A101]+13)*2" office:value-type="float" office:value="196">
            <text:p>x196</text:p>
          </table:table-cell>
          <table:table-cell table:style-name="ce16" table:formula="of:=[.$A$3]*[.$B101]" office:value-type="float" office:value="2822.4">
            <text:p>2822,4M</text:p>
          </table:table-cell>
          <table:table-cell table:style-name="ce19" table:formula="of:=IF([.$J101];[.$C101]/[.D$15];&quot;&quot;)" office:value-type="float" office:value="1411.2">
            <text:p>1411,2M</text:p>
          </table:table-cell>
          <table:table-cell table:style-name="ce19" table:formula="of:=IF([.$J101];[.$C101]/[.E$15];&quot;&quot;)" office:value-type="float" office:value="705.6">
            <text:p>705,6M</text:p>
          </table:table-cell>
          <table:table-cell table:style-name="ce19" table:formula="of:=IF([.$J101];[.$C101]/[.F$15];&quot;&quot;)" office:value-type="float" office:value="352.8">
            <text:p>352,8M</text:p>
          </table:table-cell>
          <table:table-cell table:style-name="ce19" table:formula="of:=IF([.$J101];[.$C101]/[.G$15];&quot;&quot;)" office:value-type="float" office:value="176.4">
            <text:p>176,4M</text:p>
          </table:table-cell>
          <table:table-cell table:style-name="ce19" table:formula="of:=IF([.$J101];[.$C101]/[.H$15];&quot;&quot;)" office:value-type="float" office:value="88.2">
            <text:p>88,2M</text:p>
          </table:table-cell>
          <table:table-cell table:style-name="ce19" table:formula="of:=IF([.$J101];[.$C101]/[.I$15];&quot;&quot;)" office:value-type="float" office:value="44.1">
            <text:p>44,1M</text:p>
          </table:table-cell>
          <table:table-cell table:style-name="ce22" table:formula="of:=AND([.$C101]&gt;=[.$L$16];[.$C101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86">
            <text:p>86</text:p>
          </table:table-cell>
          <table:table-cell table:style-name="ce11" table:formula="of:=([.$A102]+13)*2" office:value-type="float" office:value="198">
            <text:p>x198</text:p>
          </table:table-cell>
          <table:table-cell table:style-name="ce16" table:formula="of:=[.$A$3]*[.$B102]" office:value-type="float" office:value="2851.2">
            <text:p>2851,2M</text:p>
          </table:table-cell>
          <table:table-cell table:style-name="ce19" table:formula="of:=IF([.$J102];[.$C102]/[.D$15];&quot;&quot;)" office:value-type="float" office:value="1425.6">
            <text:p>1425,6M</text:p>
          </table:table-cell>
          <table:table-cell table:style-name="ce19" table:formula="of:=IF([.$J102];[.$C102]/[.E$15];&quot;&quot;)" office:value-type="float" office:value="712.8">
            <text:p>712,8M</text:p>
          </table:table-cell>
          <table:table-cell table:style-name="ce19" table:formula="of:=IF([.$J102];[.$C102]/[.F$15];&quot;&quot;)" office:value-type="float" office:value="356.4">
            <text:p>356,4M</text:p>
          </table:table-cell>
          <table:table-cell table:style-name="ce19" table:formula="of:=IF([.$J102];[.$C102]/[.G$15];&quot;&quot;)" office:value-type="float" office:value="178.2">
            <text:p>178,2M</text:p>
          </table:table-cell>
          <table:table-cell table:style-name="ce19" table:formula="of:=IF([.$J102];[.$C102]/[.H$15];&quot;&quot;)" office:value-type="float" office:value="89.1">
            <text:p>89,1M</text:p>
          </table:table-cell>
          <table:table-cell table:style-name="ce19" table:formula="of:=IF([.$J102];[.$C102]/[.I$15];&quot;&quot;)" office:value-type="float" office:value="44.55">
            <text:p>44,6M</text:p>
          </table:table-cell>
          <table:table-cell table:style-name="ce22" table:formula="of:=AND([.$C102]&gt;=[.$L$16];[.$C102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87">
            <text:p>87</text:p>
          </table:table-cell>
          <table:table-cell table:style-name="ce11" table:formula="of:=([.$A103]+13)*2" office:value-type="float" office:value="200">
            <text:p>x200</text:p>
          </table:table-cell>
          <table:table-cell table:style-name="ce16" table:formula="of:=[.$A$3]*[.$B103]" office:value-type="float" office:value="2880">
            <text:p>2880,0M</text:p>
          </table:table-cell>
          <table:table-cell table:style-name="ce19" table:formula="of:=IF([.$J103];[.$C103]/[.D$15];&quot;&quot;)" office:value-type="float" office:value="1440">
            <text:p>1440,0M</text:p>
          </table:table-cell>
          <table:table-cell table:style-name="ce19" table:formula="of:=IF([.$J103];[.$C103]/[.E$15];&quot;&quot;)" office:value-type="float" office:value="720">
            <text:p>720,0M</text:p>
          </table:table-cell>
          <table:table-cell table:style-name="ce19" table:formula="of:=IF([.$J103];[.$C103]/[.F$15];&quot;&quot;)" office:value-type="float" office:value="360">
            <text:p>360,0M</text:p>
          </table:table-cell>
          <table:table-cell table:style-name="ce19" table:formula="of:=IF([.$J103];[.$C103]/[.G$15];&quot;&quot;)" office:value-type="float" office:value="180">
            <text:p>180,0M</text:p>
          </table:table-cell>
          <table:table-cell table:style-name="ce19" table:formula="of:=IF([.$J103];[.$C103]/[.H$15];&quot;&quot;)" office:value-type="float" office:value="90">
            <text:p>90,0M</text:p>
          </table:table-cell>
          <table:table-cell table:style-name="ce19" table:formula="of:=IF([.$J103];[.$C103]/[.I$15];&quot;&quot;)" office:value-type="float" office:value="45">
            <text:p>45,0M</text:p>
          </table:table-cell>
          <table:table-cell table:style-name="ce22" table:formula="of:=AND([.$C103]&gt;=[.$L$16];[.$C103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88">
            <text:p>88</text:p>
          </table:table-cell>
          <table:table-cell table:style-name="ce11" table:formula="of:=([.$A104]+13)*2" office:value-type="float" office:value="202">
            <text:p>x202</text:p>
          </table:table-cell>
          <table:table-cell table:style-name="ce16" table:formula="of:=[.$A$3]*[.$B104]" office:value-type="float" office:value="2908.8">
            <text:p>2908,8M</text:p>
          </table:table-cell>
          <table:table-cell table:style-name="ce19" table:formula="of:=IF([.$J104];[.$C104]/[.D$15];&quot;&quot;)" office:value-type="float" office:value="1454.4">
            <text:p>1454,4M</text:p>
          </table:table-cell>
          <table:table-cell table:style-name="ce19" table:formula="of:=IF([.$J104];[.$C104]/[.E$15];&quot;&quot;)" office:value-type="float" office:value="727.2">
            <text:p>727,2M</text:p>
          </table:table-cell>
          <table:table-cell table:style-name="ce19" table:formula="of:=IF([.$J104];[.$C104]/[.F$15];&quot;&quot;)" office:value-type="float" office:value="363.6">
            <text:p>363,6M</text:p>
          </table:table-cell>
          <table:table-cell table:style-name="ce19" table:formula="of:=IF([.$J104];[.$C104]/[.G$15];&quot;&quot;)" office:value-type="float" office:value="181.8">
            <text:p>181,8M</text:p>
          </table:table-cell>
          <table:table-cell table:style-name="ce19" table:formula="of:=IF([.$J104];[.$C104]/[.H$15];&quot;&quot;)" office:value-type="float" office:value="90.9">
            <text:p>90,9M</text:p>
          </table:table-cell>
          <table:table-cell table:style-name="ce19" table:formula="of:=IF([.$J104];[.$C104]/[.I$15];&quot;&quot;)" office:value-type="float" office:value="45.45">
            <text:p>45,5M</text:p>
          </table:table-cell>
          <table:table-cell table:style-name="ce22" table:formula="of:=AND([.$C104]&gt;=[.$L$16];[.$C104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89">
            <text:p>89</text:p>
          </table:table-cell>
          <table:table-cell table:style-name="ce11" table:formula="of:=([.$A105]+13)*2" office:value-type="float" office:value="204">
            <text:p>x204</text:p>
          </table:table-cell>
          <table:table-cell table:style-name="ce16" table:formula="of:=[.$A$3]*[.$B105]" office:value-type="float" office:value="2937.6">
            <text:p>2937,6M</text:p>
          </table:table-cell>
          <table:table-cell table:style-name="ce19" table:formula="of:=IF([.$J105];[.$C105]/[.D$15];&quot;&quot;)" office:value-type="float" office:value="1468.8">
            <text:p>1468,8M</text:p>
          </table:table-cell>
          <table:table-cell table:style-name="ce19" table:formula="of:=IF([.$J105];[.$C105]/[.E$15];&quot;&quot;)" office:value-type="float" office:value="734.4">
            <text:p>734,4M</text:p>
          </table:table-cell>
          <table:table-cell table:style-name="ce19" table:formula="of:=IF([.$J105];[.$C105]/[.F$15];&quot;&quot;)" office:value-type="float" office:value="367.2">
            <text:p>367,2M</text:p>
          </table:table-cell>
          <table:table-cell table:style-name="ce19" table:formula="of:=IF([.$J105];[.$C105]/[.G$15];&quot;&quot;)" office:value-type="float" office:value="183.6">
            <text:p>183,6M</text:p>
          </table:table-cell>
          <table:table-cell table:style-name="ce19" table:formula="of:=IF([.$J105];[.$C105]/[.H$15];&quot;&quot;)" office:value-type="float" office:value="91.8">
            <text:p>91,8M</text:p>
          </table:table-cell>
          <table:table-cell table:style-name="ce19" table:formula="of:=IF([.$J105];[.$C105]/[.I$15];&quot;&quot;)" office:value-type="float" office:value="45.9">
            <text:p>45,9M</text:p>
          </table:table-cell>
          <table:table-cell table:style-name="ce22" table:formula="of:=AND([.$C105]&gt;=[.$L$16];[.$C105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11" table:formula="of:=([.$A106]+13)*2" office:value-type="float" office:value="206">
            <text:p>x206</text:p>
          </table:table-cell>
          <table:table-cell table:style-name="ce16" table:formula="of:=[.$A$3]*[.$B106]" office:value-type="float" office:value="2966.4">
            <text:p>2966,4M</text:p>
          </table:table-cell>
          <table:table-cell table:style-name="ce19" table:formula="of:=IF([.$J106];[.$C106]/[.D$15];&quot;&quot;)" office:value-type="float" office:value="1483.2">
            <text:p>1483,2M</text:p>
          </table:table-cell>
          <table:table-cell table:style-name="ce19" table:formula="of:=IF([.$J106];[.$C106]/[.E$15];&quot;&quot;)" office:value-type="float" office:value="741.6">
            <text:p>741,6M</text:p>
          </table:table-cell>
          <table:table-cell table:style-name="ce19" table:formula="of:=IF([.$J106];[.$C106]/[.F$15];&quot;&quot;)" office:value-type="float" office:value="370.8">
            <text:p>370,8M</text:p>
          </table:table-cell>
          <table:table-cell table:style-name="ce19" table:formula="of:=IF([.$J106];[.$C106]/[.G$15];&quot;&quot;)" office:value-type="float" office:value="185.4">
            <text:p>185,4M</text:p>
          </table:table-cell>
          <table:table-cell table:style-name="ce19" table:formula="of:=IF([.$J106];[.$C106]/[.H$15];&quot;&quot;)" office:value-type="float" office:value="92.7">
            <text:p>92,7M</text:p>
          </table:table-cell>
          <table:table-cell table:style-name="ce19" table:formula="of:=IF([.$J106];[.$C106]/[.I$15];&quot;&quot;)" office:value-type="float" office:value="46.35">
            <text:p>46,4M</text:p>
          </table:table-cell>
          <table:table-cell table:style-name="ce22" table:formula="of:=AND([.$C106]&gt;=[.$L$16];[.$C106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91">
            <text:p>91</text:p>
          </table:table-cell>
          <table:table-cell table:style-name="ce11" table:formula="of:=([.$A107]+13)*2" office:value-type="float" office:value="208">
            <text:p>x208</text:p>
          </table:table-cell>
          <table:table-cell table:style-name="ce16" table:formula="of:=[.$A$3]*[.$B107]" office:value-type="float" office:value="2995.2">
            <text:p>2995,2M</text:p>
          </table:table-cell>
          <table:table-cell table:style-name="ce19" table:formula="of:=IF([.$J107];[.$C107]/[.D$15];&quot;&quot;)" office:value-type="float" office:value="1497.6">
            <text:p>1497,6M</text:p>
          </table:table-cell>
          <table:table-cell table:style-name="ce19" table:formula="of:=IF([.$J107];[.$C107]/[.E$15];&quot;&quot;)" office:value-type="float" office:value="748.8">
            <text:p>748,8M</text:p>
          </table:table-cell>
          <table:table-cell table:style-name="ce19" table:formula="of:=IF([.$J107];[.$C107]/[.F$15];&quot;&quot;)" office:value-type="float" office:value="374.4">
            <text:p>374,4M</text:p>
          </table:table-cell>
          <table:table-cell table:style-name="ce19" table:formula="of:=IF([.$J107];[.$C107]/[.G$15];&quot;&quot;)" office:value-type="float" office:value="187.2">
            <text:p>187,2M</text:p>
          </table:table-cell>
          <table:table-cell table:style-name="ce19" table:formula="of:=IF([.$J107];[.$C107]/[.H$15];&quot;&quot;)" office:value-type="float" office:value="93.6">
            <text:p>93,6M</text:p>
          </table:table-cell>
          <table:table-cell table:style-name="ce19" table:formula="of:=IF([.$J107];[.$C107]/[.I$15];&quot;&quot;)" office:value-type="float" office:value="46.8">
            <text:p>46,8M</text:p>
          </table:table-cell>
          <table:table-cell table:style-name="ce22" table:formula="of:=AND([.$C107]&gt;=[.$L$16];[.$C107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92">
            <text:p>92</text:p>
          </table:table-cell>
          <table:table-cell table:style-name="ce11" table:formula="of:=([.$A108]+13)*2" office:value-type="float" office:value="210">
            <text:p>x210</text:p>
          </table:table-cell>
          <table:table-cell table:style-name="ce16" table:formula="of:=[.$A$3]*[.$B108]" office:value-type="float" office:value="3024">
            <text:p>3024,0M</text:p>
          </table:table-cell>
          <table:table-cell table:style-name="ce19" table:formula="of:=IF([.$J108];[.$C108]/[.D$15];&quot;&quot;)" office:value-type="float" office:value="1512">
            <text:p>1512,0M</text:p>
          </table:table-cell>
          <table:table-cell table:style-name="ce19" table:formula="of:=IF([.$J108];[.$C108]/[.E$15];&quot;&quot;)" office:value-type="float" office:value="756">
            <text:p>756,0M</text:p>
          </table:table-cell>
          <table:table-cell table:style-name="ce19" table:formula="of:=IF([.$J108];[.$C108]/[.F$15];&quot;&quot;)" office:value-type="float" office:value="378">
            <text:p>378,0M</text:p>
          </table:table-cell>
          <table:table-cell table:style-name="ce19" table:formula="of:=IF([.$J108];[.$C108]/[.G$15];&quot;&quot;)" office:value-type="float" office:value="189">
            <text:p>189,0M</text:p>
          </table:table-cell>
          <table:table-cell table:style-name="ce19" table:formula="of:=IF([.$J108];[.$C108]/[.H$15];&quot;&quot;)" office:value-type="float" office:value="94.5">
            <text:p>94,5M</text:p>
          </table:table-cell>
          <table:table-cell table:style-name="ce19" table:formula="of:=IF([.$J108];[.$C108]/[.I$15];&quot;&quot;)" office:value-type="float" office:value="47.25">
            <text:p>47,3M</text:p>
          </table:table-cell>
          <table:table-cell table:style-name="ce22" table:formula="of:=AND([.$C108]&gt;=[.$L$16];[.$C108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93">
            <text:p>93</text:p>
          </table:table-cell>
          <table:table-cell table:style-name="ce11" table:formula="of:=([.$A109]+13)*2" office:value-type="float" office:value="212">
            <text:p>x212</text:p>
          </table:table-cell>
          <table:table-cell table:style-name="ce16" table:formula="of:=[.$A$3]*[.$B109]" office:value-type="float" office:value="3052.8">
            <text:p>3052,8M</text:p>
          </table:table-cell>
          <table:table-cell table:style-name="ce19" table:formula="of:=IF([.$J109];[.$C109]/[.D$15];&quot;&quot;)" office:value-type="float" office:value="1526.4">
            <text:p>1526,4M</text:p>
          </table:table-cell>
          <table:table-cell table:style-name="ce19" table:formula="of:=IF([.$J109];[.$C109]/[.E$15];&quot;&quot;)" office:value-type="float" office:value="763.2">
            <text:p>763,2M</text:p>
          </table:table-cell>
          <table:table-cell table:style-name="ce19" table:formula="of:=IF([.$J109];[.$C109]/[.F$15];&quot;&quot;)" office:value-type="float" office:value="381.6">
            <text:p>381,6M</text:p>
          </table:table-cell>
          <table:table-cell table:style-name="ce19" table:formula="of:=IF([.$J109];[.$C109]/[.G$15];&quot;&quot;)" office:value-type="float" office:value="190.8">
            <text:p>190,8M</text:p>
          </table:table-cell>
          <table:table-cell table:style-name="ce19" table:formula="of:=IF([.$J109];[.$C109]/[.H$15];&quot;&quot;)" office:value-type="float" office:value="95.4">
            <text:p>95,4M</text:p>
          </table:table-cell>
          <table:table-cell table:style-name="ce19" table:formula="of:=IF([.$J109];[.$C109]/[.I$15];&quot;&quot;)" office:value-type="float" office:value="47.7">
            <text:p>47,7M</text:p>
          </table:table-cell>
          <table:table-cell table:style-name="ce22" table:formula="of:=AND([.$C109]&gt;=[.$L$16];[.$C109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94">
            <text:p>94</text:p>
          </table:table-cell>
          <table:table-cell table:style-name="ce11" table:formula="of:=([.$A110]+13)*2" office:value-type="float" office:value="214">
            <text:p>x214</text:p>
          </table:table-cell>
          <table:table-cell table:style-name="ce16" table:formula="of:=[.$A$3]*[.$B110]" office:value-type="float" office:value="3081.6">
            <text:p>3081,6M</text:p>
          </table:table-cell>
          <table:table-cell table:style-name="ce19" table:formula="of:=IF([.$J110];[.$C110]/[.D$15];&quot;&quot;)" office:value-type="float" office:value="1540.8">
            <text:p>1540,8M</text:p>
          </table:table-cell>
          <table:table-cell table:style-name="ce19" table:formula="of:=IF([.$J110];[.$C110]/[.E$15];&quot;&quot;)" office:value-type="float" office:value="770.4">
            <text:p>770,4M</text:p>
          </table:table-cell>
          <table:table-cell table:style-name="ce19" table:formula="of:=IF([.$J110];[.$C110]/[.F$15];&quot;&quot;)" office:value-type="float" office:value="385.2">
            <text:p>385,2M</text:p>
          </table:table-cell>
          <table:table-cell table:style-name="ce19" table:formula="of:=IF([.$J110];[.$C110]/[.G$15];&quot;&quot;)" office:value-type="float" office:value="192.6">
            <text:p>192,6M</text:p>
          </table:table-cell>
          <table:table-cell table:style-name="ce19" table:formula="of:=IF([.$J110];[.$C110]/[.H$15];&quot;&quot;)" office:value-type="float" office:value="96.3">
            <text:p>96,3M</text:p>
          </table:table-cell>
          <table:table-cell table:style-name="ce19" table:formula="of:=IF([.$J110];[.$C110]/[.I$15];&quot;&quot;)" office:value-type="float" office:value="48.15">
            <text:p>48,2M</text:p>
          </table:table-cell>
          <table:table-cell table:style-name="ce22" table:formula="of:=AND([.$C110]&gt;=[.$L$16];[.$C110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95">
            <text:p>95</text:p>
          </table:table-cell>
          <table:table-cell table:style-name="ce11" table:formula="of:=([.$A111]+13)*2" office:value-type="float" office:value="216">
            <text:p>x216</text:p>
          </table:table-cell>
          <table:table-cell table:style-name="ce16" table:formula="of:=[.$A$3]*[.$B111]" office:value-type="float" office:value="3110.4">
            <text:p>3110,4M</text:p>
          </table:table-cell>
          <table:table-cell table:style-name="ce19" table:formula="of:=IF([.$J111];[.$C111]/[.D$15];&quot;&quot;)" office:value-type="float" office:value="1555.2">
            <text:p>1555,2M</text:p>
          </table:table-cell>
          <table:table-cell table:style-name="ce19" table:formula="of:=IF([.$J111];[.$C111]/[.E$15];&quot;&quot;)" office:value-type="float" office:value="777.6">
            <text:p>777,6M</text:p>
          </table:table-cell>
          <table:table-cell table:style-name="ce19" table:formula="of:=IF([.$J111];[.$C111]/[.F$15];&quot;&quot;)" office:value-type="float" office:value="388.8">
            <text:p>388,8M</text:p>
          </table:table-cell>
          <table:table-cell table:style-name="ce19" table:formula="of:=IF([.$J111];[.$C111]/[.G$15];&quot;&quot;)" office:value-type="float" office:value="194.4">
            <text:p>194,4M</text:p>
          </table:table-cell>
          <table:table-cell table:style-name="ce19" table:formula="of:=IF([.$J111];[.$C111]/[.H$15];&quot;&quot;)" office:value-type="float" office:value="97.2">
            <text:p>97,2M</text:p>
          </table:table-cell>
          <table:table-cell table:style-name="ce19" table:formula="of:=IF([.$J111];[.$C111]/[.I$15];&quot;&quot;)" office:value-type="float" office:value="48.6">
            <text:p>48,6M</text:p>
          </table:table-cell>
          <table:table-cell table:style-name="ce22" table:formula="of:=AND([.$C111]&gt;=[.$L$16];[.$C111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96">
            <text:p>96</text:p>
          </table:table-cell>
          <table:table-cell table:style-name="ce11" table:formula="of:=([.$A112]+13)*2" office:value-type="float" office:value="218">
            <text:p>x218</text:p>
          </table:table-cell>
          <table:table-cell table:style-name="ce16" table:formula="of:=[.$A$3]*[.$B112]" office:value-type="float" office:value="3139.2">
            <text:p>3139,2M</text:p>
          </table:table-cell>
          <table:table-cell table:style-name="ce19" table:formula="of:=IF([.$J112];[.$C112]/[.D$15];&quot;&quot;)" office:value-type="float" office:value="1569.6">
            <text:p>1569,6M</text:p>
          </table:table-cell>
          <table:table-cell table:style-name="ce19" table:formula="of:=IF([.$J112];[.$C112]/[.E$15];&quot;&quot;)" office:value-type="float" office:value="784.8">
            <text:p>784,8M</text:p>
          </table:table-cell>
          <table:table-cell table:style-name="ce19" table:formula="of:=IF([.$J112];[.$C112]/[.F$15];&quot;&quot;)" office:value-type="float" office:value="392.4">
            <text:p>392,4M</text:p>
          </table:table-cell>
          <table:table-cell table:style-name="ce19" table:formula="of:=IF([.$J112];[.$C112]/[.G$15];&quot;&quot;)" office:value-type="float" office:value="196.2">
            <text:p>196,2M</text:p>
          </table:table-cell>
          <table:table-cell table:style-name="ce19" table:formula="of:=IF([.$J112];[.$C112]/[.H$15];&quot;&quot;)" office:value-type="float" office:value="98.1">
            <text:p>98,1M</text:p>
          </table:table-cell>
          <table:table-cell table:style-name="ce19" table:formula="of:=IF([.$J112];[.$C112]/[.I$15];&quot;&quot;)" office:value-type="float" office:value="49.05">
            <text:p>49,1M</text:p>
          </table:table-cell>
          <table:table-cell table:style-name="ce22" table:formula="of:=AND([.$C112]&gt;=[.$L$16];[.$C112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97">
            <text:p>97</text:p>
          </table:table-cell>
          <table:table-cell table:style-name="ce11" table:formula="of:=([.$A113]+13)*2" office:value-type="float" office:value="220">
            <text:p>x220</text:p>
          </table:table-cell>
          <table:table-cell table:style-name="ce16" table:formula="of:=[.$A$3]*[.$B113]" office:value-type="float" office:value="3168">
            <text:p>3168,0M</text:p>
          </table:table-cell>
          <table:table-cell table:style-name="ce19" table:formula="of:=IF([.$J113];[.$C113]/[.D$15];&quot;&quot;)" office:value-type="float" office:value="1584">
            <text:p>1584,0M</text:p>
          </table:table-cell>
          <table:table-cell table:style-name="ce19" table:formula="of:=IF([.$J113];[.$C113]/[.E$15];&quot;&quot;)" office:value-type="float" office:value="792">
            <text:p>792,0M</text:p>
          </table:table-cell>
          <table:table-cell table:style-name="ce19" table:formula="of:=IF([.$J113];[.$C113]/[.F$15];&quot;&quot;)" office:value-type="float" office:value="396">
            <text:p>396,0M</text:p>
          </table:table-cell>
          <table:table-cell table:style-name="ce19" table:formula="of:=IF([.$J113];[.$C113]/[.G$15];&quot;&quot;)" office:value-type="float" office:value="198">
            <text:p>198,0M</text:p>
          </table:table-cell>
          <table:table-cell table:style-name="ce19" table:formula="of:=IF([.$J113];[.$C113]/[.H$15];&quot;&quot;)" office:value-type="float" office:value="99">
            <text:p>99,0M</text:p>
          </table:table-cell>
          <table:table-cell table:style-name="ce19" table:formula="of:=IF([.$J113];[.$C113]/[.I$15];&quot;&quot;)" office:value-type="float" office:value="49.5">
            <text:p>49,5M</text:p>
          </table:table-cell>
          <table:table-cell table:style-name="ce22" table:formula="of:=AND([.$C113]&gt;=[.$L$16];[.$C113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98">
            <text:p>98</text:p>
          </table:table-cell>
          <table:table-cell table:style-name="ce11" table:formula="of:=([.$A114]+13)*2" office:value-type="float" office:value="222">
            <text:p>x222</text:p>
          </table:table-cell>
          <table:table-cell table:style-name="ce16" table:formula="of:=[.$A$3]*[.$B114]" office:value-type="float" office:value="3196.8">
            <text:p>3196,8M</text:p>
          </table:table-cell>
          <table:table-cell table:style-name="ce19" table:formula="of:=IF([.$J114];[.$C114]/[.D$15];&quot;&quot;)" office:value-type="float" office:value="1598.4">
            <text:p>1598,4M</text:p>
          </table:table-cell>
          <table:table-cell table:style-name="ce19" table:formula="of:=IF([.$J114];[.$C114]/[.E$15];&quot;&quot;)" office:value-type="float" office:value="799.2">
            <text:p>799,2M</text:p>
          </table:table-cell>
          <table:table-cell table:style-name="ce19" table:formula="of:=IF([.$J114];[.$C114]/[.F$15];&quot;&quot;)" office:value-type="float" office:value="399.6">
            <text:p>399,6M</text:p>
          </table:table-cell>
          <table:table-cell table:style-name="ce19" table:formula="of:=IF([.$J114];[.$C114]/[.G$15];&quot;&quot;)" office:value-type="float" office:value="199.8">
            <text:p>199,8M</text:p>
          </table:table-cell>
          <table:table-cell table:style-name="ce19" table:formula="of:=IF([.$J114];[.$C114]/[.H$15];&quot;&quot;)" office:value-type="float" office:value="99.9">
            <text:p>99,9M</text:p>
          </table:table-cell>
          <table:table-cell table:style-name="ce19" table:formula="of:=IF([.$J114];[.$C114]/[.I$15];&quot;&quot;)" office:value-type="float" office:value="49.95">
            <text:p>50,0M</text:p>
          </table:table-cell>
          <table:table-cell table:style-name="ce22" table:formula="of:=AND([.$C114]&gt;=[.$L$16];[.$C114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99">
            <text:p>99</text:p>
          </table:table-cell>
          <table:table-cell table:style-name="ce11" table:formula="of:=([.$A115]+13)*2" office:value-type="float" office:value="224">
            <text:p>x224</text:p>
          </table:table-cell>
          <table:table-cell table:style-name="ce16" table:formula="of:=[.$A$3]*[.$B115]" office:value-type="float" office:value="3225.6">
            <text:p>3225,6M</text:p>
          </table:table-cell>
          <table:table-cell table:style-name="ce19" table:formula="of:=IF([.$J115];[.$C115]/[.D$15];&quot;&quot;)" office:value-type="float" office:value="1612.8">
            <text:p>1612,8M</text:p>
          </table:table-cell>
          <table:table-cell table:style-name="ce19" table:formula="of:=IF([.$J115];[.$C115]/[.E$15];&quot;&quot;)" office:value-type="float" office:value="806.4">
            <text:p>806,4M</text:p>
          </table:table-cell>
          <table:table-cell table:style-name="ce19" table:formula="of:=IF([.$J115];[.$C115]/[.F$15];&quot;&quot;)" office:value-type="float" office:value="403.2">
            <text:p>403,2M</text:p>
          </table:table-cell>
          <table:table-cell table:style-name="ce19" table:formula="of:=IF([.$J115];[.$C115]/[.G$15];&quot;&quot;)" office:value-type="float" office:value="201.6">
            <text:p>201,6M</text:p>
          </table:table-cell>
          <table:table-cell table:style-name="ce19" table:formula="of:=IF([.$J115];[.$C115]/[.H$15];&quot;&quot;)" office:value-type="float" office:value="100.8">
            <text:p>100,8M</text:p>
          </table:table-cell>
          <table:table-cell table:style-name="ce19" table:formula="of:=IF([.$J115];[.$C115]/[.I$15];&quot;&quot;)" office:value-type="float" office:value="50.4">
            <text:p>50,4M</text:p>
          </table:table-cell>
          <table:table-cell table:style-name="ce22" table:formula="of:=AND([.$C115]&gt;=[.$L$16];[.$C115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11" table:formula="of:=([.$A116]+13)*2" office:value-type="float" office:value="226">
            <text:p>x226</text:p>
          </table:table-cell>
          <table:table-cell table:style-name="ce16" table:formula="of:=[.$A$3]*[.$B116]" office:value-type="float" office:value="3254.4">
            <text:p>3254,4M</text:p>
          </table:table-cell>
          <table:table-cell table:style-name="ce19" table:formula="of:=IF([.$J116];[.$C116]/[.D$15];&quot;&quot;)" office:value-type="float" office:value="1627.2">
            <text:p>1627,2M</text:p>
          </table:table-cell>
          <table:table-cell table:style-name="ce19" table:formula="of:=IF([.$J116];[.$C116]/[.E$15];&quot;&quot;)" office:value-type="float" office:value="813.6">
            <text:p>813,6M</text:p>
          </table:table-cell>
          <table:table-cell table:style-name="ce19" table:formula="of:=IF([.$J116];[.$C116]/[.F$15];&quot;&quot;)" office:value-type="float" office:value="406.8">
            <text:p>406,8M</text:p>
          </table:table-cell>
          <table:table-cell table:style-name="ce19" table:formula="of:=IF([.$J116];[.$C116]/[.G$15];&quot;&quot;)" office:value-type="float" office:value="203.4">
            <text:p>203,4M</text:p>
          </table:table-cell>
          <table:table-cell table:style-name="ce19" table:formula="of:=IF([.$J116];[.$C116]/[.H$15];&quot;&quot;)" office:value-type="float" office:value="101.7">
            <text:p>101,7M</text:p>
          </table:table-cell>
          <table:table-cell table:style-name="ce19" table:formula="of:=IF([.$J116];[.$C116]/[.I$15];&quot;&quot;)" office:value-type="float" office:value="50.85">
            <text:p>50,9M</text:p>
          </table:table-cell>
          <table:table-cell table:style-name="ce22" table:formula="of:=AND([.$C116]&gt;=[.$L$16];[.$C116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101">
            <text:p>101</text:p>
          </table:table-cell>
          <table:table-cell table:style-name="ce11" table:formula="of:=([.$A117]+13)*2" office:value-type="float" office:value="228">
            <text:p>x228</text:p>
          </table:table-cell>
          <table:table-cell table:style-name="ce16" table:formula="of:=[.$A$3]*[.$B117]" office:value-type="float" office:value="3283.2">
            <text:p>3283,2M</text:p>
          </table:table-cell>
          <table:table-cell table:style-name="ce19" table:formula="of:=IF([.$J117];[.$C117]/[.D$15];&quot;&quot;)" office:value-type="float" office:value="1641.6">
            <text:p>1641,6M</text:p>
          </table:table-cell>
          <table:table-cell table:style-name="ce19" table:formula="of:=IF([.$J117];[.$C117]/[.E$15];&quot;&quot;)" office:value-type="float" office:value="820.8">
            <text:p>820,8M</text:p>
          </table:table-cell>
          <table:table-cell table:style-name="ce19" table:formula="of:=IF([.$J117];[.$C117]/[.F$15];&quot;&quot;)" office:value-type="float" office:value="410.4">
            <text:p>410,4M</text:p>
          </table:table-cell>
          <table:table-cell table:style-name="ce19" table:formula="of:=IF([.$J117];[.$C117]/[.G$15];&quot;&quot;)" office:value-type="float" office:value="205.2">
            <text:p>205,2M</text:p>
          </table:table-cell>
          <table:table-cell table:style-name="ce19" table:formula="of:=IF([.$J117];[.$C117]/[.H$15];&quot;&quot;)" office:value-type="float" office:value="102.6">
            <text:p>102,6M</text:p>
          </table:table-cell>
          <table:table-cell table:style-name="ce19" table:formula="of:=IF([.$J117];[.$C117]/[.I$15];&quot;&quot;)" office:value-type="float" office:value="51.3">
            <text:p>51,3M</text:p>
          </table:table-cell>
          <table:table-cell table:style-name="ce22" table:formula="of:=AND([.$C117]&gt;=[.$L$16];[.$C117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102">
            <text:p>102</text:p>
          </table:table-cell>
          <table:table-cell table:style-name="ce11" table:formula="of:=([.$A118]+13)*2" office:value-type="float" office:value="230">
            <text:p>x230</text:p>
          </table:table-cell>
          <table:table-cell table:style-name="ce16" table:formula="of:=[.$A$3]*[.$B118]" office:value-type="float" office:value="3312">
            <text:p>3312,0M</text:p>
          </table:table-cell>
          <table:table-cell table:style-name="ce19" table:formula="of:=IF([.$J118];[.$C118]/[.D$15];&quot;&quot;)" office:value-type="float" office:value="1656">
            <text:p>1656,0M</text:p>
          </table:table-cell>
          <table:table-cell table:style-name="ce19" table:formula="of:=IF([.$J118];[.$C118]/[.E$15];&quot;&quot;)" office:value-type="float" office:value="828">
            <text:p>828,0M</text:p>
          </table:table-cell>
          <table:table-cell table:style-name="ce19" table:formula="of:=IF([.$J118];[.$C118]/[.F$15];&quot;&quot;)" office:value-type="float" office:value="414">
            <text:p>414,0M</text:p>
          </table:table-cell>
          <table:table-cell table:style-name="ce19" table:formula="of:=IF([.$J118];[.$C118]/[.G$15];&quot;&quot;)" office:value-type="float" office:value="207">
            <text:p>207,0M</text:p>
          </table:table-cell>
          <table:table-cell table:style-name="ce19" table:formula="of:=IF([.$J118];[.$C118]/[.H$15];&quot;&quot;)" office:value-type="float" office:value="103.5">
            <text:p>103,5M</text:p>
          </table:table-cell>
          <table:table-cell table:style-name="ce19" table:formula="of:=IF([.$J118];[.$C118]/[.I$15];&quot;&quot;)" office:value-type="float" office:value="51.75">
            <text:p>51,8M</text:p>
          </table:table-cell>
          <table:table-cell table:style-name="ce22" table:formula="of:=AND([.$C118]&gt;=[.$L$16];[.$C118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103">
            <text:p>103</text:p>
          </table:table-cell>
          <table:table-cell table:style-name="ce11" table:formula="of:=([.$A119]+13)*2" office:value-type="float" office:value="232">
            <text:p>x232</text:p>
          </table:table-cell>
          <table:table-cell table:style-name="ce16" table:formula="of:=[.$A$3]*[.$B119]" office:value-type="float" office:value="3340.8">
            <text:p>3340,8M</text:p>
          </table:table-cell>
          <table:table-cell table:style-name="ce19" table:formula="of:=IF([.$J119];[.$C119]/[.D$15];&quot;&quot;)" office:value-type="float" office:value="1670.4">
            <text:p>1670,4M</text:p>
          </table:table-cell>
          <table:table-cell table:style-name="ce19" table:formula="of:=IF([.$J119];[.$C119]/[.E$15];&quot;&quot;)" office:value-type="float" office:value="835.2">
            <text:p>835,2M</text:p>
          </table:table-cell>
          <table:table-cell table:style-name="ce19" table:formula="of:=IF([.$J119];[.$C119]/[.F$15];&quot;&quot;)" office:value-type="float" office:value="417.6">
            <text:p>417,6M</text:p>
          </table:table-cell>
          <table:table-cell table:style-name="ce19" table:formula="of:=IF([.$J119];[.$C119]/[.G$15];&quot;&quot;)" office:value-type="float" office:value="208.8">
            <text:p>208,8M</text:p>
          </table:table-cell>
          <table:table-cell table:style-name="ce19" table:formula="of:=IF([.$J119];[.$C119]/[.H$15];&quot;&quot;)" office:value-type="float" office:value="104.4">
            <text:p>104,4M</text:p>
          </table:table-cell>
          <table:table-cell table:style-name="ce19" table:formula="of:=IF([.$J119];[.$C119]/[.I$15];&quot;&quot;)" office:value-type="float" office:value="52.2">
            <text:p>52,2M</text:p>
          </table:table-cell>
          <table:table-cell table:style-name="ce22" table:formula="of:=AND([.$C119]&gt;=[.$L$16];[.$C119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104">
            <text:p>104</text:p>
          </table:table-cell>
          <table:table-cell table:style-name="ce11" table:formula="of:=([.$A120]+13)*2" office:value-type="float" office:value="234">
            <text:p>x234</text:p>
          </table:table-cell>
          <table:table-cell table:style-name="ce16" table:formula="of:=[.$A$3]*[.$B120]" office:value-type="float" office:value="3369.6">
            <text:p>3369,6M</text:p>
          </table:table-cell>
          <table:table-cell table:style-name="ce19" table:formula="of:=IF([.$J120];[.$C120]/[.D$15];&quot;&quot;)" office:value-type="float" office:value="1684.8">
            <text:p>1684,8M</text:p>
          </table:table-cell>
          <table:table-cell table:style-name="ce19" table:formula="of:=IF([.$J120];[.$C120]/[.E$15];&quot;&quot;)" office:value-type="float" office:value="842.4">
            <text:p>842,4M</text:p>
          </table:table-cell>
          <table:table-cell table:style-name="ce19" table:formula="of:=IF([.$J120];[.$C120]/[.F$15];&quot;&quot;)" office:value-type="float" office:value="421.2">
            <text:p>421,2M</text:p>
          </table:table-cell>
          <table:table-cell table:style-name="ce19" table:formula="of:=IF([.$J120];[.$C120]/[.G$15];&quot;&quot;)" office:value-type="float" office:value="210.6">
            <text:p>210,6M</text:p>
          </table:table-cell>
          <table:table-cell table:style-name="ce19" table:formula="of:=IF([.$J120];[.$C120]/[.H$15];&quot;&quot;)" office:value-type="float" office:value="105.3">
            <text:p>105,3M</text:p>
          </table:table-cell>
          <table:table-cell table:style-name="ce19" table:formula="of:=IF([.$J120];[.$C120]/[.I$15];&quot;&quot;)" office:value-type="float" office:value="52.65">
            <text:p>52,7M</text:p>
          </table:table-cell>
          <table:table-cell table:style-name="ce22" table:formula="of:=AND([.$C120]&gt;=[.$L$16];[.$C120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105">
            <text:p>105</text:p>
          </table:table-cell>
          <table:table-cell table:style-name="ce11" table:formula="of:=([.$A121]+13)*2" office:value-type="float" office:value="236">
            <text:p>x236</text:p>
          </table:table-cell>
          <table:table-cell table:style-name="ce16" table:formula="of:=[.$A$3]*[.$B121]" office:value-type="float" office:value="3398.4">
            <text:p>3398,4M</text:p>
          </table:table-cell>
          <table:table-cell table:style-name="ce19" table:formula="of:=IF([.$J121];[.$C121]/[.D$15];&quot;&quot;)" office:value-type="float" office:value="1699.2">
            <text:p>1699,2M</text:p>
          </table:table-cell>
          <table:table-cell table:style-name="ce19" table:formula="of:=IF([.$J121];[.$C121]/[.E$15];&quot;&quot;)" office:value-type="float" office:value="849.6">
            <text:p>849,6M</text:p>
          </table:table-cell>
          <table:table-cell table:style-name="ce19" table:formula="of:=IF([.$J121];[.$C121]/[.F$15];&quot;&quot;)" office:value-type="float" office:value="424.8">
            <text:p>424,8M</text:p>
          </table:table-cell>
          <table:table-cell table:style-name="ce19" table:formula="of:=IF([.$J121];[.$C121]/[.G$15];&quot;&quot;)" office:value-type="float" office:value="212.4">
            <text:p>212,4M</text:p>
          </table:table-cell>
          <table:table-cell table:style-name="ce19" table:formula="of:=IF([.$J121];[.$C121]/[.H$15];&quot;&quot;)" office:value-type="float" office:value="106.2">
            <text:p>106,2M</text:p>
          </table:table-cell>
          <table:table-cell table:style-name="ce19" table:formula="of:=IF([.$J121];[.$C121]/[.I$15];&quot;&quot;)" office:value-type="float" office:value="53.1">
            <text:p>53,1M</text:p>
          </table:table-cell>
          <table:table-cell table:style-name="ce22" table:formula="of:=AND([.$C121]&gt;=[.$L$16];[.$C121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106">
            <text:p>106</text:p>
          </table:table-cell>
          <table:table-cell table:style-name="ce11" table:formula="of:=([.$A122]+13)*2" office:value-type="float" office:value="238">
            <text:p>x238</text:p>
          </table:table-cell>
          <table:table-cell table:style-name="ce16" table:formula="of:=[.$A$3]*[.$B122]" office:value-type="float" office:value="3427.2">
            <text:p>3427,2M</text:p>
          </table:table-cell>
          <table:table-cell table:style-name="ce19" table:formula="of:=IF([.$J122];[.$C122]/[.D$15];&quot;&quot;)" office:value-type="float" office:value="1713.6">
            <text:p>1713,6M</text:p>
          </table:table-cell>
          <table:table-cell table:style-name="ce19" table:formula="of:=IF([.$J122];[.$C122]/[.E$15];&quot;&quot;)" office:value-type="float" office:value="856.8">
            <text:p>856,8M</text:p>
          </table:table-cell>
          <table:table-cell table:style-name="ce19" table:formula="of:=IF([.$J122];[.$C122]/[.F$15];&quot;&quot;)" office:value-type="float" office:value="428.4">
            <text:p>428,4M</text:p>
          </table:table-cell>
          <table:table-cell table:style-name="ce19" table:formula="of:=IF([.$J122];[.$C122]/[.G$15];&quot;&quot;)" office:value-type="float" office:value="214.2">
            <text:p>214,2M</text:p>
          </table:table-cell>
          <table:table-cell table:style-name="ce19" table:formula="of:=IF([.$J122];[.$C122]/[.H$15];&quot;&quot;)" office:value-type="float" office:value="107.1">
            <text:p>107,1M</text:p>
          </table:table-cell>
          <table:table-cell table:style-name="ce19" table:formula="of:=IF([.$J122];[.$C122]/[.I$15];&quot;&quot;)" office:value-type="float" office:value="53.55">
            <text:p>53,6M</text:p>
          </table:table-cell>
          <table:table-cell table:style-name="ce22" table:formula="of:=AND([.$C122]&gt;=[.$L$16];[.$C122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107">
            <text:p>107</text:p>
          </table:table-cell>
          <table:table-cell table:style-name="ce11" table:formula="of:=([.$A123]+13)*2" office:value-type="float" office:value="240">
            <text:p>x240</text:p>
          </table:table-cell>
          <table:table-cell table:style-name="ce16" table:formula="of:=[.$A$3]*[.$B123]" office:value-type="float" office:value="3456">
            <text:p>3456,0M</text:p>
          </table:table-cell>
          <table:table-cell table:style-name="ce19" table:formula="of:=IF([.$J123];[.$C123]/[.D$15];&quot;&quot;)" office:value-type="float" office:value="1728">
            <text:p>1728,0M</text:p>
          </table:table-cell>
          <table:table-cell table:style-name="ce19" table:formula="of:=IF([.$J123];[.$C123]/[.E$15];&quot;&quot;)" office:value-type="float" office:value="864">
            <text:p>864,0M</text:p>
          </table:table-cell>
          <table:table-cell table:style-name="ce19" table:formula="of:=IF([.$J123];[.$C123]/[.F$15];&quot;&quot;)" office:value-type="float" office:value="432">
            <text:p>432,0M</text:p>
          </table:table-cell>
          <table:table-cell table:style-name="ce19" table:formula="of:=IF([.$J123];[.$C123]/[.G$15];&quot;&quot;)" office:value-type="float" office:value="216">
            <text:p>216,0M</text:p>
          </table:table-cell>
          <table:table-cell table:style-name="ce19" table:formula="of:=IF([.$J123];[.$C123]/[.H$15];&quot;&quot;)" office:value-type="float" office:value="108">
            <text:p>108,0M</text:p>
          </table:table-cell>
          <table:table-cell table:style-name="ce19" table:formula="of:=IF([.$J123];[.$C123]/[.I$15];&quot;&quot;)" office:value-type="float" office:value="54">
            <text:p>54,0M</text:p>
          </table:table-cell>
          <table:table-cell table:style-name="ce22" table:formula="of:=AND([.$C123]&gt;=[.$L$16];[.$C123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108">
            <text:p>108</text:p>
          </table:table-cell>
          <table:table-cell table:style-name="ce11" table:formula="of:=([.$A124]+13)*2" office:value-type="float" office:value="242">
            <text:p>x242</text:p>
          </table:table-cell>
          <table:table-cell table:style-name="ce16" table:formula="of:=[.$A$3]*[.$B124]" office:value-type="float" office:value="3484.8">
            <text:p>3484,8M</text:p>
          </table:table-cell>
          <table:table-cell table:style-name="ce19" table:formula="of:=IF([.$J124];[.$C124]/[.D$15];&quot;&quot;)" office:value-type="float" office:value="1742.4">
            <text:p>1742,4M</text:p>
          </table:table-cell>
          <table:table-cell table:style-name="ce19" table:formula="of:=IF([.$J124];[.$C124]/[.E$15];&quot;&quot;)" office:value-type="float" office:value="871.2">
            <text:p>871,2M</text:p>
          </table:table-cell>
          <table:table-cell table:style-name="ce19" table:formula="of:=IF([.$J124];[.$C124]/[.F$15];&quot;&quot;)" office:value-type="float" office:value="435.6">
            <text:p>435,6M</text:p>
          </table:table-cell>
          <table:table-cell table:style-name="ce19" table:formula="of:=IF([.$J124];[.$C124]/[.G$15];&quot;&quot;)" office:value-type="float" office:value="217.8">
            <text:p>217,8M</text:p>
          </table:table-cell>
          <table:table-cell table:style-name="ce19" table:formula="of:=IF([.$J124];[.$C124]/[.H$15];&quot;&quot;)" office:value-type="float" office:value="108.9">
            <text:p>108,9M</text:p>
          </table:table-cell>
          <table:table-cell table:style-name="ce19" table:formula="of:=IF([.$J124];[.$C124]/[.I$15];&quot;&quot;)" office:value-type="float" office:value="54.45">
            <text:p>54,5M</text:p>
          </table:table-cell>
          <table:table-cell table:style-name="ce22" table:formula="of:=AND([.$C124]&gt;=[.$L$16];[.$C124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109">
            <text:p>109</text:p>
          </table:table-cell>
          <table:table-cell table:style-name="ce11" table:formula="of:=([.$A125]+13)*2" office:value-type="float" office:value="244">
            <text:p>x244</text:p>
          </table:table-cell>
          <table:table-cell table:style-name="ce16" table:formula="of:=[.$A$3]*[.$B125]" office:value-type="float" office:value="3513.6">
            <text:p>3513,6M</text:p>
          </table:table-cell>
          <table:table-cell table:style-name="ce19" table:formula="of:=IF([.$J125];[.$C125]/[.D$15];&quot;&quot;)" office:value-type="float" office:value="1756.8">
            <text:p>1756,8M</text:p>
          </table:table-cell>
          <table:table-cell table:style-name="ce19" table:formula="of:=IF([.$J125];[.$C125]/[.E$15];&quot;&quot;)" office:value-type="float" office:value="878.4">
            <text:p>878,4M</text:p>
          </table:table-cell>
          <table:table-cell table:style-name="ce19" table:formula="of:=IF([.$J125];[.$C125]/[.F$15];&quot;&quot;)" office:value-type="float" office:value="439.2">
            <text:p>439,2M</text:p>
          </table:table-cell>
          <table:table-cell table:style-name="ce19" table:formula="of:=IF([.$J125];[.$C125]/[.G$15];&quot;&quot;)" office:value-type="float" office:value="219.6">
            <text:p>219,6M</text:p>
          </table:table-cell>
          <table:table-cell table:style-name="ce19" table:formula="of:=IF([.$J125];[.$C125]/[.H$15];&quot;&quot;)" office:value-type="float" office:value="109.8">
            <text:p>109,8M</text:p>
          </table:table-cell>
          <table:table-cell table:style-name="ce19" table:formula="of:=IF([.$J125];[.$C125]/[.I$15];&quot;&quot;)" office:value-type="float" office:value="54.9">
            <text:p>54,9M</text:p>
          </table:table-cell>
          <table:table-cell table:style-name="ce22" table:formula="of:=AND([.$C125]&gt;=[.$L$16];[.$C125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110">
            <text:p>110</text:p>
          </table:table-cell>
          <table:table-cell table:style-name="ce11" table:formula="of:=([.$A126]+13)*2" office:value-type="float" office:value="246">
            <text:p>x246</text:p>
          </table:table-cell>
          <table:table-cell table:style-name="ce16" table:formula="of:=[.$A$3]*[.$B126]" office:value-type="float" office:value="3542.4">
            <text:p>3542,4M</text:p>
          </table:table-cell>
          <table:table-cell table:style-name="ce19" table:formula="of:=IF([.$J126];[.$C126]/[.D$15];&quot;&quot;)" office:value-type="float" office:value="1771.2">
            <text:p>1771,2M</text:p>
          </table:table-cell>
          <table:table-cell table:style-name="ce19" table:formula="of:=IF([.$J126];[.$C126]/[.E$15];&quot;&quot;)" office:value-type="float" office:value="885.6">
            <text:p>885,6M</text:p>
          </table:table-cell>
          <table:table-cell table:style-name="ce19" table:formula="of:=IF([.$J126];[.$C126]/[.F$15];&quot;&quot;)" office:value-type="float" office:value="442.8">
            <text:p>442,8M</text:p>
          </table:table-cell>
          <table:table-cell table:style-name="ce19" table:formula="of:=IF([.$J126];[.$C126]/[.G$15];&quot;&quot;)" office:value-type="float" office:value="221.4">
            <text:p>221,4M</text:p>
          </table:table-cell>
          <table:table-cell table:style-name="ce19" table:formula="of:=IF([.$J126];[.$C126]/[.H$15];&quot;&quot;)" office:value-type="float" office:value="110.7">
            <text:p>110,7M</text:p>
          </table:table-cell>
          <table:table-cell table:style-name="ce19" table:formula="of:=IF([.$J126];[.$C126]/[.I$15];&quot;&quot;)" office:value-type="float" office:value="55.35">
            <text:p>55,4M</text:p>
          </table:table-cell>
          <table:table-cell table:style-name="ce22" table:formula="of:=AND([.$C126]&gt;=[.$L$16];[.$C126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111">
            <text:p>111</text:p>
          </table:table-cell>
          <table:table-cell table:style-name="ce11" table:formula="of:=([.$A127]+13)*2" office:value-type="float" office:value="248">
            <text:p>x248</text:p>
          </table:table-cell>
          <table:table-cell table:style-name="ce16" table:formula="of:=[.$A$3]*[.$B127]" office:value-type="float" office:value="3571.2">
            <text:p>3571,2M</text:p>
          </table:table-cell>
          <table:table-cell table:style-name="ce19" table:formula="of:=IF([.$J127];[.$C127]/[.D$15];&quot;&quot;)" office:value-type="float" office:value="1785.6">
            <text:p>1785,6M</text:p>
          </table:table-cell>
          <table:table-cell table:style-name="ce19" table:formula="of:=IF([.$J127];[.$C127]/[.E$15];&quot;&quot;)" office:value-type="float" office:value="892.8">
            <text:p>892,8M</text:p>
          </table:table-cell>
          <table:table-cell table:style-name="ce19" table:formula="of:=IF([.$J127];[.$C127]/[.F$15];&quot;&quot;)" office:value-type="float" office:value="446.4">
            <text:p>446,4M</text:p>
          </table:table-cell>
          <table:table-cell table:style-name="ce19" table:formula="of:=IF([.$J127];[.$C127]/[.G$15];&quot;&quot;)" office:value-type="float" office:value="223.2">
            <text:p>223,2M</text:p>
          </table:table-cell>
          <table:table-cell table:style-name="ce19" table:formula="of:=IF([.$J127];[.$C127]/[.H$15];&quot;&quot;)" office:value-type="float" office:value="111.6">
            <text:p>111,6M</text:p>
          </table:table-cell>
          <table:table-cell table:style-name="ce19" table:formula="of:=IF([.$J127];[.$C127]/[.I$15];&quot;&quot;)" office:value-type="float" office:value="55.8">
            <text:p>55,8M</text:p>
          </table:table-cell>
          <table:table-cell table:style-name="ce22" table:formula="of:=AND([.$C127]&gt;=[.$L$16];[.$C127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112">
            <text:p>112</text:p>
          </table:table-cell>
          <table:table-cell table:style-name="ce11" table:formula="of:=([.$A128]+13)*2" office:value-type="float" office:value="250">
            <text:p>x250</text:p>
          </table:table-cell>
          <table:table-cell table:style-name="ce16" table:formula="of:=[.$A$3]*[.$B128]" office:value-type="float" office:value="3600">
            <text:p>3600,0M</text:p>
          </table:table-cell>
          <table:table-cell table:style-name="ce19" table:formula="of:=IF([.$J128];[.$C128]/[.D$15];&quot;&quot;)" office:value-type="float" office:value="1800">
            <text:p>1800,0M</text:p>
          </table:table-cell>
          <table:table-cell table:style-name="ce19" table:formula="of:=IF([.$J128];[.$C128]/[.E$15];&quot;&quot;)" office:value-type="float" office:value="900">
            <text:p>900,0M</text:p>
          </table:table-cell>
          <table:table-cell table:style-name="ce19" table:formula="of:=IF([.$J128];[.$C128]/[.F$15];&quot;&quot;)" office:value-type="float" office:value="450">
            <text:p>450,0M</text:p>
          </table:table-cell>
          <table:table-cell table:style-name="ce19" table:formula="of:=IF([.$J128];[.$C128]/[.G$15];&quot;&quot;)" office:value-type="float" office:value="225">
            <text:p>225,0M</text:p>
          </table:table-cell>
          <table:table-cell table:style-name="ce19" table:formula="of:=IF([.$J128];[.$C128]/[.H$15];&quot;&quot;)" office:value-type="float" office:value="112.5">
            <text:p>112,5M</text:p>
          </table:table-cell>
          <table:table-cell table:style-name="ce19" table:formula="of:=IF([.$J128];[.$C128]/[.I$15];&quot;&quot;)" office:value-type="float" office:value="56.25">
            <text:p>56,3M</text:p>
          </table:table-cell>
          <table:table-cell table:style-name="ce22" table:formula="of:=AND([.$C128]&gt;=[.$L$16];[.$C128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113">
            <text:p>113</text:p>
          </table:table-cell>
          <table:table-cell table:style-name="ce11" table:formula="of:=([.$A129]+13)*2" office:value-type="float" office:value="252">
            <text:p>x252</text:p>
          </table:table-cell>
          <table:table-cell table:style-name="ce16" table:formula="of:=[.$A$3]*[.$B129]" office:value-type="float" office:value="3628.8">
            <text:p>3628,8M</text:p>
          </table:table-cell>
          <table:table-cell table:style-name="ce19" table:formula="of:=IF([.$J129];[.$C129]/[.D$15];&quot;&quot;)" office:value-type="float" office:value="1814.4">
            <text:p>1814,4M</text:p>
          </table:table-cell>
          <table:table-cell table:style-name="ce19" table:formula="of:=IF([.$J129];[.$C129]/[.E$15];&quot;&quot;)" office:value-type="float" office:value="907.2">
            <text:p>907,2M</text:p>
          </table:table-cell>
          <table:table-cell table:style-name="ce19" table:formula="of:=IF([.$J129];[.$C129]/[.F$15];&quot;&quot;)" office:value-type="float" office:value="453.6">
            <text:p>453,6M</text:p>
          </table:table-cell>
          <table:table-cell table:style-name="ce19" table:formula="of:=IF([.$J129];[.$C129]/[.G$15];&quot;&quot;)" office:value-type="float" office:value="226.8">
            <text:p>226,8M</text:p>
          </table:table-cell>
          <table:table-cell table:style-name="ce19" table:formula="of:=IF([.$J129];[.$C129]/[.H$15];&quot;&quot;)" office:value-type="float" office:value="113.4">
            <text:p>113,4M</text:p>
          </table:table-cell>
          <table:table-cell table:style-name="ce19" table:formula="of:=IF([.$J129];[.$C129]/[.I$15];&quot;&quot;)" office:value-type="float" office:value="56.7">
            <text:p>56,7M</text:p>
          </table:table-cell>
          <table:table-cell table:style-name="ce22" table:formula="of:=AND([.$C129]&gt;=[.$L$16];[.$C129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114">
            <text:p>114</text:p>
          </table:table-cell>
          <table:table-cell table:style-name="ce11" table:formula="of:=([.$A130]+13)*2" office:value-type="float" office:value="254">
            <text:p>x254</text:p>
          </table:table-cell>
          <table:table-cell table:style-name="ce16" table:formula="of:=[.$A$3]*[.$B130]" office:value-type="float" office:value="3657.6">
            <text:p>3657,6M</text:p>
          </table:table-cell>
          <table:table-cell table:style-name="ce19" table:formula="of:=IF([.$J130];[.$C130]/[.D$15];&quot;&quot;)" office:value-type="float" office:value="1828.8">
            <text:p>1828,8M</text:p>
          </table:table-cell>
          <table:table-cell table:style-name="ce19" table:formula="of:=IF([.$J130];[.$C130]/[.E$15];&quot;&quot;)" office:value-type="float" office:value="914.4">
            <text:p>914,4M</text:p>
          </table:table-cell>
          <table:table-cell table:style-name="ce19" table:formula="of:=IF([.$J130];[.$C130]/[.F$15];&quot;&quot;)" office:value-type="float" office:value="457.2">
            <text:p>457,2M</text:p>
          </table:table-cell>
          <table:table-cell table:style-name="ce19" table:formula="of:=IF([.$J130];[.$C130]/[.G$15];&quot;&quot;)" office:value-type="float" office:value="228.6">
            <text:p>228,6M</text:p>
          </table:table-cell>
          <table:table-cell table:style-name="ce19" table:formula="of:=IF([.$J130];[.$C130]/[.H$15];&quot;&quot;)" office:value-type="float" office:value="114.3">
            <text:p>114,3M</text:p>
          </table:table-cell>
          <table:table-cell table:style-name="ce19" table:formula="of:=IF([.$J130];[.$C130]/[.I$15];&quot;&quot;)" office:value-type="float" office:value="57.15">
            <text:p>57,2M</text:p>
          </table:table-cell>
          <table:table-cell table:style-name="ce22" table:formula="of:=AND([.$C130]&gt;=[.$L$16];[.$C130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115">
            <text:p>115</text:p>
          </table:table-cell>
          <table:table-cell table:style-name="ce11" table:formula="of:=([.$A131]+13)*2" office:value-type="float" office:value="256">
            <text:p>x256</text:p>
          </table:table-cell>
          <table:table-cell table:style-name="ce16" table:formula="of:=[.$A$3]*[.$B131]" office:value-type="float" office:value="3686.4">
            <text:p>3686,4M</text:p>
          </table:table-cell>
          <table:table-cell table:style-name="ce19" table:formula="of:=IF([.$J131];[.$C131]/[.D$15];&quot;&quot;)" office:value-type="float" office:value="1843.2">
            <text:p>1843,2M</text:p>
          </table:table-cell>
          <table:table-cell table:style-name="ce19" table:formula="of:=IF([.$J131];[.$C131]/[.E$15];&quot;&quot;)" office:value-type="float" office:value="921.6">
            <text:p>921,6M</text:p>
          </table:table-cell>
          <table:table-cell table:style-name="ce19" table:formula="of:=IF([.$J131];[.$C131]/[.F$15];&quot;&quot;)" office:value-type="float" office:value="460.8">
            <text:p>460,8M</text:p>
          </table:table-cell>
          <table:table-cell table:style-name="ce19" table:formula="of:=IF([.$J131];[.$C131]/[.G$15];&quot;&quot;)" office:value-type="float" office:value="230.4">
            <text:p>230,4M</text:p>
          </table:table-cell>
          <table:table-cell table:style-name="ce19" table:formula="of:=IF([.$J131];[.$C131]/[.H$15];&quot;&quot;)" office:value-type="float" office:value="115.2">
            <text:p>115,2M</text:p>
          </table:table-cell>
          <table:table-cell table:style-name="ce19" table:formula="of:=IF([.$J131];[.$C131]/[.I$15];&quot;&quot;)" office:value-type="float" office:value="57.6">
            <text:p>57,6M</text:p>
          </table:table-cell>
          <table:table-cell table:style-name="ce22" table:formula="of:=AND([.$C131]&gt;=[.$L$16];[.$C131]&lt;=[.$L$17])" office:value-type="float" office:value="1">
            <text:p>1</text:p>
          </table:table-cell>
          <table:table-cell table:number-columns-repeated="54"/>
        </table:table-row>
        <table:table-row table:style-name="ro1">
          <table:table-cell table:style-name="ce8" office:value-type="float" office:value="116">
            <text:p>116</text:p>
          </table:table-cell>
          <table:table-cell table:style-name="ce11" table:formula="of:=([.$A132]+13)*2" office:value-type="float" office:value="258">
            <text:p>x258</text:p>
          </table:table-cell>
          <table:table-cell table:style-name="ce16" table:formula="of:=[.$A$3]*[.$B132]" office:value-type="float" office:value="3715.2">
            <text:p>3715,2M</text:p>
          </table:table-cell>
          <table:table-cell table:style-name="ce19" table:formula="of:=IF([.$J132];[.$C132]/[.D$15];&quot;&quot;)">
            <text:p/>
          </table:table-cell>
          <table:table-cell table:style-name="ce19" table:formula="of:=IF([.$J132];[.$C132]/[.E$15];&quot;&quot;)">
            <text:p/>
          </table:table-cell>
          <table:table-cell table:style-name="ce19" table:formula="of:=IF([.$J132];[.$C132]/[.F$15];&quot;&quot;)">
            <text:p/>
          </table:table-cell>
          <table:table-cell table:style-name="ce19" table:formula="of:=IF([.$J132];[.$C132]/[.G$15];&quot;&quot;)">
            <text:p/>
          </table:table-cell>
          <table:table-cell table:style-name="ce19" table:formula="of:=IF([.$J132];[.$C132]/[.H$15];&quot;&quot;)">
            <text:p/>
          </table:table-cell>
          <table:table-cell table:style-name="ce19" table:formula="of:=IF([.$J132];[.$C132]/[.I$15];&quot;&quot;)">
            <text:p/>
          </table:table-cell>
          <table:table-cell table:style-name="ce22" table:formula="of:=AND([.$C132]&gt;=[.$L$16];[.$C132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17">
            <text:p>117</text:p>
          </table:table-cell>
          <table:table-cell table:style-name="ce11" table:formula="of:=([.$A133]+13)*2" office:value-type="float" office:value="260">
            <text:p>x260</text:p>
          </table:table-cell>
          <table:table-cell table:style-name="ce16" table:formula="of:=[.$A$3]*[.$B133]" office:value-type="float" office:value="3744">
            <text:p>3744,0M</text:p>
          </table:table-cell>
          <table:table-cell table:style-name="ce19" table:formula="of:=IF([.$J133];[.$C133]/[.D$15];&quot;&quot;)">
            <text:p/>
          </table:table-cell>
          <table:table-cell table:style-name="ce19" table:formula="of:=IF([.$J133];[.$C133]/[.E$15];&quot;&quot;)">
            <text:p/>
          </table:table-cell>
          <table:table-cell table:style-name="ce19" table:formula="of:=IF([.$J133];[.$C133]/[.F$15];&quot;&quot;)">
            <text:p/>
          </table:table-cell>
          <table:table-cell table:style-name="ce19" table:formula="of:=IF([.$J133];[.$C133]/[.G$15];&quot;&quot;)">
            <text:p/>
          </table:table-cell>
          <table:table-cell table:style-name="ce19" table:formula="of:=IF([.$J133];[.$C133]/[.H$15];&quot;&quot;)">
            <text:p/>
          </table:table-cell>
          <table:table-cell table:style-name="ce19" table:formula="of:=IF([.$J133];[.$C133]/[.I$15];&quot;&quot;)">
            <text:p/>
          </table:table-cell>
          <table:table-cell table:style-name="ce22" table:formula="of:=AND([.$C133]&gt;=[.$L$16];[.$C133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18">
            <text:p>118</text:p>
          </table:table-cell>
          <table:table-cell table:style-name="ce11" table:formula="of:=([.$A134]+13)*2" office:value-type="float" office:value="262">
            <text:p>x262</text:p>
          </table:table-cell>
          <table:table-cell table:style-name="ce16" table:formula="of:=[.$A$3]*[.$B134]" office:value-type="float" office:value="3772.8">
            <text:p>3772,8M</text:p>
          </table:table-cell>
          <table:table-cell table:style-name="ce19" table:formula="of:=IF([.$J134];[.$C134]/[.D$15];&quot;&quot;)">
            <text:p/>
          </table:table-cell>
          <table:table-cell table:style-name="ce19" table:formula="of:=IF([.$J134];[.$C134]/[.E$15];&quot;&quot;)">
            <text:p/>
          </table:table-cell>
          <table:table-cell table:style-name="ce19" table:formula="of:=IF([.$J134];[.$C134]/[.F$15];&quot;&quot;)">
            <text:p/>
          </table:table-cell>
          <table:table-cell table:style-name="ce19" table:formula="of:=IF([.$J134];[.$C134]/[.G$15];&quot;&quot;)">
            <text:p/>
          </table:table-cell>
          <table:table-cell table:style-name="ce19" table:formula="of:=IF([.$J134];[.$C134]/[.H$15];&quot;&quot;)">
            <text:p/>
          </table:table-cell>
          <table:table-cell table:style-name="ce19" table:formula="of:=IF([.$J134];[.$C134]/[.I$15];&quot;&quot;)">
            <text:p/>
          </table:table-cell>
          <table:table-cell table:style-name="ce22" table:formula="of:=AND([.$C134]&gt;=[.$L$16];[.$C134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19">
            <text:p>119</text:p>
          </table:table-cell>
          <table:table-cell table:style-name="ce11" table:formula="of:=([.$A135]+13)*2" office:value-type="float" office:value="264">
            <text:p>x264</text:p>
          </table:table-cell>
          <table:table-cell table:style-name="ce16" table:formula="of:=[.$A$3]*[.$B135]" office:value-type="float" office:value="3801.6">
            <text:p>3801,6M</text:p>
          </table:table-cell>
          <table:table-cell table:style-name="ce19" table:formula="of:=IF([.$J135];[.$C135]/[.D$15];&quot;&quot;)">
            <text:p/>
          </table:table-cell>
          <table:table-cell table:style-name="ce19" table:formula="of:=IF([.$J135];[.$C135]/[.E$15];&quot;&quot;)">
            <text:p/>
          </table:table-cell>
          <table:table-cell table:style-name="ce19" table:formula="of:=IF([.$J135];[.$C135]/[.F$15];&quot;&quot;)">
            <text:p/>
          </table:table-cell>
          <table:table-cell table:style-name="ce19" table:formula="of:=IF([.$J135];[.$C135]/[.G$15];&quot;&quot;)">
            <text:p/>
          </table:table-cell>
          <table:table-cell table:style-name="ce19" table:formula="of:=IF([.$J135];[.$C135]/[.H$15];&quot;&quot;)">
            <text:p/>
          </table:table-cell>
          <table:table-cell table:style-name="ce19" table:formula="of:=IF([.$J135];[.$C135]/[.I$15];&quot;&quot;)">
            <text:p/>
          </table:table-cell>
          <table:table-cell table:style-name="ce22" table:formula="of:=AND([.$C135]&gt;=[.$L$16];[.$C135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20">
            <text:p>120</text:p>
          </table:table-cell>
          <table:table-cell table:style-name="ce11" table:formula="of:=([.$A136]+13)*2" office:value-type="float" office:value="266">
            <text:p>x266</text:p>
          </table:table-cell>
          <table:table-cell table:style-name="ce16" table:formula="of:=[.$A$3]*[.$B136]" office:value-type="float" office:value="3830.4">
            <text:p>3830,4M</text:p>
          </table:table-cell>
          <table:table-cell table:style-name="ce19" table:formula="of:=IF([.$J136];[.$C136]/[.D$15];&quot;&quot;)">
            <text:p/>
          </table:table-cell>
          <table:table-cell table:style-name="ce19" table:formula="of:=IF([.$J136];[.$C136]/[.E$15];&quot;&quot;)">
            <text:p/>
          </table:table-cell>
          <table:table-cell table:style-name="ce19" table:formula="of:=IF([.$J136];[.$C136]/[.F$15];&quot;&quot;)">
            <text:p/>
          </table:table-cell>
          <table:table-cell table:style-name="ce19" table:formula="of:=IF([.$J136];[.$C136]/[.G$15];&quot;&quot;)">
            <text:p/>
          </table:table-cell>
          <table:table-cell table:style-name="ce19" table:formula="of:=IF([.$J136];[.$C136]/[.H$15];&quot;&quot;)">
            <text:p/>
          </table:table-cell>
          <table:table-cell table:style-name="ce19" table:formula="of:=IF([.$J136];[.$C136]/[.I$15];&quot;&quot;)">
            <text:p/>
          </table:table-cell>
          <table:table-cell table:style-name="ce22" table:formula="of:=AND([.$C136]&gt;=[.$L$16];[.$C136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21">
            <text:p>121</text:p>
          </table:table-cell>
          <table:table-cell table:style-name="ce11" table:formula="of:=([.$A137]+13)*2" office:value-type="float" office:value="268">
            <text:p>x268</text:p>
          </table:table-cell>
          <table:table-cell table:style-name="ce16" table:formula="of:=[.$A$3]*[.$B137]" office:value-type="float" office:value="3859.2">
            <text:p>3859,2M</text:p>
          </table:table-cell>
          <table:table-cell table:style-name="ce19" table:formula="of:=IF([.$J137];[.$C137]/[.D$15];&quot;&quot;)">
            <text:p/>
          </table:table-cell>
          <table:table-cell table:style-name="ce19" table:formula="of:=IF([.$J137];[.$C137]/[.E$15];&quot;&quot;)">
            <text:p/>
          </table:table-cell>
          <table:table-cell table:style-name="ce19" table:formula="of:=IF([.$J137];[.$C137]/[.F$15];&quot;&quot;)">
            <text:p/>
          </table:table-cell>
          <table:table-cell table:style-name="ce19" table:formula="of:=IF([.$J137];[.$C137]/[.G$15];&quot;&quot;)">
            <text:p/>
          </table:table-cell>
          <table:table-cell table:style-name="ce19" table:formula="of:=IF([.$J137];[.$C137]/[.H$15];&quot;&quot;)">
            <text:p/>
          </table:table-cell>
          <table:table-cell table:style-name="ce19" table:formula="of:=IF([.$J137];[.$C137]/[.I$15];&quot;&quot;)">
            <text:p/>
          </table:table-cell>
          <table:table-cell table:style-name="ce22" table:formula="of:=AND([.$C137]&gt;=[.$L$16];[.$C137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22">
            <text:p>122</text:p>
          </table:table-cell>
          <table:table-cell table:style-name="ce11" table:formula="of:=([.$A138]+13)*2" office:value-type="float" office:value="270">
            <text:p>x270</text:p>
          </table:table-cell>
          <table:table-cell table:style-name="ce16" table:formula="of:=[.$A$3]*[.$B138]" office:value-type="float" office:value="3888">
            <text:p>3888,0M</text:p>
          </table:table-cell>
          <table:table-cell table:style-name="ce19" table:formula="of:=IF([.$J138];[.$C138]/[.D$15];&quot;&quot;)">
            <text:p/>
          </table:table-cell>
          <table:table-cell table:style-name="ce19" table:formula="of:=IF([.$J138];[.$C138]/[.E$15];&quot;&quot;)">
            <text:p/>
          </table:table-cell>
          <table:table-cell table:style-name="ce19" table:formula="of:=IF([.$J138];[.$C138]/[.F$15];&quot;&quot;)">
            <text:p/>
          </table:table-cell>
          <table:table-cell table:style-name="ce19" table:formula="of:=IF([.$J138];[.$C138]/[.G$15];&quot;&quot;)">
            <text:p/>
          </table:table-cell>
          <table:table-cell table:style-name="ce19" table:formula="of:=IF([.$J138];[.$C138]/[.H$15];&quot;&quot;)">
            <text:p/>
          </table:table-cell>
          <table:table-cell table:style-name="ce19" table:formula="of:=IF([.$J138];[.$C138]/[.I$15];&quot;&quot;)">
            <text:p/>
          </table:table-cell>
          <table:table-cell table:style-name="ce22" table:formula="of:=AND([.$C138]&gt;=[.$L$16];[.$C138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23">
            <text:p>123</text:p>
          </table:table-cell>
          <table:table-cell table:style-name="ce11" table:formula="of:=([.$A139]+13)*2" office:value-type="float" office:value="272">
            <text:p>x272</text:p>
          </table:table-cell>
          <table:table-cell table:style-name="ce16" table:formula="of:=[.$A$3]*[.$B139]" office:value-type="float" office:value="3916.8">
            <text:p>3916,8M</text:p>
          </table:table-cell>
          <table:table-cell table:style-name="ce19" table:formula="of:=IF([.$J139];[.$C139]/[.D$15];&quot;&quot;)">
            <text:p/>
          </table:table-cell>
          <table:table-cell table:style-name="ce19" table:formula="of:=IF([.$J139];[.$C139]/[.E$15];&quot;&quot;)">
            <text:p/>
          </table:table-cell>
          <table:table-cell table:style-name="ce19" table:formula="of:=IF([.$J139];[.$C139]/[.F$15];&quot;&quot;)">
            <text:p/>
          </table:table-cell>
          <table:table-cell table:style-name="ce19" table:formula="of:=IF([.$J139];[.$C139]/[.G$15];&quot;&quot;)">
            <text:p/>
          </table:table-cell>
          <table:table-cell table:style-name="ce19" table:formula="of:=IF([.$J139];[.$C139]/[.H$15];&quot;&quot;)">
            <text:p/>
          </table:table-cell>
          <table:table-cell table:style-name="ce19" table:formula="of:=IF([.$J139];[.$C139]/[.I$15];&quot;&quot;)">
            <text:p/>
          </table:table-cell>
          <table:table-cell table:style-name="ce22" table:formula="of:=AND([.$C139]&gt;=[.$L$16];[.$C139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24">
            <text:p>124</text:p>
          </table:table-cell>
          <table:table-cell table:style-name="ce11" table:formula="of:=([.$A140]+13)*2" office:value-type="float" office:value="274">
            <text:p>x274</text:p>
          </table:table-cell>
          <table:table-cell table:style-name="ce16" table:formula="of:=[.$A$3]*[.$B140]" office:value-type="float" office:value="3945.6">
            <text:p>3945,6M</text:p>
          </table:table-cell>
          <table:table-cell table:style-name="ce19" table:formula="of:=IF([.$J140];[.$C140]/[.D$15];&quot;&quot;)">
            <text:p/>
          </table:table-cell>
          <table:table-cell table:style-name="ce19" table:formula="of:=IF([.$J140];[.$C140]/[.E$15];&quot;&quot;)">
            <text:p/>
          </table:table-cell>
          <table:table-cell table:style-name="ce19" table:formula="of:=IF([.$J140];[.$C140]/[.F$15];&quot;&quot;)">
            <text:p/>
          </table:table-cell>
          <table:table-cell table:style-name="ce19" table:formula="of:=IF([.$J140];[.$C140]/[.G$15];&quot;&quot;)">
            <text:p/>
          </table:table-cell>
          <table:table-cell table:style-name="ce19" table:formula="of:=IF([.$J140];[.$C140]/[.H$15];&quot;&quot;)">
            <text:p/>
          </table:table-cell>
          <table:table-cell table:style-name="ce19" table:formula="of:=IF([.$J140];[.$C140]/[.I$15];&quot;&quot;)">
            <text:p/>
          </table:table-cell>
          <table:table-cell table:style-name="ce22" table:formula="of:=AND([.$C140]&gt;=[.$L$16];[.$C140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25">
            <text:p>125</text:p>
          </table:table-cell>
          <table:table-cell table:style-name="ce11" table:formula="of:=([.$A141]+13)*2" office:value-type="float" office:value="276">
            <text:p>x276</text:p>
          </table:table-cell>
          <table:table-cell table:style-name="ce16" table:formula="of:=[.$A$3]*[.$B141]" office:value-type="float" office:value="3974.4">
            <text:p>3974,4M</text:p>
          </table:table-cell>
          <table:table-cell table:style-name="ce19" table:formula="of:=IF([.$J141];[.$C141]/[.D$15];&quot;&quot;)">
            <text:p/>
          </table:table-cell>
          <table:table-cell table:style-name="ce19" table:formula="of:=IF([.$J141];[.$C141]/[.E$15];&quot;&quot;)">
            <text:p/>
          </table:table-cell>
          <table:table-cell table:style-name="ce19" table:formula="of:=IF([.$J141];[.$C141]/[.F$15];&quot;&quot;)">
            <text:p/>
          </table:table-cell>
          <table:table-cell table:style-name="ce19" table:formula="of:=IF([.$J141];[.$C141]/[.G$15];&quot;&quot;)">
            <text:p/>
          </table:table-cell>
          <table:table-cell table:style-name="ce19" table:formula="of:=IF([.$J141];[.$C141]/[.H$15];&quot;&quot;)">
            <text:p/>
          </table:table-cell>
          <table:table-cell table:style-name="ce19" table:formula="of:=IF([.$J141];[.$C141]/[.I$15];&quot;&quot;)">
            <text:p/>
          </table:table-cell>
          <table:table-cell table:style-name="ce22" table:formula="of:=AND([.$C141]&gt;=[.$L$16];[.$C141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26">
            <text:p>126</text:p>
          </table:table-cell>
          <table:table-cell table:style-name="ce11" table:formula="of:=([.$A142]+13)*2" office:value-type="float" office:value="278">
            <text:p>x278</text:p>
          </table:table-cell>
          <table:table-cell table:style-name="ce16" table:formula="of:=[.$A$3]*[.$B142]" office:value-type="float" office:value="4003.2">
            <text:p>4003,2M</text:p>
          </table:table-cell>
          <table:table-cell table:style-name="ce19" table:formula="of:=IF([.$J142];[.$C142]/[.D$15];&quot;&quot;)">
            <text:p/>
          </table:table-cell>
          <table:table-cell table:style-name="ce19" table:formula="of:=IF([.$J142];[.$C142]/[.E$15];&quot;&quot;)">
            <text:p/>
          </table:table-cell>
          <table:table-cell table:style-name="ce19" table:formula="of:=IF([.$J142];[.$C142]/[.F$15];&quot;&quot;)">
            <text:p/>
          </table:table-cell>
          <table:table-cell table:style-name="ce19" table:formula="of:=IF([.$J142];[.$C142]/[.G$15];&quot;&quot;)">
            <text:p/>
          </table:table-cell>
          <table:table-cell table:style-name="ce19" table:formula="of:=IF([.$J142];[.$C142]/[.H$15];&quot;&quot;)">
            <text:p/>
          </table:table-cell>
          <table:table-cell table:style-name="ce19" table:formula="of:=IF([.$J142];[.$C142]/[.I$15];&quot;&quot;)">
            <text:p/>
          </table:table-cell>
          <table:table-cell table:style-name="ce22" table:formula="of:=AND([.$C142]&gt;=[.$L$16];[.$C142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27">
            <text:p>127</text:p>
          </table:table-cell>
          <table:table-cell table:style-name="ce11" table:formula="of:=([.$A143]+13)*2" office:value-type="float" office:value="280">
            <text:p>x280</text:p>
          </table:table-cell>
          <table:table-cell table:style-name="ce16" table:formula="of:=[.$A$3]*[.$B143]" office:value-type="float" office:value="4032">
            <text:p>4032,0M</text:p>
          </table:table-cell>
          <table:table-cell table:style-name="ce19" table:formula="of:=IF([.$J143];[.$C143]/[.D$15];&quot;&quot;)">
            <text:p/>
          </table:table-cell>
          <table:table-cell table:style-name="ce19" table:formula="of:=IF([.$J143];[.$C143]/[.E$15];&quot;&quot;)">
            <text:p/>
          </table:table-cell>
          <table:table-cell table:style-name="ce19" table:formula="of:=IF([.$J143];[.$C143]/[.F$15];&quot;&quot;)">
            <text:p/>
          </table:table-cell>
          <table:table-cell table:style-name="ce19" table:formula="of:=IF([.$J143];[.$C143]/[.G$15];&quot;&quot;)">
            <text:p/>
          </table:table-cell>
          <table:table-cell table:style-name="ce19" table:formula="of:=IF([.$J143];[.$C143]/[.H$15];&quot;&quot;)">
            <text:p/>
          </table:table-cell>
          <table:table-cell table:style-name="ce19" table:formula="of:=IF([.$J143];[.$C143]/[.I$15];&quot;&quot;)">
            <text:p/>
          </table:table-cell>
          <table:table-cell table:style-name="ce22" table:formula="of:=AND([.$C143]&gt;=[.$L$16];[.$C143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28">
            <text:p>128</text:p>
          </table:table-cell>
          <table:table-cell table:style-name="ce11" table:formula="of:=([.$A144]+13)*2" office:value-type="float" office:value="282">
            <text:p>x282</text:p>
          </table:table-cell>
          <table:table-cell table:style-name="ce16" table:formula="of:=[.$A$3]*[.$B144]" office:value-type="float" office:value="4060.8">
            <text:p>4060,8M</text:p>
          </table:table-cell>
          <table:table-cell table:style-name="ce19" table:formula="of:=IF([.$J144];[.$C144]/[.D$15];&quot;&quot;)">
            <text:p/>
          </table:table-cell>
          <table:table-cell table:style-name="ce19" table:formula="of:=IF([.$J144];[.$C144]/[.E$15];&quot;&quot;)">
            <text:p/>
          </table:table-cell>
          <table:table-cell table:style-name="ce19" table:formula="of:=IF([.$J144];[.$C144]/[.F$15];&quot;&quot;)">
            <text:p/>
          </table:table-cell>
          <table:table-cell table:style-name="ce19" table:formula="of:=IF([.$J144];[.$C144]/[.G$15];&quot;&quot;)">
            <text:p/>
          </table:table-cell>
          <table:table-cell table:style-name="ce19" table:formula="of:=IF([.$J144];[.$C144]/[.H$15];&quot;&quot;)">
            <text:p/>
          </table:table-cell>
          <table:table-cell table:style-name="ce19" table:formula="of:=IF([.$J144];[.$C144]/[.I$15];&quot;&quot;)">
            <text:p/>
          </table:table-cell>
          <table:table-cell table:style-name="ce22" table:formula="of:=AND([.$C144]&gt;=[.$L$16];[.$C144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29">
            <text:p>129</text:p>
          </table:table-cell>
          <table:table-cell table:style-name="ce11" table:formula="of:=([.$A145]+13)*2" office:value-type="float" office:value="284">
            <text:p>x284</text:p>
          </table:table-cell>
          <table:table-cell table:style-name="ce16" table:formula="of:=[.$A$3]*[.$B145]" office:value-type="float" office:value="4089.6">
            <text:p>4089,6M</text:p>
          </table:table-cell>
          <table:table-cell table:style-name="ce19" table:formula="of:=IF([.$J145];[.$C145]/[.D$15];&quot;&quot;)">
            <text:p/>
          </table:table-cell>
          <table:table-cell table:style-name="ce19" table:formula="of:=IF([.$J145];[.$C145]/[.E$15];&quot;&quot;)">
            <text:p/>
          </table:table-cell>
          <table:table-cell table:style-name="ce19" table:formula="of:=IF([.$J145];[.$C145]/[.F$15];&quot;&quot;)">
            <text:p/>
          </table:table-cell>
          <table:table-cell table:style-name="ce19" table:formula="of:=IF([.$J145];[.$C145]/[.G$15];&quot;&quot;)">
            <text:p/>
          </table:table-cell>
          <table:table-cell table:style-name="ce19" table:formula="of:=IF([.$J145];[.$C145]/[.H$15];&quot;&quot;)">
            <text:p/>
          </table:table-cell>
          <table:table-cell table:style-name="ce19" table:formula="of:=IF([.$J145];[.$C145]/[.I$15];&quot;&quot;)">
            <text:p/>
          </table:table-cell>
          <table:table-cell table:style-name="ce22" table:formula="of:=AND([.$C145]&gt;=[.$L$16];[.$C145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30">
            <text:p>130</text:p>
          </table:table-cell>
          <table:table-cell table:style-name="ce11" table:formula="of:=([.$A146]+13)*2" office:value-type="float" office:value="286">
            <text:p>x286</text:p>
          </table:table-cell>
          <table:table-cell table:style-name="ce16" table:formula="of:=[.$A$3]*[.$B146]" office:value-type="float" office:value="4118.4">
            <text:p>4118,4M</text:p>
          </table:table-cell>
          <table:table-cell table:style-name="ce19" table:formula="of:=IF([.$J146];[.$C146]/[.D$15];&quot;&quot;)">
            <text:p/>
          </table:table-cell>
          <table:table-cell table:style-name="ce19" table:formula="of:=IF([.$J146];[.$C146]/[.E$15];&quot;&quot;)">
            <text:p/>
          </table:table-cell>
          <table:table-cell table:style-name="ce19" table:formula="of:=IF([.$J146];[.$C146]/[.F$15];&quot;&quot;)">
            <text:p/>
          </table:table-cell>
          <table:table-cell table:style-name="ce19" table:formula="of:=IF([.$J146];[.$C146]/[.G$15];&quot;&quot;)">
            <text:p/>
          </table:table-cell>
          <table:table-cell table:style-name="ce19" table:formula="of:=IF([.$J146];[.$C146]/[.H$15];&quot;&quot;)">
            <text:p/>
          </table:table-cell>
          <table:table-cell table:style-name="ce19" table:formula="of:=IF([.$J146];[.$C146]/[.I$15];&quot;&quot;)">
            <text:p/>
          </table:table-cell>
          <table:table-cell table:style-name="ce22" table:formula="of:=AND([.$C146]&gt;=[.$L$16];[.$C146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31">
            <text:p>131</text:p>
          </table:table-cell>
          <table:table-cell table:style-name="ce11" table:formula="of:=([.$A147]+13)*2" office:value-type="float" office:value="288">
            <text:p>x288</text:p>
          </table:table-cell>
          <table:table-cell table:style-name="ce16" table:formula="of:=[.$A$3]*[.$B147]" office:value-type="float" office:value="4147.2">
            <text:p>4147,2M</text:p>
          </table:table-cell>
          <table:table-cell table:style-name="ce19" table:formula="of:=IF([.$J147];[.$C147]/[.D$15];&quot;&quot;)">
            <text:p/>
          </table:table-cell>
          <table:table-cell table:style-name="ce19" table:formula="of:=IF([.$J147];[.$C147]/[.E$15];&quot;&quot;)">
            <text:p/>
          </table:table-cell>
          <table:table-cell table:style-name="ce19" table:formula="of:=IF([.$J147];[.$C147]/[.F$15];&quot;&quot;)">
            <text:p/>
          </table:table-cell>
          <table:table-cell table:style-name="ce19" table:formula="of:=IF([.$J147];[.$C147]/[.G$15];&quot;&quot;)">
            <text:p/>
          </table:table-cell>
          <table:table-cell table:style-name="ce19" table:formula="of:=IF([.$J147];[.$C147]/[.H$15];&quot;&quot;)">
            <text:p/>
          </table:table-cell>
          <table:table-cell table:style-name="ce19" table:formula="of:=IF([.$J147];[.$C147]/[.I$15];&quot;&quot;)">
            <text:p/>
          </table:table-cell>
          <table:table-cell table:style-name="ce22" table:formula="of:=AND([.$C147]&gt;=[.$L$16];[.$C147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32">
            <text:p>132</text:p>
          </table:table-cell>
          <table:table-cell table:style-name="ce11" table:formula="of:=([.$A148]+13)*2" office:value-type="float" office:value="290">
            <text:p>x290</text:p>
          </table:table-cell>
          <table:table-cell table:style-name="ce16" table:formula="of:=[.$A$3]*[.$B148]" office:value-type="float" office:value="4176">
            <text:p>4176,0M</text:p>
          </table:table-cell>
          <table:table-cell table:style-name="ce19" table:formula="of:=IF([.$J148];[.$C148]/[.D$15];&quot;&quot;)">
            <text:p/>
          </table:table-cell>
          <table:table-cell table:style-name="ce19" table:formula="of:=IF([.$J148];[.$C148]/[.E$15];&quot;&quot;)">
            <text:p/>
          </table:table-cell>
          <table:table-cell table:style-name="ce19" table:formula="of:=IF([.$J148];[.$C148]/[.F$15];&quot;&quot;)">
            <text:p/>
          </table:table-cell>
          <table:table-cell table:style-name="ce19" table:formula="of:=IF([.$J148];[.$C148]/[.G$15];&quot;&quot;)">
            <text:p/>
          </table:table-cell>
          <table:table-cell table:style-name="ce19" table:formula="of:=IF([.$J148];[.$C148]/[.H$15];&quot;&quot;)">
            <text:p/>
          </table:table-cell>
          <table:table-cell table:style-name="ce19" table:formula="of:=IF([.$J148];[.$C148]/[.I$15];&quot;&quot;)">
            <text:p/>
          </table:table-cell>
          <table:table-cell table:style-name="ce22" table:formula="of:=AND([.$C148]&gt;=[.$L$16];[.$C148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33">
            <text:p>133</text:p>
          </table:table-cell>
          <table:table-cell table:style-name="ce11" table:formula="of:=([.$A149]+13)*2" office:value-type="float" office:value="292">
            <text:p>x292</text:p>
          </table:table-cell>
          <table:table-cell table:style-name="ce16" table:formula="of:=[.$A$3]*[.$B149]" office:value-type="float" office:value="4204.8">
            <text:p>4204,8M</text:p>
          </table:table-cell>
          <table:table-cell table:style-name="ce19" table:formula="of:=IF([.$J149];[.$C149]/[.D$15];&quot;&quot;)">
            <text:p/>
          </table:table-cell>
          <table:table-cell table:style-name="ce19" table:formula="of:=IF([.$J149];[.$C149]/[.E$15];&quot;&quot;)">
            <text:p/>
          </table:table-cell>
          <table:table-cell table:style-name="ce19" table:formula="of:=IF([.$J149];[.$C149]/[.F$15];&quot;&quot;)">
            <text:p/>
          </table:table-cell>
          <table:table-cell table:style-name="ce19" table:formula="of:=IF([.$J149];[.$C149]/[.G$15];&quot;&quot;)">
            <text:p/>
          </table:table-cell>
          <table:table-cell table:style-name="ce19" table:formula="of:=IF([.$J149];[.$C149]/[.H$15];&quot;&quot;)">
            <text:p/>
          </table:table-cell>
          <table:table-cell table:style-name="ce19" table:formula="of:=IF([.$J149];[.$C149]/[.I$15];&quot;&quot;)">
            <text:p/>
          </table:table-cell>
          <table:table-cell table:style-name="ce22" table:formula="of:=AND([.$C149]&gt;=[.$L$16];[.$C149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34">
            <text:p>134</text:p>
          </table:table-cell>
          <table:table-cell table:style-name="ce11" table:formula="of:=([.$A150]+13)*2" office:value-type="float" office:value="294">
            <text:p>x294</text:p>
          </table:table-cell>
          <table:table-cell table:style-name="ce16" table:formula="of:=[.$A$3]*[.$B150]" office:value-type="float" office:value="4233.6">
            <text:p>4233,6M</text:p>
          </table:table-cell>
          <table:table-cell table:style-name="ce19" table:formula="of:=IF([.$J150];[.$C150]/[.D$15];&quot;&quot;)">
            <text:p/>
          </table:table-cell>
          <table:table-cell table:style-name="ce19" table:formula="of:=IF([.$J150];[.$C150]/[.E$15];&quot;&quot;)">
            <text:p/>
          </table:table-cell>
          <table:table-cell table:style-name="ce19" table:formula="of:=IF([.$J150];[.$C150]/[.F$15];&quot;&quot;)">
            <text:p/>
          </table:table-cell>
          <table:table-cell table:style-name="ce19" table:formula="of:=IF([.$J150];[.$C150]/[.G$15];&quot;&quot;)">
            <text:p/>
          </table:table-cell>
          <table:table-cell table:style-name="ce19" table:formula="of:=IF([.$J150];[.$C150]/[.H$15];&quot;&quot;)">
            <text:p/>
          </table:table-cell>
          <table:table-cell table:style-name="ce19" table:formula="of:=IF([.$J150];[.$C150]/[.I$15];&quot;&quot;)">
            <text:p/>
          </table:table-cell>
          <table:table-cell table:style-name="ce22" table:formula="of:=AND([.$C150]&gt;=[.$L$16];[.$C150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35">
            <text:p>135</text:p>
          </table:table-cell>
          <table:table-cell table:style-name="ce11" table:formula="of:=([.$A151]+13)*2" office:value-type="float" office:value="296">
            <text:p>x296</text:p>
          </table:table-cell>
          <table:table-cell table:style-name="ce16" table:formula="of:=[.$A$3]*[.$B151]" office:value-type="float" office:value="4262.4">
            <text:p>4262,4M</text:p>
          </table:table-cell>
          <table:table-cell table:style-name="ce19" table:formula="of:=IF([.$J151];[.$C151]/[.D$15];&quot;&quot;)">
            <text:p/>
          </table:table-cell>
          <table:table-cell table:style-name="ce19" table:formula="of:=IF([.$J151];[.$C151]/[.E$15];&quot;&quot;)">
            <text:p/>
          </table:table-cell>
          <table:table-cell table:style-name="ce19" table:formula="of:=IF([.$J151];[.$C151]/[.F$15];&quot;&quot;)">
            <text:p/>
          </table:table-cell>
          <table:table-cell table:style-name="ce19" table:formula="of:=IF([.$J151];[.$C151]/[.G$15];&quot;&quot;)">
            <text:p/>
          </table:table-cell>
          <table:table-cell table:style-name="ce19" table:formula="of:=IF([.$J151];[.$C151]/[.H$15];&quot;&quot;)">
            <text:p/>
          </table:table-cell>
          <table:table-cell table:style-name="ce19" table:formula="of:=IF([.$J151];[.$C151]/[.I$15];&quot;&quot;)">
            <text:p/>
          </table:table-cell>
          <table:table-cell table:style-name="ce22" table:formula="of:=AND([.$C151]&gt;=[.$L$16];[.$C151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36">
            <text:p>136</text:p>
          </table:table-cell>
          <table:table-cell table:style-name="ce11" table:formula="of:=([.$A152]+13)*2" office:value-type="float" office:value="298">
            <text:p>x298</text:p>
          </table:table-cell>
          <table:table-cell table:style-name="ce16" table:formula="of:=[.$A$3]*[.$B152]" office:value-type="float" office:value="4291.2">
            <text:p>4291,2M</text:p>
          </table:table-cell>
          <table:table-cell table:style-name="ce19" table:formula="of:=IF([.$J152];[.$C152]/[.D$15];&quot;&quot;)">
            <text:p/>
          </table:table-cell>
          <table:table-cell table:style-name="ce19" table:formula="of:=IF([.$J152];[.$C152]/[.E$15];&quot;&quot;)">
            <text:p/>
          </table:table-cell>
          <table:table-cell table:style-name="ce19" table:formula="of:=IF([.$J152];[.$C152]/[.F$15];&quot;&quot;)">
            <text:p/>
          </table:table-cell>
          <table:table-cell table:style-name="ce19" table:formula="of:=IF([.$J152];[.$C152]/[.G$15];&quot;&quot;)">
            <text:p/>
          </table:table-cell>
          <table:table-cell table:style-name="ce19" table:formula="of:=IF([.$J152];[.$C152]/[.H$15];&quot;&quot;)">
            <text:p/>
          </table:table-cell>
          <table:table-cell table:style-name="ce19" table:formula="of:=IF([.$J152];[.$C152]/[.I$15];&quot;&quot;)">
            <text:p/>
          </table:table-cell>
          <table:table-cell table:style-name="ce22" table:formula="of:=AND([.$C152]&gt;=[.$L$16];[.$C152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37">
            <text:p>137</text:p>
          </table:table-cell>
          <table:table-cell table:style-name="ce11" table:formula="of:=([.$A153]+13)*2" office:value-type="float" office:value="300">
            <text:p>x300</text:p>
          </table:table-cell>
          <table:table-cell table:style-name="ce16" table:formula="of:=[.$A$3]*[.$B153]" office:value-type="float" office:value="4320">
            <text:p>4320,0M</text:p>
          </table:table-cell>
          <table:table-cell table:style-name="ce19" table:formula="of:=IF([.$J153];[.$C153]/[.D$15];&quot;&quot;)">
            <text:p/>
          </table:table-cell>
          <table:table-cell table:style-name="ce19" table:formula="of:=IF([.$J153];[.$C153]/[.E$15];&quot;&quot;)">
            <text:p/>
          </table:table-cell>
          <table:table-cell table:style-name="ce19" table:formula="of:=IF([.$J153];[.$C153]/[.F$15];&quot;&quot;)">
            <text:p/>
          </table:table-cell>
          <table:table-cell table:style-name="ce19" table:formula="of:=IF([.$J153];[.$C153]/[.G$15];&quot;&quot;)">
            <text:p/>
          </table:table-cell>
          <table:table-cell table:style-name="ce19" table:formula="of:=IF([.$J153];[.$C153]/[.H$15];&quot;&quot;)">
            <text:p/>
          </table:table-cell>
          <table:table-cell table:style-name="ce19" table:formula="of:=IF([.$J153];[.$C153]/[.I$15];&quot;&quot;)">
            <text:p/>
          </table:table-cell>
          <table:table-cell table:style-name="ce22" table:formula="of:=AND([.$C153]&gt;=[.$L$16];[.$C153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38">
            <text:p>138</text:p>
          </table:table-cell>
          <table:table-cell table:style-name="ce11" table:formula="of:=([.$A154]+13)*2" office:value-type="float" office:value="302">
            <text:p>x302</text:p>
          </table:table-cell>
          <table:table-cell table:style-name="ce16" table:formula="of:=[.$A$3]*[.$B154]" office:value-type="float" office:value="4348.8">
            <text:p>4348,8M</text:p>
          </table:table-cell>
          <table:table-cell table:style-name="ce19" table:formula="of:=IF([.$J154];[.$C154]/[.D$15];&quot;&quot;)">
            <text:p/>
          </table:table-cell>
          <table:table-cell table:style-name="ce19" table:formula="of:=IF([.$J154];[.$C154]/[.E$15];&quot;&quot;)">
            <text:p/>
          </table:table-cell>
          <table:table-cell table:style-name="ce19" table:formula="of:=IF([.$J154];[.$C154]/[.F$15];&quot;&quot;)">
            <text:p/>
          </table:table-cell>
          <table:table-cell table:style-name="ce19" table:formula="of:=IF([.$J154];[.$C154]/[.G$15];&quot;&quot;)">
            <text:p/>
          </table:table-cell>
          <table:table-cell table:style-name="ce19" table:formula="of:=IF([.$J154];[.$C154]/[.H$15];&quot;&quot;)">
            <text:p/>
          </table:table-cell>
          <table:table-cell table:style-name="ce19" table:formula="of:=IF([.$J154];[.$C154]/[.I$15];&quot;&quot;)">
            <text:p/>
          </table:table-cell>
          <table:table-cell table:style-name="ce22" table:formula="of:=AND([.$C154]&gt;=[.$L$16];[.$C154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39">
            <text:p>139</text:p>
          </table:table-cell>
          <table:table-cell table:style-name="ce11" table:formula="of:=([.$A155]+13)*2" office:value-type="float" office:value="304">
            <text:p>x304</text:p>
          </table:table-cell>
          <table:table-cell table:style-name="ce16" table:formula="of:=[.$A$3]*[.$B155]" office:value-type="float" office:value="4377.6">
            <text:p>4377,6M</text:p>
          </table:table-cell>
          <table:table-cell table:style-name="ce19" table:formula="of:=IF([.$J155];[.$C155]/[.D$15];&quot;&quot;)">
            <text:p/>
          </table:table-cell>
          <table:table-cell table:style-name="ce19" table:formula="of:=IF([.$J155];[.$C155]/[.E$15];&quot;&quot;)">
            <text:p/>
          </table:table-cell>
          <table:table-cell table:style-name="ce19" table:formula="of:=IF([.$J155];[.$C155]/[.F$15];&quot;&quot;)">
            <text:p/>
          </table:table-cell>
          <table:table-cell table:style-name="ce19" table:formula="of:=IF([.$J155];[.$C155]/[.G$15];&quot;&quot;)">
            <text:p/>
          </table:table-cell>
          <table:table-cell table:style-name="ce19" table:formula="of:=IF([.$J155];[.$C155]/[.H$15];&quot;&quot;)">
            <text:p/>
          </table:table-cell>
          <table:table-cell table:style-name="ce19" table:formula="of:=IF([.$J155];[.$C155]/[.I$15];&quot;&quot;)">
            <text:p/>
          </table:table-cell>
          <table:table-cell table:style-name="ce22" table:formula="of:=AND([.$C155]&gt;=[.$L$16];[.$C155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40">
            <text:p>140</text:p>
          </table:table-cell>
          <table:table-cell table:style-name="ce11" table:formula="of:=([.$A156]+13)*2" office:value-type="float" office:value="306">
            <text:p>x306</text:p>
          </table:table-cell>
          <table:table-cell table:style-name="ce16" table:formula="of:=[.$A$3]*[.$B156]" office:value-type="float" office:value="4406.4">
            <text:p>4406,4M</text:p>
          </table:table-cell>
          <table:table-cell table:style-name="ce19" table:formula="of:=IF([.$J156];[.$C156]/[.D$15];&quot;&quot;)">
            <text:p/>
          </table:table-cell>
          <table:table-cell table:style-name="ce19" table:formula="of:=IF([.$J156];[.$C156]/[.E$15];&quot;&quot;)">
            <text:p/>
          </table:table-cell>
          <table:table-cell table:style-name="ce19" table:formula="of:=IF([.$J156];[.$C156]/[.F$15];&quot;&quot;)">
            <text:p/>
          </table:table-cell>
          <table:table-cell table:style-name="ce19" table:formula="of:=IF([.$J156];[.$C156]/[.G$15];&quot;&quot;)">
            <text:p/>
          </table:table-cell>
          <table:table-cell table:style-name="ce19" table:formula="of:=IF([.$J156];[.$C156]/[.H$15];&quot;&quot;)">
            <text:p/>
          </table:table-cell>
          <table:table-cell table:style-name="ce19" table:formula="of:=IF([.$J156];[.$C156]/[.I$15];&quot;&quot;)">
            <text:p/>
          </table:table-cell>
          <table:table-cell table:style-name="ce22" table:formula="of:=AND([.$C156]&gt;=[.$L$16];[.$C156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41">
            <text:p>141</text:p>
          </table:table-cell>
          <table:table-cell table:style-name="ce11" table:formula="of:=([.$A157]+13)*2" office:value-type="float" office:value="308">
            <text:p>x308</text:p>
          </table:table-cell>
          <table:table-cell table:style-name="ce16" table:formula="of:=[.$A$3]*[.$B157]" office:value-type="float" office:value="4435.2">
            <text:p>4435,2M</text:p>
          </table:table-cell>
          <table:table-cell table:style-name="ce19" table:formula="of:=IF([.$J157];[.$C157]/[.D$15];&quot;&quot;)">
            <text:p/>
          </table:table-cell>
          <table:table-cell table:style-name="ce19" table:formula="of:=IF([.$J157];[.$C157]/[.E$15];&quot;&quot;)">
            <text:p/>
          </table:table-cell>
          <table:table-cell table:style-name="ce19" table:formula="of:=IF([.$J157];[.$C157]/[.F$15];&quot;&quot;)">
            <text:p/>
          </table:table-cell>
          <table:table-cell table:style-name="ce19" table:formula="of:=IF([.$J157];[.$C157]/[.G$15];&quot;&quot;)">
            <text:p/>
          </table:table-cell>
          <table:table-cell table:style-name="ce19" table:formula="of:=IF([.$J157];[.$C157]/[.H$15];&quot;&quot;)">
            <text:p/>
          </table:table-cell>
          <table:table-cell table:style-name="ce19" table:formula="of:=IF([.$J157];[.$C157]/[.I$15];&quot;&quot;)">
            <text:p/>
          </table:table-cell>
          <table:table-cell table:style-name="ce22" table:formula="of:=AND([.$C157]&gt;=[.$L$16];[.$C157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42">
            <text:p>142</text:p>
          </table:table-cell>
          <table:table-cell table:style-name="ce11" table:formula="of:=([.$A158]+13)*2" office:value-type="float" office:value="310">
            <text:p>x310</text:p>
          </table:table-cell>
          <table:table-cell table:style-name="ce16" table:formula="of:=[.$A$3]*[.$B158]" office:value-type="float" office:value="4464">
            <text:p>4464,0M</text:p>
          </table:table-cell>
          <table:table-cell table:style-name="ce19" table:formula="of:=IF([.$J158];[.$C158]/[.D$15];&quot;&quot;)">
            <text:p/>
          </table:table-cell>
          <table:table-cell table:style-name="ce19" table:formula="of:=IF([.$J158];[.$C158]/[.E$15];&quot;&quot;)">
            <text:p/>
          </table:table-cell>
          <table:table-cell table:style-name="ce19" table:formula="of:=IF([.$J158];[.$C158]/[.F$15];&quot;&quot;)">
            <text:p/>
          </table:table-cell>
          <table:table-cell table:style-name="ce19" table:formula="of:=IF([.$J158];[.$C158]/[.G$15];&quot;&quot;)">
            <text:p/>
          </table:table-cell>
          <table:table-cell table:style-name="ce19" table:formula="of:=IF([.$J158];[.$C158]/[.H$15];&quot;&quot;)">
            <text:p/>
          </table:table-cell>
          <table:table-cell table:style-name="ce19" table:formula="of:=IF([.$J158];[.$C158]/[.I$15];&quot;&quot;)">
            <text:p/>
          </table:table-cell>
          <table:table-cell table:style-name="ce22" table:formula="of:=AND([.$C158]&gt;=[.$L$16];[.$C158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43">
            <text:p>143</text:p>
          </table:table-cell>
          <table:table-cell table:style-name="ce11" table:formula="of:=([.$A159]+13)*2" office:value-type="float" office:value="312">
            <text:p>x312</text:p>
          </table:table-cell>
          <table:table-cell table:style-name="ce16" table:formula="of:=[.$A$3]*[.$B159]" office:value-type="float" office:value="4492.8">
            <text:p>4492,8M</text:p>
          </table:table-cell>
          <table:table-cell table:style-name="ce19" table:formula="of:=IF([.$J159];[.$C159]/[.D$15];&quot;&quot;)">
            <text:p/>
          </table:table-cell>
          <table:table-cell table:style-name="ce19" table:formula="of:=IF([.$J159];[.$C159]/[.E$15];&quot;&quot;)">
            <text:p/>
          </table:table-cell>
          <table:table-cell table:style-name="ce19" table:formula="of:=IF([.$J159];[.$C159]/[.F$15];&quot;&quot;)">
            <text:p/>
          </table:table-cell>
          <table:table-cell table:style-name="ce19" table:formula="of:=IF([.$J159];[.$C159]/[.G$15];&quot;&quot;)">
            <text:p/>
          </table:table-cell>
          <table:table-cell table:style-name="ce19" table:formula="of:=IF([.$J159];[.$C159]/[.H$15];&quot;&quot;)">
            <text:p/>
          </table:table-cell>
          <table:table-cell table:style-name="ce19" table:formula="of:=IF([.$J159];[.$C159]/[.I$15];&quot;&quot;)">
            <text:p/>
          </table:table-cell>
          <table:table-cell table:style-name="ce22" table:formula="of:=AND([.$C159]&gt;=[.$L$16];[.$C159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44">
            <text:p>144</text:p>
          </table:table-cell>
          <table:table-cell table:style-name="ce11" table:formula="of:=([.$A160]+13)*2" office:value-type="float" office:value="314">
            <text:p>x314</text:p>
          </table:table-cell>
          <table:table-cell table:style-name="ce16" table:formula="of:=[.$A$3]*[.$B160]" office:value-type="float" office:value="4521.6">
            <text:p>4521,6M</text:p>
          </table:table-cell>
          <table:table-cell table:style-name="ce19" table:formula="of:=IF([.$J160];[.$C160]/[.D$15];&quot;&quot;)">
            <text:p/>
          </table:table-cell>
          <table:table-cell table:style-name="ce19" table:formula="of:=IF([.$J160];[.$C160]/[.E$15];&quot;&quot;)">
            <text:p/>
          </table:table-cell>
          <table:table-cell table:style-name="ce19" table:formula="of:=IF([.$J160];[.$C160]/[.F$15];&quot;&quot;)">
            <text:p/>
          </table:table-cell>
          <table:table-cell table:style-name="ce19" table:formula="of:=IF([.$J160];[.$C160]/[.G$15];&quot;&quot;)">
            <text:p/>
          </table:table-cell>
          <table:table-cell table:style-name="ce19" table:formula="of:=IF([.$J160];[.$C160]/[.H$15];&quot;&quot;)">
            <text:p/>
          </table:table-cell>
          <table:table-cell table:style-name="ce19" table:formula="of:=IF([.$J160];[.$C160]/[.I$15];&quot;&quot;)">
            <text:p/>
          </table:table-cell>
          <table:table-cell table:style-name="ce22" table:formula="of:=AND([.$C160]&gt;=[.$L$16];[.$C160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45">
            <text:p>145</text:p>
          </table:table-cell>
          <table:table-cell table:style-name="ce11" table:formula="of:=([.$A161]+13)*2" office:value-type="float" office:value="316">
            <text:p>x316</text:p>
          </table:table-cell>
          <table:table-cell table:style-name="ce16" table:formula="of:=[.$A$3]*[.$B161]" office:value-type="float" office:value="4550.4">
            <text:p>4550,4M</text:p>
          </table:table-cell>
          <table:table-cell table:style-name="ce19" table:formula="of:=IF([.$J161];[.$C161]/[.D$15];&quot;&quot;)">
            <text:p/>
          </table:table-cell>
          <table:table-cell table:style-name="ce19" table:formula="of:=IF([.$J161];[.$C161]/[.E$15];&quot;&quot;)">
            <text:p/>
          </table:table-cell>
          <table:table-cell table:style-name="ce19" table:formula="of:=IF([.$J161];[.$C161]/[.F$15];&quot;&quot;)">
            <text:p/>
          </table:table-cell>
          <table:table-cell table:style-name="ce19" table:formula="of:=IF([.$J161];[.$C161]/[.G$15];&quot;&quot;)">
            <text:p/>
          </table:table-cell>
          <table:table-cell table:style-name="ce19" table:formula="of:=IF([.$J161];[.$C161]/[.H$15];&quot;&quot;)">
            <text:p/>
          </table:table-cell>
          <table:table-cell table:style-name="ce19" table:formula="of:=IF([.$J161];[.$C161]/[.I$15];&quot;&quot;)">
            <text:p/>
          </table:table-cell>
          <table:table-cell table:style-name="ce22" table:formula="of:=AND([.$C161]&gt;=[.$L$16];[.$C161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46">
            <text:p>146</text:p>
          </table:table-cell>
          <table:table-cell table:style-name="ce11" table:formula="of:=([.$A162]+13)*2" office:value-type="float" office:value="318">
            <text:p>x318</text:p>
          </table:table-cell>
          <table:table-cell table:style-name="ce16" table:formula="of:=[.$A$3]*[.$B162]" office:value-type="float" office:value="4579.2">
            <text:p>4579,2M</text:p>
          </table:table-cell>
          <table:table-cell table:style-name="ce19" table:formula="of:=IF([.$J162];[.$C162]/[.D$15];&quot;&quot;)">
            <text:p/>
          </table:table-cell>
          <table:table-cell table:style-name="ce19" table:formula="of:=IF([.$J162];[.$C162]/[.E$15];&quot;&quot;)">
            <text:p/>
          </table:table-cell>
          <table:table-cell table:style-name="ce19" table:formula="of:=IF([.$J162];[.$C162]/[.F$15];&quot;&quot;)">
            <text:p/>
          </table:table-cell>
          <table:table-cell table:style-name="ce19" table:formula="of:=IF([.$J162];[.$C162]/[.G$15];&quot;&quot;)">
            <text:p/>
          </table:table-cell>
          <table:table-cell table:style-name="ce19" table:formula="of:=IF([.$J162];[.$C162]/[.H$15];&quot;&quot;)">
            <text:p/>
          </table:table-cell>
          <table:table-cell table:style-name="ce19" table:formula="of:=IF([.$J162];[.$C162]/[.I$15];&quot;&quot;)">
            <text:p/>
          </table:table-cell>
          <table:table-cell table:style-name="ce22" table:formula="of:=AND([.$C162]&gt;=[.$L$16];[.$C162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47">
            <text:p>147</text:p>
          </table:table-cell>
          <table:table-cell table:style-name="ce11" table:formula="of:=([.$A163]+13)*2" office:value-type="float" office:value="320">
            <text:p>x320</text:p>
          </table:table-cell>
          <table:table-cell table:style-name="ce16" table:formula="of:=[.$A$3]*[.$B163]" office:value-type="float" office:value="4608">
            <text:p>4608,0M</text:p>
          </table:table-cell>
          <table:table-cell table:style-name="ce19" table:formula="of:=IF([.$J163];[.$C163]/[.D$15];&quot;&quot;)">
            <text:p/>
          </table:table-cell>
          <table:table-cell table:style-name="ce19" table:formula="of:=IF([.$J163];[.$C163]/[.E$15];&quot;&quot;)">
            <text:p/>
          </table:table-cell>
          <table:table-cell table:style-name="ce19" table:formula="of:=IF([.$J163];[.$C163]/[.F$15];&quot;&quot;)">
            <text:p/>
          </table:table-cell>
          <table:table-cell table:style-name="ce19" table:formula="of:=IF([.$J163];[.$C163]/[.G$15];&quot;&quot;)">
            <text:p/>
          </table:table-cell>
          <table:table-cell table:style-name="ce19" table:formula="of:=IF([.$J163];[.$C163]/[.H$15];&quot;&quot;)">
            <text:p/>
          </table:table-cell>
          <table:table-cell table:style-name="ce19" table:formula="of:=IF([.$J163];[.$C163]/[.I$15];&quot;&quot;)">
            <text:p/>
          </table:table-cell>
          <table:table-cell table:style-name="ce22" table:formula="of:=AND([.$C163]&gt;=[.$L$16];[.$C163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48">
            <text:p>148</text:p>
          </table:table-cell>
          <table:table-cell table:style-name="ce11" table:formula="of:=([.$A164]+13)*2" office:value-type="float" office:value="322">
            <text:p>x322</text:p>
          </table:table-cell>
          <table:table-cell table:style-name="ce16" table:formula="of:=[.$A$3]*[.$B164]" office:value-type="float" office:value="4636.8">
            <text:p>4636,8M</text:p>
          </table:table-cell>
          <table:table-cell table:style-name="ce19" table:formula="of:=IF([.$J164];[.$C164]/[.D$15];&quot;&quot;)">
            <text:p/>
          </table:table-cell>
          <table:table-cell table:style-name="ce19" table:formula="of:=IF([.$J164];[.$C164]/[.E$15];&quot;&quot;)">
            <text:p/>
          </table:table-cell>
          <table:table-cell table:style-name="ce19" table:formula="of:=IF([.$J164];[.$C164]/[.F$15];&quot;&quot;)">
            <text:p/>
          </table:table-cell>
          <table:table-cell table:style-name="ce19" table:formula="of:=IF([.$J164];[.$C164]/[.G$15];&quot;&quot;)">
            <text:p/>
          </table:table-cell>
          <table:table-cell table:style-name="ce19" table:formula="of:=IF([.$J164];[.$C164]/[.H$15];&quot;&quot;)">
            <text:p/>
          </table:table-cell>
          <table:table-cell table:style-name="ce19" table:formula="of:=IF([.$J164];[.$C164]/[.I$15];&quot;&quot;)">
            <text:p/>
          </table:table-cell>
          <table:table-cell table:style-name="ce22" table:formula="of:=AND([.$C164]&gt;=[.$L$16];[.$C164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49">
            <text:p>149</text:p>
          </table:table-cell>
          <table:table-cell table:style-name="ce11" table:formula="of:=([.$A165]+13)*2" office:value-type="float" office:value="324">
            <text:p>x324</text:p>
          </table:table-cell>
          <table:table-cell table:style-name="ce16" table:formula="of:=[.$A$3]*[.$B165]" office:value-type="float" office:value="4665.6">
            <text:p>4665,6M</text:p>
          </table:table-cell>
          <table:table-cell table:style-name="ce19" table:formula="of:=IF([.$J165];[.$C165]/[.D$15];&quot;&quot;)">
            <text:p/>
          </table:table-cell>
          <table:table-cell table:style-name="ce19" table:formula="of:=IF([.$J165];[.$C165]/[.E$15];&quot;&quot;)">
            <text:p/>
          </table:table-cell>
          <table:table-cell table:style-name="ce19" table:formula="of:=IF([.$J165];[.$C165]/[.F$15];&quot;&quot;)">
            <text:p/>
          </table:table-cell>
          <table:table-cell table:style-name="ce19" table:formula="of:=IF([.$J165];[.$C165]/[.G$15];&quot;&quot;)">
            <text:p/>
          </table:table-cell>
          <table:table-cell table:style-name="ce19" table:formula="of:=IF([.$J165];[.$C165]/[.H$15];&quot;&quot;)">
            <text:p/>
          </table:table-cell>
          <table:table-cell table:style-name="ce19" table:formula="of:=IF([.$J165];[.$C165]/[.I$15];&quot;&quot;)">
            <text:p/>
          </table:table-cell>
          <table:table-cell table:style-name="ce22" table:formula="of:=AND([.$C165]&gt;=[.$L$16];[.$C165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50">
            <text:p>150</text:p>
          </table:table-cell>
          <table:table-cell table:style-name="ce11" table:formula="of:=([.$A166]+13)*2" office:value-type="float" office:value="326">
            <text:p>x326</text:p>
          </table:table-cell>
          <table:table-cell table:style-name="ce16" table:formula="of:=[.$A$3]*[.$B166]" office:value-type="float" office:value="4694.4">
            <text:p>4694,4M</text:p>
          </table:table-cell>
          <table:table-cell table:style-name="ce19" table:formula="of:=IF([.$J166];[.$C166]/[.D$15];&quot;&quot;)">
            <text:p/>
          </table:table-cell>
          <table:table-cell table:style-name="ce19" table:formula="of:=IF([.$J166];[.$C166]/[.E$15];&quot;&quot;)">
            <text:p/>
          </table:table-cell>
          <table:table-cell table:style-name="ce19" table:formula="of:=IF([.$J166];[.$C166]/[.F$15];&quot;&quot;)">
            <text:p/>
          </table:table-cell>
          <table:table-cell table:style-name="ce19" table:formula="of:=IF([.$J166];[.$C166]/[.G$15];&quot;&quot;)">
            <text:p/>
          </table:table-cell>
          <table:table-cell table:style-name="ce19" table:formula="of:=IF([.$J166];[.$C166]/[.H$15];&quot;&quot;)">
            <text:p/>
          </table:table-cell>
          <table:table-cell table:style-name="ce19" table:formula="of:=IF([.$J166];[.$C166]/[.I$15];&quot;&quot;)">
            <text:p/>
          </table:table-cell>
          <table:table-cell table:style-name="ce22" table:formula="of:=AND([.$C166]&gt;=[.$L$16];[.$C166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51">
            <text:p>151</text:p>
          </table:table-cell>
          <table:table-cell table:style-name="ce11" table:formula="of:=([.$A167]+13)*2" office:value-type="float" office:value="328">
            <text:p>x328</text:p>
          </table:table-cell>
          <table:table-cell table:style-name="ce16" table:formula="of:=[.$A$3]*[.$B167]" office:value-type="float" office:value="4723.2">
            <text:p>4723,2M</text:p>
          </table:table-cell>
          <table:table-cell table:style-name="ce19" table:formula="of:=IF([.$J167];[.$C167]/[.D$15];&quot;&quot;)">
            <text:p/>
          </table:table-cell>
          <table:table-cell table:style-name="ce19" table:formula="of:=IF([.$J167];[.$C167]/[.E$15];&quot;&quot;)">
            <text:p/>
          </table:table-cell>
          <table:table-cell table:style-name="ce19" table:formula="of:=IF([.$J167];[.$C167]/[.F$15];&quot;&quot;)">
            <text:p/>
          </table:table-cell>
          <table:table-cell table:style-name="ce19" table:formula="of:=IF([.$J167];[.$C167]/[.G$15];&quot;&quot;)">
            <text:p/>
          </table:table-cell>
          <table:table-cell table:style-name="ce19" table:formula="of:=IF([.$J167];[.$C167]/[.H$15];&quot;&quot;)">
            <text:p/>
          </table:table-cell>
          <table:table-cell table:style-name="ce19" table:formula="of:=IF([.$J167];[.$C167]/[.I$15];&quot;&quot;)">
            <text:p/>
          </table:table-cell>
          <table:table-cell table:style-name="ce22" table:formula="of:=AND([.$C167]&gt;=[.$L$16];[.$C167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52">
            <text:p>152</text:p>
          </table:table-cell>
          <table:table-cell table:style-name="ce11" table:formula="of:=([.$A168]+13)*2" office:value-type="float" office:value="330">
            <text:p>x330</text:p>
          </table:table-cell>
          <table:table-cell table:style-name="ce16" table:formula="of:=[.$A$3]*[.$B168]" office:value-type="float" office:value="4752">
            <text:p>4752,0M</text:p>
          </table:table-cell>
          <table:table-cell table:style-name="ce19" table:formula="of:=IF([.$J168];[.$C168]/[.D$15];&quot;&quot;)">
            <text:p/>
          </table:table-cell>
          <table:table-cell table:style-name="ce19" table:formula="of:=IF([.$J168];[.$C168]/[.E$15];&quot;&quot;)">
            <text:p/>
          </table:table-cell>
          <table:table-cell table:style-name="ce19" table:formula="of:=IF([.$J168];[.$C168]/[.F$15];&quot;&quot;)">
            <text:p/>
          </table:table-cell>
          <table:table-cell table:style-name="ce19" table:formula="of:=IF([.$J168];[.$C168]/[.G$15];&quot;&quot;)">
            <text:p/>
          </table:table-cell>
          <table:table-cell table:style-name="ce19" table:formula="of:=IF([.$J168];[.$C168]/[.H$15];&quot;&quot;)">
            <text:p/>
          </table:table-cell>
          <table:table-cell table:style-name="ce19" table:formula="of:=IF([.$J168];[.$C168]/[.I$15];&quot;&quot;)">
            <text:p/>
          </table:table-cell>
          <table:table-cell table:style-name="ce22" table:formula="of:=AND([.$C168]&gt;=[.$L$16];[.$C168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53">
            <text:p>153</text:p>
          </table:table-cell>
          <table:table-cell table:style-name="ce11" table:formula="of:=([.$A169]+13)*2" office:value-type="float" office:value="332">
            <text:p>x332</text:p>
          </table:table-cell>
          <table:table-cell table:style-name="ce16" table:formula="of:=[.$A$3]*[.$B169]" office:value-type="float" office:value="4780.8">
            <text:p>4780,8M</text:p>
          </table:table-cell>
          <table:table-cell table:style-name="ce19" table:formula="of:=IF([.$J169];[.$C169]/[.D$15];&quot;&quot;)">
            <text:p/>
          </table:table-cell>
          <table:table-cell table:style-name="ce19" table:formula="of:=IF([.$J169];[.$C169]/[.E$15];&quot;&quot;)">
            <text:p/>
          </table:table-cell>
          <table:table-cell table:style-name="ce19" table:formula="of:=IF([.$J169];[.$C169]/[.F$15];&quot;&quot;)">
            <text:p/>
          </table:table-cell>
          <table:table-cell table:style-name="ce19" table:formula="of:=IF([.$J169];[.$C169]/[.G$15];&quot;&quot;)">
            <text:p/>
          </table:table-cell>
          <table:table-cell table:style-name="ce19" table:formula="of:=IF([.$J169];[.$C169]/[.H$15];&quot;&quot;)">
            <text:p/>
          </table:table-cell>
          <table:table-cell table:style-name="ce19" table:formula="of:=IF([.$J169];[.$C169]/[.I$15];&quot;&quot;)">
            <text:p/>
          </table:table-cell>
          <table:table-cell table:style-name="ce22" table:formula="of:=AND([.$C169]&gt;=[.$L$16];[.$C169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54">
            <text:p>154</text:p>
          </table:table-cell>
          <table:table-cell table:style-name="ce11" table:formula="of:=([.$A170]+13)*2" office:value-type="float" office:value="334">
            <text:p>x334</text:p>
          </table:table-cell>
          <table:table-cell table:style-name="ce16" table:formula="of:=[.$A$3]*[.$B170]" office:value-type="float" office:value="4809.6">
            <text:p>4809,6M</text:p>
          </table:table-cell>
          <table:table-cell table:style-name="ce19" table:formula="of:=IF([.$J170];[.$C170]/[.D$15];&quot;&quot;)">
            <text:p/>
          </table:table-cell>
          <table:table-cell table:style-name="ce19" table:formula="of:=IF([.$J170];[.$C170]/[.E$15];&quot;&quot;)">
            <text:p/>
          </table:table-cell>
          <table:table-cell table:style-name="ce19" table:formula="of:=IF([.$J170];[.$C170]/[.F$15];&quot;&quot;)">
            <text:p/>
          </table:table-cell>
          <table:table-cell table:style-name="ce19" table:formula="of:=IF([.$J170];[.$C170]/[.G$15];&quot;&quot;)">
            <text:p/>
          </table:table-cell>
          <table:table-cell table:style-name="ce19" table:formula="of:=IF([.$J170];[.$C170]/[.H$15];&quot;&quot;)">
            <text:p/>
          </table:table-cell>
          <table:table-cell table:style-name="ce19" table:formula="of:=IF([.$J170];[.$C170]/[.I$15];&quot;&quot;)">
            <text:p/>
          </table:table-cell>
          <table:table-cell table:style-name="ce22" table:formula="of:=AND([.$C170]&gt;=[.$L$16];[.$C170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55">
            <text:p>155</text:p>
          </table:table-cell>
          <table:table-cell table:style-name="ce11" table:formula="of:=([.$A171]+13)*2" office:value-type="float" office:value="336">
            <text:p>x336</text:p>
          </table:table-cell>
          <table:table-cell table:style-name="ce16" table:formula="of:=[.$A$3]*[.$B171]" office:value-type="float" office:value="4838.4">
            <text:p>4838,4M</text:p>
          </table:table-cell>
          <table:table-cell table:style-name="ce19" table:formula="of:=IF([.$J171];[.$C171]/[.D$15];&quot;&quot;)">
            <text:p/>
          </table:table-cell>
          <table:table-cell table:style-name="ce19" table:formula="of:=IF([.$J171];[.$C171]/[.E$15];&quot;&quot;)">
            <text:p/>
          </table:table-cell>
          <table:table-cell table:style-name="ce19" table:formula="of:=IF([.$J171];[.$C171]/[.F$15];&quot;&quot;)">
            <text:p/>
          </table:table-cell>
          <table:table-cell table:style-name="ce19" table:formula="of:=IF([.$J171];[.$C171]/[.G$15];&quot;&quot;)">
            <text:p/>
          </table:table-cell>
          <table:table-cell table:style-name="ce19" table:formula="of:=IF([.$J171];[.$C171]/[.H$15];&quot;&quot;)">
            <text:p/>
          </table:table-cell>
          <table:table-cell table:style-name="ce19" table:formula="of:=IF([.$J171];[.$C171]/[.I$15];&quot;&quot;)">
            <text:p/>
          </table:table-cell>
          <table:table-cell table:style-name="ce22" table:formula="of:=AND([.$C171]&gt;=[.$L$16];[.$C171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56">
            <text:p>156</text:p>
          </table:table-cell>
          <table:table-cell table:style-name="ce11" table:formula="of:=([.$A172]+13)*2" office:value-type="float" office:value="338">
            <text:p>x338</text:p>
          </table:table-cell>
          <table:table-cell table:style-name="ce16" table:formula="of:=[.$A$3]*[.$B172]" office:value-type="float" office:value="4867.2">
            <text:p>4867,2M</text:p>
          </table:table-cell>
          <table:table-cell table:style-name="ce19" table:formula="of:=IF([.$J172];[.$C172]/[.D$15];&quot;&quot;)">
            <text:p/>
          </table:table-cell>
          <table:table-cell table:style-name="ce19" table:formula="of:=IF([.$J172];[.$C172]/[.E$15];&quot;&quot;)">
            <text:p/>
          </table:table-cell>
          <table:table-cell table:style-name="ce19" table:formula="of:=IF([.$J172];[.$C172]/[.F$15];&quot;&quot;)">
            <text:p/>
          </table:table-cell>
          <table:table-cell table:style-name="ce19" table:formula="of:=IF([.$J172];[.$C172]/[.G$15];&quot;&quot;)">
            <text:p/>
          </table:table-cell>
          <table:table-cell table:style-name="ce19" table:formula="of:=IF([.$J172];[.$C172]/[.H$15];&quot;&quot;)">
            <text:p/>
          </table:table-cell>
          <table:table-cell table:style-name="ce19" table:formula="of:=IF([.$J172];[.$C172]/[.I$15];&quot;&quot;)">
            <text:p/>
          </table:table-cell>
          <table:table-cell table:style-name="ce22" table:formula="of:=AND([.$C172]&gt;=[.$L$16];[.$C172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57">
            <text:p>157</text:p>
          </table:table-cell>
          <table:table-cell table:style-name="ce11" table:formula="of:=([.$A173]+13)*2" office:value-type="float" office:value="340">
            <text:p>x340</text:p>
          </table:table-cell>
          <table:table-cell table:style-name="ce16" table:formula="of:=[.$A$3]*[.$B173]" office:value-type="float" office:value="4896">
            <text:p>4896,0M</text:p>
          </table:table-cell>
          <table:table-cell table:style-name="ce19" table:formula="of:=IF([.$J173];[.$C173]/[.D$15];&quot;&quot;)">
            <text:p/>
          </table:table-cell>
          <table:table-cell table:style-name="ce19" table:formula="of:=IF([.$J173];[.$C173]/[.E$15];&quot;&quot;)">
            <text:p/>
          </table:table-cell>
          <table:table-cell table:style-name="ce19" table:formula="of:=IF([.$J173];[.$C173]/[.F$15];&quot;&quot;)">
            <text:p/>
          </table:table-cell>
          <table:table-cell table:style-name="ce19" table:formula="of:=IF([.$J173];[.$C173]/[.G$15];&quot;&quot;)">
            <text:p/>
          </table:table-cell>
          <table:table-cell table:style-name="ce19" table:formula="of:=IF([.$J173];[.$C173]/[.H$15];&quot;&quot;)">
            <text:p/>
          </table:table-cell>
          <table:table-cell table:style-name="ce19" table:formula="of:=IF([.$J173];[.$C173]/[.I$15];&quot;&quot;)">
            <text:p/>
          </table:table-cell>
          <table:table-cell table:style-name="ce22" table:formula="of:=AND([.$C173]&gt;=[.$L$16];[.$C173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58">
            <text:p>158</text:p>
          </table:table-cell>
          <table:table-cell table:style-name="ce11" table:formula="of:=([.$A174]+13)*2" office:value-type="float" office:value="342">
            <text:p>x342</text:p>
          </table:table-cell>
          <table:table-cell table:style-name="ce16" table:formula="of:=[.$A$3]*[.$B174]" office:value-type="float" office:value="4924.8">
            <text:p>4924,8M</text:p>
          </table:table-cell>
          <table:table-cell table:style-name="ce19" table:formula="of:=IF([.$J174];[.$C174]/[.D$15];&quot;&quot;)">
            <text:p/>
          </table:table-cell>
          <table:table-cell table:style-name="ce19" table:formula="of:=IF([.$J174];[.$C174]/[.E$15];&quot;&quot;)">
            <text:p/>
          </table:table-cell>
          <table:table-cell table:style-name="ce19" table:formula="of:=IF([.$J174];[.$C174]/[.F$15];&quot;&quot;)">
            <text:p/>
          </table:table-cell>
          <table:table-cell table:style-name="ce19" table:formula="of:=IF([.$J174];[.$C174]/[.G$15];&quot;&quot;)">
            <text:p/>
          </table:table-cell>
          <table:table-cell table:style-name="ce19" table:formula="of:=IF([.$J174];[.$C174]/[.H$15];&quot;&quot;)">
            <text:p/>
          </table:table-cell>
          <table:table-cell table:style-name="ce19" table:formula="of:=IF([.$J174];[.$C174]/[.I$15];&quot;&quot;)">
            <text:p/>
          </table:table-cell>
          <table:table-cell table:style-name="ce22" table:formula="of:=AND([.$C174]&gt;=[.$L$16];[.$C174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59">
            <text:p>159</text:p>
          </table:table-cell>
          <table:table-cell table:style-name="ce11" table:formula="of:=([.$A175]+13)*2" office:value-type="float" office:value="344">
            <text:p>x344</text:p>
          </table:table-cell>
          <table:table-cell table:style-name="ce16" table:formula="of:=[.$A$3]*[.$B175]" office:value-type="float" office:value="4953.6">
            <text:p>4953,6M</text:p>
          </table:table-cell>
          <table:table-cell table:style-name="ce19" table:formula="of:=IF([.$J175];[.$C175]/[.D$15];&quot;&quot;)">
            <text:p/>
          </table:table-cell>
          <table:table-cell table:style-name="ce19" table:formula="of:=IF([.$J175];[.$C175]/[.E$15];&quot;&quot;)">
            <text:p/>
          </table:table-cell>
          <table:table-cell table:style-name="ce19" table:formula="of:=IF([.$J175];[.$C175]/[.F$15];&quot;&quot;)">
            <text:p/>
          </table:table-cell>
          <table:table-cell table:style-name="ce19" table:formula="of:=IF([.$J175];[.$C175]/[.G$15];&quot;&quot;)">
            <text:p/>
          </table:table-cell>
          <table:table-cell table:style-name="ce19" table:formula="of:=IF([.$J175];[.$C175]/[.H$15];&quot;&quot;)">
            <text:p/>
          </table:table-cell>
          <table:table-cell table:style-name="ce19" table:formula="of:=IF([.$J175];[.$C175]/[.I$15];&quot;&quot;)">
            <text:p/>
          </table:table-cell>
          <table:table-cell table:style-name="ce22" table:formula="of:=AND([.$C175]&gt;=[.$L$16];[.$C175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60">
            <text:p>160</text:p>
          </table:table-cell>
          <table:table-cell table:style-name="ce11" table:formula="of:=([.$A176]+13)*2" office:value-type="float" office:value="346">
            <text:p>x346</text:p>
          </table:table-cell>
          <table:table-cell table:style-name="ce16" table:formula="of:=[.$A$3]*[.$B176]" office:value-type="float" office:value="4982.4">
            <text:p>4982,4M</text:p>
          </table:table-cell>
          <table:table-cell table:style-name="ce19" table:formula="of:=IF([.$J176];[.$C176]/[.D$15];&quot;&quot;)">
            <text:p/>
          </table:table-cell>
          <table:table-cell table:style-name="ce19" table:formula="of:=IF([.$J176];[.$C176]/[.E$15];&quot;&quot;)">
            <text:p/>
          </table:table-cell>
          <table:table-cell table:style-name="ce19" table:formula="of:=IF([.$J176];[.$C176]/[.F$15];&quot;&quot;)">
            <text:p/>
          </table:table-cell>
          <table:table-cell table:style-name="ce19" table:formula="of:=IF([.$J176];[.$C176]/[.G$15];&quot;&quot;)">
            <text:p/>
          </table:table-cell>
          <table:table-cell table:style-name="ce19" table:formula="of:=IF([.$J176];[.$C176]/[.H$15];&quot;&quot;)">
            <text:p/>
          </table:table-cell>
          <table:table-cell table:style-name="ce19" table:formula="of:=IF([.$J176];[.$C176]/[.I$15];&quot;&quot;)">
            <text:p/>
          </table:table-cell>
          <table:table-cell table:style-name="ce22" table:formula="of:=AND([.$C176]&gt;=[.$L$16];[.$C176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61">
            <text:p>161</text:p>
          </table:table-cell>
          <table:table-cell table:style-name="ce11" table:formula="of:=([.$A177]+13)*2" office:value-type="float" office:value="348">
            <text:p>x348</text:p>
          </table:table-cell>
          <table:table-cell table:style-name="ce16" table:formula="of:=[.$A$3]*[.$B177]" office:value-type="float" office:value="5011.2">
            <text:p>5011,2M</text:p>
          </table:table-cell>
          <table:table-cell table:style-name="ce19" table:formula="of:=IF([.$J177];[.$C177]/[.D$15];&quot;&quot;)">
            <text:p/>
          </table:table-cell>
          <table:table-cell table:style-name="ce19" table:formula="of:=IF([.$J177];[.$C177]/[.E$15];&quot;&quot;)">
            <text:p/>
          </table:table-cell>
          <table:table-cell table:style-name="ce19" table:formula="of:=IF([.$J177];[.$C177]/[.F$15];&quot;&quot;)">
            <text:p/>
          </table:table-cell>
          <table:table-cell table:style-name="ce19" table:formula="of:=IF([.$J177];[.$C177]/[.G$15];&quot;&quot;)">
            <text:p/>
          </table:table-cell>
          <table:table-cell table:style-name="ce19" table:formula="of:=IF([.$J177];[.$C177]/[.H$15];&quot;&quot;)">
            <text:p/>
          </table:table-cell>
          <table:table-cell table:style-name="ce19" table:formula="of:=IF([.$J177];[.$C177]/[.I$15];&quot;&quot;)">
            <text:p/>
          </table:table-cell>
          <table:table-cell table:style-name="ce22" table:formula="of:=AND([.$C177]&gt;=[.$L$16];[.$C177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62">
            <text:p>162</text:p>
          </table:table-cell>
          <table:table-cell table:style-name="ce11" table:formula="of:=([.$A178]+13)*2" office:value-type="float" office:value="350">
            <text:p>x350</text:p>
          </table:table-cell>
          <table:table-cell table:style-name="ce16" table:formula="of:=[.$A$3]*[.$B178]" office:value-type="float" office:value="5040">
            <text:p>5040,0M</text:p>
          </table:table-cell>
          <table:table-cell table:style-name="ce19" table:formula="of:=IF([.$J178];[.$C178]/[.D$15];&quot;&quot;)">
            <text:p/>
          </table:table-cell>
          <table:table-cell table:style-name="ce19" table:formula="of:=IF([.$J178];[.$C178]/[.E$15];&quot;&quot;)">
            <text:p/>
          </table:table-cell>
          <table:table-cell table:style-name="ce19" table:formula="of:=IF([.$J178];[.$C178]/[.F$15];&quot;&quot;)">
            <text:p/>
          </table:table-cell>
          <table:table-cell table:style-name="ce19" table:formula="of:=IF([.$J178];[.$C178]/[.G$15];&quot;&quot;)">
            <text:p/>
          </table:table-cell>
          <table:table-cell table:style-name="ce19" table:formula="of:=IF([.$J178];[.$C178]/[.H$15];&quot;&quot;)">
            <text:p/>
          </table:table-cell>
          <table:table-cell table:style-name="ce19" table:formula="of:=IF([.$J178];[.$C178]/[.I$15];&quot;&quot;)">
            <text:p/>
          </table:table-cell>
          <table:table-cell table:style-name="ce22" table:formula="of:=AND([.$C178]&gt;=[.$L$16];[.$C178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63">
            <text:p>163</text:p>
          </table:table-cell>
          <table:table-cell table:style-name="ce11" table:formula="of:=([.$A179]+13)*2" office:value-type="float" office:value="352">
            <text:p>x352</text:p>
          </table:table-cell>
          <table:table-cell table:style-name="ce16" table:formula="of:=[.$A$3]*[.$B179]" office:value-type="float" office:value="5068.8">
            <text:p>5068,8M</text:p>
          </table:table-cell>
          <table:table-cell table:style-name="ce19" table:formula="of:=IF([.$J179];[.$C179]/[.D$15];&quot;&quot;)">
            <text:p/>
          </table:table-cell>
          <table:table-cell table:style-name="ce19" table:formula="of:=IF([.$J179];[.$C179]/[.E$15];&quot;&quot;)">
            <text:p/>
          </table:table-cell>
          <table:table-cell table:style-name="ce19" table:formula="of:=IF([.$J179];[.$C179]/[.F$15];&quot;&quot;)">
            <text:p/>
          </table:table-cell>
          <table:table-cell table:style-name="ce19" table:formula="of:=IF([.$J179];[.$C179]/[.G$15];&quot;&quot;)">
            <text:p/>
          </table:table-cell>
          <table:table-cell table:style-name="ce19" table:formula="of:=IF([.$J179];[.$C179]/[.H$15];&quot;&quot;)">
            <text:p/>
          </table:table-cell>
          <table:table-cell table:style-name="ce19" table:formula="of:=IF([.$J179];[.$C179]/[.I$15];&quot;&quot;)">
            <text:p/>
          </table:table-cell>
          <table:table-cell table:style-name="ce22" table:formula="of:=AND([.$C179]&gt;=[.$L$16];[.$C179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64">
            <text:p>164</text:p>
          </table:table-cell>
          <table:table-cell table:style-name="ce11" table:formula="of:=([.$A180]+13)*2" office:value-type="float" office:value="354">
            <text:p>x354</text:p>
          </table:table-cell>
          <table:table-cell table:style-name="ce16" table:formula="of:=[.$A$3]*[.$B180]" office:value-type="float" office:value="5097.6">
            <text:p>5097,6M</text:p>
          </table:table-cell>
          <table:table-cell table:style-name="ce19" table:formula="of:=IF([.$J180];[.$C180]/[.D$15];&quot;&quot;)">
            <text:p/>
          </table:table-cell>
          <table:table-cell table:style-name="ce19" table:formula="of:=IF([.$J180];[.$C180]/[.E$15];&quot;&quot;)">
            <text:p/>
          </table:table-cell>
          <table:table-cell table:style-name="ce19" table:formula="of:=IF([.$J180];[.$C180]/[.F$15];&quot;&quot;)">
            <text:p/>
          </table:table-cell>
          <table:table-cell table:style-name="ce19" table:formula="of:=IF([.$J180];[.$C180]/[.G$15];&quot;&quot;)">
            <text:p/>
          </table:table-cell>
          <table:table-cell table:style-name="ce19" table:formula="of:=IF([.$J180];[.$C180]/[.H$15];&quot;&quot;)">
            <text:p/>
          </table:table-cell>
          <table:table-cell table:style-name="ce19" table:formula="of:=IF([.$J180];[.$C180]/[.I$15];&quot;&quot;)">
            <text:p/>
          </table:table-cell>
          <table:table-cell table:style-name="ce22" table:formula="of:=AND([.$C180]&gt;=[.$L$16];[.$C180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65">
            <text:p>165</text:p>
          </table:table-cell>
          <table:table-cell table:style-name="ce11" table:formula="of:=([.$A181]+13)*2" office:value-type="float" office:value="356">
            <text:p>x356</text:p>
          </table:table-cell>
          <table:table-cell table:style-name="ce16" table:formula="of:=[.$A$3]*[.$B181]" office:value-type="float" office:value="5126.4">
            <text:p>5126,4M</text:p>
          </table:table-cell>
          <table:table-cell table:style-name="ce19" table:formula="of:=IF([.$J181];[.$C181]/[.D$15];&quot;&quot;)">
            <text:p/>
          </table:table-cell>
          <table:table-cell table:style-name="ce19" table:formula="of:=IF([.$J181];[.$C181]/[.E$15];&quot;&quot;)">
            <text:p/>
          </table:table-cell>
          <table:table-cell table:style-name="ce19" table:formula="of:=IF([.$J181];[.$C181]/[.F$15];&quot;&quot;)">
            <text:p/>
          </table:table-cell>
          <table:table-cell table:style-name="ce19" table:formula="of:=IF([.$J181];[.$C181]/[.G$15];&quot;&quot;)">
            <text:p/>
          </table:table-cell>
          <table:table-cell table:style-name="ce19" table:formula="of:=IF([.$J181];[.$C181]/[.H$15];&quot;&quot;)">
            <text:p/>
          </table:table-cell>
          <table:table-cell table:style-name="ce19" table:formula="of:=IF([.$J181];[.$C181]/[.I$15];&quot;&quot;)">
            <text:p/>
          </table:table-cell>
          <table:table-cell table:style-name="ce22" table:formula="of:=AND([.$C181]&gt;=[.$L$16];[.$C181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66">
            <text:p>166</text:p>
          </table:table-cell>
          <table:table-cell table:style-name="ce11" table:formula="of:=([.$A182]+13)*2" office:value-type="float" office:value="358">
            <text:p>x358</text:p>
          </table:table-cell>
          <table:table-cell table:style-name="ce16" table:formula="of:=[.$A$3]*[.$B182]" office:value-type="float" office:value="5155.2">
            <text:p>5155,2M</text:p>
          </table:table-cell>
          <table:table-cell table:style-name="ce19" table:formula="of:=IF([.$J182];[.$C182]/[.D$15];&quot;&quot;)">
            <text:p/>
          </table:table-cell>
          <table:table-cell table:style-name="ce19" table:formula="of:=IF([.$J182];[.$C182]/[.E$15];&quot;&quot;)">
            <text:p/>
          </table:table-cell>
          <table:table-cell table:style-name="ce19" table:formula="of:=IF([.$J182];[.$C182]/[.F$15];&quot;&quot;)">
            <text:p/>
          </table:table-cell>
          <table:table-cell table:style-name="ce19" table:formula="of:=IF([.$J182];[.$C182]/[.G$15];&quot;&quot;)">
            <text:p/>
          </table:table-cell>
          <table:table-cell table:style-name="ce19" table:formula="of:=IF([.$J182];[.$C182]/[.H$15];&quot;&quot;)">
            <text:p/>
          </table:table-cell>
          <table:table-cell table:style-name="ce19" table:formula="of:=IF([.$J182];[.$C182]/[.I$15];&quot;&quot;)">
            <text:p/>
          </table:table-cell>
          <table:table-cell table:style-name="ce22" table:formula="of:=AND([.$C182]&gt;=[.$L$16];[.$C182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67">
            <text:p>167</text:p>
          </table:table-cell>
          <table:table-cell table:style-name="ce11" table:formula="of:=([.$A183]+13)*2" office:value-type="float" office:value="360">
            <text:p>x360</text:p>
          </table:table-cell>
          <table:table-cell table:style-name="ce16" table:formula="of:=[.$A$3]*[.$B183]" office:value-type="float" office:value="5184">
            <text:p>5184,0M</text:p>
          </table:table-cell>
          <table:table-cell table:style-name="ce19" table:formula="of:=IF([.$J183];[.$C183]/[.D$15];&quot;&quot;)">
            <text:p/>
          </table:table-cell>
          <table:table-cell table:style-name="ce19" table:formula="of:=IF([.$J183];[.$C183]/[.E$15];&quot;&quot;)">
            <text:p/>
          </table:table-cell>
          <table:table-cell table:style-name="ce19" table:formula="of:=IF([.$J183];[.$C183]/[.F$15];&quot;&quot;)">
            <text:p/>
          </table:table-cell>
          <table:table-cell table:style-name="ce19" table:formula="of:=IF([.$J183];[.$C183]/[.G$15];&quot;&quot;)">
            <text:p/>
          </table:table-cell>
          <table:table-cell table:style-name="ce19" table:formula="of:=IF([.$J183];[.$C183]/[.H$15];&quot;&quot;)">
            <text:p/>
          </table:table-cell>
          <table:table-cell table:style-name="ce19" table:formula="of:=IF([.$J183];[.$C183]/[.I$15];&quot;&quot;)">
            <text:p/>
          </table:table-cell>
          <table:table-cell table:style-name="ce22" table:formula="of:=AND([.$C183]&gt;=[.$L$16];[.$C183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68">
            <text:p>168</text:p>
          </table:table-cell>
          <table:table-cell table:style-name="ce11" table:formula="of:=([.$A184]+13)*2" office:value-type="float" office:value="362">
            <text:p>x362</text:p>
          </table:table-cell>
          <table:table-cell table:style-name="ce16" table:formula="of:=[.$A$3]*[.$B184]" office:value-type="float" office:value="5212.8">
            <text:p>5212,8M</text:p>
          </table:table-cell>
          <table:table-cell table:style-name="ce19" table:formula="of:=IF([.$J184];[.$C184]/[.D$15];&quot;&quot;)">
            <text:p/>
          </table:table-cell>
          <table:table-cell table:style-name="ce19" table:formula="of:=IF([.$J184];[.$C184]/[.E$15];&quot;&quot;)">
            <text:p/>
          </table:table-cell>
          <table:table-cell table:style-name="ce19" table:formula="of:=IF([.$J184];[.$C184]/[.F$15];&quot;&quot;)">
            <text:p/>
          </table:table-cell>
          <table:table-cell table:style-name="ce19" table:formula="of:=IF([.$J184];[.$C184]/[.G$15];&quot;&quot;)">
            <text:p/>
          </table:table-cell>
          <table:table-cell table:style-name="ce19" table:formula="of:=IF([.$J184];[.$C184]/[.H$15];&quot;&quot;)">
            <text:p/>
          </table:table-cell>
          <table:table-cell table:style-name="ce19" table:formula="of:=IF([.$J184];[.$C184]/[.I$15];&quot;&quot;)">
            <text:p/>
          </table:table-cell>
          <table:table-cell table:style-name="ce22" table:formula="of:=AND([.$C184]&gt;=[.$L$16];[.$C184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69">
            <text:p>169</text:p>
          </table:table-cell>
          <table:table-cell table:style-name="ce11" table:formula="of:=([.$A185]+13)*2" office:value-type="float" office:value="364">
            <text:p>x364</text:p>
          </table:table-cell>
          <table:table-cell table:style-name="ce16" table:formula="of:=[.$A$3]*[.$B185]" office:value-type="float" office:value="5241.6">
            <text:p>5241,6M</text:p>
          </table:table-cell>
          <table:table-cell table:style-name="ce19" table:formula="of:=IF([.$J185];[.$C185]/[.D$15];&quot;&quot;)">
            <text:p/>
          </table:table-cell>
          <table:table-cell table:style-name="ce19" table:formula="of:=IF([.$J185];[.$C185]/[.E$15];&quot;&quot;)">
            <text:p/>
          </table:table-cell>
          <table:table-cell table:style-name="ce19" table:formula="of:=IF([.$J185];[.$C185]/[.F$15];&quot;&quot;)">
            <text:p/>
          </table:table-cell>
          <table:table-cell table:style-name="ce19" table:formula="of:=IF([.$J185];[.$C185]/[.G$15];&quot;&quot;)">
            <text:p/>
          </table:table-cell>
          <table:table-cell table:style-name="ce19" table:formula="of:=IF([.$J185];[.$C185]/[.H$15];&quot;&quot;)">
            <text:p/>
          </table:table-cell>
          <table:table-cell table:style-name="ce19" table:formula="of:=IF([.$J185];[.$C185]/[.I$15];&quot;&quot;)">
            <text:p/>
          </table:table-cell>
          <table:table-cell table:style-name="ce22" table:formula="of:=AND([.$C185]&gt;=[.$L$16];[.$C185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70">
            <text:p>170</text:p>
          </table:table-cell>
          <table:table-cell table:style-name="ce11" table:formula="of:=([.$A186]+13)*2" office:value-type="float" office:value="366">
            <text:p>x366</text:p>
          </table:table-cell>
          <table:table-cell table:style-name="ce16" table:formula="of:=[.$A$3]*[.$B186]" office:value-type="float" office:value="5270.4">
            <text:p>5270,4M</text:p>
          </table:table-cell>
          <table:table-cell table:style-name="ce19" table:formula="of:=IF([.$J186];[.$C186]/[.D$15];&quot;&quot;)">
            <text:p/>
          </table:table-cell>
          <table:table-cell table:style-name="ce19" table:formula="of:=IF([.$J186];[.$C186]/[.E$15];&quot;&quot;)">
            <text:p/>
          </table:table-cell>
          <table:table-cell table:style-name="ce19" table:formula="of:=IF([.$J186];[.$C186]/[.F$15];&quot;&quot;)">
            <text:p/>
          </table:table-cell>
          <table:table-cell table:style-name="ce19" table:formula="of:=IF([.$J186];[.$C186]/[.G$15];&quot;&quot;)">
            <text:p/>
          </table:table-cell>
          <table:table-cell table:style-name="ce19" table:formula="of:=IF([.$J186];[.$C186]/[.H$15];&quot;&quot;)">
            <text:p/>
          </table:table-cell>
          <table:table-cell table:style-name="ce19" table:formula="of:=IF([.$J186];[.$C186]/[.I$15];&quot;&quot;)">
            <text:p/>
          </table:table-cell>
          <table:table-cell table:style-name="ce22" table:formula="of:=AND([.$C186]&gt;=[.$L$16];[.$C186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71">
            <text:p>171</text:p>
          </table:table-cell>
          <table:table-cell table:style-name="ce11" table:formula="of:=([.$A187]+13)*2" office:value-type="float" office:value="368">
            <text:p>x368</text:p>
          </table:table-cell>
          <table:table-cell table:style-name="ce16" table:formula="of:=[.$A$3]*[.$B187]" office:value-type="float" office:value="5299.2">
            <text:p>5299,2M</text:p>
          </table:table-cell>
          <table:table-cell table:style-name="ce19" table:formula="of:=IF([.$J187];[.$C187]/[.D$15];&quot;&quot;)">
            <text:p/>
          </table:table-cell>
          <table:table-cell table:style-name="ce19" table:formula="of:=IF([.$J187];[.$C187]/[.E$15];&quot;&quot;)">
            <text:p/>
          </table:table-cell>
          <table:table-cell table:style-name="ce19" table:formula="of:=IF([.$J187];[.$C187]/[.F$15];&quot;&quot;)">
            <text:p/>
          </table:table-cell>
          <table:table-cell table:style-name="ce19" table:formula="of:=IF([.$J187];[.$C187]/[.G$15];&quot;&quot;)">
            <text:p/>
          </table:table-cell>
          <table:table-cell table:style-name="ce19" table:formula="of:=IF([.$J187];[.$C187]/[.H$15];&quot;&quot;)">
            <text:p/>
          </table:table-cell>
          <table:table-cell table:style-name="ce19" table:formula="of:=IF([.$J187];[.$C187]/[.I$15];&quot;&quot;)">
            <text:p/>
          </table:table-cell>
          <table:table-cell table:style-name="ce22" table:formula="of:=AND([.$C187]&gt;=[.$L$16];[.$C187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72">
            <text:p>172</text:p>
          </table:table-cell>
          <table:table-cell table:style-name="ce11" table:formula="of:=([.$A188]+13)*2" office:value-type="float" office:value="370">
            <text:p>x370</text:p>
          </table:table-cell>
          <table:table-cell table:style-name="ce16" table:formula="of:=[.$A$3]*[.$B188]" office:value-type="float" office:value="5328">
            <text:p>5328,0M</text:p>
          </table:table-cell>
          <table:table-cell table:style-name="ce19" table:formula="of:=IF([.$J188];[.$C188]/[.D$15];&quot;&quot;)">
            <text:p/>
          </table:table-cell>
          <table:table-cell table:style-name="ce19" table:formula="of:=IF([.$J188];[.$C188]/[.E$15];&quot;&quot;)">
            <text:p/>
          </table:table-cell>
          <table:table-cell table:style-name="ce19" table:formula="of:=IF([.$J188];[.$C188]/[.F$15];&quot;&quot;)">
            <text:p/>
          </table:table-cell>
          <table:table-cell table:style-name="ce19" table:formula="of:=IF([.$J188];[.$C188]/[.G$15];&quot;&quot;)">
            <text:p/>
          </table:table-cell>
          <table:table-cell table:style-name="ce19" table:formula="of:=IF([.$J188];[.$C188]/[.H$15];&quot;&quot;)">
            <text:p/>
          </table:table-cell>
          <table:table-cell table:style-name="ce19" table:formula="of:=IF([.$J188];[.$C188]/[.I$15];&quot;&quot;)">
            <text:p/>
          </table:table-cell>
          <table:table-cell table:style-name="ce22" table:formula="of:=AND([.$C188]&gt;=[.$L$16];[.$C188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73">
            <text:p>173</text:p>
          </table:table-cell>
          <table:table-cell table:style-name="ce11" table:formula="of:=([.$A189]+13)*2" office:value-type="float" office:value="372">
            <text:p>x372</text:p>
          </table:table-cell>
          <table:table-cell table:style-name="ce16" table:formula="of:=[.$A$3]*[.$B189]" office:value-type="float" office:value="5356.8">
            <text:p>5356,8M</text:p>
          </table:table-cell>
          <table:table-cell table:style-name="ce19" table:formula="of:=IF([.$J189];[.$C189]/[.D$15];&quot;&quot;)">
            <text:p/>
          </table:table-cell>
          <table:table-cell table:style-name="ce19" table:formula="of:=IF([.$J189];[.$C189]/[.E$15];&quot;&quot;)">
            <text:p/>
          </table:table-cell>
          <table:table-cell table:style-name="ce19" table:formula="of:=IF([.$J189];[.$C189]/[.F$15];&quot;&quot;)">
            <text:p/>
          </table:table-cell>
          <table:table-cell table:style-name="ce19" table:formula="of:=IF([.$J189];[.$C189]/[.G$15];&quot;&quot;)">
            <text:p/>
          </table:table-cell>
          <table:table-cell table:style-name="ce19" table:formula="of:=IF([.$J189];[.$C189]/[.H$15];&quot;&quot;)">
            <text:p/>
          </table:table-cell>
          <table:table-cell table:style-name="ce19" table:formula="of:=IF([.$J189];[.$C189]/[.I$15];&quot;&quot;)">
            <text:p/>
          </table:table-cell>
          <table:table-cell table:style-name="ce22" table:formula="of:=AND([.$C189]&gt;=[.$L$16];[.$C189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74">
            <text:p>174</text:p>
          </table:table-cell>
          <table:table-cell table:style-name="ce11" table:formula="of:=([.$A190]+13)*2" office:value-type="float" office:value="374">
            <text:p>x374</text:p>
          </table:table-cell>
          <table:table-cell table:style-name="ce16" table:formula="of:=[.$A$3]*[.$B190]" office:value-type="float" office:value="5385.6">
            <text:p>5385,6M</text:p>
          </table:table-cell>
          <table:table-cell table:style-name="ce19" table:formula="of:=IF([.$J190];[.$C190]/[.D$15];&quot;&quot;)">
            <text:p/>
          </table:table-cell>
          <table:table-cell table:style-name="ce19" table:formula="of:=IF([.$J190];[.$C190]/[.E$15];&quot;&quot;)">
            <text:p/>
          </table:table-cell>
          <table:table-cell table:style-name="ce19" table:formula="of:=IF([.$J190];[.$C190]/[.F$15];&quot;&quot;)">
            <text:p/>
          </table:table-cell>
          <table:table-cell table:style-name="ce19" table:formula="of:=IF([.$J190];[.$C190]/[.G$15];&quot;&quot;)">
            <text:p/>
          </table:table-cell>
          <table:table-cell table:style-name="ce19" table:formula="of:=IF([.$J190];[.$C190]/[.H$15];&quot;&quot;)">
            <text:p/>
          </table:table-cell>
          <table:table-cell table:style-name="ce19" table:formula="of:=IF([.$J190];[.$C190]/[.I$15];&quot;&quot;)">
            <text:p/>
          </table:table-cell>
          <table:table-cell table:style-name="ce22" table:formula="of:=AND([.$C190]&gt;=[.$L$16];[.$C190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75">
            <text:p>175</text:p>
          </table:table-cell>
          <table:table-cell table:style-name="ce11" table:formula="of:=([.$A191]+13)*2" office:value-type="float" office:value="376">
            <text:p>x376</text:p>
          </table:table-cell>
          <table:table-cell table:style-name="ce16" table:formula="of:=[.$A$3]*[.$B191]" office:value-type="float" office:value="5414.4">
            <text:p>5414,4M</text:p>
          </table:table-cell>
          <table:table-cell table:style-name="ce19" table:formula="of:=IF([.$J191];[.$C191]/[.D$15];&quot;&quot;)">
            <text:p/>
          </table:table-cell>
          <table:table-cell table:style-name="ce19" table:formula="of:=IF([.$J191];[.$C191]/[.E$15];&quot;&quot;)">
            <text:p/>
          </table:table-cell>
          <table:table-cell table:style-name="ce19" table:formula="of:=IF([.$J191];[.$C191]/[.F$15];&quot;&quot;)">
            <text:p/>
          </table:table-cell>
          <table:table-cell table:style-name="ce19" table:formula="of:=IF([.$J191];[.$C191]/[.G$15];&quot;&quot;)">
            <text:p/>
          </table:table-cell>
          <table:table-cell table:style-name="ce19" table:formula="of:=IF([.$J191];[.$C191]/[.H$15];&quot;&quot;)">
            <text:p/>
          </table:table-cell>
          <table:table-cell table:style-name="ce19" table:formula="of:=IF([.$J191];[.$C191]/[.I$15];&quot;&quot;)">
            <text:p/>
          </table:table-cell>
          <table:table-cell table:style-name="ce22" table:formula="of:=AND([.$C191]&gt;=[.$L$16];[.$C191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76">
            <text:p>176</text:p>
          </table:table-cell>
          <table:table-cell table:style-name="ce11" table:formula="of:=([.$A192]+13)*2" office:value-type="float" office:value="378">
            <text:p>x378</text:p>
          </table:table-cell>
          <table:table-cell table:style-name="ce16" table:formula="of:=[.$A$3]*[.$B192]" office:value-type="float" office:value="5443.2">
            <text:p>5443,2M</text:p>
          </table:table-cell>
          <table:table-cell table:style-name="ce19" table:formula="of:=IF([.$J192];[.$C192]/[.D$15];&quot;&quot;)">
            <text:p/>
          </table:table-cell>
          <table:table-cell table:style-name="ce19" table:formula="of:=IF([.$J192];[.$C192]/[.E$15];&quot;&quot;)">
            <text:p/>
          </table:table-cell>
          <table:table-cell table:style-name="ce19" table:formula="of:=IF([.$J192];[.$C192]/[.F$15];&quot;&quot;)">
            <text:p/>
          </table:table-cell>
          <table:table-cell table:style-name="ce19" table:formula="of:=IF([.$J192];[.$C192]/[.G$15];&quot;&quot;)">
            <text:p/>
          </table:table-cell>
          <table:table-cell table:style-name="ce19" table:formula="of:=IF([.$J192];[.$C192]/[.H$15];&quot;&quot;)">
            <text:p/>
          </table:table-cell>
          <table:table-cell table:style-name="ce19" table:formula="of:=IF([.$J192];[.$C192]/[.I$15];&quot;&quot;)">
            <text:p/>
          </table:table-cell>
          <table:table-cell table:style-name="ce22" table:formula="of:=AND([.$C192]&gt;=[.$L$16];[.$C192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77">
            <text:p>177</text:p>
          </table:table-cell>
          <table:table-cell table:style-name="ce11" table:formula="of:=([.$A193]+13)*2" office:value-type="float" office:value="380">
            <text:p>x380</text:p>
          </table:table-cell>
          <table:table-cell table:style-name="ce16" table:formula="of:=[.$A$3]*[.$B193]" office:value-type="float" office:value="5472">
            <text:p>5472,0M</text:p>
          </table:table-cell>
          <table:table-cell table:style-name="ce19" table:formula="of:=IF([.$J193];[.$C193]/[.D$15];&quot;&quot;)">
            <text:p/>
          </table:table-cell>
          <table:table-cell table:style-name="ce19" table:formula="of:=IF([.$J193];[.$C193]/[.E$15];&quot;&quot;)">
            <text:p/>
          </table:table-cell>
          <table:table-cell table:style-name="ce19" table:formula="of:=IF([.$J193];[.$C193]/[.F$15];&quot;&quot;)">
            <text:p/>
          </table:table-cell>
          <table:table-cell table:style-name="ce19" table:formula="of:=IF([.$J193];[.$C193]/[.G$15];&quot;&quot;)">
            <text:p/>
          </table:table-cell>
          <table:table-cell table:style-name="ce19" table:formula="of:=IF([.$J193];[.$C193]/[.H$15];&quot;&quot;)">
            <text:p/>
          </table:table-cell>
          <table:table-cell table:style-name="ce19" table:formula="of:=IF([.$J193];[.$C193]/[.I$15];&quot;&quot;)">
            <text:p/>
          </table:table-cell>
          <table:table-cell table:style-name="ce22" table:formula="of:=AND([.$C193]&gt;=[.$L$16];[.$C193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78">
            <text:p>178</text:p>
          </table:table-cell>
          <table:table-cell table:style-name="ce11" table:formula="of:=([.$A194]+13)*2" office:value-type="float" office:value="382">
            <text:p>x382</text:p>
          </table:table-cell>
          <table:table-cell table:style-name="ce16" table:formula="of:=[.$A$3]*[.$B194]" office:value-type="float" office:value="5500.8">
            <text:p>5500,8M</text:p>
          </table:table-cell>
          <table:table-cell table:style-name="ce19" table:formula="of:=IF([.$J194];[.$C194]/[.D$15];&quot;&quot;)">
            <text:p/>
          </table:table-cell>
          <table:table-cell table:style-name="ce19" table:formula="of:=IF([.$J194];[.$C194]/[.E$15];&quot;&quot;)">
            <text:p/>
          </table:table-cell>
          <table:table-cell table:style-name="ce19" table:formula="of:=IF([.$J194];[.$C194]/[.F$15];&quot;&quot;)">
            <text:p/>
          </table:table-cell>
          <table:table-cell table:style-name="ce19" table:formula="of:=IF([.$J194];[.$C194]/[.G$15];&quot;&quot;)">
            <text:p/>
          </table:table-cell>
          <table:table-cell table:style-name="ce19" table:formula="of:=IF([.$J194];[.$C194]/[.H$15];&quot;&quot;)">
            <text:p/>
          </table:table-cell>
          <table:table-cell table:style-name="ce19" table:formula="of:=IF([.$J194];[.$C194]/[.I$15];&quot;&quot;)">
            <text:p/>
          </table:table-cell>
          <table:table-cell table:style-name="ce22" table:formula="of:=AND([.$C194]&gt;=[.$L$16];[.$C194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79">
            <text:p>179</text:p>
          </table:table-cell>
          <table:table-cell table:style-name="ce11" table:formula="of:=([.$A195]+13)*2" office:value-type="float" office:value="384">
            <text:p>x384</text:p>
          </table:table-cell>
          <table:table-cell table:style-name="ce16" table:formula="of:=[.$A$3]*[.$B195]" office:value-type="float" office:value="5529.6">
            <text:p>5529,6M</text:p>
          </table:table-cell>
          <table:table-cell table:style-name="ce19" table:formula="of:=IF([.$J195];[.$C195]/[.D$15];&quot;&quot;)">
            <text:p/>
          </table:table-cell>
          <table:table-cell table:style-name="ce19" table:formula="of:=IF([.$J195];[.$C195]/[.E$15];&quot;&quot;)">
            <text:p/>
          </table:table-cell>
          <table:table-cell table:style-name="ce19" table:formula="of:=IF([.$J195];[.$C195]/[.F$15];&quot;&quot;)">
            <text:p/>
          </table:table-cell>
          <table:table-cell table:style-name="ce19" table:formula="of:=IF([.$J195];[.$C195]/[.G$15];&quot;&quot;)">
            <text:p/>
          </table:table-cell>
          <table:table-cell table:style-name="ce19" table:formula="of:=IF([.$J195];[.$C195]/[.H$15];&quot;&quot;)">
            <text:p/>
          </table:table-cell>
          <table:table-cell table:style-name="ce19" table:formula="of:=IF([.$J195];[.$C195]/[.I$15];&quot;&quot;)">
            <text:p/>
          </table:table-cell>
          <table:table-cell table:style-name="ce22" table:formula="of:=AND([.$C195]&gt;=[.$L$16];[.$C195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80">
            <text:p>180</text:p>
          </table:table-cell>
          <table:table-cell table:style-name="ce11" table:formula="of:=([.$A196]+13)*2" office:value-type="float" office:value="386">
            <text:p>x386</text:p>
          </table:table-cell>
          <table:table-cell table:style-name="ce16" table:formula="of:=[.$A$3]*[.$B196]" office:value-type="float" office:value="5558.4">
            <text:p>5558,4M</text:p>
          </table:table-cell>
          <table:table-cell table:style-name="ce19" table:formula="of:=IF([.$J196];[.$C196]/[.D$15];&quot;&quot;)">
            <text:p/>
          </table:table-cell>
          <table:table-cell table:style-name="ce19" table:formula="of:=IF([.$J196];[.$C196]/[.E$15];&quot;&quot;)">
            <text:p/>
          </table:table-cell>
          <table:table-cell table:style-name="ce19" table:formula="of:=IF([.$J196];[.$C196]/[.F$15];&quot;&quot;)">
            <text:p/>
          </table:table-cell>
          <table:table-cell table:style-name="ce19" table:formula="of:=IF([.$J196];[.$C196]/[.G$15];&quot;&quot;)">
            <text:p/>
          </table:table-cell>
          <table:table-cell table:style-name="ce19" table:formula="of:=IF([.$J196];[.$C196]/[.H$15];&quot;&quot;)">
            <text:p/>
          </table:table-cell>
          <table:table-cell table:style-name="ce19" table:formula="of:=IF([.$J196];[.$C196]/[.I$15];&quot;&quot;)">
            <text:p/>
          </table:table-cell>
          <table:table-cell table:style-name="ce22" table:formula="of:=AND([.$C196]&gt;=[.$L$16];[.$C196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81">
            <text:p>181</text:p>
          </table:table-cell>
          <table:table-cell table:style-name="ce11" table:formula="of:=([.$A197]+13)*2" office:value-type="float" office:value="388">
            <text:p>x388</text:p>
          </table:table-cell>
          <table:table-cell table:style-name="ce16" table:formula="of:=[.$A$3]*[.$B197]" office:value-type="float" office:value="5587.2">
            <text:p>5587,2M</text:p>
          </table:table-cell>
          <table:table-cell table:style-name="ce19" table:formula="of:=IF([.$J197];[.$C197]/[.D$15];&quot;&quot;)">
            <text:p/>
          </table:table-cell>
          <table:table-cell table:style-name="ce19" table:formula="of:=IF([.$J197];[.$C197]/[.E$15];&quot;&quot;)">
            <text:p/>
          </table:table-cell>
          <table:table-cell table:style-name="ce19" table:formula="of:=IF([.$J197];[.$C197]/[.F$15];&quot;&quot;)">
            <text:p/>
          </table:table-cell>
          <table:table-cell table:style-name="ce19" table:formula="of:=IF([.$J197];[.$C197]/[.G$15];&quot;&quot;)">
            <text:p/>
          </table:table-cell>
          <table:table-cell table:style-name="ce19" table:formula="of:=IF([.$J197];[.$C197]/[.H$15];&quot;&quot;)">
            <text:p/>
          </table:table-cell>
          <table:table-cell table:style-name="ce19" table:formula="of:=IF([.$J197];[.$C197]/[.I$15];&quot;&quot;)">
            <text:p/>
          </table:table-cell>
          <table:table-cell table:style-name="ce22" table:formula="of:=AND([.$C197]&gt;=[.$L$16];[.$C197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82">
            <text:p>182</text:p>
          </table:table-cell>
          <table:table-cell table:style-name="ce11" table:formula="of:=([.$A198]+13)*2" office:value-type="float" office:value="390">
            <text:p>x390</text:p>
          </table:table-cell>
          <table:table-cell table:style-name="ce16" table:formula="of:=[.$A$3]*[.$B198]" office:value-type="float" office:value="5616">
            <text:p>5616,0M</text:p>
          </table:table-cell>
          <table:table-cell table:style-name="ce19" table:formula="of:=IF([.$J198];[.$C198]/[.D$15];&quot;&quot;)">
            <text:p/>
          </table:table-cell>
          <table:table-cell table:style-name="ce19" table:formula="of:=IF([.$J198];[.$C198]/[.E$15];&quot;&quot;)">
            <text:p/>
          </table:table-cell>
          <table:table-cell table:style-name="ce19" table:formula="of:=IF([.$J198];[.$C198]/[.F$15];&quot;&quot;)">
            <text:p/>
          </table:table-cell>
          <table:table-cell table:style-name="ce19" table:formula="of:=IF([.$J198];[.$C198]/[.G$15];&quot;&quot;)">
            <text:p/>
          </table:table-cell>
          <table:table-cell table:style-name="ce19" table:formula="of:=IF([.$J198];[.$C198]/[.H$15];&quot;&quot;)">
            <text:p/>
          </table:table-cell>
          <table:table-cell table:style-name="ce19" table:formula="of:=IF([.$J198];[.$C198]/[.I$15];&quot;&quot;)">
            <text:p/>
          </table:table-cell>
          <table:table-cell table:style-name="ce22" table:formula="of:=AND([.$C198]&gt;=[.$L$16];[.$C198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83">
            <text:p>183</text:p>
          </table:table-cell>
          <table:table-cell table:style-name="ce11" table:formula="of:=([.$A199]+13)*2" office:value-type="float" office:value="392">
            <text:p>x392</text:p>
          </table:table-cell>
          <table:table-cell table:style-name="ce16" table:formula="of:=[.$A$3]*[.$B199]" office:value-type="float" office:value="5644.8">
            <text:p>5644,8M</text:p>
          </table:table-cell>
          <table:table-cell table:style-name="ce19" table:formula="of:=IF([.$J199];[.$C199]/[.D$15];&quot;&quot;)">
            <text:p/>
          </table:table-cell>
          <table:table-cell table:style-name="ce19" table:formula="of:=IF([.$J199];[.$C199]/[.E$15];&quot;&quot;)">
            <text:p/>
          </table:table-cell>
          <table:table-cell table:style-name="ce19" table:formula="of:=IF([.$J199];[.$C199]/[.F$15];&quot;&quot;)">
            <text:p/>
          </table:table-cell>
          <table:table-cell table:style-name="ce19" table:formula="of:=IF([.$J199];[.$C199]/[.G$15];&quot;&quot;)">
            <text:p/>
          </table:table-cell>
          <table:table-cell table:style-name="ce19" table:formula="of:=IF([.$J199];[.$C199]/[.H$15];&quot;&quot;)">
            <text:p/>
          </table:table-cell>
          <table:table-cell table:style-name="ce19" table:formula="of:=IF([.$J199];[.$C199]/[.I$15];&quot;&quot;)">
            <text:p/>
          </table:table-cell>
          <table:table-cell table:style-name="ce22" table:formula="of:=AND([.$C199]&gt;=[.$L$16];[.$C199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84">
            <text:p>184</text:p>
          </table:table-cell>
          <table:table-cell table:style-name="ce11" table:formula="of:=([.$A200]+13)*2" office:value-type="float" office:value="394">
            <text:p>x394</text:p>
          </table:table-cell>
          <table:table-cell table:style-name="ce16" table:formula="of:=[.$A$3]*[.$B200]" office:value-type="float" office:value="5673.6">
            <text:p>5673,6M</text:p>
          </table:table-cell>
          <table:table-cell table:style-name="ce19" table:formula="of:=IF([.$J200];[.$C200]/[.D$15];&quot;&quot;)">
            <text:p/>
          </table:table-cell>
          <table:table-cell table:style-name="ce19" table:formula="of:=IF([.$J200];[.$C200]/[.E$15];&quot;&quot;)">
            <text:p/>
          </table:table-cell>
          <table:table-cell table:style-name="ce19" table:formula="of:=IF([.$J200];[.$C200]/[.F$15];&quot;&quot;)">
            <text:p/>
          </table:table-cell>
          <table:table-cell table:style-name="ce19" table:formula="of:=IF([.$J200];[.$C200]/[.G$15];&quot;&quot;)">
            <text:p/>
          </table:table-cell>
          <table:table-cell table:style-name="ce19" table:formula="of:=IF([.$J200];[.$C200]/[.H$15];&quot;&quot;)">
            <text:p/>
          </table:table-cell>
          <table:table-cell table:style-name="ce19" table:formula="of:=IF([.$J200];[.$C200]/[.I$15];&quot;&quot;)">
            <text:p/>
          </table:table-cell>
          <table:table-cell table:style-name="ce22" table:formula="of:=AND([.$C200]&gt;=[.$L$16];[.$C200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85">
            <text:p>185</text:p>
          </table:table-cell>
          <table:table-cell table:style-name="ce11" table:formula="of:=([.$A201]+13)*2" office:value-type="float" office:value="396">
            <text:p>x396</text:p>
          </table:table-cell>
          <table:table-cell table:style-name="ce16" table:formula="of:=[.$A$3]*[.$B201]" office:value-type="float" office:value="5702.4">
            <text:p>5702,4M</text:p>
          </table:table-cell>
          <table:table-cell table:style-name="ce19" table:formula="of:=IF([.$J201];[.$C201]/[.D$15];&quot;&quot;)">
            <text:p/>
          </table:table-cell>
          <table:table-cell table:style-name="ce19" table:formula="of:=IF([.$J201];[.$C201]/[.E$15];&quot;&quot;)">
            <text:p/>
          </table:table-cell>
          <table:table-cell table:style-name="ce19" table:formula="of:=IF([.$J201];[.$C201]/[.F$15];&quot;&quot;)">
            <text:p/>
          </table:table-cell>
          <table:table-cell table:style-name="ce19" table:formula="of:=IF([.$J201];[.$C201]/[.G$15];&quot;&quot;)">
            <text:p/>
          </table:table-cell>
          <table:table-cell table:style-name="ce19" table:formula="of:=IF([.$J201];[.$C201]/[.H$15];&quot;&quot;)">
            <text:p/>
          </table:table-cell>
          <table:table-cell table:style-name="ce19" table:formula="of:=IF([.$J201];[.$C201]/[.I$15];&quot;&quot;)">
            <text:p/>
          </table:table-cell>
          <table:table-cell table:style-name="ce22" table:formula="of:=AND([.$C201]&gt;=[.$L$16];[.$C201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86">
            <text:p>186</text:p>
          </table:table-cell>
          <table:table-cell table:style-name="ce11" table:formula="of:=([.$A202]+13)*2" office:value-type="float" office:value="398">
            <text:p>x398</text:p>
          </table:table-cell>
          <table:table-cell table:style-name="ce16" table:formula="of:=[.$A$3]*[.$B202]" office:value-type="float" office:value="5731.2">
            <text:p>5731,2M</text:p>
          </table:table-cell>
          <table:table-cell table:style-name="ce19" table:formula="of:=IF([.$J202];[.$C202]/[.D$15];&quot;&quot;)">
            <text:p/>
          </table:table-cell>
          <table:table-cell table:style-name="ce19" table:formula="of:=IF([.$J202];[.$C202]/[.E$15];&quot;&quot;)">
            <text:p/>
          </table:table-cell>
          <table:table-cell table:style-name="ce19" table:formula="of:=IF([.$J202];[.$C202]/[.F$15];&quot;&quot;)">
            <text:p/>
          </table:table-cell>
          <table:table-cell table:style-name="ce19" table:formula="of:=IF([.$J202];[.$C202]/[.G$15];&quot;&quot;)">
            <text:p/>
          </table:table-cell>
          <table:table-cell table:style-name="ce19" table:formula="of:=IF([.$J202];[.$C202]/[.H$15];&quot;&quot;)">
            <text:p/>
          </table:table-cell>
          <table:table-cell table:style-name="ce19" table:formula="of:=IF([.$J202];[.$C202]/[.I$15];&quot;&quot;)">
            <text:p/>
          </table:table-cell>
          <table:table-cell table:style-name="ce22" table:formula="of:=AND([.$C202]&gt;=[.$L$16];[.$C202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87">
            <text:p>187</text:p>
          </table:table-cell>
          <table:table-cell table:style-name="ce11" table:formula="of:=([.$A203]+13)*2" office:value-type="float" office:value="400">
            <text:p>x400</text:p>
          </table:table-cell>
          <table:table-cell table:style-name="ce16" table:formula="of:=[.$A$3]*[.$B203]" office:value-type="float" office:value="5760">
            <text:p>5760,0M</text:p>
          </table:table-cell>
          <table:table-cell table:style-name="ce19" table:formula="of:=IF([.$J203];[.$C203]/[.D$15];&quot;&quot;)">
            <text:p/>
          </table:table-cell>
          <table:table-cell table:style-name="ce19" table:formula="of:=IF([.$J203];[.$C203]/[.E$15];&quot;&quot;)">
            <text:p/>
          </table:table-cell>
          <table:table-cell table:style-name="ce19" table:formula="of:=IF([.$J203];[.$C203]/[.F$15];&quot;&quot;)">
            <text:p/>
          </table:table-cell>
          <table:table-cell table:style-name="ce19" table:formula="of:=IF([.$J203];[.$C203]/[.G$15];&quot;&quot;)">
            <text:p/>
          </table:table-cell>
          <table:table-cell table:style-name="ce19" table:formula="of:=IF([.$J203];[.$C203]/[.H$15];&quot;&quot;)">
            <text:p/>
          </table:table-cell>
          <table:table-cell table:style-name="ce19" table:formula="of:=IF([.$J203];[.$C203]/[.I$15];&quot;&quot;)">
            <text:p/>
          </table:table-cell>
          <table:table-cell table:style-name="ce22" table:formula="of:=AND([.$C203]&gt;=[.$L$16];[.$C203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88">
            <text:p>188</text:p>
          </table:table-cell>
          <table:table-cell table:style-name="ce11" table:formula="of:=([.$A204]+13)*2" office:value-type="float" office:value="402">
            <text:p>x402</text:p>
          </table:table-cell>
          <table:table-cell table:style-name="ce16" table:formula="of:=[.$A$3]*[.$B204]" office:value-type="float" office:value="5788.8">
            <text:p>5788,8M</text:p>
          </table:table-cell>
          <table:table-cell table:style-name="ce19" table:formula="of:=IF([.$J204];[.$C204]/[.D$15];&quot;&quot;)">
            <text:p/>
          </table:table-cell>
          <table:table-cell table:style-name="ce19" table:formula="of:=IF([.$J204];[.$C204]/[.E$15];&quot;&quot;)">
            <text:p/>
          </table:table-cell>
          <table:table-cell table:style-name="ce19" table:formula="of:=IF([.$J204];[.$C204]/[.F$15];&quot;&quot;)">
            <text:p/>
          </table:table-cell>
          <table:table-cell table:style-name="ce19" table:formula="of:=IF([.$J204];[.$C204]/[.G$15];&quot;&quot;)">
            <text:p/>
          </table:table-cell>
          <table:table-cell table:style-name="ce19" table:formula="of:=IF([.$J204];[.$C204]/[.H$15];&quot;&quot;)">
            <text:p/>
          </table:table-cell>
          <table:table-cell table:style-name="ce19" table:formula="of:=IF([.$J204];[.$C204]/[.I$15];&quot;&quot;)">
            <text:p/>
          </table:table-cell>
          <table:table-cell table:style-name="ce22" table:formula="of:=AND([.$C204]&gt;=[.$L$16];[.$C204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89">
            <text:p>189</text:p>
          </table:table-cell>
          <table:table-cell table:style-name="ce11" table:formula="of:=([.$A205]+13)*2" office:value-type="float" office:value="404">
            <text:p>x404</text:p>
          </table:table-cell>
          <table:table-cell table:style-name="ce16" table:formula="of:=[.$A$3]*[.$B205]" office:value-type="float" office:value="5817.6">
            <text:p>5817,6M</text:p>
          </table:table-cell>
          <table:table-cell table:style-name="ce19" table:formula="of:=IF([.$J205];[.$C205]/[.D$15];&quot;&quot;)">
            <text:p/>
          </table:table-cell>
          <table:table-cell table:style-name="ce19" table:formula="of:=IF([.$J205];[.$C205]/[.E$15];&quot;&quot;)">
            <text:p/>
          </table:table-cell>
          <table:table-cell table:style-name="ce19" table:formula="of:=IF([.$J205];[.$C205]/[.F$15];&quot;&quot;)">
            <text:p/>
          </table:table-cell>
          <table:table-cell table:style-name="ce19" table:formula="of:=IF([.$J205];[.$C205]/[.G$15];&quot;&quot;)">
            <text:p/>
          </table:table-cell>
          <table:table-cell table:style-name="ce19" table:formula="of:=IF([.$J205];[.$C205]/[.H$15];&quot;&quot;)">
            <text:p/>
          </table:table-cell>
          <table:table-cell table:style-name="ce19" table:formula="of:=IF([.$J205];[.$C205]/[.I$15];&quot;&quot;)">
            <text:p/>
          </table:table-cell>
          <table:table-cell table:style-name="ce22" table:formula="of:=AND([.$C205]&gt;=[.$L$16];[.$C205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90">
            <text:p>190</text:p>
          </table:table-cell>
          <table:table-cell table:style-name="ce11" table:formula="of:=([.$A206]+13)*2" office:value-type="float" office:value="406">
            <text:p>x406</text:p>
          </table:table-cell>
          <table:table-cell table:style-name="ce16" table:formula="of:=[.$A$3]*[.$B206]" office:value-type="float" office:value="5846.4">
            <text:p>5846,4M</text:p>
          </table:table-cell>
          <table:table-cell table:style-name="ce19" table:formula="of:=IF([.$J206];[.$C206]/[.D$15];&quot;&quot;)">
            <text:p/>
          </table:table-cell>
          <table:table-cell table:style-name="ce19" table:formula="of:=IF([.$J206];[.$C206]/[.E$15];&quot;&quot;)">
            <text:p/>
          </table:table-cell>
          <table:table-cell table:style-name="ce19" table:formula="of:=IF([.$J206];[.$C206]/[.F$15];&quot;&quot;)">
            <text:p/>
          </table:table-cell>
          <table:table-cell table:style-name="ce19" table:formula="of:=IF([.$J206];[.$C206]/[.G$15];&quot;&quot;)">
            <text:p/>
          </table:table-cell>
          <table:table-cell table:style-name="ce19" table:formula="of:=IF([.$J206];[.$C206]/[.H$15];&quot;&quot;)">
            <text:p/>
          </table:table-cell>
          <table:table-cell table:style-name="ce19" table:formula="of:=IF([.$J206];[.$C206]/[.I$15];&quot;&quot;)">
            <text:p/>
          </table:table-cell>
          <table:table-cell table:style-name="ce22" table:formula="of:=AND([.$C206]&gt;=[.$L$16];[.$C206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91">
            <text:p>191</text:p>
          </table:table-cell>
          <table:table-cell table:style-name="ce11" table:formula="of:=([.$A207]+13)*2" office:value-type="float" office:value="408">
            <text:p>x408</text:p>
          </table:table-cell>
          <table:table-cell table:style-name="ce16" table:formula="of:=[.$A$3]*[.$B207]" office:value-type="float" office:value="5875.2">
            <text:p>5875,2M</text:p>
          </table:table-cell>
          <table:table-cell table:style-name="ce19" table:formula="of:=IF([.$J207];[.$C207]/[.D$15];&quot;&quot;)">
            <text:p/>
          </table:table-cell>
          <table:table-cell table:style-name="ce19" table:formula="of:=IF([.$J207];[.$C207]/[.E$15];&quot;&quot;)">
            <text:p/>
          </table:table-cell>
          <table:table-cell table:style-name="ce19" table:formula="of:=IF([.$J207];[.$C207]/[.F$15];&quot;&quot;)">
            <text:p/>
          </table:table-cell>
          <table:table-cell table:style-name="ce19" table:formula="of:=IF([.$J207];[.$C207]/[.G$15];&quot;&quot;)">
            <text:p/>
          </table:table-cell>
          <table:table-cell table:style-name="ce19" table:formula="of:=IF([.$J207];[.$C207]/[.H$15];&quot;&quot;)">
            <text:p/>
          </table:table-cell>
          <table:table-cell table:style-name="ce19" table:formula="of:=IF([.$J207];[.$C207]/[.I$15];&quot;&quot;)">
            <text:p/>
          </table:table-cell>
          <table:table-cell table:style-name="ce22" table:formula="of:=AND([.$C207]&gt;=[.$L$16];[.$C207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92">
            <text:p>192</text:p>
          </table:table-cell>
          <table:table-cell table:style-name="ce11" table:formula="of:=([.$A208]+13)*2" office:value-type="float" office:value="410">
            <text:p>x410</text:p>
          </table:table-cell>
          <table:table-cell table:style-name="ce16" table:formula="of:=[.$A$3]*[.$B208]" office:value-type="float" office:value="5904">
            <text:p>5904,0M</text:p>
          </table:table-cell>
          <table:table-cell table:style-name="ce19" table:formula="of:=IF([.$J208];[.$C208]/[.D$15];&quot;&quot;)">
            <text:p/>
          </table:table-cell>
          <table:table-cell table:style-name="ce19" table:formula="of:=IF([.$J208];[.$C208]/[.E$15];&quot;&quot;)">
            <text:p/>
          </table:table-cell>
          <table:table-cell table:style-name="ce19" table:formula="of:=IF([.$J208];[.$C208]/[.F$15];&quot;&quot;)">
            <text:p/>
          </table:table-cell>
          <table:table-cell table:style-name="ce19" table:formula="of:=IF([.$J208];[.$C208]/[.G$15];&quot;&quot;)">
            <text:p/>
          </table:table-cell>
          <table:table-cell table:style-name="ce19" table:formula="of:=IF([.$J208];[.$C208]/[.H$15];&quot;&quot;)">
            <text:p/>
          </table:table-cell>
          <table:table-cell table:style-name="ce19" table:formula="of:=IF([.$J208];[.$C208]/[.I$15];&quot;&quot;)">
            <text:p/>
          </table:table-cell>
          <table:table-cell table:style-name="ce22" table:formula="of:=AND([.$C208]&gt;=[.$L$16];[.$C208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93">
            <text:p>193</text:p>
          </table:table-cell>
          <table:table-cell table:style-name="ce11" table:formula="of:=([.$A209]+13)*2" office:value-type="float" office:value="412">
            <text:p>x412</text:p>
          </table:table-cell>
          <table:table-cell table:style-name="ce16" table:formula="of:=[.$A$3]*[.$B209]" office:value-type="float" office:value="5932.8">
            <text:p>5932,8M</text:p>
          </table:table-cell>
          <table:table-cell table:style-name="ce19" table:formula="of:=IF([.$J209];[.$C209]/[.D$15];&quot;&quot;)">
            <text:p/>
          </table:table-cell>
          <table:table-cell table:style-name="ce19" table:formula="of:=IF([.$J209];[.$C209]/[.E$15];&quot;&quot;)">
            <text:p/>
          </table:table-cell>
          <table:table-cell table:style-name="ce19" table:formula="of:=IF([.$J209];[.$C209]/[.F$15];&quot;&quot;)">
            <text:p/>
          </table:table-cell>
          <table:table-cell table:style-name="ce19" table:formula="of:=IF([.$J209];[.$C209]/[.G$15];&quot;&quot;)">
            <text:p/>
          </table:table-cell>
          <table:table-cell table:style-name="ce19" table:formula="of:=IF([.$J209];[.$C209]/[.H$15];&quot;&quot;)">
            <text:p/>
          </table:table-cell>
          <table:table-cell table:style-name="ce19" table:formula="of:=IF([.$J209];[.$C209]/[.I$15];&quot;&quot;)">
            <text:p/>
          </table:table-cell>
          <table:table-cell table:style-name="ce22" table:formula="of:=AND([.$C209]&gt;=[.$L$16];[.$C209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94">
            <text:p>194</text:p>
          </table:table-cell>
          <table:table-cell table:style-name="ce11" table:formula="of:=([.$A210]+13)*2" office:value-type="float" office:value="414">
            <text:p>x414</text:p>
          </table:table-cell>
          <table:table-cell table:style-name="ce16" table:formula="of:=[.$A$3]*[.$B210]" office:value-type="float" office:value="5961.6">
            <text:p>5961,6M</text:p>
          </table:table-cell>
          <table:table-cell table:style-name="ce19" table:formula="of:=IF([.$J210];[.$C210]/[.D$15];&quot;&quot;)">
            <text:p/>
          </table:table-cell>
          <table:table-cell table:style-name="ce19" table:formula="of:=IF([.$J210];[.$C210]/[.E$15];&quot;&quot;)">
            <text:p/>
          </table:table-cell>
          <table:table-cell table:style-name="ce19" table:formula="of:=IF([.$J210];[.$C210]/[.F$15];&quot;&quot;)">
            <text:p/>
          </table:table-cell>
          <table:table-cell table:style-name="ce19" table:formula="of:=IF([.$J210];[.$C210]/[.G$15];&quot;&quot;)">
            <text:p/>
          </table:table-cell>
          <table:table-cell table:style-name="ce19" table:formula="of:=IF([.$J210];[.$C210]/[.H$15];&quot;&quot;)">
            <text:p/>
          </table:table-cell>
          <table:table-cell table:style-name="ce19" table:formula="of:=IF([.$J210];[.$C210]/[.I$15];&quot;&quot;)">
            <text:p/>
          </table:table-cell>
          <table:table-cell table:style-name="ce22" table:formula="of:=AND([.$C210]&gt;=[.$L$16];[.$C210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95">
            <text:p>195</text:p>
          </table:table-cell>
          <table:table-cell table:style-name="ce11" table:formula="of:=([.$A211]+13)*2" office:value-type="float" office:value="416">
            <text:p>x416</text:p>
          </table:table-cell>
          <table:table-cell table:style-name="ce16" table:formula="of:=[.$A$3]*[.$B211]" office:value-type="float" office:value="5990.4">
            <text:p>5990,4M</text:p>
          </table:table-cell>
          <table:table-cell table:style-name="ce19" table:formula="of:=IF([.$J211];[.$C211]/[.D$15];&quot;&quot;)">
            <text:p/>
          </table:table-cell>
          <table:table-cell table:style-name="ce19" table:formula="of:=IF([.$J211];[.$C211]/[.E$15];&quot;&quot;)">
            <text:p/>
          </table:table-cell>
          <table:table-cell table:style-name="ce19" table:formula="of:=IF([.$J211];[.$C211]/[.F$15];&quot;&quot;)">
            <text:p/>
          </table:table-cell>
          <table:table-cell table:style-name="ce19" table:formula="of:=IF([.$J211];[.$C211]/[.G$15];&quot;&quot;)">
            <text:p/>
          </table:table-cell>
          <table:table-cell table:style-name="ce19" table:formula="of:=IF([.$J211];[.$C211]/[.H$15];&quot;&quot;)">
            <text:p/>
          </table:table-cell>
          <table:table-cell table:style-name="ce19" table:formula="of:=IF([.$J211];[.$C211]/[.I$15];&quot;&quot;)">
            <text:p/>
          </table:table-cell>
          <table:table-cell table:style-name="ce22" table:formula="of:=AND([.$C211]&gt;=[.$L$16];[.$C211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96">
            <text:p>196</text:p>
          </table:table-cell>
          <table:table-cell table:style-name="ce11" table:formula="of:=([.$A212]+13)*2" office:value-type="float" office:value="418">
            <text:p>x418</text:p>
          </table:table-cell>
          <table:table-cell table:style-name="ce16" table:formula="of:=[.$A$3]*[.$B212]" office:value-type="float" office:value="6019.2">
            <text:p>6019,2M</text:p>
          </table:table-cell>
          <table:table-cell table:style-name="ce19" table:formula="of:=IF([.$J212];[.$C212]/[.D$15];&quot;&quot;)">
            <text:p/>
          </table:table-cell>
          <table:table-cell table:style-name="ce19" table:formula="of:=IF([.$J212];[.$C212]/[.E$15];&quot;&quot;)">
            <text:p/>
          </table:table-cell>
          <table:table-cell table:style-name="ce19" table:formula="of:=IF([.$J212];[.$C212]/[.F$15];&quot;&quot;)">
            <text:p/>
          </table:table-cell>
          <table:table-cell table:style-name="ce19" table:formula="of:=IF([.$J212];[.$C212]/[.G$15];&quot;&quot;)">
            <text:p/>
          </table:table-cell>
          <table:table-cell table:style-name="ce19" table:formula="of:=IF([.$J212];[.$C212]/[.H$15];&quot;&quot;)">
            <text:p/>
          </table:table-cell>
          <table:table-cell table:style-name="ce19" table:formula="of:=IF([.$J212];[.$C212]/[.I$15];&quot;&quot;)">
            <text:p/>
          </table:table-cell>
          <table:table-cell table:style-name="ce22" table:formula="of:=AND([.$C212]&gt;=[.$L$16];[.$C212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97">
            <text:p>197</text:p>
          </table:table-cell>
          <table:table-cell table:style-name="ce11" table:formula="of:=([.$A213]+13)*2" office:value-type="float" office:value="420">
            <text:p>x420</text:p>
          </table:table-cell>
          <table:table-cell table:style-name="ce16" table:formula="of:=[.$A$3]*[.$B213]" office:value-type="float" office:value="6048">
            <text:p>6048,0M</text:p>
          </table:table-cell>
          <table:table-cell table:style-name="ce19" table:formula="of:=IF([.$J213];[.$C213]/[.D$15];&quot;&quot;)">
            <text:p/>
          </table:table-cell>
          <table:table-cell table:style-name="ce19" table:formula="of:=IF([.$J213];[.$C213]/[.E$15];&quot;&quot;)">
            <text:p/>
          </table:table-cell>
          <table:table-cell table:style-name="ce19" table:formula="of:=IF([.$J213];[.$C213]/[.F$15];&quot;&quot;)">
            <text:p/>
          </table:table-cell>
          <table:table-cell table:style-name="ce19" table:formula="of:=IF([.$J213];[.$C213]/[.G$15];&quot;&quot;)">
            <text:p/>
          </table:table-cell>
          <table:table-cell table:style-name="ce19" table:formula="of:=IF([.$J213];[.$C213]/[.H$15];&quot;&quot;)">
            <text:p/>
          </table:table-cell>
          <table:table-cell table:style-name="ce19" table:formula="of:=IF([.$J213];[.$C213]/[.I$15];&quot;&quot;)">
            <text:p/>
          </table:table-cell>
          <table:table-cell table:style-name="ce22" table:formula="of:=AND([.$C213]&gt;=[.$L$16];[.$C213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98">
            <text:p>198</text:p>
          </table:table-cell>
          <table:table-cell table:style-name="ce11" table:formula="of:=([.$A214]+13)*2" office:value-type="float" office:value="422">
            <text:p>x422</text:p>
          </table:table-cell>
          <table:table-cell table:style-name="ce16" table:formula="of:=[.$A$3]*[.$B214]" office:value-type="float" office:value="6076.8">
            <text:p>6076,8M</text:p>
          </table:table-cell>
          <table:table-cell table:style-name="ce19" table:formula="of:=IF([.$J214];[.$C214]/[.D$15];&quot;&quot;)">
            <text:p/>
          </table:table-cell>
          <table:table-cell table:style-name="ce19" table:formula="of:=IF([.$J214];[.$C214]/[.E$15];&quot;&quot;)">
            <text:p/>
          </table:table-cell>
          <table:table-cell table:style-name="ce19" table:formula="of:=IF([.$J214];[.$C214]/[.F$15];&quot;&quot;)">
            <text:p/>
          </table:table-cell>
          <table:table-cell table:style-name="ce19" table:formula="of:=IF([.$J214];[.$C214]/[.G$15];&quot;&quot;)">
            <text:p/>
          </table:table-cell>
          <table:table-cell table:style-name="ce19" table:formula="of:=IF([.$J214];[.$C214]/[.H$15];&quot;&quot;)">
            <text:p/>
          </table:table-cell>
          <table:table-cell table:style-name="ce19" table:formula="of:=IF([.$J214];[.$C214]/[.I$15];&quot;&quot;)">
            <text:p/>
          </table:table-cell>
          <table:table-cell table:style-name="ce22" table:formula="of:=AND([.$C214]&gt;=[.$L$16];[.$C214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199">
            <text:p>199</text:p>
          </table:table-cell>
          <table:table-cell table:style-name="ce11" table:formula="of:=([.$A215]+13)*2" office:value-type="float" office:value="424">
            <text:p>x424</text:p>
          </table:table-cell>
          <table:table-cell table:style-name="ce16" table:formula="of:=[.$A$3]*[.$B215]" office:value-type="float" office:value="6105.6">
            <text:p>6105,6M</text:p>
          </table:table-cell>
          <table:table-cell table:style-name="ce19" table:formula="of:=IF([.$J215];[.$C215]/[.D$15];&quot;&quot;)">
            <text:p/>
          </table:table-cell>
          <table:table-cell table:style-name="ce19" table:formula="of:=IF([.$J215];[.$C215]/[.E$15];&quot;&quot;)">
            <text:p/>
          </table:table-cell>
          <table:table-cell table:style-name="ce19" table:formula="of:=IF([.$J215];[.$C215]/[.F$15];&quot;&quot;)">
            <text:p/>
          </table:table-cell>
          <table:table-cell table:style-name="ce19" table:formula="of:=IF([.$J215];[.$C215]/[.G$15];&quot;&quot;)">
            <text:p/>
          </table:table-cell>
          <table:table-cell table:style-name="ce19" table:formula="of:=IF([.$J215];[.$C215]/[.H$15];&quot;&quot;)">
            <text:p/>
          </table:table-cell>
          <table:table-cell table:style-name="ce19" table:formula="of:=IF([.$J215];[.$C215]/[.I$15];&quot;&quot;)">
            <text:p/>
          </table:table-cell>
          <table:table-cell table:style-name="ce22" table:formula="of:=AND([.$C215]&gt;=[.$L$16];[.$C215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00">
            <text:p>200</text:p>
          </table:table-cell>
          <table:table-cell table:style-name="ce11" table:formula="of:=([.$A216]+13)*2" office:value-type="float" office:value="426">
            <text:p>x426</text:p>
          </table:table-cell>
          <table:table-cell table:style-name="ce16" table:formula="of:=[.$A$3]*[.$B216]" office:value-type="float" office:value="6134.4">
            <text:p>6134,4M</text:p>
          </table:table-cell>
          <table:table-cell table:style-name="ce19" table:formula="of:=IF([.$J216];[.$C216]/[.D$15];&quot;&quot;)">
            <text:p/>
          </table:table-cell>
          <table:table-cell table:style-name="ce19" table:formula="of:=IF([.$J216];[.$C216]/[.E$15];&quot;&quot;)">
            <text:p/>
          </table:table-cell>
          <table:table-cell table:style-name="ce19" table:formula="of:=IF([.$J216];[.$C216]/[.F$15];&quot;&quot;)">
            <text:p/>
          </table:table-cell>
          <table:table-cell table:style-name="ce19" table:formula="of:=IF([.$J216];[.$C216]/[.G$15];&quot;&quot;)">
            <text:p/>
          </table:table-cell>
          <table:table-cell table:style-name="ce19" table:formula="of:=IF([.$J216];[.$C216]/[.H$15];&quot;&quot;)">
            <text:p/>
          </table:table-cell>
          <table:table-cell table:style-name="ce19" table:formula="of:=IF([.$J216];[.$C216]/[.I$15];&quot;&quot;)">
            <text:p/>
          </table:table-cell>
          <table:table-cell table:style-name="ce22" table:formula="of:=AND([.$C216]&gt;=[.$L$16];[.$C216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01">
            <text:p>201</text:p>
          </table:table-cell>
          <table:table-cell table:style-name="ce11" table:formula="of:=([.$A217]+13)*2" office:value-type="float" office:value="428">
            <text:p>x428</text:p>
          </table:table-cell>
          <table:table-cell table:style-name="ce16" table:formula="of:=[.$A$3]*[.$B217]" office:value-type="float" office:value="6163.2">
            <text:p>6163,2M</text:p>
          </table:table-cell>
          <table:table-cell table:style-name="ce19" table:formula="of:=IF([.$J217];[.$C217]/[.D$15];&quot;&quot;)">
            <text:p/>
          </table:table-cell>
          <table:table-cell table:style-name="ce19" table:formula="of:=IF([.$J217];[.$C217]/[.E$15];&quot;&quot;)">
            <text:p/>
          </table:table-cell>
          <table:table-cell table:style-name="ce19" table:formula="of:=IF([.$J217];[.$C217]/[.F$15];&quot;&quot;)">
            <text:p/>
          </table:table-cell>
          <table:table-cell table:style-name="ce19" table:formula="of:=IF([.$J217];[.$C217]/[.G$15];&quot;&quot;)">
            <text:p/>
          </table:table-cell>
          <table:table-cell table:style-name="ce19" table:formula="of:=IF([.$J217];[.$C217]/[.H$15];&quot;&quot;)">
            <text:p/>
          </table:table-cell>
          <table:table-cell table:style-name="ce19" table:formula="of:=IF([.$J217];[.$C217]/[.I$15];&quot;&quot;)">
            <text:p/>
          </table:table-cell>
          <table:table-cell table:style-name="ce22" table:formula="of:=AND([.$C217]&gt;=[.$L$16];[.$C217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02">
            <text:p>202</text:p>
          </table:table-cell>
          <table:table-cell table:style-name="ce11" table:formula="of:=([.$A218]+13)*2" office:value-type="float" office:value="430">
            <text:p>x430</text:p>
          </table:table-cell>
          <table:table-cell table:style-name="ce16" table:formula="of:=[.$A$3]*[.$B218]" office:value-type="float" office:value="6192">
            <text:p>6192,0M</text:p>
          </table:table-cell>
          <table:table-cell table:style-name="ce19" table:formula="of:=IF([.$J218];[.$C218]/[.D$15];&quot;&quot;)">
            <text:p/>
          </table:table-cell>
          <table:table-cell table:style-name="ce19" table:formula="of:=IF([.$J218];[.$C218]/[.E$15];&quot;&quot;)">
            <text:p/>
          </table:table-cell>
          <table:table-cell table:style-name="ce19" table:formula="of:=IF([.$J218];[.$C218]/[.F$15];&quot;&quot;)">
            <text:p/>
          </table:table-cell>
          <table:table-cell table:style-name="ce19" table:formula="of:=IF([.$J218];[.$C218]/[.G$15];&quot;&quot;)">
            <text:p/>
          </table:table-cell>
          <table:table-cell table:style-name="ce19" table:formula="of:=IF([.$J218];[.$C218]/[.H$15];&quot;&quot;)">
            <text:p/>
          </table:table-cell>
          <table:table-cell table:style-name="ce19" table:formula="of:=IF([.$J218];[.$C218]/[.I$15];&quot;&quot;)">
            <text:p/>
          </table:table-cell>
          <table:table-cell table:style-name="ce22" table:formula="of:=AND([.$C218]&gt;=[.$L$16];[.$C218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03">
            <text:p>203</text:p>
          </table:table-cell>
          <table:table-cell table:style-name="ce11" table:formula="of:=([.$A219]+13)*2" office:value-type="float" office:value="432">
            <text:p>x432</text:p>
          </table:table-cell>
          <table:table-cell table:style-name="ce16" table:formula="of:=[.$A$3]*[.$B219]" office:value-type="float" office:value="6220.8">
            <text:p>6220,8M</text:p>
          </table:table-cell>
          <table:table-cell table:style-name="ce19" table:formula="of:=IF([.$J219];[.$C219]/[.D$15];&quot;&quot;)">
            <text:p/>
          </table:table-cell>
          <table:table-cell table:style-name="ce19" table:formula="of:=IF([.$J219];[.$C219]/[.E$15];&quot;&quot;)">
            <text:p/>
          </table:table-cell>
          <table:table-cell table:style-name="ce19" table:formula="of:=IF([.$J219];[.$C219]/[.F$15];&quot;&quot;)">
            <text:p/>
          </table:table-cell>
          <table:table-cell table:style-name="ce19" table:formula="of:=IF([.$J219];[.$C219]/[.G$15];&quot;&quot;)">
            <text:p/>
          </table:table-cell>
          <table:table-cell table:style-name="ce19" table:formula="of:=IF([.$J219];[.$C219]/[.H$15];&quot;&quot;)">
            <text:p/>
          </table:table-cell>
          <table:table-cell table:style-name="ce19" table:formula="of:=IF([.$J219];[.$C219]/[.I$15];&quot;&quot;)">
            <text:p/>
          </table:table-cell>
          <table:table-cell table:style-name="ce22" table:formula="of:=AND([.$C219]&gt;=[.$L$16];[.$C219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04">
            <text:p>204</text:p>
          </table:table-cell>
          <table:table-cell table:style-name="ce11" table:formula="of:=([.$A220]+13)*2" office:value-type="float" office:value="434">
            <text:p>x434</text:p>
          </table:table-cell>
          <table:table-cell table:style-name="ce16" table:formula="of:=[.$A$3]*[.$B220]" office:value-type="float" office:value="6249.6">
            <text:p>6249,6M</text:p>
          </table:table-cell>
          <table:table-cell table:style-name="ce19" table:formula="of:=IF([.$J220];[.$C220]/[.D$15];&quot;&quot;)">
            <text:p/>
          </table:table-cell>
          <table:table-cell table:style-name="ce19" table:formula="of:=IF([.$J220];[.$C220]/[.E$15];&quot;&quot;)">
            <text:p/>
          </table:table-cell>
          <table:table-cell table:style-name="ce19" table:formula="of:=IF([.$J220];[.$C220]/[.F$15];&quot;&quot;)">
            <text:p/>
          </table:table-cell>
          <table:table-cell table:style-name="ce19" table:formula="of:=IF([.$J220];[.$C220]/[.G$15];&quot;&quot;)">
            <text:p/>
          </table:table-cell>
          <table:table-cell table:style-name="ce19" table:formula="of:=IF([.$J220];[.$C220]/[.H$15];&quot;&quot;)">
            <text:p/>
          </table:table-cell>
          <table:table-cell table:style-name="ce19" table:formula="of:=IF([.$J220];[.$C220]/[.I$15];&quot;&quot;)">
            <text:p/>
          </table:table-cell>
          <table:table-cell table:style-name="ce22" table:formula="of:=AND([.$C220]&gt;=[.$L$16];[.$C220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05">
            <text:p>205</text:p>
          </table:table-cell>
          <table:table-cell table:style-name="ce11" table:formula="of:=([.$A221]+13)*2" office:value-type="float" office:value="436">
            <text:p>x436</text:p>
          </table:table-cell>
          <table:table-cell table:style-name="ce16" table:formula="of:=[.$A$3]*[.$B221]" office:value-type="float" office:value="6278.4">
            <text:p>6278,4M</text:p>
          </table:table-cell>
          <table:table-cell table:style-name="ce19" table:formula="of:=IF([.$J221];[.$C221]/[.D$15];&quot;&quot;)">
            <text:p/>
          </table:table-cell>
          <table:table-cell table:style-name="ce19" table:formula="of:=IF([.$J221];[.$C221]/[.E$15];&quot;&quot;)">
            <text:p/>
          </table:table-cell>
          <table:table-cell table:style-name="ce19" table:formula="of:=IF([.$J221];[.$C221]/[.F$15];&quot;&quot;)">
            <text:p/>
          </table:table-cell>
          <table:table-cell table:style-name="ce19" table:formula="of:=IF([.$J221];[.$C221]/[.G$15];&quot;&quot;)">
            <text:p/>
          </table:table-cell>
          <table:table-cell table:style-name="ce19" table:formula="of:=IF([.$J221];[.$C221]/[.H$15];&quot;&quot;)">
            <text:p/>
          </table:table-cell>
          <table:table-cell table:style-name="ce19" table:formula="of:=IF([.$J221];[.$C221]/[.I$15];&quot;&quot;)">
            <text:p/>
          </table:table-cell>
          <table:table-cell table:style-name="ce22" table:formula="of:=AND([.$C221]&gt;=[.$L$16];[.$C221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06">
            <text:p>206</text:p>
          </table:table-cell>
          <table:table-cell table:style-name="ce11" table:formula="of:=([.$A222]+13)*2" office:value-type="float" office:value="438">
            <text:p>x438</text:p>
          </table:table-cell>
          <table:table-cell table:style-name="ce16" table:formula="of:=[.$A$3]*[.$B222]" office:value-type="float" office:value="6307.2">
            <text:p>6307,2M</text:p>
          </table:table-cell>
          <table:table-cell table:style-name="ce19" table:formula="of:=IF([.$J222];[.$C222]/[.D$15];&quot;&quot;)">
            <text:p/>
          </table:table-cell>
          <table:table-cell table:style-name="ce19" table:formula="of:=IF([.$J222];[.$C222]/[.E$15];&quot;&quot;)">
            <text:p/>
          </table:table-cell>
          <table:table-cell table:style-name="ce19" table:formula="of:=IF([.$J222];[.$C222]/[.F$15];&quot;&quot;)">
            <text:p/>
          </table:table-cell>
          <table:table-cell table:style-name="ce19" table:formula="of:=IF([.$J222];[.$C222]/[.G$15];&quot;&quot;)">
            <text:p/>
          </table:table-cell>
          <table:table-cell table:style-name="ce19" table:formula="of:=IF([.$J222];[.$C222]/[.H$15];&quot;&quot;)">
            <text:p/>
          </table:table-cell>
          <table:table-cell table:style-name="ce19" table:formula="of:=IF([.$J222];[.$C222]/[.I$15];&quot;&quot;)">
            <text:p/>
          </table:table-cell>
          <table:table-cell table:style-name="ce22" table:formula="of:=AND([.$C222]&gt;=[.$L$16];[.$C222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07">
            <text:p>207</text:p>
          </table:table-cell>
          <table:table-cell table:style-name="ce11" table:formula="of:=([.$A223]+13)*2" office:value-type="float" office:value="440">
            <text:p>x440</text:p>
          </table:table-cell>
          <table:table-cell table:style-name="ce16" table:formula="of:=[.$A$3]*[.$B223]" office:value-type="float" office:value="6336">
            <text:p>6336,0M</text:p>
          </table:table-cell>
          <table:table-cell table:style-name="ce19" table:formula="of:=IF([.$J223];[.$C223]/[.D$15];&quot;&quot;)">
            <text:p/>
          </table:table-cell>
          <table:table-cell table:style-name="ce19" table:formula="of:=IF([.$J223];[.$C223]/[.E$15];&quot;&quot;)">
            <text:p/>
          </table:table-cell>
          <table:table-cell table:style-name="ce19" table:formula="of:=IF([.$J223];[.$C223]/[.F$15];&quot;&quot;)">
            <text:p/>
          </table:table-cell>
          <table:table-cell table:style-name="ce19" table:formula="of:=IF([.$J223];[.$C223]/[.G$15];&quot;&quot;)">
            <text:p/>
          </table:table-cell>
          <table:table-cell table:style-name="ce19" table:formula="of:=IF([.$J223];[.$C223]/[.H$15];&quot;&quot;)">
            <text:p/>
          </table:table-cell>
          <table:table-cell table:style-name="ce19" table:formula="of:=IF([.$J223];[.$C223]/[.I$15];&quot;&quot;)">
            <text:p/>
          </table:table-cell>
          <table:table-cell table:style-name="ce22" table:formula="of:=AND([.$C223]&gt;=[.$L$16];[.$C223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08">
            <text:p>208</text:p>
          </table:table-cell>
          <table:table-cell table:style-name="ce11" table:formula="of:=([.$A224]+13)*2" office:value-type="float" office:value="442">
            <text:p>x442</text:p>
          </table:table-cell>
          <table:table-cell table:style-name="ce16" table:formula="of:=[.$A$3]*[.$B224]" office:value-type="float" office:value="6364.8">
            <text:p>6364,8M</text:p>
          </table:table-cell>
          <table:table-cell table:style-name="ce19" table:formula="of:=IF([.$J224];[.$C224]/[.D$15];&quot;&quot;)">
            <text:p/>
          </table:table-cell>
          <table:table-cell table:style-name="ce19" table:formula="of:=IF([.$J224];[.$C224]/[.E$15];&quot;&quot;)">
            <text:p/>
          </table:table-cell>
          <table:table-cell table:style-name="ce19" table:formula="of:=IF([.$J224];[.$C224]/[.F$15];&quot;&quot;)">
            <text:p/>
          </table:table-cell>
          <table:table-cell table:style-name="ce19" table:formula="of:=IF([.$J224];[.$C224]/[.G$15];&quot;&quot;)">
            <text:p/>
          </table:table-cell>
          <table:table-cell table:style-name="ce19" table:formula="of:=IF([.$J224];[.$C224]/[.H$15];&quot;&quot;)">
            <text:p/>
          </table:table-cell>
          <table:table-cell table:style-name="ce19" table:formula="of:=IF([.$J224];[.$C224]/[.I$15];&quot;&quot;)">
            <text:p/>
          </table:table-cell>
          <table:table-cell table:style-name="ce22" table:formula="of:=AND([.$C224]&gt;=[.$L$16];[.$C224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09">
            <text:p>209</text:p>
          </table:table-cell>
          <table:table-cell table:style-name="ce11" table:formula="of:=([.$A225]+13)*2" office:value-type="float" office:value="444">
            <text:p>x444</text:p>
          </table:table-cell>
          <table:table-cell table:style-name="ce16" table:formula="of:=[.$A$3]*[.$B225]" office:value-type="float" office:value="6393.6">
            <text:p>6393,6M</text:p>
          </table:table-cell>
          <table:table-cell table:style-name="ce19" table:formula="of:=IF([.$J225];[.$C225]/[.D$15];&quot;&quot;)">
            <text:p/>
          </table:table-cell>
          <table:table-cell table:style-name="ce19" table:formula="of:=IF([.$J225];[.$C225]/[.E$15];&quot;&quot;)">
            <text:p/>
          </table:table-cell>
          <table:table-cell table:style-name="ce19" table:formula="of:=IF([.$J225];[.$C225]/[.F$15];&quot;&quot;)">
            <text:p/>
          </table:table-cell>
          <table:table-cell table:style-name="ce19" table:formula="of:=IF([.$J225];[.$C225]/[.G$15];&quot;&quot;)">
            <text:p/>
          </table:table-cell>
          <table:table-cell table:style-name="ce19" table:formula="of:=IF([.$J225];[.$C225]/[.H$15];&quot;&quot;)">
            <text:p/>
          </table:table-cell>
          <table:table-cell table:style-name="ce19" table:formula="of:=IF([.$J225];[.$C225]/[.I$15];&quot;&quot;)">
            <text:p/>
          </table:table-cell>
          <table:table-cell table:style-name="ce22" table:formula="of:=AND([.$C225]&gt;=[.$L$16];[.$C225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10">
            <text:p>210</text:p>
          </table:table-cell>
          <table:table-cell table:style-name="ce11" table:formula="of:=([.$A226]+13)*2" office:value-type="float" office:value="446">
            <text:p>x446</text:p>
          </table:table-cell>
          <table:table-cell table:style-name="ce16" table:formula="of:=[.$A$3]*[.$B226]" office:value-type="float" office:value="6422.4">
            <text:p>6422,4M</text:p>
          </table:table-cell>
          <table:table-cell table:style-name="ce19" table:formula="of:=IF([.$J226];[.$C226]/[.D$15];&quot;&quot;)">
            <text:p/>
          </table:table-cell>
          <table:table-cell table:style-name="ce19" table:formula="of:=IF([.$J226];[.$C226]/[.E$15];&quot;&quot;)">
            <text:p/>
          </table:table-cell>
          <table:table-cell table:style-name="ce19" table:formula="of:=IF([.$J226];[.$C226]/[.F$15];&quot;&quot;)">
            <text:p/>
          </table:table-cell>
          <table:table-cell table:style-name="ce19" table:formula="of:=IF([.$J226];[.$C226]/[.G$15];&quot;&quot;)">
            <text:p/>
          </table:table-cell>
          <table:table-cell table:style-name="ce19" table:formula="of:=IF([.$J226];[.$C226]/[.H$15];&quot;&quot;)">
            <text:p/>
          </table:table-cell>
          <table:table-cell table:style-name="ce19" table:formula="of:=IF([.$J226];[.$C226]/[.I$15];&quot;&quot;)">
            <text:p/>
          </table:table-cell>
          <table:table-cell table:style-name="ce22" table:formula="of:=AND([.$C226]&gt;=[.$L$16];[.$C226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11">
            <text:p>211</text:p>
          </table:table-cell>
          <table:table-cell table:style-name="ce11" table:formula="of:=([.$A227]+13)*2" office:value-type="float" office:value="448">
            <text:p>x448</text:p>
          </table:table-cell>
          <table:table-cell table:style-name="ce16" table:formula="of:=[.$A$3]*[.$B227]" office:value-type="float" office:value="6451.2">
            <text:p>6451,2M</text:p>
          </table:table-cell>
          <table:table-cell table:style-name="ce19" table:formula="of:=IF([.$J227];[.$C227]/[.D$15];&quot;&quot;)">
            <text:p/>
          </table:table-cell>
          <table:table-cell table:style-name="ce19" table:formula="of:=IF([.$J227];[.$C227]/[.E$15];&quot;&quot;)">
            <text:p/>
          </table:table-cell>
          <table:table-cell table:style-name="ce19" table:formula="of:=IF([.$J227];[.$C227]/[.F$15];&quot;&quot;)">
            <text:p/>
          </table:table-cell>
          <table:table-cell table:style-name="ce19" table:formula="of:=IF([.$J227];[.$C227]/[.G$15];&quot;&quot;)">
            <text:p/>
          </table:table-cell>
          <table:table-cell table:style-name="ce19" table:formula="of:=IF([.$J227];[.$C227]/[.H$15];&quot;&quot;)">
            <text:p/>
          </table:table-cell>
          <table:table-cell table:style-name="ce19" table:formula="of:=IF([.$J227];[.$C227]/[.I$15];&quot;&quot;)">
            <text:p/>
          </table:table-cell>
          <table:table-cell table:style-name="ce22" table:formula="of:=AND([.$C227]&gt;=[.$L$16];[.$C227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12">
            <text:p>212</text:p>
          </table:table-cell>
          <table:table-cell table:style-name="ce11" table:formula="of:=([.$A228]+13)*2" office:value-type="float" office:value="450">
            <text:p>x450</text:p>
          </table:table-cell>
          <table:table-cell table:style-name="ce16" table:formula="of:=[.$A$3]*[.$B228]" office:value-type="float" office:value="6480">
            <text:p>6480,0M</text:p>
          </table:table-cell>
          <table:table-cell table:style-name="ce19" table:formula="of:=IF([.$J228];[.$C228]/[.D$15];&quot;&quot;)">
            <text:p/>
          </table:table-cell>
          <table:table-cell table:style-name="ce19" table:formula="of:=IF([.$J228];[.$C228]/[.E$15];&quot;&quot;)">
            <text:p/>
          </table:table-cell>
          <table:table-cell table:style-name="ce19" table:formula="of:=IF([.$J228];[.$C228]/[.F$15];&quot;&quot;)">
            <text:p/>
          </table:table-cell>
          <table:table-cell table:style-name="ce19" table:formula="of:=IF([.$J228];[.$C228]/[.G$15];&quot;&quot;)">
            <text:p/>
          </table:table-cell>
          <table:table-cell table:style-name="ce19" table:formula="of:=IF([.$J228];[.$C228]/[.H$15];&quot;&quot;)">
            <text:p/>
          </table:table-cell>
          <table:table-cell table:style-name="ce19" table:formula="of:=IF([.$J228];[.$C228]/[.I$15];&quot;&quot;)">
            <text:p/>
          </table:table-cell>
          <table:table-cell table:style-name="ce22" table:formula="of:=AND([.$C228]&gt;=[.$L$16];[.$C228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13">
            <text:p>213</text:p>
          </table:table-cell>
          <table:table-cell table:style-name="ce11" table:formula="of:=([.$A229]+13)*2" office:value-type="float" office:value="452">
            <text:p>x452</text:p>
          </table:table-cell>
          <table:table-cell table:style-name="ce16" table:formula="of:=[.$A$3]*[.$B229]" office:value-type="float" office:value="6508.8">
            <text:p>6508,8M</text:p>
          </table:table-cell>
          <table:table-cell table:style-name="ce19" table:formula="of:=IF([.$J229];[.$C229]/[.D$15];&quot;&quot;)">
            <text:p/>
          </table:table-cell>
          <table:table-cell table:style-name="ce19" table:formula="of:=IF([.$J229];[.$C229]/[.E$15];&quot;&quot;)">
            <text:p/>
          </table:table-cell>
          <table:table-cell table:style-name="ce19" table:formula="of:=IF([.$J229];[.$C229]/[.F$15];&quot;&quot;)">
            <text:p/>
          </table:table-cell>
          <table:table-cell table:style-name="ce19" table:formula="of:=IF([.$J229];[.$C229]/[.G$15];&quot;&quot;)">
            <text:p/>
          </table:table-cell>
          <table:table-cell table:style-name="ce19" table:formula="of:=IF([.$J229];[.$C229]/[.H$15];&quot;&quot;)">
            <text:p/>
          </table:table-cell>
          <table:table-cell table:style-name="ce19" table:formula="of:=IF([.$J229];[.$C229]/[.I$15];&quot;&quot;)">
            <text:p/>
          </table:table-cell>
          <table:table-cell table:style-name="ce22" table:formula="of:=AND([.$C229]&gt;=[.$L$16];[.$C229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14">
            <text:p>214</text:p>
          </table:table-cell>
          <table:table-cell table:style-name="ce11" table:formula="of:=([.$A230]+13)*2" office:value-type="float" office:value="454">
            <text:p>x454</text:p>
          </table:table-cell>
          <table:table-cell table:style-name="ce16" table:formula="of:=[.$A$3]*[.$B230]" office:value-type="float" office:value="6537.6">
            <text:p>6537,6M</text:p>
          </table:table-cell>
          <table:table-cell table:style-name="ce19" table:formula="of:=IF([.$J230];[.$C230]/[.D$15];&quot;&quot;)">
            <text:p/>
          </table:table-cell>
          <table:table-cell table:style-name="ce19" table:formula="of:=IF([.$J230];[.$C230]/[.E$15];&quot;&quot;)">
            <text:p/>
          </table:table-cell>
          <table:table-cell table:style-name="ce19" table:formula="of:=IF([.$J230];[.$C230]/[.F$15];&quot;&quot;)">
            <text:p/>
          </table:table-cell>
          <table:table-cell table:style-name="ce19" table:formula="of:=IF([.$J230];[.$C230]/[.G$15];&quot;&quot;)">
            <text:p/>
          </table:table-cell>
          <table:table-cell table:style-name="ce19" table:formula="of:=IF([.$J230];[.$C230]/[.H$15];&quot;&quot;)">
            <text:p/>
          </table:table-cell>
          <table:table-cell table:style-name="ce19" table:formula="of:=IF([.$J230];[.$C230]/[.I$15];&quot;&quot;)">
            <text:p/>
          </table:table-cell>
          <table:table-cell table:style-name="ce22" table:formula="of:=AND([.$C230]&gt;=[.$L$16];[.$C230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15">
            <text:p>215</text:p>
          </table:table-cell>
          <table:table-cell table:style-name="ce11" table:formula="of:=([.$A231]+13)*2" office:value-type="float" office:value="456">
            <text:p>x456</text:p>
          </table:table-cell>
          <table:table-cell table:style-name="ce16" table:formula="of:=[.$A$3]*[.$B231]" office:value-type="float" office:value="6566.4">
            <text:p>6566,4M</text:p>
          </table:table-cell>
          <table:table-cell table:style-name="ce19" table:formula="of:=IF([.$J231];[.$C231]/[.D$15];&quot;&quot;)">
            <text:p/>
          </table:table-cell>
          <table:table-cell table:style-name="ce19" table:formula="of:=IF([.$J231];[.$C231]/[.E$15];&quot;&quot;)">
            <text:p/>
          </table:table-cell>
          <table:table-cell table:style-name="ce19" table:formula="of:=IF([.$J231];[.$C231]/[.F$15];&quot;&quot;)">
            <text:p/>
          </table:table-cell>
          <table:table-cell table:style-name="ce19" table:formula="of:=IF([.$J231];[.$C231]/[.G$15];&quot;&quot;)">
            <text:p/>
          </table:table-cell>
          <table:table-cell table:style-name="ce19" table:formula="of:=IF([.$J231];[.$C231]/[.H$15];&quot;&quot;)">
            <text:p/>
          </table:table-cell>
          <table:table-cell table:style-name="ce19" table:formula="of:=IF([.$J231];[.$C231]/[.I$15];&quot;&quot;)">
            <text:p/>
          </table:table-cell>
          <table:table-cell table:style-name="ce22" table:formula="of:=AND([.$C231]&gt;=[.$L$16];[.$C231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16">
            <text:p>216</text:p>
          </table:table-cell>
          <table:table-cell table:style-name="ce11" table:formula="of:=([.$A232]+13)*2" office:value-type="float" office:value="458">
            <text:p>x458</text:p>
          </table:table-cell>
          <table:table-cell table:style-name="ce16" table:formula="of:=[.$A$3]*[.$B232]" office:value-type="float" office:value="6595.2">
            <text:p>6595,2M</text:p>
          </table:table-cell>
          <table:table-cell table:style-name="ce19" table:formula="of:=IF([.$J232];[.$C232]/[.D$15];&quot;&quot;)">
            <text:p/>
          </table:table-cell>
          <table:table-cell table:style-name="ce19" table:formula="of:=IF([.$J232];[.$C232]/[.E$15];&quot;&quot;)">
            <text:p/>
          </table:table-cell>
          <table:table-cell table:style-name="ce19" table:formula="of:=IF([.$J232];[.$C232]/[.F$15];&quot;&quot;)">
            <text:p/>
          </table:table-cell>
          <table:table-cell table:style-name="ce19" table:formula="of:=IF([.$J232];[.$C232]/[.G$15];&quot;&quot;)">
            <text:p/>
          </table:table-cell>
          <table:table-cell table:style-name="ce19" table:formula="of:=IF([.$J232];[.$C232]/[.H$15];&quot;&quot;)">
            <text:p/>
          </table:table-cell>
          <table:table-cell table:style-name="ce19" table:formula="of:=IF([.$J232];[.$C232]/[.I$15];&quot;&quot;)">
            <text:p/>
          </table:table-cell>
          <table:table-cell table:style-name="ce22" table:formula="of:=AND([.$C232]&gt;=[.$L$16];[.$C232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17">
            <text:p>217</text:p>
          </table:table-cell>
          <table:table-cell table:style-name="ce11" table:formula="of:=([.$A233]+13)*2" office:value-type="float" office:value="460">
            <text:p>x460</text:p>
          </table:table-cell>
          <table:table-cell table:style-name="ce16" table:formula="of:=[.$A$3]*[.$B233]" office:value-type="float" office:value="6624">
            <text:p>6624,0M</text:p>
          </table:table-cell>
          <table:table-cell table:style-name="ce19" table:formula="of:=IF([.$J233];[.$C233]/[.D$15];&quot;&quot;)">
            <text:p/>
          </table:table-cell>
          <table:table-cell table:style-name="ce19" table:formula="of:=IF([.$J233];[.$C233]/[.E$15];&quot;&quot;)">
            <text:p/>
          </table:table-cell>
          <table:table-cell table:style-name="ce19" table:formula="of:=IF([.$J233];[.$C233]/[.F$15];&quot;&quot;)">
            <text:p/>
          </table:table-cell>
          <table:table-cell table:style-name="ce19" table:formula="of:=IF([.$J233];[.$C233]/[.G$15];&quot;&quot;)">
            <text:p/>
          </table:table-cell>
          <table:table-cell table:style-name="ce19" table:formula="of:=IF([.$J233];[.$C233]/[.H$15];&quot;&quot;)">
            <text:p/>
          </table:table-cell>
          <table:table-cell table:style-name="ce19" table:formula="of:=IF([.$J233];[.$C233]/[.I$15];&quot;&quot;)">
            <text:p/>
          </table:table-cell>
          <table:table-cell table:style-name="ce22" table:formula="of:=AND([.$C233]&gt;=[.$L$16];[.$C233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18">
            <text:p>218</text:p>
          </table:table-cell>
          <table:table-cell table:style-name="ce11" table:formula="of:=([.$A234]+13)*2" office:value-type="float" office:value="462">
            <text:p>x462</text:p>
          </table:table-cell>
          <table:table-cell table:style-name="ce16" table:formula="of:=[.$A$3]*[.$B234]" office:value-type="float" office:value="6652.8">
            <text:p>6652,8M</text:p>
          </table:table-cell>
          <table:table-cell table:style-name="ce19" table:formula="of:=IF([.$J234];[.$C234]/[.D$15];&quot;&quot;)">
            <text:p/>
          </table:table-cell>
          <table:table-cell table:style-name="ce19" table:formula="of:=IF([.$J234];[.$C234]/[.E$15];&quot;&quot;)">
            <text:p/>
          </table:table-cell>
          <table:table-cell table:style-name="ce19" table:formula="of:=IF([.$J234];[.$C234]/[.F$15];&quot;&quot;)">
            <text:p/>
          </table:table-cell>
          <table:table-cell table:style-name="ce19" table:formula="of:=IF([.$J234];[.$C234]/[.G$15];&quot;&quot;)">
            <text:p/>
          </table:table-cell>
          <table:table-cell table:style-name="ce19" table:formula="of:=IF([.$J234];[.$C234]/[.H$15];&quot;&quot;)">
            <text:p/>
          </table:table-cell>
          <table:table-cell table:style-name="ce19" table:formula="of:=IF([.$J234];[.$C234]/[.I$15];&quot;&quot;)">
            <text:p/>
          </table:table-cell>
          <table:table-cell table:style-name="ce22" table:formula="of:=AND([.$C234]&gt;=[.$L$16];[.$C234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19">
            <text:p>219</text:p>
          </table:table-cell>
          <table:table-cell table:style-name="ce11" table:formula="of:=([.$A235]+13)*2" office:value-type="float" office:value="464">
            <text:p>x464</text:p>
          </table:table-cell>
          <table:table-cell table:style-name="ce16" table:formula="of:=[.$A$3]*[.$B235]" office:value-type="float" office:value="6681.6">
            <text:p>6681,6M</text:p>
          </table:table-cell>
          <table:table-cell table:style-name="ce19" table:formula="of:=IF([.$J235];[.$C235]/[.D$15];&quot;&quot;)">
            <text:p/>
          </table:table-cell>
          <table:table-cell table:style-name="ce19" table:formula="of:=IF([.$J235];[.$C235]/[.E$15];&quot;&quot;)">
            <text:p/>
          </table:table-cell>
          <table:table-cell table:style-name="ce19" table:formula="of:=IF([.$J235];[.$C235]/[.F$15];&quot;&quot;)">
            <text:p/>
          </table:table-cell>
          <table:table-cell table:style-name="ce19" table:formula="of:=IF([.$J235];[.$C235]/[.G$15];&quot;&quot;)">
            <text:p/>
          </table:table-cell>
          <table:table-cell table:style-name="ce19" table:formula="of:=IF([.$J235];[.$C235]/[.H$15];&quot;&quot;)">
            <text:p/>
          </table:table-cell>
          <table:table-cell table:style-name="ce19" table:formula="of:=IF([.$J235];[.$C235]/[.I$15];&quot;&quot;)">
            <text:p/>
          </table:table-cell>
          <table:table-cell table:style-name="ce22" table:formula="of:=AND([.$C235]&gt;=[.$L$16];[.$C235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20">
            <text:p>220</text:p>
          </table:table-cell>
          <table:table-cell table:style-name="ce11" table:formula="of:=([.$A236]+13)*2" office:value-type="float" office:value="466">
            <text:p>x466</text:p>
          </table:table-cell>
          <table:table-cell table:style-name="ce16" table:formula="of:=[.$A$3]*[.$B236]" office:value-type="float" office:value="6710.4">
            <text:p>6710,4M</text:p>
          </table:table-cell>
          <table:table-cell table:style-name="ce19" table:formula="of:=IF([.$J236];[.$C236]/[.D$15];&quot;&quot;)">
            <text:p/>
          </table:table-cell>
          <table:table-cell table:style-name="ce19" table:formula="of:=IF([.$J236];[.$C236]/[.E$15];&quot;&quot;)">
            <text:p/>
          </table:table-cell>
          <table:table-cell table:style-name="ce19" table:formula="of:=IF([.$J236];[.$C236]/[.F$15];&quot;&quot;)">
            <text:p/>
          </table:table-cell>
          <table:table-cell table:style-name="ce19" table:formula="of:=IF([.$J236];[.$C236]/[.G$15];&quot;&quot;)">
            <text:p/>
          </table:table-cell>
          <table:table-cell table:style-name="ce19" table:formula="of:=IF([.$J236];[.$C236]/[.H$15];&quot;&quot;)">
            <text:p/>
          </table:table-cell>
          <table:table-cell table:style-name="ce19" table:formula="of:=IF([.$J236];[.$C236]/[.I$15];&quot;&quot;)">
            <text:p/>
          </table:table-cell>
          <table:table-cell table:style-name="ce22" table:formula="of:=AND([.$C236]&gt;=[.$L$16];[.$C236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21">
            <text:p>221</text:p>
          </table:table-cell>
          <table:table-cell table:style-name="ce11" table:formula="of:=([.$A237]+13)*2" office:value-type="float" office:value="468">
            <text:p>x468</text:p>
          </table:table-cell>
          <table:table-cell table:style-name="ce16" table:formula="of:=[.$A$3]*[.$B237]" office:value-type="float" office:value="6739.2">
            <text:p>6739,2M</text:p>
          </table:table-cell>
          <table:table-cell table:style-name="ce19" table:formula="of:=IF([.$J237];[.$C237]/[.D$15];&quot;&quot;)">
            <text:p/>
          </table:table-cell>
          <table:table-cell table:style-name="ce19" table:formula="of:=IF([.$J237];[.$C237]/[.E$15];&quot;&quot;)">
            <text:p/>
          </table:table-cell>
          <table:table-cell table:style-name="ce19" table:formula="of:=IF([.$J237];[.$C237]/[.F$15];&quot;&quot;)">
            <text:p/>
          </table:table-cell>
          <table:table-cell table:style-name="ce19" table:formula="of:=IF([.$J237];[.$C237]/[.G$15];&quot;&quot;)">
            <text:p/>
          </table:table-cell>
          <table:table-cell table:style-name="ce19" table:formula="of:=IF([.$J237];[.$C237]/[.H$15];&quot;&quot;)">
            <text:p/>
          </table:table-cell>
          <table:table-cell table:style-name="ce19" table:formula="of:=IF([.$J237];[.$C237]/[.I$15];&quot;&quot;)">
            <text:p/>
          </table:table-cell>
          <table:table-cell table:style-name="ce22" table:formula="of:=AND([.$C237]&gt;=[.$L$16];[.$C237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22">
            <text:p>222</text:p>
          </table:table-cell>
          <table:table-cell table:style-name="ce11" table:formula="of:=([.$A238]+13)*2" office:value-type="float" office:value="470">
            <text:p>x470</text:p>
          </table:table-cell>
          <table:table-cell table:style-name="ce16" table:formula="of:=[.$A$3]*[.$B238]" office:value-type="float" office:value="6768">
            <text:p>6768,0M</text:p>
          </table:table-cell>
          <table:table-cell table:style-name="ce19" table:formula="of:=IF([.$J238];[.$C238]/[.D$15];&quot;&quot;)">
            <text:p/>
          </table:table-cell>
          <table:table-cell table:style-name="ce19" table:formula="of:=IF([.$J238];[.$C238]/[.E$15];&quot;&quot;)">
            <text:p/>
          </table:table-cell>
          <table:table-cell table:style-name="ce19" table:formula="of:=IF([.$J238];[.$C238]/[.F$15];&quot;&quot;)">
            <text:p/>
          </table:table-cell>
          <table:table-cell table:style-name="ce19" table:formula="of:=IF([.$J238];[.$C238]/[.G$15];&quot;&quot;)">
            <text:p/>
          </table:table-cell>
          <table:table-cell table:style-name="ce19" table:formula="of:=IF([.$J238];[.$C238]/[.H$15];&quot;&quot;)">
            <text:p/>
          </table:table-cell>
          <table:table-cell table:style-name="ce19" table:formula="of:=IF([.$J238];[.$C238]/[.I$15];&quot;&quot;)">
            <text:p/>
          </table:table-cell>
          <table:table-cell table:style-name="ce22" table:formula="of:=AND([.$C238]&gt;=[.$L$16];[.$C238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23">
            <text:p>223</text:p>
          </table:table-cell>
          <table:table-cell table:style-name="ce11" table:formula="of:=([.$A239]+13)*2" office:value-type="float" office:value="472">
            <text:p>x472</text:p>
          </table:table-cell>
          <table:table-cell table:style-name="ce16" table:formula="of:=[.$A$3]*[.$B239]" office:value-type="float" office:value="6796.8">
            <text:p>6796,8M</text:p>
          </table:table-cell>
          <table:table-cell table:style-name="ce19" table:formula="of:=IF([.$J239];[.$C239]/[.D$15];&quot;&quot;)">
            <text:p/>
          </table:table-cell>
          <table:table-cell table:style-name="ce19" table:formula="of:=IF([.$J239];[.$C239]/[.E$15];&quot;&quot;)">
            <text:p/>
          </table:table-cell>
          <table:table-cell table:style-name="ce19" table:formula="of:=IF([.$J239];[.$C239]/[.F$15];&quot;&quot;)">
            <text:p/>
          </table:table-cell>
          <table:table-cell table:style-name="ce19" table:formula="of:=IF([.$J239];[.$C239]/[.G$15];&quot;&quot;)">
            <text:p/>
          </table:table-cell>
          <table:table-cell table:style-name="ce19" table:formula="of:=IF([.$J239];[.$C239]/[.H$15];&quot;&quot;)">
            <text:p/>
          </table:table-cell>
          <table:table-cell table:style-name="ce19" table:formula="of:=IF([.$J239];[.$C239]/[.I$15];&quot;&quot;)">
            <text:p/>
          </table:table-cell>
          <table:table-cell table:style-name="ce22" table:formula="of:=AND([.$C239]&gt;=[.$L$16];[.$C239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24">
            <text:p>224</text:p>
          </table:table-cell>
          <table:table-cell table:style-name="ce11" table:formula="of:=([.$A240]+13)*2" office:value-type="float" office:value="474">
            <text:p>x474</text:p>
          </table:table-cell>
          <table:table-cell table:style-name="ce16" table:formula="of:=[.$A$3]*[.$B240]" office:value-type="float" office:value="6825.6">
            <text:p>6825,6M</text:p>
          </table:table-cell>
          <table:table-cell table:style-name="ce19" table:formula="of:=IF([.$J240];[.$C240]/[.D$15];&quot;&quot;)">
            <text:p/>
          </table:table-cell>
          <table:table-cell table:style-name="ce19" table:formula="of:=IF([.$J240];[.$C240]/[.E$15];&quot;&quot;)">
            <text:p/>
          </table:table-cell>
          <table:table-cell table:style-name="ce19" table:formula="of:=IF([.$J240];[.$C240]/[.F$15];&quot;&quot;)">
            <text:p/>
          </table:table-cell>
          <table:table-cell table:style-name="ce19" table:formula="of:=IF([.$J240];[.$C240]/[.G$15];&quot;&quot;)">
            <text:p/>
          </table:table-cell>
          <table:table-cell table:style-name="ce19" table:formula="of:=IF([.$J240];[.$C240]/[.H$15];&quot;&quot;)">
            <text:p/>
          </table:table-cell>
          <table:table-cell table:style-name="ce19" table:formula="of:=IF([.$J240];[.$C240]/[.I$15];&quot;&quot;)">
            <text:p/>
          </table:table-cell>
          <table:table-cell table:style-name="ce22" table:formula="of:=AND([.$C240]&gt;=[.$L$16];[.$C240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25">
            <text:p>225</text:p>
          </table:table-cell>
          <table:table-cell table:style-name="ce11" table:formula="of:=([.$A241]+13)*2" office:value-type="float" office:value="476">
            <text:p>x476</text:p>
          </table:table-cell>
          <table:table-cell table:style-name="ce16" table:formula="of:=[.$A$3]*[.$B241]" office:value-type="float" office:value="6854.4">
            <text:p>6854,4M</text:p>
          </table:table-cell>
          <table:table-cell table:style-name="ce19" table:formula="of:=IF([.$J241];[.$C241]/[.D$15];&quot;&quot;)">
            <text:p/>
          </table:table-cell>
          <table:table-cell table:style-name="ce19" table:formula="of:=IF([.$J241];[.$C241]/[.E$15];&quot;&quot;)">
            <text:p/>
          </table:table-cell>
          <table:table-cell table:style-name="ce19" table:formula="of:=IF([.$J241];[.$C241]/[.F$15];&quot;&quot;)">
            <text:p/>
          </table:table-cell>
          <table:table-cell table:style-name="ce19" table:formula="of:=IF([.$J241];[.$C241]/[.G$15];&quot;&quot;)">
            <text:p/>
          </table:table-cell>
          <table:table-cell table:style-name="ce19" table:formula="of:=IF([.$J241];[.$C241]/[.H$15];&quot;&quot;)">
            <text:p/>
          </table:table-cell>
          <table:table-cell table:style-name="ce19" table:formula="of:=IF([.$J241];[.$C241]/[.I$15];&quot;&quot;)">
            <text:p/>
          </table:table-cell>
          <table:table-cell table:style-name="ce22" table:formula="of:=AND([.$C241]&gt;=[.$L$16];[.$C241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26">
            <text:p>226</text:p>
          </table:table-cell>
          <table:table-cell table:style-name="ce11" table:formula="of:=([.$A242]+13)*2" office:value-type="float" office:value="478">
            <text:p>x478</text:p>
          </table:table-cell>
          <table:table-cell table:style-name="ce16" table:formula="of:=[.$A$3]*[.$B242]" office:value-type="float" office:value="6883.2">
            <text:p>6883,2M</text:p>
          </table:table-cell>
          <table:table-cell table:style-name="ce19" table:formula="of:=IF([.$J242];[.$C242]/[.D$15];&quot;&quot;)">
            <text:p/>
          </table:table-cell>
          <table:table-cell table:style-name="ce19" table:formula="of:=IF([.$J242];[.$C242]/[.E$15];&quot;&quot;)">
            <text:p/>
          </table:table-cell>
          <table:table-cell table:style-name="ce19" table:formula="of:=IF([.$J242];[.$C242]/[.F$15];&quot;&quot;)">
            <text:p/>
          </table:table-cell>
          <table:table-cell table:style-name="ce19" table:formula="of:=IF([.$J242];[.$C242]/[.G$15];&quot;&quot;)">
            <text:p/>
          </table:table-cell>
          <table:table-cell table:style-name="ce19" table:formula="of:=IF([.$J242];[.$C242]/[.H$15];&quot;&quot;)">
            <text:p/>
          </table:table-cell>
          <table:table-cell table:style-name="ce19" table:formula="of:=IF([.$J242];[.$C242]/[.I$15];&quot;&quot;)">
            <text:p/>
          </table:table-cell>
          <table:table-cell table:style-name="ce22" table:formula="of:=AND([.$C242]&gt;=[.$L$16];[.$C242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27">
            <text:p>227</text:p>
          </table:table-cell>
          <table:table-cell table:style-name="ce11" table:formula="of:=([.$A243]+13)*2" office:value-type="float" office:value="480">
            <text:p>x480</text:p>
          </table:table-cell>
          <table:table-cell table:style-name="ce16" table:formula="of:=[.$A$3]*[.$B243]" office:value-type="float" office:value="6912">
            <text:p>6912,0M</text:p>
          </table:table-cell>
          <table:table-cell table:style-name="ce19" table:formula="of:=IF([.$J243];[.$C243]/[.D$15];&quot;&quot;)">
            <text:p/>
          </table:table-cell>
          <table:table-cell table:style-name="ce19" table:formula="of:=IF([.$J243];[.$C243]/[.E$15];&quot;&quot;)">
            <text:p/>
          </table:table-cell>
          <table:table-cell table:style-name="ce19" table:formula="of:=IF([.$J243];[.$C243]/[.F$15];&quot;&quot;)">
            <text:p/>
          </table:table-cell>
          <table:table-cell table:style-name="ce19" table:formula="of:=IF([.$J243];[.$C243]/[.G$15];&quot;&quot;)">
            <text:p/>
          </table:table-cell>
          <table:table-cell table:style-name="ce19" table:formula="of:=IF([.$J243];[.$C243]/[.H$15];&quot;&quot;)">
            <text:p/>
          </table:table-cell>
          <table:table-cell table:style-name="ce19" table:formula="of:=IF([.$J243];[.$C243]/[.I$15];&quot;&quot;)">
            <text:p/>
          </table:table-cell>
          <table:table-cell table:style-name="ce22" table:formula="of:=AND([.$C243]&gt;=[.$L$16];[.$C243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28">
            <text:p>228</text:p>
          </table:table-cell>
          <table:table-cell table:style-name="ce11" table:formula="of:=([.$A244]+13)*2" office:value-type="float" office:value="482">
            <text:p>x482</text:p>
          </table:table-cell>
          <table:table-cell table:style-name="ce16" table:formula="of:=[.$A$3]*[.$B244]" office:value-type="float" office:value="6940.8">
            <text:p>6940,8M</text:p>
          </table:table-cell>
          <table:table-cell table:style-name="ce19" table:formula="of:=IF([.$J244];[.$C244]/[.D$15];&quot;&quot;)">
            <text:p/>
          </table:table-cell>
          <table:table-cell table:style-name="ce19" table:formula="of:=IF([.$J244];[.$C244]/[.E$15];&quot;&quot;)">
            <text:p/>
          </table:table-cell>
          <table:table-cell table:style-name="ce19" table:formula="of:=IF([.$J244];[.$C244]/[.F$15];&quot;&quot;)">
            <text:p/>
          </table:table-cell>
          <table:table-cell table:style-name="ce19" table:formula="of:=IF([.$J244];[.$C244]/[.G$15];&quot;&quot;)">
            <text:p/>
          </table:table-cell>
          <table:table-cell table:style-name="ce19" table:formula="of:=IF([.$J244];[.$C244]/[.H$15];&quot;&quot;)">
            <text:p/>
          </table:table-cell>
          <table:table-cell table:style-name="ce19" table:formula="of:=IF([.$J244];[.$C244]/[.I$15];&quot;&quot;)">
            <text:p/>
          </table:table-cell>
          <table:table-cell table:style-name="ce22" table:formula="of:=AND([.$C244]&gt;=[.$L$16];[.$C244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29">
            <text:p>229</text:p>
          </table:table-cell>
          <table:table-cell table:style-name="ce11" table:formula="of:=([.$A245]+13)*2" office:value-type="float" office:value="484">
            <text:p>x484</text:p>
          </table:table-cell>
          <table:table-cell table:style-name="ce16" table:formula="of:=[.$A$3]*[.$B245]" office:value-type="float" office:value="6969.6">
            <text:p>6969,6M</text:p>
          </table:table-cell>
          <table:table-cell table:style-name="ce19" table:formula="of:=IF([.$J245];[.$C245]/[.D$15];&quot;&quot;)">
            <text:p/>
          </table:table-cell>
          <table:table-cell table:style-name="ce19" table:formula="of:=IF([.$J245];[.$C245]/[.E$15];&quot;&quot;)">
            <text:p/>
          </table:table-cell>
          <table:table-cell table:style-name="ce19" table:formula="of:=IF([.$J245];[.$C245]/[.F$15];&quot;&quot;)">
            <text:p/>
          </table:table-cell>
          <table:table-cell table:style-name="ce19" table:formula="of:=IF([.$J245];[.$C245]/[.G$15];&quot;&quot;)">
            <text:p/>
          </table:table-cell>
          <table:table-cell table:style-name="ce19" table:formula="of:=IF([.$J245];[.$C245]/[.H$15];&quot;&quot;)">
            <text:p/>
          </table:table-cell>
          <table:table-cell table:style-name="ce19" table:formula="of:=IF([.$J245];[.$C245]/[.I$15];&quot;&quot;)">
            <text:p/>
          </table:table-cell>
          <table:table-cell table:style-name="ce22" table:formula="of:=AND([.$C245]&gt;=[.$L$16];[.$C245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30">
            <text:p>230</text:p>
          </table:table-cell>
          <table:table-cell table:style-name="ce11" table:formula="of:=([.$A246]+13)*2" office:value-type="float" office:value="486">
            <text:p>x486</text:p>
          </table:table-cell>
          <table:table-cell table:style-name="ce16" table:formula="of:=[.$A$3]*[.$B246]" office:value-type="float" office:value="6998.4">
            <text:p>6998,4M</text:p>
          </table:table-cell>
          <table:table-cell table:style-name="ce19" table:formula="of:=IF([.$J246];[.$C246]/[.D$15];&quot;&quot;)">
            <text:p/>
          </table:table-cell>
          <table:table-cell table:style-name="ce19" table:formula="of:=IF([.$J246];[.$C246]/[.E$15];&quot;&quot;)">
            <text:p/>
          </table:table-cell>
          <table:table-cell table:style-name="ce19" table:formula="of:=IF([.$J246];[.$C246]/[.F$15];&quot;&quot;)">
            <text:p/>
          </table:table-cell>
          <table:table-cell table:style-name="ce19" table:formula="of:=IF([.$J246];[.$C246]/[.G$15];&quot;&quot;)">
            <text:p/>
          </table:table-cell>
          <table:table-cell table:style-name="ce19" table:formula="of:=IF([.$J246];[.$C246]/[.H$15];&quot;&quot;)">
            <text:p/>
          </table:table-cell>
          <table:table-cell table:style-name="ce19" table:formula="of:=IF([.$J246];[.$C246]/[.I$15];&quot;&quot;)">
            <text:p/>
          </table:table-cell>
          <table:table-cell table:style-name="ce22" table:formula="of:=AND([.$C246]&gt;=[.$L$16];[.$C246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31">
            <text:p>231</text:p>
          </table:table-cell>
          <table:table-cell table:style-name="ce11" table:formula="of:=([.$A247]+13)*2" office:value-type="float" office:value="488">
            <text:p>x488</text:p>
          </table:table-cell>
          <table:table-cell table:style-name="ce16" table:formula="of:=[.$A$3]*[.$B247]" office:value-type="float" office:value="7027.2">
            <text:p>7027,2M</text:p>
          </table:table-cell>
          <table:table-cell table:style-name="ce19" table:formula="of:=IF([.$J247];[.$C247]/[.D$15];&quot;&quot;)">
            <text:p/>
          </table:table-cell>
          <table:table-cell table:style-name="ce19" table:formula="of:=IF([.$J247];[.$C247]/[.E$15];&quot;&quot;)">
            <text:p/>
          </table:table-cell>
          <table:table-cell table:style-name="ce19" table:formula="of:=IF([.$J247];[.$C247]/[.F$15];&quot;&quot;)">
            <text:p/>
          </table:table-cell>
          <table:table-cell table:style-name="ce19" table:formula="of:=IF([.$J247];[.$C247]/[.G$15];&quot;&quot;)">
            <text:p/>
          </table:table-cell>
          <table:table-cell table:style-name="ce19" table:formula="of:=IF([.$J247];[.$C247]/[.H$15];&quot;&quot;)">
            <text:p/>
          </table:table-cell>
          <table:table-cell table:style-name="ce19" table:formula="of:=IF([.$J247];[.$C247]/[.I$15];&quot;&quot;)">
            <text:p/>
          </table:table-cell>
          <table:table-cell table:style-name="ce22" table:formula="of:=AND([.$C247]&gt;=[.$L$16];[.$C247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32">
            <text:p>232</text:p>
          </table:table-cell>
          <table:table-cell table:style-name="ce11" table:formula="of:=([.$A248]+13)*2" office:value-type="float" office:value="490">
            <text:p>x490</text:p>
          </table:table-cell>
          <table:table-cell table:style-name="ce16" table:formula="of:=[.$A$3]*[.$B248]" office:value-type="float" office:value="7056">
            <text:p>7056,0M</text:p>
          </table:table-cell>
          <table:table-cell table:style-name="ce19" table:formula="of:=IF([.$J248];[.$C248]/[.D$15];&quot;&quot;)">
            <text:p/>
          </table:table-cell>
          <table:table-cell table:style-name="ce19" table:formula="of:=IF([.$J248];[.$C248]/[.E$15];&quot;&quot;)">
            <text:p/>
          </table:table-cell>
          <table:table-cell table:style-name="ce19" table:formula="of:=IF([.$J248];[.$C248]/[.F$15];&quot;&quot;)">
            <text:p/>
          </table:table-cell>
          <table:table-cell table:style-name="ce19" table:formula="of:=IF([.$J248];[.$C248]/[.G$15];&quot;&quot;)">
            <text:p/>
          </table:table-cell>
          <table:table-cell table:style-name="ce19" table:formula="of:=IF([.$J248];[.$C248]/[.H$15];&quot;&quot;)">
            <text:p/>
          </table:table-cell>
          <table:table-cell table:style-name="ce19" table:formula="of:=IF([.$J248];[.$C248]/[.I$15];&quot;&quot;)">
            <text:p/>
          </table:table-cell>
          <table:table-cell table:style-name="ce22" table:formula="of:=AND([.$C248]&gt;=[.$L$16];[.$C248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33">
            <text:p>233</text:p>
          </table:table-cell>
          <table:table-cell table:style-name="ce11" table:formula="of:=([.$A249]+13)*2" office:value-type="float" office:value="492">
            <text:p>x492</text:p>
          </table:table-cell>
          <table:table-cell table:style-name="ce16" table:formula="of:=[.$A$3]*[.$B249]" office:value-type="float" office:value="7084.8">
            <text:p>7084,8M</text:p>
          </table:table-cell>
          <table:table-cell table:style-name="ce19" table:formula="of:=IF([.$J249];[.$C249]/[.D$15];&quot;&quot;)">
            <text:p/>
          </table:table-cell>
          <table:table-cell table:style-name="ce19" table:formula="of:=IF([.$J249];[.$C249]/[.E$15];&quot;&quot;)">
            <text:p/>
          </table:table-cell>
          <table:table-cell table:style-name="ce19" table:formula="of:=IF([.$J249];[.$C249]/[.F$15];&quot;&quot;)">
            <text:p/>
          </table:table-cell>
          <table:table-cell table:style-name="ce19" table:formula="of:=IF([.$J249];[.$C249]/[.G$15];&quot;&quot;)">
            <text:p/>
          </table:table-cell>
          <table:table-cell table:style-name="ce19" table:formula="of:=IF([.$J249];[.$C249]/[.H$15];&quot;&quot;)">
            <text:p/>
          </table:table-cell>
          <table:table-cell table:style-name="ce19" table:formula="of:=IF([.$J249];[.$C249]/[.I$15];&quot;&quot;)">
            <text:p/>
          </table:table-cell>
          <table:table-cell table:style-name="ce22" table:formula="of:=AND([.$C249]&gt;=[.$L$16];[.$C249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34">
            <text:p>234</text:p>
          </table:table-cell>
          <table:table-cell table:style-name="ce11" table:formula="of:=([.$A250]+13)*2" office:value-type="float" office:value="494">
            <text:p>x494</text:p>
          </table:table-cell>
          <table:table-cell table:style-name="ce16" table:formula="of:=[.$A$3]*[.$B250]" office:value-type="float" office:value="7113.6">
            <text:p>7113,6M</text:p>
          </table:table-cell>
          <table:table-cell table:style-name="ce19" table:formula="of:=IF([.$J250];[.$C250]/[.D$15];&quot;&quot;)">
            <text:p/>
          </table:table-cell>
          <table:table-cell table:style-name="ce19" table:formula="of:=IF([.$J250];[.$C250]/[.E$15];&quot;&quot;)">
            <text:p/>
          </table:table-cell>
          <table:table-cell table:style-name="ce19" table:formula="of:=IF([.$J250];[.$C250]/[.F$15];&quot;&quot;)">
            <text:p/>
          </table:table-cell>
          <table:table-cell table:style-name="ce19" table:formula="of:=IF([.$J250];[.$C250]/[.G$15];&quot;&quot;)">
            <text:p/>
          </table:table-cell>
          <table:table-cell table:style-name="ce19" table:formula="of:=IF([.$J250];[.$C250]/[.H$15];&quot;&quot;)">
            <text:p/>
          </table:table-cell>
          <table:table-cell table:style-name="ce19" table:formula="of:=IF([.$J250];[.$C250]/[.I$15];&quot;&quot;)">
            <text:p/>
          </table:table-cell>
          <table:table-cell table:style-name="ce22" table:formula="of:=AND([.$C250]&gt;=[.$L$16];[.$C250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35">
            <text:p>235</text:p>
          </table:table-cell>
          <table:table-cell table:style-name="ce11" table:formula="of:=([.$A251]+13)*2" office:value-type="float" office:value="496">
            <text:p>x496</text:p>
          </table:table-cell>
          <table:table-cell table:style-name="ce16" table:formula="of:=[.$A$3]*[.$B251]" office:value-type="float" office:value="7142.4">
            <text:p>7142,4M</text:p>
          </table:table-cell>
          <table:table-cell table:style-name="ce19" table:formula="of:=IF([.$J251];[.$C251]/[.D$15];&quot;&quot;)">
            <text:p/>
          </table:table-cell>
          <table:table-cell table:style-name="ce19" table:formula="of:=IF([.$J251];[.$C251]/[.E$15];&quot;&quot;)">
            <text:p/>
          </table:table-cell>
          <table:table-cell table:style-name="ce19" table:formula="of:=IF([.$J251];[.$C251]/[.F$15];&quot;&quot;)">
            <text:p/>
          </table:table-cell>
          <table:table-cell table:style-name="ce19" table:formula="of:=IF([.$J251];[.$C251]/[.G$15];&quot;&quot;)">
            <text:p/>
          </table:table-cell>
          <table:table-cell table:style-name="ce19" table:formula="of:=IF([.$J251];[.$C251]/[.H$15];&quot;&quot;)">
            <text:p/>
          </table:table-cell>
          <table:table-cell table:style-name="ce19" table:formula="of:=IF([.$J251];[.$C251]/[.I$15];&quot;&quot;)">
            <text:p/>
          </table:table-cell>
          <table:table-cell table:style-name="ce22" table:formula="of:=AND([.$C251]&gt;=[.$L$16];[.$C251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36">
            <text:p>236</text:p>
          </table:table-cell>
          <table:table-cell table:style-name="ce11" table:formula="of:=([.$A252]+13)*2" office:value-type="float" office:value="498">
            <text:p>x498</text:p>
          </table:table-cell>
          <table:table-cell table:style-name="ce16" table:formula="of:=[.$A$3]*[.$B252]" office:value-type="float" office:value="7171.2">
            <text:p>7171,2M</text:p>
          </table:table-cell>
          <table:table-cell table:style-name="ce19" table:formula="of:=IF([.$J252];[.$C252]/[.D$15];&quot;&quot;)">
            <text:p/>
          </table:table-cell>
          <table:table-cell table:style-name="ce19" table:formula="of:=IF([.$J252];[.$C252]/[.E$15];&quot;&quot;)">
            <text:p/>
          </table:table-cell>
          <table:table-cell table:style-name="ce19" table:formula="of:=IF([.$J252];[.$C252]/[.F$15];&quot;&quot;)">
            <text:p/>
          </table:table-cell>
          <table:table-cell table:style-name="ce19" table:formula="of:=IF([.$J252];[.$C252]/[.G$15];&quot;&quot;)">
            <text:p/>
          </table:table-cell>
          <table:table-cell table:style-name="ce19" table:formula="of:=IF([.$J252];[.$C252]/[.H$15];&quot;&quot;)">
            <text:p/>
          </table:table-cell>
          <table:table-cell table:style-name="ce19" table:formula="of:=IF([.$J252];[.$C252]/[.I$15];&quot;&quot;)">
            <text:p/>
          </table:table-cell>
          <table:table-cell table:style-name="ce22" table:formula="of:=AND([.$C252]&gt;=[.$L$16];[.$C252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37">
            <text:p>237</text:p>
          </table:table-cell>
          <table:table-cell table:style-name="ce11" table:formula="of:=([.$A253]+13)*2" office:value-type="float" office:value="500">
            <text:p>x500</text:p>
          </table:table-cell>
          <table:table-cell table:style-name="ce16" table:formula="of:=[.$A$3]*[.$B253]" office:value-type="float" office:value="7200">
            <text:p>7200,0M</text:p>
          </table:table-cell>
          <table:table-cell table:style-name="ce19" table:formula="of:=IF([.$J253];[.$C253]/[.D$15];&quot;&quot;)">
            <text:p/>
          </table:table-cell>
          <table:table-cell table:style-name="ce19" table:formula="of:=IF([.$J253];[.$C253]/[.E$15];&quot;&quot;)">
            <text:p/>
          </table:table-cell>
          <table:table-cell table:style-name="ce19" table:formula="of:=IF([.$J253];[.$C253]/[.F$15];&quot;&quot;)">
            <text:p/>
          </table:table-cell>
          <table:table-cell table:style-name="ce19" table:formula="of:=IF([.$J253];[.$C253]/[.G$15];&quot;&quot;)">
            <text:p/>
          </table:table-cell>
          <table:table-cell table:style-name="ce19" table:formula="of:=IF([.$J253];[.$C253]/[.H$15];&quot;&quot;)">
            <text:p/>
          </table:table-cell>
          <table:table-cell table:style-name="ce19" table:formula="of:=IF([.$J253];[.$C253]/[.I$15];&quot;&quot;)">
            <text:p/>
          </table:table-cell>
          <table:table-cell table:style-name="ce22" table:formula="of:=AND([.$C253]&gt;=[.$L$16];[.$C253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38">
            <text:p>238</text:p>
          </table:table-cell>
          <table:table-cell table:style-name="ce11" table:formula="of:=([.$A254]+13)*2" office:value-type="float" office:value="502">
            <text:p>x502</text:p>
          </table:table-cell>
          <table:table-cell table:style-name="ce16" table:formula="of:=[.$A$3]*[.$B254]" office:value-type="float" office:value="7228.8">
            <text:p>7228,8M</text:p>
          </table:table-cell>
          <table:table-cell table:style-name="ce19" table:formula="of:=IF([.$J254];[.$C254]/[.D$15];&quot;&quot;)">
            <text:p/>
          </table:table-cell>
          <table:table-cell table:style-name="ce19" table:formula="of:=IF([.$J254];[.$C254]/[.E$15];&quot;&quot;)">
            <text:p/>
          </table:table-cell>
          <table:table-cell table:style-name="ce19" table:formula="of:=IF([.$J254];[.$C254]/[.F$15];&quot;&quot;)">
            <text:p/>
          </table:table-cell>
          <table:table-cell table:style-name="ce19" table:formula="of:=IF([.$J254];[.$C254]/[.G$15];&quot;&quot;)">
            <text:p/>
          </table:table-cell>
          <table:table-cell table:style-name="ce19" table:formula="of:=IF([.$J254];[.$C254]/[.H$15];&quot;&quot;)">
            <text:p/>
          </table:table-cell>
          <table:table-cell table:style-name="ce19" table:formula="of:=IF([.$J254];[.$C254]/[.I$15];&quot;&quot;)">
            <text:p/>
          </table:table-cell>
          <table:table-cell table:style-name="ce22" table:formula="of:=AND([.$C254]&gt;=[.$L$16];[.$C254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39">
            <text:p>239</text:p>
          </table:table-cell>
          <table:table-cell table:style-name="ce11" table:formula="of:=([.$A255]+13)*2" office:value-type="float" office:value="504">
            <text:p>x504</text:p>
          </table:table-cell>
          <table:table-cell table:style-name="ce16" table:formula="of:=[.$A$3]*[.$B255]" office:value-type="float" office:value="7257.6">
            <text:p>7257,6M</text:p>
          </table:table-cell>
          <table:table-cell table:style-name="ce19" table:formula="of:=IF([.$J255];[.$C255]/[.D$15];&quot;&quot;)">
            <text:p/>
          </table:table-cell>
          <table:table-cell table:style-name="ce19" table:formula="of:=IF([.$J255];[.$C255]/[.E$15];&quot;&quot;)">
            <text:p/>
          </table:table-cell>
          <table:table-cell table:style-name="ce19" table:formula="of:=IF([.$J255];[.$C255]/[.F$15];&quot;&quot;)">
            <text:p/>
          </table:table-cell>
          <table:table-cell table:style-name="ce19" table:formula="of:=IF([.$J255];[.$C255]/[.G$15];&quot;&quot;)">
            <text:p/>
          </table:table-cell>
          <table:table-cell table:style-name="ce19" table:formula="of:=IF([.$J255];[.$C255]/[.H$15];&quot;&quot;)">
            <text:p/>
          </table:table-cell>
          <table:table-cell table:style-name="ce19" table:formula="of:=IF([.$J255];[.$C255]/[.I$15];&quot;&quot;)">
            <text:p/>
          </table:table-cell>
          <table:table-cell table:style-name="ce22" table:formula="of:=AND([.$C255]&gt;=[.$L$16];[.$C255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40">
            <text:p>240</text:p>
          </table:table-cell>
          <table:table-cell table:style-name="ce11" table:formula="of:=([.$A256]+13)*2" office:value-type="float" office:value="506">
            <text:p>x506</text:p>
          </table:table-cell>
          <table:table-cell table:style-name="ce16" table:formula="of:=[.$A$3]*[.$B256]" office:value-type="float" office:value="7286.4">
            <text:p>7286,4M</text:p>
          </table:table-cell>
          <table:table-cell table:style-name="ce19" table:formula="of:=IF([.$J256];[.$C256]/[.D$15];&quot;&quot;)">
            <text:p/>
          </table:table-cell>
          <table:table-cell table:style-name="ce19" table:formula="of:=IF([.$J256];[.$C256]/[.E$15];&quot;&quot;)">
            <text:p/>
          </table:table-cell>
          <table:table-cell table:style-name="ce19" table:formula="of:=IF([.$J256];[.$C256]/[.F$15];&quot;&quot;)">
            <text:p/>
          </table:table-cell>
          <table:table-cell table:style-name="ce19" table:formula="of:=IF([.$J256];[.$C256]/[.G$15];&quot;&quot;)">
            <text:p/>
          </table:table-cell>
          <table:table-cell table:style-name="ce19" table:formula="of:=IF([.$J256];[.$C256]/[.H$15];&quot;&quot;)">
            <text:p/>
          </table:table-cell>
          <table:table-cell table:style-name="ce19" table:formula="of:=IF([.$J256];[.$C256]/[.I$15];&quot;&quot;)">
            <text:p/>
          </table:table-cell>
          <table:table-cell table:style-name="ce22" table:formula="of:=AND([.$C256]&gt;=[.$L$16];[.$C256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41">
            <text:p>241</text:p>
          </table:table-cell>
          <table:table-cell table:style-name="ce11" table:formula="of:=([.$A257]+13)*2" office:value-type="float" office:value="508">
            <text:p>x508</text:p>
          </table:table-cell>
          <table:table-cell table:style-name="ce16" table:formula="of:=[.$A$3]*[.$B257]" office:value-type="float" office:value="7315.2">
            <text:p>7315,2M</text:p>
          </table:table-cell>
          <table:table-cell table:style-name="ce19" table:formula="of:=IF([.$J257];[.$C257]/[.D$15];&quot;&quot;)">
            <text:p/>
          </table:table-cell>
          <table:table-cell table:style-name="ce19" table:formula="of:=IF([.$J257];[.$C257]/[.E$15];&quot;&quot;)">
            <text:p/>
          </table:table-cell>
          <table:table-cell table:style-name="ce19" table:formula="of:=IF([.$J257];[.$C257]/[.F$15];&quot;&quot;)">
            <text:p/>
          </table:table-cell>
          <table:table-cell table:style-name="ce19" table:formula="of:=IF([.$J257];[.$C257]/[.G$15];&quot;&quot;)">
            <text:p/>
          </table:table-cell>
          <table:table-cell table:style-name="ce19" table:formula="of:=IF([.$J257];[.$C257]/[.H$15];&quot;&quot;)">
            <text:p/>
          </table:table-cell>
          <table:table-cell table:style-name="ce19" table:formula="of:=IF([.$J257];[.$C257]/[.I$15];&quot;&quot;)">
            <text:p/>
          </table:table-cell>
          <table:table-cell table:style-name="ce22" table:formula="of:=AND([.$C257]&gt;=[.$L$16];[.$C257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42">
            <text:p>242</text:p>
          </table:table-cell>
          <table:table-cell table:style-name="ce11" table:formula="of:=([.$A258]+13)*2" office:value-type="float" office:value="510">
            <text:p>x510</text:p>
          </table:table-cell>
          <table:table-cell table:style-name="ce16" table:formula="of:=[.$A$3]*[.$B258]" office:value-type="float" office:value="7344">
            <text:p>7344,0M</text:p>
          </table:table-cell>
          <table:table-cell table:style-name="ce19" table:formula="of:=IF([.$J258];[.$C258]/[.D$15];&quot;&quot;)">
            <text:p/>
          </table:table-cell>
          <table:table-cell table:style-name="ce19" table:formula="of:=IF([.$J258];[.$C258]/[.E$15];&quot;&quot;)">
            <text:p/>
          </table:table-cell>
          <table:table-cell table:style-name="ce19" table:formula="of:=IF([.$J258];[.$C258]/[.F$15];&quot;&quot;)">
            <text:p/>
          </table:table-cell>
          <table:table-cell table:style-name="ce19" table:formula="of:=IF([.$J258];[.$C258]/[.G$15];&quot;&quot;)">
            <text:p/>
          </table:table-cell>
          <table:table-cell table:style-name="ce19" table:formula="of:=IF([.$J258];[.$C258]/[.H$15];&quot;&quot;)">
            <text:p/>
          </table:table-cell>
          <table:table-cell table:style-name="ce19" table:formula="of:=IF([.$J258];[.$C258]/[.I$15];&quot;&quot;)">
            <text:p/>
          </table:table-cell>
          <table:table-cell table:style-name="ce22" table:formula="of:=AND([.$C258]&gt;=[.$L$16];[.$C258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43">
            <text:p>243</text:p>
          </table:table-cell>
          <table:table-cell table:style-name="ce11" table:formula="of:=([.$A259]+13)*2" office:value-type="float" office:value="512">
            <text:p>x512</text:p>
          </table:table-cell>
          <table:table-cell table:style-name="ce16" table:formula="of:=[.$A$3]*[.$B259]" office:value-type="float" office:value="7372.8">
            <text:p>7372,8M</text:p>
          </table:table-cell>
          <table:table-cell table:style-name="ce19" table:formula="of:=IF([.$J259];[.$C259]/[.D$15];&quot;&quot;)">
            <text:p/>
          </table:table-cell>
          <table:table-cell table:style-name="ce19" table:formula="of:=IF([.$J259];[.$C259]/[.E$15];&quot;&quot;)">
            <text:p/>
          </table:table-cell>
          <table:table-cell table:style-name="ce19" table:formula="of:=IF([.$J259];[.$C259]/[.F$15];&quot;&quot;)">
            <text:p/>
          </table:table-cell>
          <table:table-cell table:style-name="ce19" table:formula="of:=IF([.$J259];[.$C259]/[.G$15];&quot;&quot;)">
            <text:p/>
          </table:table-cell>
          <table:table-cell table:style-name="ce19" table:formula="of:=IF([.$J259];[.$C259]/[.H$15];&quot;&quot;)">
            <text:p/>
          </table:table-cell>
          <table:table-cell table:style-name="ce19" table:formula="of:=IF([.$J259];[.$C259]/[.I$15];&quot;&quot;)">
            <text:p/>
          </table:table-cell>
          <table:table-cell table:style-name="ce22" table:formula="of:=AND([.$C259]&gt;=[.$L$16];[.$C259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44">
            <text:p>244</text:p>
          </table:table-cell>
          <table:table-cell table:style-name="ce11" table:formula="of:=([.$A260]+13)*2" office:value-type="float" office:value="514">
            <text:p>x514</text:p>
          </table:table-cell>
          <table:table-cell table:style-name="ce16" table:formula="of:=[.$A$3]*[.$B260]" office:value-type="float" office:value="7401.6">
            <text:p>7401,6M</text:p>
          </table:table-cell>
          <table:table-cell table:style-name="ce19" table:formula="of:=IF([.$J260];[.$C260]/[.D$15];&quot;&quot;)">
            <text:p/>
          </table:table-cell>
          <table:table-cell table:style-name="ce19" table:formula="of:=IF([.$J260];[.$C260]/[.E$15];&quot;&quot;)">
            <text:p/>
          </table:table-cell>
          <table:table-cell table:style-name="ce19" table:formula="of:=IF([.$J260];[.$C260]/[.F$15];&quot;&quot;)">
            <text:p/>
          </table:table-cell>
          <table:table-cell table:style-name="ce19" table:formula="of:=IF([.$J260];[.$C260]/[.G$15];&quot;&quot;)">
            <text:p/>
          </table:table-cell>
          <table:table-cell table:style-name="ce19" table:formula="of:=IF([.$J260];[.$C260]/[.H$15];&quot;&quot;)">
            <text:p/>
          </table:table-cell>
          <table:table-cell table:style-name="ce19" table:formula="of:=IF([.$J260];[.$C260]/[.I$15];&quot;&quot;)">
            <text:p/>
          </table:table-cell>
          <table:table-cell table:style-name="ce22" table:formula="of:=AND([.$C260]&gt;=[.$L$16];[.$C260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45">
            <text:p>245</text:p>
          </table:table-cell>
          <table:table-cell table:style-name="ce11" table:formula="of:=([.$A261]+13)*2" office:value-type="float" office:value="516">
            <text:p>x516</text:p>
          </table:table-cell>
          <table:table-cell table:style-name="ce16" table:formula="of:=[.$A$3]*[.$B261]" office:value-type="float" office:value="7430.4">
            <text:p>7430,4M</text:p>
          </table:table-cell>
          <table:table-cell table:style-name="ce19" table:formula="of:=IF([.$J261];[.$C261]/[.D$15];&quot;&quot;)">
            <text:p/>
          </table:table-cell>
          <table:table-cell table:style-name="ce19" table:formula="of:=IF([.$J261];[.$C261]/[.E$15];&quot;&quot;)">
            <text:p/>
          </table:table-cell>
          <table:table-cell table:style-name="ce19" table:formula="of:=IF([.$J261];[.$C261]/[.F$15];&quot;&quot;)">
            <text:p/>
          </table:table-cell>
          <table:table-cell table:style-name="ce19" table:formula="of:=IF([.$J261];[.$C261]/[.G$15];&quot;&quot;)">
            <text:p/>
          </table:table-cell>
          <table:table-cell table:style-name="ce19" table:formula="of:=IF([.$J261];[.$C261]/[.H$15];&quot;&quot;)">
            <text:p/>
          </table:table-cell>
          <table:table-cell table:style-name="ce19" table:formula="of:=IF([.$J261];[.$C261]/[.I$15];&quot;&quot;)">
            <text:p/>
          </table:table-cell>
          <table:table-cell table:style-name="ce22" table:formula="of:=AND([.$C261]&gt;=[.$L$16];[.$C261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46">
            <text:p>246</text:p>
          </table:table-cell>
          <table:table-cell table:style-name="ce11" table:formula="of:=([.$A262]+13)*2" office:value-type="float" office:value="518">
            <text:p>x518</text:p>
          </table:table-cell>
          <table:table-cell table:style-name="ce16" table:formula="of:=[.$A$3]*[.$B262]" office:value-type="float" office:value="7459.2">
            <text:p>7459,2M</text:p>
          </table:table-cell>
          <table:table-cell table:style-name="ce19" table:formula="of:=IF([.$J262];[.$C262]/[.D$15];&quot;&quot;)">
            <text:p/>
          </table:table-cell>
          <table:table-cell table:style-name="ce19" table:formula="of:=IF([.$J262];[.$C262]/[.E$15];&quot;&quot;)">
            <text:p/>
          </table:table-cell>
          <table:table-cell table:style-name="ce19" table:formula="of:=IF([.$J262];[.$C262]/[.F$15];&quot;&quot;)">
            <text:p/>
          </table:table-cell>
          <table:table-cell table:style-name="ce19" table:formula="of:=IF([.$J262];[.$C262]/[.G$15];&quot;&quot;)">
            <text:p/>
          </table:table-cell>
          <table:table-cell table:style-name="ce19" table:formula="of:=IF([.$J262];[.$C262]/[.H$15];&quot;&quot;)">
            <text:p/>
          </table:table-cell>
          <table:table-cell table:style-name="ce19" table:formula="of:=IF([.$J262];[.$C262]/[.I$15];&quot;&quot;)">
            <text:p/>
          </table:table-cell>
          <table:table-cell table:style-name="ce22" table:formula="of:=AND([.$C262]&gt;=[.$L$16];[.$C262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47">
            <text:p>247</text:p>
          </table:table-cell>
          <table:table-cell table:style-name="ce11" table:formula="of:=([.$A263]+13)*2" office:value-type="float" office:value="520">
            <text:p>x520</text:p>
          </table:table-cell>
          <table:table-cell table:style-name="ce16" table:formula="of:=[.$A$3]*[.$B263]" office:value-type="float" office:value="7488">
            <text:p>7488,0M</text:p>
          </table:table-cell>
          <table:table-cell table:style-name="ce19" table:formula="of:=IF([.$J263];[.$C263]/[.D$15];&quot;&quot;)">
            <text:p/>
          </table:table-cell>
          <table:table-cell table:style-name="ce19" table:formula="of:=IF([.$J263];[.$C263]/[.E$15];&quot;&quot;)">
            <text:p/>
          </table:table-cell>
          <table:table-cell table:style-name="ce19" table:formula="of:=IF([.$J263];[.$C263]/[.F$15];&quot;&quot;)">
            <text:p/>
          </table:table-cell>
          <table:table-cell table:style-name="ce19" table:formula="of:=IF([.$J263];[.$C263]/[.G$15];&quot;&quot;)">
            <text:p/>
          </table:table-cell>
          <table:table-cell table:style-name="ce19" table:formula="of:=IF([.$J263];[.$C263]/[.H$15];&quot;&quot;)">
            <text:p/>
          </table:table-cell>
          <table:table-cell table:style-name="ce19" table:formula="of:=IF([.$J263];[.$C263]/[.I$15];&quot;&quot;)">
            <text:p/>
          </table:table-cell>
          <table:table-cell table:style-name="ce22" table:formula="of:=AND([.$C263]&gt;=[.$L$16];[.$C263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48">
            <text:p>248</text:p>
          </table:table-cell>
          <table:table-cell table:style-name="ce11" table:formula="of:=([.$A264]+13)*2" office:value-type="float" office:value="522">
            <text:p>x522</text:p>
          </table:table-cell>
          <table:table-cell table:style-name="ce16" table:formula="of:=[.$A$3]*[.$B264]" office:value-type="float" office:value="7516.8">
            <text:p>7516,8M</text:p>
          </table:table-cell>
          <table:table-cell table:style-name="ce19" table:formula="of:=IF([.$J264];[.$C264]/[.D$15];&quot;&quot;)">
            <text:p/>
          </table:table-cell>
          <table:table-cell table:style-name="ce19" table:formula="of:=IF([.$J264];[.$C264]/[.E$15];&quot;&quot;)">
            <text:p/>
          </table:table-cell>
          <table:table-cell table:style-name="ce19" table:formula="of:=IF([.$J264];[.$C264]/[.F$15];&quot;&quot;)">
            <text:p/>
          </table:table-cell>
          <table:table-cell table:style-name="ce19" table:formula="of:=IF([.$J264];[.$C264]/[.G$15];&quot;&quot;)">
            <text:p/>
          </table:table-cell>
          <table:table-cell table:style-name="ce19" table:formula="of:=IF([.$J264];[.$C264]/[.H$15];&quot;&quot;)">
            <text:p/>
          </table:table-cell>
          <table:table-cell table:style-name="ce19" table:formula="of:=IF([.$J264];[.$C264]/[.I$15];&quot;&quot;)">
            <text:p/>
          </table:table-cell>
          <table:table-cell table:style-name="ce22" table:formula="of:=AND([.$C264]&gt;=[.$L$16];[.$C264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49">
            <text:p>249</text:p>
          </table:table-cell>
          <table:table-cell table:style-name="ce11" table:formula="of:=([.$A265]+13)*2" office:value-type="float" office:value="524">
            <text:p>x524</text:p>
          </table:table-cell>
          <table:table-cell table:style-name="ce16" table:formula="of:=[.$A$3]*[.$B265]" office:value-type="float" office:value="7545.6">
            <text:p>7545,6M</text:p>
          </table:table-cell>
          <table:table-cell table:style-name="ce19" table:formula="of:=IF([.$J265];[.$C265]/[.D$15];&quot;&quot;)">
            <text:p/>
          </table:table-cell>
          <table:table-cell table:style-name="ce19" table:formula="of:=IF([.$J265];[.$C265]/[.E$15];&quot;&quot;)">
            <text:p/>
          </table:table-cell>
          <table:table-cell table:style-name="ce19" table:formula="of:=IF([.$J265];[.$C265]/[.F$15];&quot;&quot;)">
            <text:p/>
          </table:table-cell>
          <table:table-cell table:style-name="ce19" table:formula="of:=IF([.$J265];[.$C265]/[.G$15];&quot;&quot;)">
            <text:p/>
          </table:table-cell>
          <table:table-cell table:style-name="ce19" table:formula="of:=IF([.$J265];[.$C265]/[.H$15];&quot;&quot;)">
            <text:p/>
          </table:table-cell>
          <table:table-cell table:style-name="ce19" table:formula="of:=IF([.$J265];[.$C265]/[.I$15];&quot;&quot;)">
            <text:p/>
          </table:table-cell>
          <table:table-cell table:style-name="ce22" table:formula="of:=AND([.$C265]&gt;=[.$L$16];[.$C265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50">
            <text:p>250</text:p>
          </table:table-cell>
          <table:table-cell table:style-name="ce11" table:formula="of:=([.$A266]+13)*2" office:value-type="float" office:value="526">
            <text:p>x526</text:p>
          </table:table-cell>
          <table:table-cell table:style-name="ce16" table:formula="of:=[.$A$3]*[.$B266]" office:value-type="float" office:value="7574.4">
            <text:p>7574,4M</text:p>
          </table:table-cell>
          <table:table-cell table:style-name="ce19" table:formula="of:=IF([.$J266];[.$C266]/[.D$15];&quot;&quot;)">
            <text:p/>
          </table:table-cell>
          <table:table-cell table:style-name="ce19" table:formula="of:=IF([.$J266];[.$C266]/[.E$15];&quot;&quot;)">
            <text:p/>
          </table:table-cell>
          <table:table-cell table:style-name="ce19" table:formula="of:=IF([.$J266];[.$C266]/[.F$15];&quot;&quot;)">
            <text:p/>
          </table:table-cell>
          <table:table-cell table:style-name="ce19" table:formula="of:=IF([.$J266];[.$C266]/[.G$15];&quot;&quot;)">
            <text:p/>
          </table:table-cell>
          <table:table-cell table:style-name="ce19" table:formula="of:=IF([.$J266];[.$C266]/[.H$15];&quot;&quot;)">
            <text:p/>
          </table:table-cell>
          <table:table-cell table:style-name="ce19" table:formula="of:=IF([.$J266];[.$C266]/[.I$15];&quot;&quot;)">
            <text:p/>
          </table:table-cell>
          <table:table-cell table:style-name="ce22" table:formula="of:=AND([.$C266]&gt;=[.$L$16];[.$C266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51">
            <text:p>251</text:p>
          </table:table-cell>
          <table:table-cell table:style-name="ce11" table:formula="of:=([.$A267]+13)*2" office:value-type="float" office:value="528">
            <text:p>x528</text:p>
          </table:table-cell>
          <table:table-cell table:style-name="ce16" table:formula="of:=[.$A$3]*[.$B267]" office:value-type="float" office:value="7603.2">
            <text:p>7603,2M</text:p>
          </table:table-cell>
          <table:table-cell table:style-name="ce19" table:formula="of:=IF([.$J267];[.$C267]/[.D$15];&quot;&quot;)">
            <text:p/>
          </table:table-cell>
          <table:table-cell table:style-name="ce19" table:formula="of:=IF([.$J267];[.$C267]/[.E$15];&quot;&quot;)">
            <text:p/>
          </table:table-cell>
          <table:table-cell table:style-name="ce19" table:formula="of:=IF([.$J267];[.$C267]/[.F$15];&quot;&quot;)">
            <text:p/>
          </table:table-cell>
          <table:table-cell table:style-name="ce19" table:formula="of:=IF([.$J267];[.$C267]/[.G$15];&quot;&quot;)">
            <text:p/>
          </table:table-cell>
          <table:table-cell table:style-name="ce19" table:formula="of:=IF([.$J267];[.$C267]/[.H$15];&quot;&quot;)">
            <text:p/>
          </table:table-cell>
          <table:table-cell table:style-name="ce19" table:formula="of:=IF([.$J267];[.$C267]/[.I$15];&quot;&quot;)">
            <text:p/>
          </table:table-cell>
          <table:table-cell table:style-name="ce22" table:formula="of:=AND([.$C267]&gt;=[.$L$16];[.$C267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52">
            <text:p>252</text:p>
          </table:table-cell>
          <table:table-cell table:style-name="ce11" table:formula="of:=([.$A268]+13)*2" office:value-type="float" office:value="530">
            <text:p>x530</text:p>
          </table:table-cell>
          <table:table-cell table:style-name="ce16" table:formula="of:=[.$A$3]*[.$B268]" office:value-type="float" office:value="7632">
            <text:p>7632,0M</text:p>
          </table:table-cell>
          <table:table-cell table:style-name="ce19" table:formula="of:=IF([.$J268];[.$C268]/[.D$15];&quot;&quot;)">
            <text:p/>
          </table:table-cell>
          <table:table-cell table:style-name="ce19" table:formula="of:=IF([.$J268];[.$C268]/[.E$15];&quot;&quot;)">
            <text:p/>
          </table:table-cell>
          <table:table-cell table:style-name="ce19" table:formula="of:=IF([.$J268];[.$C268]/[.F$15];&quot;&quot;)">
            <text:p/>
          </table:table-cell>
          <table:table-cell table:style-name="ce19" table:formula="of:=IF([.$J268];[.$C268]/[.G$15];&quot;&quot;)">
            <text:p/>
          </table:table-cell>
          <table:table-cell table:style-name="ce19" table:formula="of:=IF([.$J268];[.$C268]/[.H$15];&quot;&quot;)">
            <text:p/>
          </table:table-cell>
          <table:table-cell table:style-name="ce19" table:formula="of:=IF([.$J268];[.$C268]/[.I$15];&quot;&quot;)">
            <text:p/>
          </table:table-cell>
          <table:table-cell table:style-name="ce22" table:formula="of:=AND([.$C268]&gt;=[.$L$16];[.$C268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53">
            <text:p>253</text:p>
          </table:table-cell>
          <table:table-cell table:style-name="ce11" table:formula="of:=([.$A269]+13)*2" office:value-type="float" office:value="532">
            <text:p>x532</text:p>
          </table:table-cell>
          <table:table-cell table:style-name="ce16" table:formula="of:=[.$A$3]*[.$B269]" office:value-type="float" office:value="7660.8">
            <text:p>7660,8M</text:p>
          </table:table-cell>
          <table:table-cell table:style-name="ce19" table:formula="of:=IF([.$J269];[.$C269]/[.D$15];&quot;&quot;)">
            <text:p/>
          </table:table-cell>
          <table:table-cell table:style-name="ce19" table:formula="of:=IF([.$J269];[.$C269]/[.E$15];&quot;&quot;)">
            <text:p/>
          </table:table-cell>
          <table:table-cell table:style-name="ce19" table:formula="of:=IF([.$J269];[.$C269]/[.F$15];&quot;&quot;)">
            <text:p/>
          </table:table-cell>
          <table:table-cell table:style-name="ce19" table:formula="of:=IF([.$J269];[.$C269]/[.G$15];&quot;&quot;)">
            <text:p/>
          </table:table-cell>
          <table:table-cell table:style-name="ce19" table:formula="of:=IF([.$J269];[.$C269]/[.H$15];&quot;&quot;)">
            <text:p/>
          </table:table-cell>
          <table:table-cell table:style-name="ce19" table:formula="of:=IF([.$J269];[.$C269]/[.I$15];&quot;&quot;)">
            <text:p/>
          </table:table-cell>
          <table:table-cell table:style-name="ce22" table:formula="of:=AND([.$C269]&gt;=[.$L$16];[.$C269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54">
            <text:p>254</text:p>
          </table:table-cell>
          <table:table-cell table:style-name="ce11" table:formula="of:=([.$A270]+13)*2" office:value-type="float" office:value="534">
            <text:p>x534</text:p>
          </table:table-cell>
          <table:table-cell table:style-name="ce16" table:formula="of:=[.$A$3]*[.$B270]" office:value-type="float" office:value="7689.6">
            <text:p>7689,6M</text:p>
          </table:table-cell>
          <table:table-cell table:style-name="ce19" table:formula="of:=IF([.$J270];[.$C270]/[.D$15];&quot;&quot;)">
            <text:p/>
          </table:table-cell>
          <table:table-cell table:style-name="ce19" table:formula="of:=IF([.$J270];[.$C270]/[.E$15];&quot;&quot;)">
            <text:p/>
          </table:table-cell>
          <table:table-cell table:style-name="ce19" table:formula="of:=IF([.$J270];[.$C270]/[.F$15];&quot;&quot;)">
            <text:p/>
          </table:table-cell>
          <table:table-cell table:style-name="ce19" table:formula="of:=IF([.$J270];[.$C270]/[.G$15];&quot;&quot;)">
            <text:p/>
          </table:table-cell>
          <table:table-cell table:style-name="ce19" table:formula="of:=IF([.$J270];[.$C270]/[.H$15];&quot;&quot;)">
            <text:p/>
          </table:table-cell>
          <table:table-cell table:style-name="ce19" table:formula="of:=IF([.$J270];[.$C270]/[.I$15];&quot;&quot;)">
            <text:p/>
          </table:table-cell>
          <table:table-cell table:style-name="ce22" table:formula="of:=AND([.$C270]&gt;=[.$L$16];[.$C270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8" office:value-type="float" office:value="255">
            <text:p>255</text:p>
          </table:table-cell>
          <table:table-cell table:style-name="ce11" table:formula="of:=([.$A271]+13)*2" office:value-type="float" office:value="536">
            <text:p>x536</text:p>
          </table:table-cell>
          <table:table-cell table:style-name="ce16" table:formula="of:=[.$A$3]*[.$B271]" office:value-type="float" office:value="7718.4">
            <text:p>7718,4M</text:p>
          </table:table-cell>
          <table:table-cell table:style-name="ce19" table:formula="of:=IF([.$J271];[.$C271]/[.D$15];&quot;&quot;)">
            <text:p/>
          </table:table-cell>
          <table:table-cell table:style-name="ce19" table:formula="of:=IF([.$J271];[.$C271]/[.E$15];&quot;&quot;)">
            <text:p/>
          </table:table-cell>
          <table:table-cell table:style-name="ce19" table:formula="of:=IF([.$J271];[.$C271]/[.F$15];&quot;&quot;)">
            <text:p/>
          </table:table-cell>
          <table:table-cell table:style-name="ce19" table:formula="of:=IF([.$J271];[.$C271]/[.G$15];&quot;&quot;)">
            <text:p/>
          </table:table-cell>
          <table:table-cell table:style-name="ce19" table:formula="of:=IF([.$J271];[.$C271]/[.H$15];&quot;&quot;)">
            <text:p/>
          </table:table-cell>
          <table:table-cell table:style-name="ce19" table:formula="of:=IF([.$J271];[.$C271]/[.I$15];&quot;&quot;)">
            <text:p/>
          </table:table-cell>
          <table:table-cell table:style-name="ce22" table:formula="of:=AND([.$C271]&gt;=[.$L$16];[.$C271]&lt;=[.$L$17])" office:value-type="float" office:value="0">
            <text:p>0</text:p>
          </table:table-cell>
          <table:table-cell table:number-columns-repeated="54"/>
        </table:table-row>
        <table:table-row table:style-name="ro1">
          <table:table-cell table:style-name="ce9" table:number-columns-repeated="2"/>
          <table:table-cell table:style-name="ce17" table:number-columns-repeated="7"/>
          <table:table-cell table:style-name="Default" table:number-columns-repeated="3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18" office:value-type="string">
            <text:p>Row min:</text:p>
          </table:table-cell>
          <table:table-cell table:style-name="ce20" table:formula="of:=MIN([.D$16:.D$271])" office:value-type="float" office:value="892.8">
            <text:p>892,8M</text:p>
          </table:table-cell>
          <table:table-cell table:style-name="ce20" table:formula="of:=MIN([.E$16:.E$271])" office:value-type="float" office:value="446.4">
            <text:p>446,4M</text:p>
          </table:table-cell>
          <table:table-cell table:style-name="ce20" table:formula="of:=MIN([.F$16:.F$271])" office:value-type="float" office:value="223.2">
            <text:p>223,2M</text:p>
          </table:table-cell>
          <table:table-cell table:style-name="ce20" table:formula="of:=MIN([.G$16:.G$271])" office:value-type="float" office:value="111.6">
            <text:p>111,6M</text:p>
          </table:table-cell>
          <table:table-cell table:style-name="ce20" table:formula="of:=MIN([.H$16:.H$271])" office:value-type="float" office:value="55.8">
            <text:p>55,8M</text:p>
          </table:table-cell>
          <table:table-cell table:style-name="ce20" table:formula="of:=MIN([.I$16:.I$271])" office:value-type="float" office:value="27.9">
            <text:p>27,9M</text:p>
          </table:table-cell>
          <table:table-cell table:style-name="ce23" table:formula="of:=OR([.J16:.J271])" office:value-type="float" office:value="1">
            <text:p>1</text:p>
          </table:table-cell>
          <table:table-cell table:style-name="ce31" table:formula="of:=MIN([.D273:.I273])" office:value-type="float" office:value="27.9" table:number-columns-spanned="2" table:number-rows-spanned="1">
            <text:p>27,90 MHz</text:p>
          </table:table-cell>
          <table:covered-table-cell/>
          <table:table-cell table:number-columns-repeated="52"/>
        </table:table-row>
        <table:table-row table:style-name="ro1">
          <table:table-cell/>
          <table:table-cell table:style-name="Default"/>
          <table:table-cell table:style-name="ce18" office:value-type="string">
            <text:p>Row max:</text:p>
          </table:table-cell>
          <table:table-cell table:style-name="ce20" table:formula="of:=MAX([.D$16:.D$271])" office:value-type="float" office:value="1843.2">
            <text:p>1843,2M</text:p>
          </table:table-cell>
          <table:table-cell table:style-name="ce20" table:formula="of:=MAX([.E$16:.E$271])" office:value-type="float" office:value="921.6">
            <text:p>921,6M</text:p>
          </table:table-cell>
          <table:table-cell table:style-name="ce20" table:formula="of:=MAX([.F$16:.F$271])" office:value-type="float" office:value="460.8">
            <text:p>460,8M</text:p>
          </table:table-cell>
          <table:table-cell table:style-name="ce20" table:formula="of:=MAX([.G$16:.G$271])" office:value-type="float" office:value="230.4">
            <text:p>230,4M</text:p>
          </table:table-cell>
          <table:table-cell table:style-name="ce20" table:formula="of:=MAX([.H$16:.H$271])" office:value-type="float" office:value="115.2">
            <text:p>115,2M</text:p>
          </table:table-cell>
          <table:table-cell table:style-name="ce20" table:formula="of:=MAX([.I$16:.I$271])" office:value-type="float" office:value="57.6">
            <text:p>57,6M</text:p>
          </table:table-cell>
          <table:table-cell/>
          <table:table-cell table:style-name="ce31" table:formula="of:=MAX([.D274:.I274])" office:value-type="float" office:value="1843.2" table:number-columns-spanned="2" table:number-rows-spanned="1">
            <text:p>1843,20 MHz</text:p>
          </table:table-cell>
          <table:covered-table-cell/>
          <table:table-cell table:number-columns-repeated="52"/>
        </table:table-row>
        <table:table-row table:style-name="ro1">
          <table:table-cell/>
          <table:table-cell table:style-name="Default"/>
          <table:table-cell table:style-name="ce18" office:value-type="string">
            <text:p>FraqRow min:</text:p>
          </table:table-cell>
          <table:table-cell table:style-name="ce20" table:formula="of:=IF(([.D273]-[.$A$3]/[.D$15])&lt;([.$L$16]/[.D$15]);[.$L$16]/[.D$15];[.D273]-[.$A$3]/[.D$15])" office:value-type="float" office:value="885.6">
            <text:p>885,6M</text:p>
          </table:table-cell>
          <table:table-cell table:style-name="ce20" table:formula="of:=IF(([.E273]-[.$A$3]/[.E$15])&lt;([.$L$16]/[.E$15]);[.$L$16]/[.E$15];[.E273]-[.$A$3]/[.E$15])" office:value-type="float" office:value="442.8">
            <text:p>442,8M</text:p>
          </table:table-cell>
          <table:table-cell table:style-name="ce20" table:formula="of:=IF(([.F273]-[.$A$3]/[.F$15])&lt;([.$L$16]/[.F$15]);[.$L$16]/[.F$15];[.F273]-[.$A$3]/[.F$15])" office:value-type="float" office:value="221.4">
            <text:p>221,4M</text:p>
          </table:table-cell>
          <table:table-cell table:style-name="ce20" table:formula="of:=IF(([.G273]-[.$A$3]/[.G$15])&lt;([.$L$16]/[.G$15]);[.$L$16]/[.G$15];[.G273]-[.$A$3]/[.G$15])" office:value-type="float" office:value="110.7">
            <text:p>110,7M</text:p>
          </table:table-cell>
          <table:table-cell table:style-name="ce20" table:formula="of:=IF(([.H273]-[.$A$3]/[.H$15])&lt;([.$L$16]/[.H$15]);[.$L$16]/[.H$15];[.H273]-[.$A$3]/[.H$15])" office:value-type="float" office:value="55.35">
            <text:p>55,4M</text:p>
          </table:table-cell>
          <table:table-cell table:style-name="ce20" table:formula="of:=IF(([.I273]-[.$A$3]/[.I$15])&lt;([.$L$16]/[.I$15]);[.$L$16]/[.I$15];[.I273]-[.$A$3]/[.I$15])" office:value-type="float" office:value="27.675">
            <text:p>27,7M</text:p>
          </table:table-cell>
          <table:table-cell/>
          <table:table-cell table:style-name="ce32" table:formula="of:=MIN([.D275:.I275])" office:value-type="float" office:value="27.675" table:number-columns-spanned="2" table:number-rows-spanned="1">
            <text:p>27,68 MHz</text:p>
          </table:table-cell>
          <table:covered-table-cell table:style-name="ce44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18" office:value-type="string">
            <text:p>FraqRow max:</text:p>
          </table:table-cell>
          <table:table-cell table:style-name="ce20" table:formula="of:=IF(([.D274]+[.$A$3]/[.D$15])&gt;([.$L$17]/[.D$15]);[.$L$17]/[.D$15];[.D274]+[.$A$3]/[.D$15])" office:value-type="float" office:value="1850">
            <text:p>1850,0M</text:p>
          </table:table-cell>
          <table:table-cell table:style-name="ce20" table:formula="of:=IF(([.E274]+[.$A$3]/[.E$15])&gt;([.$L$17]/[.E$15]);[.$L$17]/[.E$15];[.E274]+[.$A$3]/[.E$15])" office:value-type="float" office:value="925">
            <text:p>925,0M</text:p>
          </table:table-cell>
          <table:table-cell table:style-name="ce20" table:formula="of:=IF(([.F274]+[.$A$3]/[.F$15])&gt;([.$L$17]/[.F$15]);[.$L$17]/[.F$15];[.F274]+[.$A$3]/[.F$15])" office:value-type="float" office:value="462.5">
            <text:p>462,5M</text:p>
          </table:table-cell>
          <table:table-cell table:style-name="ce20" table:formula="of:=IF(([.G274]+[.$A$3]/[.G$15])&gt;([.$L$17]/[.G$15]);[.$L$17]/[.G$15];[.G274]+[.$A$3]/[.G$15])" office:value-type="float" office:value="231.25">
            <text:p>231,3M</text:p>
          </table:table-cell>
          <table:table-cell table:style-name="ce20" table:formula="of:=IF(([.H274]+[.$A$3]/[.H$15])&gt;([.$L$17]/[.H$15]);[.$L$17]/[.H$15];[.H274]+[.$A$3]/[.H$15])" office:value-type="float" office:value="115.625">
            <text:p>115,6M</text:p>
          </table:table-cell>
          <table:table-cell table:style-name="ce20" table:formula="of:=IF(([.I274]+[.$A$3]/[.I$15])&gt;([.$L$17]/[.I$15]);[.$L$17]/[.I$15];[.I274]+[.$A$3]/[.I$15])" office:value-type="float" office:value="57.8125">
            <text:p>57,8M</text:p>
          </table:table-cell>
          <table:table-cell/>
          <table:table-cell table:style-name="ce32" table:formula="of:=MAX([.D276:.I276])" office:value-type="float" office:value="1850" table:number-columns-spanned="2" table:number-rows-spanned="1">
            <text:p>1850,00 MHz</text:p>
          </table:table-cell>
          <table:covered-table-cell table:style-name="ce44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55"/>
        </table:table-row>
        <table:table-row table:style-name="ro1" table:number-rows-repeated="104829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req planner" table:style-name="ta1">
        <table:table-column table:style-name="co3" table:default-cell-style-name="ce6"/>
        <table:table-column table:style-name="co7" table:default-cell-style-name="ce6"/>
        <table:table-column table:style-name="co9" table:default-cell-style-name="ce6"/>
        <table:table-column table:style-name="co10" table:default-cell-style-name="ce6"/>
        <table:table-column table:style-name="co3" table:default-cell-style-name="ce6"/>
        <table:table-column table:style-name="co11" table:default-cell-style-name="ce6"/>
        <table:table-column table:style-name="co3" table:number-columns-repeated="58" table:default-cell-style-name="ce6"/>
        <table:table-row table:style-name="ro2">
          <table:table-cell table:style-name="ce76" table:formula="of:=[$'Int frequency planner'.A3]" office:value-type="float" office:value="14.4" table:number-columns-spanned="2" table:number-rows-spanned="1">
            <text:p>Ref 14,40 MHz</text:p>
          </table:table-cell>
          <table:covered-table-cell/>
          <table:table-cell table:number-columns-repeated="62"/>
        </table:table-row>
        <table:table-row table:style-name="ro3">
          <table:table-cell office:value-type="string">
            <text:p>VCO Div</text:p>
          </table:table-cell>
          <table:table-cell office:value-type="string">
            <text:p>LO Min</text:p>
          </table:table-cell>
          <table:table-cell office:value-type="string">
            <text:p>LO Max</text:p>
          </table:table-cell>
          <table:table-cell office:value-type="string">
            <text:p>Fraq step size</text:p>
          </table:table-cell>
          <table:table-cell office:value-type="string">
            <text:p>Int step size</text:p>
          </table:table-cell>
          <table:table-cell office:value-type="string">
            <text:p>Hole size</text:p>
          </table:table-cell>
          <table:table-cell table:number-columns-repeated="2"/>
          <table:table-cell table:style-name="ce92"/>
          <table:table-cell table:number-columns-repeated="55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80" table:formula="of:=[$'Int frequency planner'.$L$16]/[.$A3]" office:value-type="float" office:value="885">
            <text:p>885,0000 MHz</text:p>
          </table:table-cell>
          <table:table-cell table:style-name="ce81" table:formula="of:=[$'Int frequency planner'.$L$17]/[.$A3]" office:value-type="float" office:value="1850">
            <text:p>1850,0000 MHz</text:p>
          </table:table-cell>
          <table:table-cell table:style-name="ce85" table:formula="of:=([.$A$1]*2)/(HEX2DEC(&quot;10000&quot;)*[.$A3])*1000*1000" office:value-type="float" office:value="219.7265625">
            <text:p>219,7266 Hz</text:p>
          </table:table-cell>
          <table:table-cell table:style-name="ce31" table:formula="of:=([.$A$1]*2)/[.$A3]" office:value-type="float" office:value="14.4">
            <text:p>14,40 MHz</text:p>
          </table:table-cell>
          <table:table-cell table:number-columns-repeated="5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0" table:formula="of:=[$'Int frequency planner'.$L$16]/[.$A4]" office:value-type="float" office:value="442.5">
            <text:p>442,5000 MHz</text:p>
          </table:table-cell>
          <table:table-cell table:style-name="ce80" table:formula="of:=[$'Int frequency planner'.$L$17]/[.$A4]" office:value-type="float" office:value="925">
            <text:p>925,0000 MHz</text:p>
          </table:table-cell>
          <table:table-cell table:style-name="ce85" table:formula="of:=([.$A$1]*2)/(HEX2DEC(&quot;10000&quot;)*[.$A4])*1000*1000" office:value-type="float" office:value="109.86328125">
            <text:p>109,8633 Hz</text:p>
          </table:table-cell>
          <table:table-cell table:style-name="ce31" table:formula="of:=([.$A$1]*2)/[.$A4]" office:value-type="float" office:value="7.2">
            <text:p>7,20 MHz</text:p>
          </table:table-cell>
          <table:table-cell table:style-name="ce87" table:formula="of:=[.B3]-[.C4]" office:value-type="float" office:value="-40">
            <text:p>-40,00 MHz</text:p>
          </table:table-cell>
          <table:table-cell table:number-columns-repeated="58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80" table:formula="of:=[$'Int frequency planner'.$L$16]/[.$A5]" office:value-type="float" office:value="221.25">
            <text:p>221,2500 MHz</text:p>
          </table:table-cell>
          <table:table-cell table:style-name="ce80" table:formula="of:=[$'Int frequency planner'.$L$17]/[.$A5]" office:value-type="float" office:value="462.5">
            <text:p>462,5000 MHz</text:p>
          </table:table-cell>
          <table:table-cell table:style-name="ce85" table:formula="of:=([.$A$1]*2)/(HEX2DEC(&quot;10000&quot;)*[.$A5])*1000*1000" office:value-type="float" office:value="54.931640625">
            <text:p>54,9316 Hz</text:p>
          </table:table-cell>
          <table:table-cell table:style-name="ce31" table:formula="of:=([.$A$1]*2)/[.$A5]" office:value-type="float" office:value="3.6">
            <text:p>3,60 MHz</text:p>
          </table:table-cell>
          <table:table-cell table:style-name="ce87" table:formula="of:=[.B4]-[.C5]" office:value-type="float" office:value="-20">
            <text:p>-20,00 MHz</text:p>
          </table:table-cell>
          <table:table-cell table:number-columns-repeated="58"/>
        </table:table-row>
        <table:table-row table:style-name="ro2">
          <table:table-cell table:style-name="ce7" office:value-type="float" office:value="16">
            <text:p>16</text:p>
          </table:table-cell>
          <table:table-cell table:style-name="ce80" table:formula="of:=[$'Int frequency planner'.$L$16]/[.$A6]" office:value-type="float" office:value="110.625">
            <text:p>110,6250 MHz</text:p>
          </table:table-cell>
          <table:table-cell table:style-name="ce80" table:formula="of:=[$'Int frequency planner'.$L$17]/[.$A6]" office:value-type="float" office:value="231.25">
            <text:p>231,2500 MHz</text:p>
          </table:table-cell>
          <table:table-cell table:style-name="ce85" table:formula="of:=([.$A$1]*2)/(HEX2DEC(&quot;10000&quot;)*[.$A6])*1000*1000" office:value-type="float" office:value="27.4658203125">
            <text:p>27,4658 Hz</text:p>
          </table:table-cell>
          <table:table-cell table:style-name="ce31" table:formula="of:=([.$A$1]*2)/[.$A6]" office:value-type="float" office:value="1.8">
            <text:p>1,80 MHz</text:p>
          </table:table-cell>
          <table:table-cell table:style-name="ce87" table:formula="of:=[.B5]-[.C6]" office:value-type="float" office:value="-10">
            <text:p>-10,00 MHz</text:p>
          </table:table-cell>
          <table:table-cell table:number-columns-repeated="58"/>
        </table:table-row>
        <table:table-row table:style-name="ro2">
          <table:table-cell table:style-name="ce7" office:value-type="float" office:value="32">
            <text:p>32</text:p>
          </table:table-cell>
          <table:table-cell table:style-name="ce80" table:formula="of:=[$'Int frequency planner'.$L$16]/[.$A7]" office:value-type="float" office:value="55.3125">
            <text:p>55,3125 MHz</text:p>
          </table:table-cell>
          <table:table-cell table:style-name="ce80" table:formula="of:=[$'Int frequency planner'.$L$17]/[.$A7]" office:value-type="float" office:value="115.625">
            <text:p>115,6250 MHz</text:p>
          </table:table-cell>
          <table:table-cell table:style-name="ce85" table:formula="of:=([.$A$1]*2)/(HEX2DEC(&quot;10000&quot;)*[.$A7])*1000*1000" office:value-type="float" office:value="13.73291015625">
            <text:p>13,7329 Hz</text:p>
          </table:table-cell>
          <table:table-cell table:style-name="ce31" table:formula="of:=([.$A$1]*2)/[.$A7]" office:value-type="float" office:value="0.9">
            <text:p>0,90 MHz</text:p>
          </table:table-cell>
          <table:table-cell table:style-name="ce87" table:formula="of:=[.B6]-[.C7]" office:value-type="float" office:value="-5">
            <text:p>-5,00 MHz</text:p>
          </table:table-cell>
          <table:table-cell table:number-columns-repeated="58"/>
        </table:table-row>
        <table:table-row table:style-name="ro2">
          <table:table-cell table:style-name="ce7" office:value-type="float" office:value="64">
            <text:p>64</text:p>
          </table:table-cell>
          <table:table-cell table:style-name="ce81" table:formula="of:=[$'Int frequency planner'.$L$16]/[.$A8]" office:value-type="float" office:value="27.65625">
            <text:p>27,6563 MHz</text:p>
          </table:table-cell>
          <table:table-cell table:style-name="ce80" table:formula="of:=[$'Int frequency planner'.$L$17]/[.$A8]" office:value-type="float" office:value="57.8125">
            <text:p>57,8125 MHz</text:p>
          </table:table-cell>
          <table:table-cell table:style-name="ce85" table:formula="of:=([.$A$1]*2)/(HEX2DEC(&quot;10000&quot;)*[.$A8])*1000*1000" office:value-type="float" office:value="6.866455078125">
            <text:p>6,8665 Hz</text:p>
          </table:table-cell>
          <table:table-cell table:style-name="ce31" table:formula="of:=([.$A$1]*2)/[.$A8]" office:value-type="float" office:value="0.45">
            <text:p>0,45 MHz</text:p>
          </table:table-cell>
          <table:table-cell table:style-name="ce87" table:formula="of:=[.B7]-[.C8]" office:value-type="float" office:value="-2.5">
            <text:p>-2,50 MHz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style-name="ce77" office:value-type="string" table:number-columns-spanned="9" table:number-rows-spanned="1">
            <text:p>PLL parameter calculator</text:p>
          </table:table-cell>
          <table:covered-table-cell table:number-columns-repeated="8"/>
          <table:table-cell table:number-columns-repeated="55"/>
        </table:table-row>
        <table:table-row table:style-name="ro2">
          <table:table-cell table:number-columns-repeated="7"/>
          <table:table-cell table:style-name="ce71" table:formula="of:=[$'Int frequency planner'.J16]" office:value-type="float" office:value="0">
            <text:p>0</text:p>
          </table:table-cell>
          <table:table-cell table:number-columns-repeated="56"/>
        </table:table-row>
        <table:table-row table:style-name="ro2">
          <table:table-cell/>
          <table:table-cell office:value-type="string">
            <text:p>Target LO</text:p>
          </table:table-cell>
          <table:table-cell table:style-name="ce84" office:value-type="float" office:value="1000" table:number-columns-spanned="2" table:number-rows-spanned="1">
            <text:p>1000,0000 MHz</text:p>
          </table:table-cell>
          <table:covered-table-cell/>
          <table:table-cell table:number-columns-repeated="60"/>
        </table:table-row>
        <table:table-row table:style-name="ro2">
          <table:table-cell table:style-name="ce78" office:value-type="string">
            <text:p>SEL_DIV</text:p>
          </table:table-cell>
          <table:table-cell table:style-name="ce82" office:value-type="string">
            <text:p>Span low</text:p>
          </table:table-cell>
          <table:table-cell table:style-name="ce82" office:value-type="string">
            <text:p>Span high</text:p>
          </table:table-cell>
          <table:table-cell table:style-name="ce82" office:value-type="string">
            <text:p>N_I2C</text:p>
          </table:table-cell>
          <table:table-cell table:style-name="ce78" office:value-type="string">
            <text:p>Fraq (SDM)</text:p>
          </table:table-cell>
          <table:table-cell table:style-name="ce88" office:value-type="string" table:number-columns-spanned="2" table:number-rows-spanned="1">
            <text:p>Actual</text:p>
          </table:table-cell>
          <table:covered-table-cell table:style-name="ce78"/>
          <table:table-cell table:style-name="ce78" office:value-type="string">
            <text:p>2N (int)</text:p>
          </table:table-cell>
          <table:table-cell table:style-name="ce78" office:value-type="string">
            <text:p>2N (float)</text:p>
          </table:table-cell>
          <table:table-cell table:number-columns-repeated="55"/>
        </table:table-row>
        <table:table-row table:style-name="ro2">
          <table:table-cell table:style-name="ce79" office:value-type="float" office:value="2">
            <text:p>2</text:p>
          </table:table-cell>
          <table:table-cell table:style-name="ce83" table:formula="of:=[$'Int frequency planner'.$L$16]/[.$A14]" office:value-type="float" office:value="885">
            <text:p>885,0000 MHz</text:p>
          </table:table-cell>
          <table:table-cell table:style-name="ce83" table:formula="of:=[$'Int frequency planner'.$L$17]/[.$A14]" office:value-type="float" office:value="1850">
            <text:p>1850,0000 MHz</text:p>
          </table:table-cell>
          <table:table-cell table:style-name="ce86" table:formula="of:=(([.H14]/2)-13)" office:value-type="float" office:value="0">
            <text:p>Feil:511</text:p>
          </table:table-cell>
          <table:table-cell table:style-name="ce86" table:formula="of:=CEILING(([.I14]-FLOOR( [.I14]))*HEX2DEC(&quot;10000&quot;))" office:value-type="float" office:value="0">
            <text:p>Feil:511</text:p>
          </table:table-cell>
          <table:table-cell table:style-name="ce89" table:formula="of:=([.$A$1]*([.$H14]+([.$E14]/HEX2DEC(&quot;10000&quot;))))/[.A14]" office:value-type="float" office:value="0" table:number-columns-spanned="2" table:number-rows-spanned="1">
            <text:p>Feil:511</text:p>
          </table:table-cell>
          <table:covered-table-cell table:style-name="ce90"/>
          <table:table-cell table:style-name="ce91" table:formula="of:=FLOOR( [.I14])" office:value-type="float" office:value="0">
            <text:p>Feil:511</text:p>
          </table:table-cell>
          <table:table-cell table:style-name="ce91" table:formula="of:=([.$C$12]*[.A14])/([.$A$1]*2)" office:value-type="float" office:value="69.4444444444444">
            <text:p>69,4444444444</text:p>
          </table:table-cell>
          <table:table-cell table:number-columns-repeated="55"/>
        </table:table-row>
        <table:table-row table:style-name="ro2">
          <table:table-cell table:style-name="ce79" office:value-type="float" office:value="4">
            <text:p>4</text:p>
          </table:table-cell>
          <table:table-cell table:style-name="ce83" table:formula="of:=[$'Int frequency planner'.$L$16]/[.$A15]" office:value-type="float" office:value="442.5">
            <text:p>442,5000 MHz</text:p>
          </table:table-cell>
          <table:table-cell table:style-name="ce83" table:formula="of:=[$'Int frequency planner'.$L$17]/[.$A15]" office:value-type="float" office:value="925">
            <text:p>925,0000 MHz</text:p>
          </table:table-cell>
          <table:table-cell table:style-name="ce86" table:formula="of:=(([.H15]/2)-13)" office:value-type="float" office:value="0">
            <text:p>Feil:511</text:p>
          </table:table-cell>
          <table:table-cell table:style-name="ce86" table:formula="of:=CEILING(([.I15]-FLOOR( [.I15]))*HEX2DEC(&quot;10000&quot;))" office:value-type="float" office:value="0">
            <text:p>Feil:511</text:p>
          </table:table-cell>
          <table:table-cell table:style-name="ce89" table:formula="of:=(([.$A$1]*2)*([.$H15]+([.$E15]/HEX2DEC(&quot;10000&quot;))))/[.A15]" office:value-type="float" office:value="0" table:number-columns-spanned="2" table:number-rows-spanned="1">
            <text:p>Feil:511</text:p>
          </table:table-cell>
          <table:covered-table-cell table:style-name="ce90"/>
          <table:table-cell table:style-name="ce91" table:formula="of:=FLOOR( [.I15])" office:value-type="float" office:value="0">
            <text:p>Feil:511</text:p>
          </table:table-cell>
          <table:table-cell table:style-name="ce91" table:formula="of:=([.$C$12]*[.A15])/([.$A$1]*2)" office:value-type="float" office:value="138.888888888889">
            <text:p>138,8888888889</text:p>
          </table:table-cell>
          <table:table-cell table:number-columns-repeated="55"/>
        </table:table-row>
        <table:table-row table:style-name="ro2">
          <table:table-cell table:style-name="ce79" office:value-type="float" office:value="8">
            <text:p>8</text:p>
          </table:table-cell>
          <table:table-cell table:style-name="ce83" table:formula="of:=[$'Int frequency planner'.$L$16]/[.$A16]" office:value-type="float" office:value="221.25">
            <text:p>221,2500 MHz</text:p>
          </table:table-cell>
          <table:table-cell table:style-name="ce83" table:formula="of:=[$'Int frequency planner'.$L$17]/[.$A16]" office:value-type="float" office:value="462.5">
            <text:p>462,5000 MHz</text:p>
          </table:table-cell>
          <table:table-cell table:style-name="ce86" table:formula="of:=(([.H16]/2)-13)" office:value-type="float" office:value="0">
            <text:p>Feil:511</text:p>
          </table:table-cell>
          <table:table-cell table:style-name="ce86" table:formula="of:=CEILING(([.I16]-FLOOR( [.I16]))*HEX2DEC(&quot;10000&quot;))" office:value-type="float" office:value="0">
            <text:p>Feil:511</text:p>
          </table:table-cell>
          <table:table-cell table:style-name="ce89" table:formula="of:=(([.$A$1]*2)*([.$H16]+([.$E16]/HEX2DEC(&quot;10000&quot;))))/[.A16]" office:value-type="float" office:value="0" table:number-columns-spanned="2" table:number-rows-spanned="1">
            <text:p>Feil:511</text:p>
          </table:table-cell>
          <table:covered-table-cell table:style-name="ce90"/>
          <table:table-cell table:style-name="ce91" table:formula="of:=FLOOR( [.I16])" office:value-type="float" office:value="0">
            <text:p>Feil:511</text:p>
          </table:table-cell>
          <table:table-cell table:style-name="ce91" table:formula="of:=([.$C$12]*[.A16])/([.$A$1]*2)" office:value-type="float" office:value="277.777777777778">
            <text:p>277,7777777778</text:p>
          </table:table-cell>
          <table:table-cell table:number-columns-repeated="55"/>
        </table:table-row>
        <table:table-row table:style-name="ro2">
          <table:table-cell table:style-name="ce79" office:value-type="float" office:value="16">
            <text:p>16</text:p>
          </table:table-cell>
          <table:table-cell table:style-name="ce83" table:formula="of:=[$'Int frequency planner'.$L$16]/[.$A17]" office:value-type="float" office:value="110.625">
            <text:p>110,6250 MHz</text:p>
          </table:table-cell>
          <table:table-cell table:style-name="ce83" table:formula="of:=[$'Int frequency planner'.$L$17]/[.$A17]" office:value-type="float" office:value="231.25">
            <text:p>231,2500 MHz</text:p>
          </table:table-cell>
          <table:table-cell table:style-name="ce86" table:formula="of:=(([.H17]/2)-13)" office:value-type="float" office:value="0">
            <text:p>Feil:511</text:p>
          </table:table-cell>
          <table:table-cell table:style-name="ce86" table:formula="of:=CEILING(([.I17]-FLOOR( [.I17]))*HEX2DEC(&quot;10000&quot;))" office:value-type="float" office:value="0">
            <text:p>Feil:511</text:p>
          </table:table-cell>
          <table:table-cell table:style-name="ce89" table:formula="of:=(([.$A$1]*2)*([.$H17]+([.$E17]/HEX2DEC(&quot;10000&quot;))))/[.A17]" office:value-type="float" office:value="0" table:number-columns-spanned="2" table:number-rows-spanned="1">
            <text:p>Feil:511</text:p>
          </table:table-cell>
          <table:covered-table-cell table:style-name="ce90"/>
          <table:table-cell table:style-name="ce91" table:formula="of:=FLOOR( [.I17])" office:value-type="float" office:value="0">
            <text:p>Feil:511</text:p>
          </table:table-cell>
          <table:table-cell table:style-name="ce91" table:formula="of:=([.$C$12]*[.A17])/([.$A$1]*2)" office:value-type="float" office:value="555.555555555556">
            <text:p>555,5555555556</text:p>
          </table:table-cell>
          <table:table-cell table:number-columns-repeated="55"/>
        </table:table-row>
        <table:table-row table:style-name="ro2">
          <table:table-cell table:style-name="ce79" office:value-type="float" office:value="32">
            <text:p>32</text:p>
          </table:table-cell>
          <table:table-cell table:style-name="ce83" table:formula="of:=[$'Int frequency planner'.$L$16]/[.$A18]" office:value-type="float" office:value="55.3125">
            <text:p>55,3125 MHz</text:p>
          </table:table-cell>
          <table:table-cell table:style-name="ce83" table:formula="of:=[$'Int frequency planner'.$L$17]/[.$A18]" office:value-type="float" office:value="115.625">
            <text:p>115,6250 MHz</text:p>
          </table:table-cell>
          <table:table-cell table:style-name="ce86" table:formula="of:=(([.H18]/2)-13)" office:value-type="float" office:value="0">
            <text:p>Feil:511</text:p>
          </table:table-cell>
          <table:table-cell table:style-name="ce86" table:formula="of:=CEILING(([.I18]-FLOOR( [.I18]))*HEX2DEC(&quot;10000&quot;))" office:value-type="float" office:value="0">
            <text:p>Feil:511</text:p>
          </table:table-cell>
          <table:table-cell table:style-name="ce89" table:formula="of:=(([.$A$1]*2)*([.$H18]+([.$E18]/HEX2DEC(&quot;10000&quot;))))/[.A18]" office:value-type="float" office:value="0" table:number-columns-spanned="2" table:number-rows-spanned="1">
            <text:p>Feil:511</text:p>
          </table:table-cell>
          <table:covered-table-cell table:style-name="ce90"/>
          <table:table-cell table:style-name="ce91" table:formula="of:=FLOOR( [.I18])" office:value-type="float" office:value="0">
            <text:p>Feil:511</text:p>
          </table:table-cell>
          <table:table-cell table:style-name="ce91" table:formula="of:=([.$C$12]*[.A18])/([.$A$1]*2)" office:value-type="float" office:value="1111.11111111111">
            <text:p>1111,1111111111</text:p>
          </table:table-cell>
          <table:table-cell table:number-columns-repeated="55"/>
        </table:table-row>
        <table:table-row table:style-name="ro2">
          <table:table-cell table:style-name="ce79" office:value-type="float" office:value="64">
            <text:p>64</text:p>
          </table:table-cell>
          <table:table-cell table:style-name="ce83" table:formula="of:=[$'Int frequency planner'.$L$16]/[.$A19]" office:value-type="float" office:value="27.65625">
            <text:p>27,6563 MHz</text:p>
          </table:table-cell>
          <table:table-cell table:style-name="ce83" table:formula="of:=[$'Int frequency planner'.$L$17]/[.$A19]" office:value-type="float" office:value="57.8125">
            <text:p>57,8125 MHz</text:p>
          </table:table-cell>
          <table:table-cell table:style-name="ce86" table:formula="of:=(([.H19]/2)-13)" office:value-type="float" office:value="0">
            <text:p>Feil:511</text:p>
          </table:table-cell>
          <table:table-cell table:style-name="ce86" table:formula="of:=CEILING(([.I19]-FLOOR( [.I19]))*HEX2DEC(&quot;10000&quot;))" office:value-type="float" office:value="0">
            <text:p>Feil:511</text:p>
          </table:table-cell>
          <table:table-cell table:style-name="ce89" table:formula="of:=(([.$A$1]*2)*([.$H19]+([.$E19]/HEX2DEC(&quot;10000&quot;))))/[.A19]" office:value-type="float" office:value="0" table:number-columns-spanned="2" table:number-rows-spanned="1">
            <text:p>Feil:511</text:p>
          </table:table-cell>
          <table:covered-table-cell table:style-name="ce90"/>
          <table:table-cell table:style-name="ce91" table:formula="of:=FLOOR( [.I19])" office:value-type="float" office:value="0">
            <text:p>Feil:511</text:p>
          </table:table-cell>
          <table:table-cell table:style-name="ce91" table:formula="of:=([.$C$12]*[.A19])/([.$A$1]*2)" office:value-type="float" office:value="2222.22222222222">
            <text:p>2222,2222222222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42" office:value-type="string" table:number-columns-spanned="3" table:number-rows-spanned="1">
            <text:p>Use parameters from highlighed line</text:p>
          </table:table-cell>
          <table:covered-table-cell table:number-columns-repeated="2" table:style-name="ce36"/>
          <table:table-cell table:number-columns-repeated="60"/>
        </table:table-row>
        <table:table-row table:style-name="ro2">
          <table:table-cell/>
          <table:table-cell table:style-name="ce42" office:value-type="string" table:number-columns-spanned="3" table:number-rows-spanned="1">
            <text:p>Higher SEL_DIV give smaller step size</text:p>
          </table:table-cell>
          <table:covered-table-cell table:number-columns-repeated="2" table:style-name="ce36"/>
          <table:table-cell table:number-columns-repeated="60"/>
        </table:table-row>
        <table:table-row table:style-name="ro2" table:number-rows-repeated="104855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ow to" table:style-name="ta1">
        <office:forms form:automatic-focus="false" form:apply-design-mode="false"/>
        <table:table-column table:style-name="co3" table:default-cell-style-name="Default"/>
        <table:table-column table:style-name="co8" table:default-cell-style-name="Default"/>
        <table:table-column table:style-name="co3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65" office:value-type="string" calcext:value-type="string" table:number-columns-spanned="3" table:number-rows-spanned="1">
            <text:p>A spreadsheet for checking useable PLL coefisients</text:p>
          </table:table-cell>
          <table:covered-table-cell table:number-columns-repeated="2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How to use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ll out REF (in MHz)</text:p>
          </table:table-cell>
          <table:table-cell table:style-name="ce65" office:value-type="string" calcext:value-type="string" table:number-columns-spanned="2" table:number-rows-spanned="1">
            <text:p>Note: for rtl-sdr it’s 28.8 MHz</text:p>
          </table:table-cell>
          <table:covered-table-cell/>
          <table:table-cell table:number-columns-repeated="4"/>
          <table:table-cell office:value-type="string" calcext:value-type="string">
            <text:p>R820T2 frequency planne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ill out VCO/Ring MIN &amp; MAX</text:p>
          </table:table-cell>
          <table:table-cell table:number-columns-repeated="6"/>
          <table:table-cell office:value-type="string" calcext:value-type="string">
            <text:p>By LB6MI/Erlend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67" office:value-type="string" calcext:value-type="string" table:number-columns-spanned="4" table:number-rows-spanned="1">
            <text:p>«Int frequency planner» will show possible working ranges</text:p>
          </table:table-cell>
          <table:covered-table-cell table:number-columns-repeated="3"/>
          <table:table-cell table:number-columns-repeated="3"/>
          <table:table-cell office:value-type="string" calcext:value-type="string">
            <text:p><text:a xlink:href="http://www.erlendervik.no/" xlink:type="simple">www.erlendervik.no</text:a>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65" office:value-type="string" calcext:value-type="string" table:number-columns-spanned="7" table:number-rows-spanned="1">
            <text:p>Enter a target frequency on «Freq planner» and one or more alternartives for getting wanted frequency is shown</text:p>
          </table:table-cell>
          <table:covered-table-cell table:number-columns-repeated="6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 number:title="Selvvalgt">
      <number:number number:decimal-places="2" number:min-integer-digits="1"/>
      <number:text> MHz</number:text>
    </number:number-style>
    <number:number-style style:name="N107" number:title="Selvvalgt">
      <number:number number:decimal-places="2" number:min-integer-digits="1"/>
      <number:text>M</number:text>
    </number:number-style>
    <number:number-style style:name="N108" number:title="Selvvalgt">
      <number:number number:decimal-places="0" number:min-integer-digits="1"/>
      <number:text>M</number:text>
    </number:number-style>
    <number:number-style style:name="N109" number:title="Selvvalgt">
      <number:number number:decimal-places="0" number:min-integer-digits="2">
        <number:embedded-text number:position="1">.</number:embedded-text>
      </number:number>
      <number:text>M</number:text>
    </number:number-style>
    <number:number-style style:name="N110" number:title="Selvvalgt">
      <number:text>x</number:text>
      <number:number number:decimal-places="0" number:min-integer-digits="1"/>
    </number:number-style>
    <number:number-style style:name="N111" number:title="Selvvalgt">
      <number:number number:decimal-places="4" number:min-integer-digits="1"/>
      <number:text> MHz</number:text>
    </number:number-style>
    <number:number-style style:name="N112" number:title="Selvvalgt">
      <number:number number:decimal-places="1" number:min-integer-digits="1"/>
      <number:text>M</number:text>
    </number:number-style>
    <number:number-style style:name="N113">
      <number:text>Ref </number:text>
      <number:number number:decimal-places="2" number:min-integer-digits="1"/>
      <number:text> MHz</number:text>
    </number:number-style>
    <number:number-style style:name="N114" number:title="Selvvalgt">
      <number:number number:decimal-places="4" number:min-integer-digits="1"/>
      <number:text> kHz</number:text>
    </number:number-style>
    <number:number-style style:name="N115" number:title="Selvvalgt">
      <number:number number:decimal-places="4" number:min-integer-digits="1"/>
      <number:text> Hz</number:text>
    </number:number-style>
    <number:number-style style:name="N116" number:title="Selvvalgt">
      <number:text>Int</number:text>
      <number:number number:decimal-places="4" number:min-integer-digits="1"/>
      <number:text> MHz</number:text>
    </number:number-style>
    <number:number-style style:name="N117" number:title="Selvvalgt">
      <number:text>Int N</number:text>
      <number:number number:decimal-places="4" number:min-integer-digits="1"/>
      <number:text> MHz</number:text>
    </number:number-style>
    <number:number-style style:name="N118" number:title="Selvvalgt">
      <number:text>Int N </number:text>
      <number:number number:decimal-places="4" number:min-integer-digits="1"/>
      <number:text> MHz</number:text>
    </number:number-style>
    <number:number-style style:name="N119" number:title="Selvvalgt">
      <number:text>Int </number:text>
      <number:number number:decimal-places="4" number:min-integer-digits="1"/>
      <number:text> MHz</number:text>
    </number:number-style>
    <number:number-style style:name="N120" number:title="Selvvalgt">
      <number:text>Fraq </number:text>
      <number:number number:decimal-places="4" number:min-integer-digits="1"/>
      <number:text> MHz</number:text>
    </number:number-style>
    <number:number-style style:name="N121" number:title="Selvvalgt">
      <number:text>Fraq </number:text>
      <number:number number:decimal-places="1" number:min-integer-digits="1"/>
      <number:text> MHz</number:text>
    </number:number-style>
    <number:number-style style:name="N122" number:title="Selvvalgt">
      <number:text>Int -</number:text>
      <number:number number:decimal-places="4" number:min-integer-digits="1"/>
      <number:text> MHz</number:text>
    </number:number-style>
    <number:number-style style:name="N123P0" style:volatile="true">
      <number:text>Int -</number:text>
      <number:number number:decimal-places="4" number:min-integer-digits="1"/>
      <number:text> MHz</number:text>
    </number:number-style>
    <number:number-style style:name="N123" number:title="Selvvalgt">
      <number:text>Int -</number:text>
      <number:number number:decimal-places="4" number:min-integer-digits="1"/>
      <number:text> MHz</number:text>
      <style:map style:condition="value()&gt;=0" style:apply-style-name="N123P0"/>
    </number:number-style>
    <number:number-style style:name="N125P0" style:volatile="true">
      <number:text>Int  </number:text>
      <number:number number:decimal-places="4" number:min-integer-digits="2"/>
      <number:text> MHz</number:text>
    </number:number-style>
    <number:number-style style:name="N125">
      <number:text>Int -</number:text>
      <number:number number:decimal-places="4" number:min-integer-digits="2"/>
      <number:text> MHz</number:text>
      <style:map style:condition="value()&gt;=0" style:apply-style-name="N125P0"/>
    </number:number-style>
    <number:number-style style:name="N126P0" style:volatile="true">
      <number:text>Fraq </number:text>
      <number:number number:decimal-places="1" number:min-integer-digits="1"/>
      <number:text> MHz</number:text>
    </number:number-style>
    <number:number-style style:name="N126">
      <number:text>Fraq -</number:text>
      <number:number number:decimal-places="1" number:min-integer-digits="1"/>
      <number:text> MHz</number:text>
      <style:map style:condition="value()&gt;=0" style:apply-style-name="N126P0"/>
    </number:number-style>
    <number:number-style style:name="N127" number:title="Selvvalgt">
      <number:text>~ </number:text>
      <number:number number:decimal-places="0" number:min-integer-digits="1"/>
      <number:text>M</number:text>
    </number:number-style>
    <number:number-style style:name="N128" number:title="Selvvalgt">
      <number:text>@ ~ </number:text>
      <number:number number:decimal-places="0" number:min-integer-digits="1"/>
      <number:text>M</number:text>
    </number:number-style>
    <number:number-style style:name="N129">
      <number:text>@  ~</number:text>
      <number:number number:decimal-places="0" number:min-integer-digits="1"/>
      <number:text>M</number:text>
    </number:number-style>
    <number:number-style style:name="N130" number:title="Selvvalgt">
      <number:number number:decimal-places="1" number:min-integer-digits="1"/>
    </number:number-style>
    <number:number-style style:name="N131" number:title="Selvvalgt">
      <number:text>Int N </number:text>
      <number:number number:decimal-places="7" number:min-integer-digits="1"/>
      <number:text> MHz</number:text>
    </number:number-style>
    <number:number-style style:name="N132">
      <number:number number:decimal-places="7" number:min-integer-digits="1"/>
      <number:text> MHz</number:text>
    </number:number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avnløs1" style:family="table-cell" style:parent-style-name="Default">
      <style:table-cell-properties fo:background-color="#81d41a"/>
    </style:style>
    <style:style style:name="Navnløs2" style:family="table-cell" style:parent-style-name="Default">
      <style:table-cell-properties fo:background-color="#ff0000"/>
    </style:style>
    <style:style style:name="Navnløs3" style:family="table-cell" style:parent-style-name="Default">
      <style:table-cell-properties fo:background-color="#00a933"/>
    </style:style>
    <style:style style:name="Navnløs4" style:family="table-cell" style:parent-style-name="Default">
      <style:table-cell-properties fo:background-color="#00a933"/>
    </style:style>
    <style:style style:name="Navnløs5" style:family="table-cell" style:parent-style-name="Default">
      <style:table-cell-properties fo:background-color="#00a933"/>
    </style:style>
    <style:style style:name="Navnløs6" style:family="table-cell" style:parent-style-name="Default">
      <style:table-cell-properties fo:background-color="#00a933"/>
    </style:style>
    <style:style style:name="Navnløs7" style:family="table-cell" style:parent-style-name="Default">
      <style:table-cell-properties fo:background-color="#00a933"/>
    </style:style>
    <style:style style:name="Navnløs8" style:family="table-cell" style:parent-style-name="Default">
      <style:table-cell-properties fo:background-color="#00a933"/>
    </style:style>
    <style:style style:name="Navnløs9" style:family="table-cell" style:parent-style-name="Default">
      <style:table-cell-properties fo:background-color="#00a933"/>
    </style:style>
    <style:style style:name="Navnløs10" style:family="table-cell" style:parent-style-name="Default">
      <style:table-cell-properties fo:background-color="#00a933"/>
    </style:style>
    <style:style style:name="VCO" style:family="table-cell" style:parent-style-name="Default">
      <style:table-cell-properties fo:background-color="#afd095"/>
    </style:style>
    <style:style style:name="Navnløs11" style:family="table-cell" style:parent-style-name="Default">
      <style:table-cell-properties fo:background-color="#81d41a" style:diagonal-bl-tr="none" style:diagonal-tl-br="none" fo:border="0.002cm solid #000000"/>
      <style:text-properties style:text-underline-style="solid" style:text-underline-width="auto" style:text-underline-color="font-color" fo:font-weight="bold"/>
    </style:style>
    <style:style style:name="Navnløs12" style:family="table-cell" style:parent-style-name="Default">
      <style:table-cell-properties fo:border-bottom="0.002cm solid #ff0000" fo:background-color="#81d41a" style:diagonal-bl-tr="none" style:diagonal-tl-br="none" fo:border-left="none" fo:border-right="none" fo:border-top="0.002cm solid 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3">03.04.2024</text:date>, <text:time>23:25:08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16:33:32.287000000</meta:creation-date>
    <dc:date>2024-04-03T23:25:08.04</dc:date>
    <meta:editing-duration>PT8H55M17S</meta:editing-duration>
    <meta:editing-cycles>84</meta:editing-cycles>
    <meta:generator>OpenOffice/4.1.15$Win32 OpenOffice.org_project/4115m2$Build-9813</meta:generator>
    <meta:document-statistic meta:table-count="3" meta:cell-count="2995" meta:object-count="0"/>
  </office:meta>
</office:document-meta>
</file>